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EFE00001328000000D497571D49F517CE31.wmf" manifest:media-type="image/x-wmf"/>
  <manifest:file-entry manifest:full-path="Pictures/10000201000000B90000000810FE2D25AB4C38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man Old Style S.O.Cist." svg:font-family="'Bookman Old Style S.O.Cist.'"/>
    <style:font-face style:name="Linux Libertine S.O.Cist.3" svg:font-family="'Linux Libertine S.O.Cist.'"/>
    <style:font-face style:name="Linux Libertine S\.O\.Cist\." svg:font-family="'Linux Libertine S\.O\.Cist\.'"/>
    <style:font-face style:name="Mangal1" svg:font-family="Mangal"/>
    <style:font-face style:name="Andale Sans UI" svg:font-family="'Andale Sans UI'" style:font-family-generic="swiss"/>
    <style:font-face style:name="Bookman BT S.O.Cist.1" svg:font-family="'Bookman BT S.O.Cist.'" style:font-pitch="variable"/>
    <style:font-face style:name="Bookman BT S.O.Cist.:liga=01" svg:font-family="'Bookman BT S.O.Cist.:liga=0'"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1"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ulka1" style:family="table" style:master-page-name="">
      <style:table-properties style:width="18.904cm" fo:margin-left="-0.684cm" fo:margin-top="0cm" fo:margin-bottom="0cm" style:page-number="auto" table:align="left" style:writing-mode="lr-tb"/>
    </style:style>
    <style:style style:name="Tabulka1.A" style:family="table-column">
      <style:table-column-properties style:column-width="9.372cm"/>
    </style:style>
    <style:style style:name="Tabulka1.B" style:family="table-column">
      <style:table-column-properties style:column-width="9.532cm"/>
    </style:style>
    <style:style style:name="Tabulka1.1" style:family="table-row">
      <style:table-row-properties fo:keep-together="auto"/>
    </style:style>
    <style:style style:name="Tabulka1.A1" style:family="table-cell">
      <style:table-cell-properties fo:background-color="#ffffff" fo:padding-left="0.199cm" fo:padding-right="0.199cm" fo:padding-top="0.101cm" fo:padding-bottom="0.101cm" fo:border="none">
        <style:background-image/>
      </style:table-cell-properties>
    </style:style>
    <style:style style:name="P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91dc8" style:font-size-asian="12pt" style:font-size-complex="12pt" fo:hyphenate="true" fo:hyphenation-remain-char-count="2" fo:hyphenation-push-char-count="2" loext:hyphenation-no-caps="false"/>
    </style:style>
    <style:style style:name="P4"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737c79" style:font-size-asian="12pt" style:font-size-complex="12pt" fo:hyphenate="true" fo:hyphenation-remain-char-count="2" fo:hyphenation-push-char-count="2" loext:hyphenation-no-caps="false"/>
    </style:style>
    <style:style style:name="P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0f0466" style:font-size-asian="12pt" style:font-size-complex="12pt" fo:hyphenate="true" fo:hyphenation-remain-char-count="2" fo:hyphenation-push-char-count="2" loext:hyphenation-no-caps="false"/>
    </style:style>
    <style:style style:name="P6"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0f3e75" style:font-size-asian="12pt" style:font-size-complex="12pt" fo:hyphenate="true" fo:hyphenation-remain-char-count="2" fo:hyphenation-push-char-count="2" loext:hyphenation-no-caps="false"/>
    </style:style>
    <style:style style:name="P7"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08b8cb" style:font-size-asian="12pt" style:font-size-complex="12pt" fo:hyphenate="true" fo:hyphenation-remain-char-count="2" fo:hyphenation-push-char-count="2" loext:hyphenation-no-caps="false"/>
    </style:style>
    <style:style style:name="P8"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9"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2" loext:hyphenation-no-caps="false"/>
    </style:style>
    <style:style style:name="P10"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1"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2"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style:style>
    <style:style style:name="P13" style:family="paragraph" style:parent-style-name="Table_20_Contents">
      <style:paragraph-properties fo:line-height="100%" fo:text-align="center" style:justify-single-word="false" fo:hyphenation-ladder-count="3">
        <style:drop-cap/>
      </style:paragraph-properties>
      <style:text-properties fo:color="#ff0000" loext:opacity="100%" style:font-name="Linux Libertine S.O.Cist." fo:font-size="12pt" fo:language="la" fo:country="VA" officeooo:rsid="00158fb4" officeooo:paragraph-rsid="00158fb4" style:font-size-asian="12pt" style:language-asian="zh" style:country-asian="CN" style:font-size-complex="12pt" style:language-complex="hi" style:country-complex="IN" fo:hyphenate="true" fo:hyphenation-remain-char-count="2" fo:hyphenation-push-char-count="2" loext:hyphenation-no-caps="false"/>
    </style:style>
    <style:style style:name="P14"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fo:font-style="normal" officeooo:rsid="0031de23" officeooo:paragraph-rsid="000f3e7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5"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6"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fo:font-style="normal" officeooo:rsid="0031de23"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7"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2" loext:hyphenation-no-caps="false"/>
    </style:style>
    <style:style style:name="P18" style:family="paragraph" style:parent-style-name="Table_20_Contents">
      <style:paragraph-properties fo:line-height="115%" fo:text-align="center" style:justify-single-word="false" fo:hyphenation-ladder-count="3"/>
      <style:text-properties fo:color="#ff0000" loext:opacity="100%" style:font-name="Bookman BT S.O.Cist." fo:font-size="12pt" fo:letter-spacing="normal" fo:language="la" fo:country="VA" fo:font-style="normal" fo:font-weight="normal" officeooo:rsid="00b5f798" officeooo:paragraph-rsid="00191dc8"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1c3bb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23"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5"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9a284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a0a8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7" style:family="paragraph" style:parent-style-name="Table_20_Contents">
      <style:paragraph-properties fo:line-height="100%" fo:text-align="center" style:justify-single-word="false" fo:hyphenation-ladder-count="3"/>
      <style:text-properties fo:color="#00000a" loext:opacity="100%" style:font-name="Linux Libertine S.O.Cist." fo:font-size="12pt" fo:language="la" fo:country="VA" fo:font-weight="normal" officeooo:rsid="0062535e" officeooo:paragraph-rsid="0008b8c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fo:color="#00000a" loext:opacity="100%" style:font-name="Linux Libertine S.O.Cist." fo:font-size="12pt" fo:language="cs" fo:country="CZ" fo:font-weight="normal" officeooo:rsid="0062535e"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9" style:family="paragraph" style:parent-style-name="Table_20_Contents">
      <style:paragraph-properties fo:line-height="100%" fo:text-align="center" style:justify-single-word="false" fo:hyphenation-ladder-count="3"/>
      <style:text-properties fo:color="#00000a" loext:opacity="100%" style:font-name="Bookman BT S.O.Cist.:liga=0"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0" style:family="paragraph" style:parent-style-name="Table_20_Contents">
      <style:paragraph-properties fo:line-height="100%" fo:text-align="center" style:justify-single-word="false" fo:hyphenation-ladder-count="3"/>
      <style:text-properties fo:color="#00000a" loext:opacity="100%" style:font-name="Bookman BT S.O.Cist.:liga=0"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1" style:family="paragraph" style:parent-style-name="Table_20_Contents">
      <style:paragraph-properties fo:line-height="100%" fo:text-align="center" style:justify-single-word="false" fo:hyphenation-ladder-count="3"/>
      <style:text-properties fo:color="#00000a" loext:opacity="100%" style:font-name="Bookman BT S.O.Cist.:liga=0" fo:font-size="12pt" fo:language="la" fo:country="VA" fo:font-weight="normal" officeooo:paragraph-rsid="0036f5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2" style:family="paragraph" style:parent-style-name="Table_20_Contents">
      <style:paragraph-properties fo:line-height="100%" fo:text-align="center" style:justify-single-word="false" fo:hyphenation-ladder-count="3"/>
      <style:text-properties fo:color="#00000a" loext:opacity="100%" style:font-name="Bookman BT S.O.Cist.:liga=0" fo:font-size="12pt" fo:language="la" fo:country="VA" fo:font-weight="normal" officeooo:paragraph-rsid="016110f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3" style:family="paragraph" style:parent-style-name="Table_20_Contents">
      <style:paragraph-properties fo:line-height="100%" fo:text-align="center" style:justify-single-word="false" fo:hyphenation-ladder-count="3"/>
      <style:text-properties fo:color="#00000a" loext:opacity="100%" style:font-name="Bookman BT S.O.Cist.:liga=0" fo:font-size="12pt" fo:language="la" fo:country="VA" fo:font-weight="normal" officeooo:paragraph-rsid="0173a9c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3"/>
      <style:text-properties fo:color="#00000a" loext:opacity="100%" style:font-name="Bookman BT S.O.Cist." fo:font-size="12pt" fo:language="la" fo:country="VA" fo:font-weight="bold" officeooo:rsid="013ac05a" officeooo:paragraph-rsid="00191dc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7" style:family="paragraph" style:parent-style-name="Table_20_Contents">
      <style:paragraph-properties fo:text-align="center" style:justify-single-word="false" fo:hyphenation-ladder-count="3"/>
      <style:text-properties fo:color="#00000a" loext:opacity="100%" style:font-name="Bookman BT S.O.Cist." fo:font-size="12pt" fo:language="la" fo:country="VA" fo:font-weight="bold" officeooo:rsid="013ac05a" officeooo:paragraph-rsid="0021771c"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8"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9"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40" style:family="paragraph" style:parent-style-name="Table_20_Contents">
      <style:paragraph-properties fo:line-height="100%" fo:text-align="center" style:justify-single-word="false" fo:hyphenation-ladder-count="3"/>
      <style:text-properties fo:color="#00000a" loext:opacity="100%"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41"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style:font-size-complex="12pt" fo:hyphenate="true" fo:hyphenation-remain-char-count="2" fo:hyphenation-push-char-count="2" loext:hyphenation-no-caps="false"/>
    </style:style>
    <style:style style:name="P43"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0f3e75" style:font-size-asian="12pt" style:font-size-complex="12pt" fo:hyphenate="true" fo:hyphenation-remain-char-count="2" fo:hyphenation-push-char-count="2" loext:hyphenation-no-caps="false"/>
    </style:style>
    <style:style style:name="P44"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45"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08b8cb" style:font-size-asian="12pt" style:font-size-complex="12pt"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3"/>
      <style:text-properties style:font-name="Linux Libertine S.O.Cist." fo:font-size="12pt" fo:language="cs" fo:country="CZ" officeooo:paragraph-rsid="000f0466" style:font-size-asian="12pt" fo:hyphenate="true" fo:hyphenation-remain-char-count="2" fo:hyphenation-push-char-count="2" loext:hyphenation-no-caps="false"/>
    </style:style>
    <style:style style:name="P48"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08b8cb" style:font-size-asian="12pt" fo:hyphenate="true" fo:hyphenation-remain-char-count="2" fo:hyphenation-push-char-count="2" loext:hyphenation-no-caps="false"/>
    </style:style>
    <style:style style:name="P49" style:family="paragraph" style:parent-style-name="Table_20_Contents">
      <style:paragraph-properties fo:line-height="100%" fo:text-align="center" style:justify-single-word="false" fo:hyphenation-ladder-count="3"/>
      <style:text-properties style:font-name="Linux Libertine S.O.Cist." fo:font-size="12pt" officeooo:paragraph-rsid="000f3e75" style:font-size-asian="12pt" style:font-size-complex="12pt" fo:hyphenate="true" fo:hyphenation-remain-char-count="2" fo:hyphenation-push-char-count="2" loext:hyphenation-no-caps="false"/>
    </style:style>
    <style:style style:name="P50" style:family="paragraph" style:parent-style-name="Table_20_Contents">
      <style:paragraph-properties fo:line-height="100%" fo:text-align="center" style:justify-single-word="false" fo:hyphenation-ladder-count="3"/>
      <style:text-properties style:font-name="Linux Libertine S.O.Cist." fo:font-size="12pt" officeooo:paragraph-rsid="0014be48" style:font-size-asian="12pt" style:font-size-complex="12pt" fo:hyphenate="true" fo:hyphenation-remain-char-count="2" fo:hyphenation-push-char-count="2" loext:hyphenation-no-caps="false"/>
    </style:style>
    <style:style style:name="P51" style:family="paragraph" style:parent-style-name="Table_20_Contents">
      <style:paragraph-properties fo:line-height="100%" fo:text-align="center" style:justify-single-word="false" fo:hyphenation-ladder-count="3"/>
      <style:text-properties style:font-name="Linux Libertine S.O.Cist." fo:font-size="12pt" officeooo:paragraph-rsid="0008b8cb" style:font-size-asian="12pt" style:font-size-complex="12pt" fo:hyphenate="true" fo:hyphenation-remain-char-count="2" fo:hyphenation-push-char-count="2" loext:hyphenation-no-caps="false"/>
    </style:style>
    <style:style style:name="P52" style:family="paragraph" style:parent-style-name="Table_20_Contents">
      <style:paragraph-properties fo:line-height="100%" fo:text-align="center" style:justify-single-word="false" fo:hyphenation-ladder-count="3"/>
      <style:text-properties style:font-name="Linux Libertine S.O.Cist." fo:font-size="12pt" fo:language="la" fo:country="VA" officeooo:rsid="00eb4b92" officeooo:paragraph-rsid="00eb4b92" style:font-size-asian="12pt" style:font-size-complex="12pt" fo:hyphenate="true" fo:hyphenation-remain-char-count="2" fo:hyphenation-push-char-count="2" loext:hyphenation-no-caps="false"/>
    </style:style>
    <style:style style:name="P53" style:family="paragraph" style:parent-style-name="Table_20_Contents">
      <style:paragraph-properties fo:line-height="100%" fo:text-align="center" style:justify-single-word="false" fo:hyphenation-ladder-count="3"/>
      <style:text-properties style:font-name="Linux Libertine S.O.Cist." fo:font-size="12pt" fo:language="la" fo:country="VA" fo:font-style="italic" officeooo:rsid="00eba53b" officeooo:paragraph-rsid="00ebb3ae" style:font-size-asian="12pt" style:font-style-asian="italic" style:font-size-complex="12pt" style:font-style-complex="italic" fo:hyphenate="true" fo:hyphenation-remain-char-count="2" fo:hyphenation-push-char-count="2" loext:hyphenation-no-caps="false"/>
    </style:style>
    <style:style style:name="P54" style:family="paragraph" style:parent-style-name="Table_20_Contents">
      <style:paragraph-properties fo:line-height="100%" fo:text-align="justify" style:justify-single-word="false" fo:hyphenation-ladder-count="3"/>
      <style:text-properties style:font-name="Linux Libertine S.O.Cist." fo:font-size="12pt" fo:language="la" fo:country="none" officeooo:paragraph-rsid="000f3e75" style:font-size-asian="12pt" style:font-size-complex="12pt" fo:hyphenate="true" fo:hyphenation-remain-char-count="2" fo:hyphenation-push-char-count="2" loext:hyphenation-no-caps="false"/>
    </style:style>
    <style:style style:name="P55" style:family="paragraph" style:parent-style-name="Table_20_Contents">
      <style:paragraph-properties fo:line-height="100%" fo:text-align="justify" style:justify-single-word="false" fo:hyphenation-ladder-count="3"/>
      <style:text-properties style:font-name="Linux Libertine S.O.Cist." fo:font-size="12pt" fo:language="la" fo:country="none" officeooo:paragraph-rsid="0008b8cb" style:font-size-asian="12pt" style:font-size-complex="12pt" fo:hyphenate="true" fo:hyphenation-remain-char-count="2" fo:hyphenation-push-char-count="2" loext:hyphenation-no-caps="false"/>
    </style:style>
    <style:style style:name="P56" style:family="paragraph" style:parent-style-name="Table_20_Contents">
      <style:paragraph-properties fo:text-align="justify" style:justify-single-word="false" fo:hyphenation-ladder-count="3"/>
      <style:text-properties style:font-name="Linux Libertine S.O.Cist." fo:font-size="12pt" fo:language="la" fo:country="none" style:font-size-asian="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191dc8" style:font-size-asian="12pt"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3"/>
      <style:text-properties style:font-name="Linux Libertine S.O.Cist." fo:font-size="12pt" fo:language="la" fo:country="none" officeooo:paragraph-rsid="000f0466" style:font-size-asian="12pt" fo:hyphenate="true" fo:hyphenation-remain-char-count="2" fo:hyphenation-push-char-count="2" loext:hyphenation-no-caps="false"/>
    </style:style>
    <style:style style:name="P59" style:family="paragraph" style:parent-style-name="Table_20_Contents">
      <style:paragraph-properties fo:line-height="100%" fo:text-align="center" style:justify-single-word="false" fo:hyphenation-ladder-count="3"/>
      <style:text-properties style:font-name="Linux Libertine S.O.Cist." officeooo:rsid="000f3e75" officeooo:paragraph-rsid="000f3e75" fo:hyphenate="true" fo:hyphenation-remain-char-count="2" fo:hyphenation-push-char-count="2" loext:hyphenation-no-caps="false"/>
    </style:style>
    <style:style style:name="P60" style:family="paragraph" style:parent-style-name="Table_20_Contents">
      <style:paragraph-properties fo:line-height="115%" fo:text-align="center" style:justify-single-word="false" fo:hyphenation-ladder-count="3"/>
      <style:text-properties style:font-name="Linux Libertine S.O.Cist." officeooo:rsid="000f3e75" officeooo:paragraph-rsid="000f3e75" fo:hyphenate="true" fo:hyphenation-remain-char-count="2" fo:hyphenation-push-char-count="2" loext:hyphenation-no-caps="false"/>
    </style:style>
    <style:style style:name="P61" style:family="paragraph" style:parent-style-name="Table_20_Contents">
      <style:paragraph-properties fo:line-height="115%" fo:text-align="center" style:justify-single-word="false" fo:hyphenation-ladder-count="3"/>
      <style:text-properties style:font-name="Linux Libertine S.O.Cist." officeooo:paragraph-rsid="01112606" fo:hyphenate="true" fo:hyphenation-remain-char-count="2" fo:hyphenation-push-char-count="2" loext:hyphenation-no-caps="false"/>
    </style:style>
    <style:style style:name="P62" style:family="paragraph" style:parent-style-name="Table_20_Contents">
      <style:paragraph-properties fo:line-height="100%" fo:text-align="justify" style:justify-single-word="false" fo:hyphenation-ladder-count="3"/>
      <style:text-properties fo:color="#000000" loext:opacity="100%" style:font-name="Linux Libertine S.O.Cist."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63" style:family="paragraph" style:parent-style-name="Table_20_Contents">
      <style:paragraph-properties fo:line-height="100%" fo:text-align="justify" style:justify-single-word="false" fo:hyphenation-ladder-count="3"/>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64" style:family="paragraph" style:parent-style-name="Table_20_Contents">
      <style:paragraph-properties fo:line-height="100%" fo:text-align="justify" style:justify-single-word="false" fo:hyphenation-ladder-count="3"/>
      <style:text-properties fo:color="#000000" loext:opacity="100%"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65" style:family="paragraph" style:parent-style-name="Table_20_Contents">
      <style:paragraph-properties fo:line-height="100%" fo:text-align="center" style:justify-single-word="false" fo:hyphenation-ladder-count="3"/>
      <style:text-properties fo:color="#000000" loext:opacity="100%"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c3bb5" style:font-size-asian="12pt" style:language-asian="zh" style:country-asian="CN" style:language-complex="hi" style:country-complex="IN" fo:hyphenate="true" fo:hyphenation-remain-char-count="2" fo:hyphenation-push-char-count="2" loext:hyphenation-no-caps="false"/>
    </style:style>
    <style:style style:name="P68" style:family="paragraph" style:parent-style-name="Table_20_Contents">
      <style:paragraph-properties fo:line-height="100%" fo:text-align="center" style:justify-single-word="false" fo:hyphenation-ladder-count="3"/>
      <style:text-properties style:use-window-font-color="true" loext:opacity="0%" style:font-name="Linux Libertine S.O.Cist."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69" style:family="paragraph" style:parent-style-name="Table_20_Contents">
      <style:paragraph-properties fo:text-align="center" style:justify-single-word="false" fo:hyphenation-ladder-count="3"/>
      <style:text-properties style:use-window-font-color="true" loext:opacity="0%" style:font-name="Linux Libertine S.O.Cist." fo:font-size="12pt" fo:language="la" fo:country="VA" style:font-size-asian="12pt" style:font-size-complex="12pt" fo:hyphenate="true" fo:hyphenation-remain-char-count="2" fo:hyphenation-push-char-count="2" loext:hyphenation-no-caps="false"/>
    </style:style>
    <style:style style:name="P70" style:family="paragraph" style:parent-style-name="Table_20_Contents">
      <style:paragraph-properties fo:line-height="100%" fo:text-align="center" style:justify-single-word="false" fo:hyphenation-ladder-count="3"/>
      <style:text-properties style:use-window-font-color="true" loext:opacity="0%" style:font-name="Linux Libertine S.O.Cist." fo:font-size="12pt" fo:language="la" fo:country="VA" officeooo:paragraph-rsid="0008b8cb" style:font-size-asian="12pt" style:font-size-complex="12pt" fo:hyphenate="true" fo:hyphenation-remain-char-count="2" fo:hyphenation-push-char-count="2" loext:hyphenation-no-caps="false"/>
    </style:style>
    <style:style style:name="P71" style:family="paragraph" style:parent-style-name="Table_20_Contents">
      <style:paragraph-properties fo:line-height="100%" fo:text-align="center" style:justify-single-word="false" fo:hyphenation-ladder-count="3"/>
      <style:text-properties style:use-window-font-color="true" loext:opacity="0%" style:font-name="Linux Libertine S.O.Cist." fo:font-size="12pt" fo:language="la" fo:country="VA" officeooo:paragraph-rsid="000f3e75" style:font-size-asian="12pt" style:font-size-complex="12pt" fo:hyphenate="true" fo:hyphenation-remain-char-count="2" fo:hyphenation-push-char-count="2" loext:hyphenation-no-caps="false"/>
    </style:style>
    <style:style style:name="P72" style:family="paragraph" style:parent-style-name="Table_20_Contents">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3" style:family="paragraph" style:parent-style-name="Table_20_Contents">
      <style:paragraph-properties fo:text-align="center" style:justify-single-word="false" fo:hyphenation-ladder-count="3"/>
      <style:text-properties style:use-window-font-color="true" loext:opacity="0%" style:font-name="Bookman BT S.O.Cist.:liga=01" fo:font-size="12pt" fo:language="la" fo:country="VA" fo:font-weight="normal" officeooo:paragraph-rsid="01991ee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4"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5"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16110f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6"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7"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173a9c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8"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3e75"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9"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0f0466"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3" style:family="paragraph" style:parent-style-name="Table_20_Contents">
      <style:paragraph-properties fo:line-height="115%" fo:text-align="center" style:justify-single-word="false" fo:hyphenation-ladder-count="3"/>
      <style:text-properties style:font-name="Bookman BT S.O.Cist." officeooo:paragraph-rsid="00191dc8" fo:hyphenate="true" fo:hyphenation-remain-char-count="2" fo:hyphenation-push-char-count="2" loext:hyphenation-no-caps="false"/>
    </style:style>
    <style:style style:name="P84"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01c3bb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86" style:family="paragraph" style:parent-style-name="Table_20_Contents">
      <style:paragraph-properties fo:text-align="center" style:justify-single-word="false" fo:hyphenation-ladder-count="3"/>
      <style:text-properties style:font-name="Linux Libertine S.O.Cist.1" officeooo:paragraph-rsid="001c3bb5" fo:hyphenate="true" fo:hyphenation-remain-char-count="2" fo:hyphenation-push-char-count="2" loext:hyphenation-no-caps="false"/>
    </style:style>
    <style:style style:name="P87"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8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c3bb5" style:font-size-asian="12pt" fo:hyphenate="true" fo:hyphenation-remain-char-count="2" fo:hyphenation-push-char-count="2" loext:hyphenation-no-caps="false"/>
    </style:style>
    <style:style style:name="P90" style:family="paragraph" style:parent-style-name="Table_20_Contents">
      <style:paragraph-properties fo:line-height="115%" fo:text-align="center" style:justify-single-word="false" fo:hyphenation-ladder-count="3"/>
      <style:text-properties fo:font-size="14pt" officeooo:paragraph-rsid="016536e3" style:font-size-asian="16pt" style:font-size-complex="16pt" fo:hyphenate="true" fo:hyphenation-remain-char-count="2" fo:hyphenation-push-char-count="2" loext:hyphenation-no-caps="false"/>
    </style:style>
    <style:style style:name="P91"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92" style:family="paragraph" style:parent-style-name="Table_20_Contents">
      <style:paragraph-properties fo:line-height="100%" fo:text-align="center" style:justify-single-word="false" fo:hyphenation-ladder-count="3"/>
      <style:text-properties style:font-name="Bookman BT S.O.Cist.:liga=02" fo:font-size="12pt" fo:language="la" fo:country="VA" fo:font-style="normal" fo:font-weight="normal" officeooo:paragraph-rsid="016dda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93" style:family="paragraph" style:parent-style-name="Standard">
      <style:text-properties officeooo:paragraph-rsid="00191dc8"/>
    </style:style>
    <style:style style:name="P94" style:family="paragraph" style:parent-style-name="Table_20_Contents">
      <style:paragraph-properties fo:line-height="100%" fo:text-align="center" style:justify-single-word="false" fo:hyphenation-ladder-count="3" style:writing-mode="lr-tb">
        <style:drop-cap/>
      </style:paragraph-properties>
      <style:text-properties style:font-name="Linux Libertine S.O.Cist."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95" style:family="paragraph" style:parent-style-name="Table_20_Contents">
      <style:paragraph-properties fo:line-height="115%" fo:text-align="center" style:justify-single-word="false" fo:hyphenation-ladder-count="3" style:writing-mode="lr-tb"/>
      <style:text-properties fo:color="#ff0000" loext:opacity="100%" style:font-name="Bookman BT S.O.Cist." fo:font-size="12pt" fo:letter-spacing="normal" fo:language="la" fo:country="VA" fo:font-weight="normal" officeooo:rsid="013ac05a" officeooo:paragraph-rsid="00191dc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6" style:family="paragraph" style:parent-style-name="Table_20_Contents">
      <style:paragraph-properties fo:line-height="100%" fo:text-align="center" style:justify-single-word="false" fo:hyphenation-ladder-count="3" style:writing-mode="lr-tb">
        <style:drop-cap/>
      </style:paragraph-properties>
      <style:text-properties fo:color="#ff0000" loext:opacity="100%" style:font-name="Linux Libertine S.O.Cist." fo:font-size="12pt" fo:language="la" fo:country="VA" fo:font-style="normal" fo:font-weight="normal" officeooo:paragraph-rsid="0008b8c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97" style:family="paragraph" style:parent-style-name="Table_20_Contents">
      <style:paragraph-properties fo:margin-top="0cm" fo:margin-bottom="0cm" style:contextual-spacing="false" fo:line-height="100%"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8" style:family="paragraph" style:parent-style-name="Table_20_Contents">
      <style:paragraph-properties fo:margin-top="0cm" fo:margin-bottom="0cm" style:contextual-spacing="false"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3a708e"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9" style:family="paragraph" style:parent-style-name="Table_20_Contents">
      <style:paragraph-properties fo:margin-top="0cm" fo:margin-bottom="0cm" style:contextual-spacing="false" fo:line-height="100%"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03a708e"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0" style:family="paragraph" style:parent-style-name="Table_20_Contents">
      <style:paragraph-properties fo:margin-top="0cm" fo:margin-bottom="0cm" style:contextual-spacing="false" fo:line-height="100%" fo:text-align="center" style:justify-single-word="false" fo:hyphenation-ladder-count="3" style:writing-mode="lr-tb"/>
      <style:text-properties fo:color="#ff0000" loext:opacity="100%" style:font-name="Linux Libertine S.O.Cist."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1" style:family="paragraph" style:parent-style-name="Table_20_Contents">
      <style:paragraph-properties fo:margin-top="0cm" fo:margin-bottom="0cm" style:contextual-spacing="false" fo:line-height="115%" fo:text-align="center" style:justify-single-word="false" fo:hyphenation-ladder-count="3"/>
      <style:text-properties style:font-name="Linux Libertine S.O.Cist." officeooo:rsid="000f3e75" officeooo:paragraph-rsid="000f3e75" fo:hyphenate="true" fo:hyphenation-remain-char-count="2" fo:hyphenation-push-char-count="2" loext:hyphenation-no-caps="false"/>
    </style:style>
    <style:style style:name="P102" style:family="paragraph" style:parent-style-name="Table_20_Contents">
      <style:paragraph-properties fo:margin-top="0cm" fo:margin-bottom="0cm" style:contextual-spacing="false" fo:line-height="100%" fo:text-align="center" style:justify-single-word="false" fo:hyphenation-ladder-count="3"/>
      <style:text-properties style:font-name="Cloister" fo:font-size="22pt" officeooo:paragraph-rsid="003a708e" style:font-size-asian="16pt" style:font-size-complex="16pt" fo:hyphenate="true" fo:hyphenation-remain-char-count="2" fo:hyphenation-push-char-count="2" loext:hyphenation-no-caps="false"/>
    </style:style>
    <style:style style:name="P103" style:family="paragraph" style:parent-style-name="Table_20_Contents">
      <style:paragraph-properties fo:margin-top="0cm" fo:margin-bottom="0cm" style:contextual-spacing="false" fo:line-height="115%" fo:text-align="center" style:justify-single-word="false" fo:hyphenation-ladder-count="3"/>
      <style:text-properties style:font-name="Cloister" fo:font-size="22pt" officeooo:paragraph-rsid="003a708e" style:font-size-asian="16pt" style:font-size-complex="16pt" fo:hyphenate="true" fo:hyphenation-remain-char-count="2" fo:hyphenation-push-char-count="2" loext:hyphenation-no-caps="false"/>
    </style:style>
    <style:style style:name="P104" style:family="paragraph" style:parent-style-name="Table_20_Contents">
      <style:paragraph-properties fo:margin-top="0cm" fo:margin-bottom="0cm" style:contextual-spacing="false" fo:line-height="115%" fo:text-align="center" style:justify-single-word="false" fo:hyphenation-ladder-count="3"/>
      <style:text-properties style:font-name="Cloister" fo:font-size="18pt" officeooo:paragraph-rsid="003a708e" style:font-size-asian="18pt" style:font-size-complex="18pt" fo:hyphenate="true" fo:hyphenation-remain-char-count="2" fo:hyphenation-push-char-count="2" loext:hyphenation-no-caps="false"/>
    </style:style>
    <style:style style:name="P105"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18pt" officeooo:paragraph-rsid="000f3e75" style:font-size-asian="18pt" style:font-size-complex="18pt" fo:hyphenate="true" fo:hyphenation-remain-char-count="2" fo:hyphenation-push-char-count="2" loext:hyphenation-no-caps="false"/>
    </style:style>
    <style:style style:name="P106"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18pt" officeooo:paragraph-rsid="003a708e" style:font-size-asian="18pt" style:font-size-complex="18pt" fo:hyphenate="true" fo:hyphenation-remain-char-count="2" fo:hyphenation-push-char-count="2" loext:hyphenation-no-caps="false"/>
    </style:style>
    <style:style style:name="P107"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18pt" officeooo:paragraph-rsid="0047ca60" style:font-size-asian="18pt" style:font-size-complex="18pt" fo:hyphenate="true" fo:hyphenation-remain-char-count="2" fo:hyphenation-push-char-count="2" loext:hyphenation-no-caps="false"/>
    </style:style>
    <style:style style:name="P108"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18pt" officeooo:paragraph-rsid="00272637" style:font-size-asian="18pt" style:font-size-complex="18pt" fo:hyphenate="true" fo:hyphenation-remain-char-count="2" fo:hyphenation-push-char-count="2" loext:hyphenation-no-caps="false"/>
    </style:style>
    <style:style style:name="P109"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18pt" officeooo:paragraph-rsid="01141dde" style:font-size-asian="18pt" style:font-size-complex="18pt" fo:hyphenate="true" fo:hyphenation-remain-char-count="2" fo:hyphenation-push-char-count="2" loext:hyphenation-no-caps="false"/>
    </style:style>
    <style:style style:name="P110"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18pt" officeooo:paragraph-rsid="0068d426" style:font-size-asian="18pt" style:font-size-complex="18pt" fo:hyphenate="true" fo:hyphenation-remain-char-count="2" fo:hyphenation-push-char-count="2" loext:hyphenation-no-caps="false"/>
    </style:style>
    <style:style style:name="P111"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18pt" officeooo:paragraph-rsid="0094598f" style:font-size-asian="18pt" style:font-size-complex="18pt" fo:hyphenate="true" fo:hyphenation-remain-char-count="2" fo:hyphenation-push-char-count="2" loext:hyphenation-no-caps="false"/>
    </style:style>
    <style:style style:name="P112" style:family="paragraph" style:parent-style-name="Table_20_Contents">
      <style:paragraph-properties fo:margin-top="0.101cm" fo:margin-bottom="0cm" style:contextual-spacing="false" fo:line-height="115%" fo:text-align="center" style:justify-single-word="false" fo:hyphenation-ladder-count="3"/>
      <style:text-properties style:font-name="Cloister" fo:font-size="18pt" officeooo:paragraph-rsid="0142abe7" style:font-size-asian="18pt" style:font-size-complex="18pt" fo:hyphenate="true" fo:hyphenation-remain-char-count="2" fo:hyphenation-push-char-count="2" loext:hyphenation-no-caps="false"/>
    </style:style>
    <style:style style:name="P113" style:family="paragraph" style:parent-style-name="Table_20_Contents">
      <style:paragraph-properties fo:margin-top="0.101cm" fo:margin-bottom="0cm" style:contextual-spacing="false" fo:line-height="100%" fo:text-align="center" style:justify-single-word="false" fo:hyphenation-ladder-count="3"/>
      <style:text-properties style:font-name="Cloister" fo:font-size="22pt" officeooo:paragraph-rsid="000f3e75" style:font-size-asian="18pt" style:font-size-complex="18pt" fo:hyphenate="true" fo:hyphenation-remain-char-count="2" fo:hyphenation-push-char-count="2" loext:hyphenation-no-caps="false"/>
    </style:style>
    <style:style style:name="P114" style:family="paragraph" style:parent-style-name="Table_20_Contents">
      <style:paragraph-properties fo:margin-top="0.101cm" fo:margin-bottom="0.101cm" style:contextual-spacing="false" fo:line-height="115%" fo:text-align="center" style:justify-single-word="false" fo:hyphenation-ladder-count="3"/>
      <style:text-properties style:font-name="Cloister" fo:font-size="18pt" officeooo:paragraph-rsid="00191dc8" style:font-size-asian="18pt" style:font-size-complex="18pt" fo:hyphenate="true" fo:hyphenation-remain-char-count="2" fo:hyphenation-push-char-count="2" loext:hyphenation-no-caps="false"/>
    </style:style>
    <style:style style:name="P115"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text-properties fo:color="#ff0000" loext:opacity="100%" style:font-name="Linux Libertine S.O.Cist.:liga=0"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6"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text-properties fo:color="#ff0000" loext:opacity="100%" style:font-name="Linux Libertine S.O.Cist.:liga=0"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7" style:family="paragraph" style:parent-style-name="Table_20_Contents">
      <loext:graphic-properties draw:fill="none"/>
      <style:paragraph-properties fo:margin-left="0cm" fo:margin-right="0cm" fo:margin-top="0cm" fo:margin-bottom="0.101cm" style:contextual-spacing="false"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2" loext:hyphenation-no-caps="false"/>
    </style:style>
    <style:style style:name="P118" style:family="paragraph" style:parent-style-name="Table_20_Contents">
      <loext:graphic-properties draw:fill="none"/>
      <style:paragraph-properties fo:margin-left="0cm" fo:margin-right="0cm" fo:margin-top="0cm" fo:margin-bottom="0.101cm" style:contextual-spacing="false"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2" loext:hyphenation-no-caps="false"/>
    </style:style>
    <style:style style:name="P119" style:family="paragraph" style:parent-style-name="Table_20_Contents">
      <loext:graphic-properties draw:fill="none"/>
      <style:paragraph-properties fo:margin-left="0cm" fo:margin-right="0cm" fo:margin-top="0cm" fo:margin-bottom="0.101cm" style:contextual-spacing="false" fo:line-height="100%" fo:text-align="justify" style:justify-single-word="false" fo:hyphenation-ladder-count="3" fo:text-indent="0.499cm" style:auto-text-indent="false" fo:background-color="transparent" text:number-lines="false" text:line-number="0"/>
      <style:text-properties style:use-window-font-color="true" loext:opacity="0%" style:font-name="Linux Libertine S.O.Cist." fo:font-size="12pt" fo:language="la" fo:country="VA" officeooo:rsid="014db2a2" officeooo:paragraph-rsid="00191dc8" style:font-size-asian="12pt" style:language-asian="zh" style:country-asian="CN" style:font-size-complex="12pt" style:language-complex="hi" style:country-complex="IN" fo:hyphenate="true" fo:hyphenation-remain-char-count="2" fo:hyphenation-push-char-count="2" loext:hyphenation-no-caps="false"/>
    </style:style>
    <style:style style:name="P120" style:family="paragraph" style:parent-style-name="Table_20_Contents">
      <loext:graphic-properties draw:fill="none"/>
      <style:paragraph-properties fo:margin-left="0cm" fo:margin-right="0cm" fo:margin-top="0cm" fo:margin-bottom="0.101cm" style:contextual-spacing="false" fo:line-height="100%" fo:text-align="justify" style:justify-single-word="false" fo:hyphenation-ladder-count="3" fo:text-indent="0.499cm" style:auto-text-indent="false" fo:background-color="transparent" text:number-lines="false" text:line-number="0"/>
      <style:text-properties style:use-window-font-color="true" loext:opacity="0%" style:font-name="Linux Libertine S.O.Cist." fo:font-size="12pt" fo:language="la" fo:country="VA" officeooo:rsid="014db2a2" officeooo:paragraph-rsid="0036f5c3" style:font-size-asian="12pt" style:language-asian="zh" style:country-asian="CN" style:font-size-complex="12pt" style:language-complex="hi" style:country-complex="IN" fo:hyphenate="true" fo:hyphenation-remain-char-count="2" fo:hyphenation-push-char-count="2" loext:hyphenation-no-caps="false"/>
    </style:style>
    <style:style style:name="P121"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writing-mode="lr-tb">
        <style:drop-cap/>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2"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writing-mode="lr-tb">
        <style:drop-cap/>
      </style:paragraph-properties>
      <style:text-properties fo:font-variant="normal" fo:text-transform="none" fo:color="#000000" loext:opacity="100%" style:font-name="Linux Libertine S.O.Cist." fo:font-size="12pt" fo:letter-spacing="normal" fo:language="cs" fo:country="CZ" fo:font-style="normal" fo:font-weight="normal" officeooo:rsid="0034e2b4" officeooo:paragraph-rsid="002205b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3"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writing-mode="lr-tb">
        <style:tab-stops/>
        <style:drop-cap/>
      </style:paragraph-properties>
      <style:text-properties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4"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5"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writing-mode="lr-tb">
        <style:tab-stops/>
        <style:drop-cap/>
      </style:paragraph-properties>
      <style:text-properties fo:color="#000000" loext:opacity="100%" style:font-name="Linux Libertine S.O.Cist." fo:font-size="12pt" fo:letter-spacing="normal" fo:language="cs" fo:country="CZ" fo:font-style="normal" fo:font-weight="normal" officeooo:rsid="0034e2b4" officeooo:paragraph-rsid="002ccf1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6"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cs" fo:country="CZ" fo:font-style="normal" fo:font-weight="normal" officeooo:rsid="0034e2b4" officeooo:paragraph-rsid="00338b01"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7" style:family="paragraph" style:parent-style-name="Table_20_Contents">
      <loext:graphic-properties draw:fill="none"/>
      <style:paragraph-properties fo:margin-left="0cm" fo:margin-right="0cm"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8" style:family="paragraph" style:parent-style-name="Table_20_Contents">
      <loext:graphic-properties draw:fill="none"/>
      <style:paragraph-properties fo:margin-left="0cm" fo:margin-right="0cm"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2" loext:hyphenation-no-caps="false"/>
    </style:style>
    <style:style style:name="P129" style:family="paragraph" style:parent-style-name="Table_20_Contents">
      <loext:graphic-properties draw:fill="none"/>
      <style:paragraph-properties fo:margin-left="0cm" fo:margin-right="0cm"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0" style:family="paragraph" style:parent-style-name="Table_20_Contents">
      <loext:graphic-properties draw:fill="none"/>
      <style:paragraph-properties fo:margin-left="0cm" fo:margin-right="0cm"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2" loext:hyphenation-no-caps="false"/>
    </style:style>
    <style:style style:name="P131" style:family="paragraph" style:parent-style-name="Table_20_Contents">
      <loext:graphic-properties draw:fill="none"/>
      <style:paragraph-properties fo:margin-left="0cm" fo:margin-right="0cm" fo:line-height="100%" fo:text-align="justify" style:justify-single-word="false" fo:hyphenation-ladder-count="3" fo:text-indent="0.499cm" style:auto-text-indent="false" fo:background-color="transparent" text:number-lines="false" text:line-number="0"/>
      <style:text-properties style:use-window-font-color="true" loext:opacity="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2" loext:hyphenation-no-caps="false"/>
    </style:style>
    <style:style style:name="P132" style:family="paragraph" style:parent-style-name="Table_20_Contents">
      <loext:graphic-properties draw:fill="none"/>
      <style:paragraph-properties fo:margin-left="0cm" fo:margin-right="0cm" fo:line-height="100%" fo:text-align="justify" style:justify-single-word="false" fo:hyphenation-ladder-count="3" fo:text-indent="0.499cm" style:auto-text-indent="false" fo:background-color="transparent" text:number-lines="false" text:line-number="0"/>
      <style:text-properties style:use-window-font-color="true" loext:opacity="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2" loext:hyphenation-no-caps="false"/>
    </style:style>
    <style:style style:name="P133"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tab-stops/>
        <style:drop-cap/>
      </style:paragraph-properties>
      <style:text-properties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4"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01dedec"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5"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tab-stops/>
        <style:drop-cap/>
      </style:paragraph-properties>
      <style:text-properties fo:color="#000000" loext:opacity="100%" style:font-name="Linux Libertine S.O.Cist." fo:font-size="12pt" fo:letter-spacing="normal" fo:language="cs" fo:country="CZ" fo:font-style="normal" fo:font-weight="normal" officeooo:rsid="0034e2b4" officeooo:paragraph-rsid="002e7725"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6"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cs" fo:country="CZ" fo:font-style="normal" fo:font-weight="normal" officeooo:rsid="0034e2b4" officeooo:paragraph-rsid="00338b01"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7" style:family="paragraph" style:parent-style-name="Table_20_Contents">
      <loext:graphic-properties draw:fill="none"/>
      <style:paragraph-properties fo:margin-left="0cm" fo:margin-right="0cm" fo:margin-top="0cm" fo:margin-bottom="0cm" style:contextual-spacing="false"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8" style:family="paragraph" style:parent-style-name="Table_20_Contents">
      <loext:graphic-properties draw:fill="none"/>
      <style:paragraph-properties fo:margin-left="0cm" fo:margin-right="0cm" fo:margin-top="0cm" fo:margin-bottom="0cm" style:contextual-spacing="false" fo:line-height="100%" fo:text-align="justify" style:justify-single-word="false" fo:hyphenation-ladder-count="3" fo:text-indent="0.499cm" style:auto-text-indent="false" fo:background-color="transparent" text:number-lines="false" text:line-number="0"/>
      <style:text-properties fo:color="#ff0000" loext:opacity="100%"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9" style:family="paragraph" style:parent-style-name="Table_20_Contents">
      <loext:graphic-properties draw:fill="none"/>
      <style:paragraph-properties fo:margin-left="0cm" fo:margin-right="0cm" fo:margin-top="0cm" fo:margin-bottom="0cm" style:contextual-spacing="false" fo:line-height="100%" fo:text-align="center" style:justify-single-word="false" fo:hyphenation-ladder-count="3" fo:text-indent="0.499cm" style:auto-text-indent="false" fo:background-color="transparent" text:number-lines="false" text:line-number="0"/>
      <style:text-properties fo:color="#ff0000" loext:opacity="100%"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0" style:family="paragraph" style:parent-style-name="Table_20_Contents">
      <loext:graphic-properties draw:fill="none"/>
      <style:paragraph-properties fo:margin-left="0cm" fo:margin-right="0cm" fo:margin-top="0cm" fo:margin-bottom="0cm" style:contextual-spacing="false" fo:line-height="100%" fo:text-align="center" style:justify-single-word="false" fo:hyphenation-ladder-count="3" fo:text-indent="0.499cm" style:auto-text-indent="false" fo:background-color="transparent" text:number-lines="false" text:line-number="0"/>
      <style:text-properties fo:color="#ff0000" loext:opacity="100%" style:font-name="Linux Libertine S.O.Cist." fo:font-size="12pt" fo:language="cs" fo:country="CZ" fo:font-weight="normal" officeooo:paragraph-rsid="0036f5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1" style:family="paragraph" style:parent-style-name="Table_20_Contents">
      <loext:graphic-properties draw:fill="none"/>
      <style:paragraph-properties fo:margin-left="0cm" fo:margin-right="0cm" fo:margin-top="0cm" fo:margin-bottom="0cm" style:contextual-spacing="false" fo:line-height="100%" fo:text-align="center" style:justify-single-word="false" fo:hyphenation-ladder-count="3" fo:text-indent="0.499cm" style:auto-text-indent="false" fo:background-color="transparent" text:number-lines="false" text:line-number="0"/>
      <style:text-properties fo:color="#ff0000" loext:opacity="100%" style:font-name="Linux Libertine S.O.Cist." fo:font-size="12pt" fo:language="cs" fo:country="CZ" fo:font-weight="normal" officeooo:paragraph-rsid="00737c7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2" style:family="paragraph" style:parent-style-name="Table_20_Contents">
      <loext:graphic-properties draw:fill="none"/>
      <style:paragraph-properties fo:margin-left="0cm" fo:margin-right="0cm" fo:margin-top="0cm" fo:margin-bottom="0cm" style:contextual-spacing="false" fo:line-height="100%" fo:text-align="justify" style:justify-single-word="false" fo:hyphenation-ladder-count="3" fo:text-indent="0.499cm" style:auto-text-indent="false" fo:background-color="transparent" text:number-lines="false" text:line-number="0"/>
      <style:text-properties style:use-window-font-color="true" loext:opacity="0%" style:font-name="Linux Libertine S.O.Cist."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3" style:family="paragraph" style:parent-style-name="Table_20_Contents">
      <loext:graphic-properties draw:fill="none"/>
      <style:paragraph-properties fo:margin-left="0cm" fo:margin-right="0cm" fo:margin-top="0cm" fo:margin-bottom="0cm" style:contextual-spacing="false" fo:line-height="100%" fo:text-align="justify" style:justify-single-word="false" fo:hyphenation-ladder-count="3" fo:text-indent="0.499cm" style:auto-text-indent="false" fo:background-color="transparent" text:number-lines="false" text:line-number="0"/>
      <style:text-properties style:use-window-font-color="true" loext:opacity="0%" style:font-name="Linux Libertine S.O.Cist."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4"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3" fo:text-indent="0.499cm" style:auto-text-indent="false" fo:background-color="transparent" text:number-lines="false" text:line-number="0" style:writing-mode="lr-tb">
        <style:drop-cap/>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5" style:family="paragraph" style:parent-style-name="Table_20_Contents">
      <loext:graphic-properties draw:fill="none"/>
      <style:paragraph-properties fo:margin-left="0cm" fo:margin-right="0cm" fo:margin-top="0cm" fo:margin-bottom="0cm" style:contextual-spacing="false" fo:text-align="justify" style:justify-single-word="false" fo:hyphenation-ladder-count="3" fo:text-indent="0.499cm" style:auto-text-indent="false" fo:background-color="transparent" text:number-lines="false" text:line-number="0" style:writing-mode="lr-tb">
        <style:drop-cap/>
      </style:paragraph-properties>
      <style:text-properties fo:font-variant="normal" fo:text-transform="none" fo:color="#000000" loext:opacity="100%" style:font-name="Linux Libertine S.O.Cist." fo:font-size="12pt" fo:letter-spacing="normal" fo:language="cs" fo:country="CZ" fo:font-style="normal" fo:font-weight="normal" officeooo:rsid="0034e2b4" officeooo:paragraph-rsid="002205b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6" style:family="paragraph" style:parent-style-name="Table_20_Contents">
      <loext:graphic-properties draw:fill="none"/>
      <style:paragraph-properties fo:margin-left="0cm" fo:margin-right="0cm" fo:margin-top="0cm" fo:margin-bottom="0.051cm" style:contextual-spacing="false" fo:text-align="justify" style:justify-single-word="false" fo:hyphenation-ladder-count="3" fo:text-indent="0.499cm" style:auto-text-indent="false" fo:background-color="transparent" text:number-lines="false" text:line-number="0" style:writing-mode="lr-tb">
        <style:drop-cap/>
      </style:paragraph-properties>
      <style:text-properties fo:color="#000000" loext:opacity="100%" style:font-name="Linux Libertine S.O.Cist." fo:font-size="12pt" fo:letter-spacing="normal" fo:language="cs" fo:country="CZ" fo:font-style="normal" fo:font-weight="normal" officeooo:rsid="0034e2b4" officeooo:paragraph-rsid="00338b01"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7"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1654cce"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8"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font-variant="normal" fo:text-transform="none" fo:color="#000000" loext:opacity="100%" style:font-name="Linux Libertine S.O.Cist." fo:font-size="12pt" fo:letter-spacing="normal" fo:language="cs" fo:country="CZ" fo:font-style="normal" fo:font-weight="normal" officeooo:rsid="0034e2b4"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9"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color="#000000" loext:opacity="100%" style:font-name="Linux Libertine S.O.Cist." fo:font-size="12pt" fo:language="la" fo:country="VA"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0"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color="#000000" loext:opacity="100%"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1"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color="#000000" loext:opacity="100%" style:font-name="Linux Libertine S.O.Cist." fo:font-size="12pt" fo:language="la" fo:country="VA"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2"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color="#000000" loext:opacity="100%" style:font-name="Linux Libertine S.O.Cist." fo:font-size="12pt" fo:language="cs" fo:country="CZ" officeooo:rsid="01105b4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3"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color="#000000" loext:opacity="100%" style:font-name="Linux Libertine S.O.Cist." fo:font-size="12pt" fo:language="cs" fo:country="CZ"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4"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color="#000000" loext:opacity="100%" style:font-name="Linux Libertine S.O.Cist." fo:font-size="12pt" fo:language="cs" fo:country="CZ" officeooo:rsid="0111d08d"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55" style:family="paragraph" style:parent-style-name="Table_20_Contents">
      <style:paragraph-properties fo:margin-left="0cm" fo:margin-right="0cm" fo:line-height="100%" fo:text-align="justify" style:justify-single-word="false" fo:hyphenation-ladder-count="3" fo:text-indent="0.499cm" style:auto-text-indent="false" style:writing-mode="lr-tb">
        <style:drop-cap/>
      </style:paragraph-properties>
      <style:text-properties fo:color="#000000" loext:opacity="100%" style:font-name="Linux Libertine S.O.Cist." fo:font-size="12pt" fo:language="cs" fo:country="CZ" fo:font-style="normal" officeooo:rsid="0111d08d" officeooo:paragraph-rsid="0008b8c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56"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7"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la" fo:country="VA" fo:font-style="normal" fo:font-weight="normal" officeooo:rsid="0034e2b4" officeooo:paragraph-rsid="0008f4a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8"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9"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0"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la" fo:country="VA" fo:font-style="normal" fo:font-weight="normal" officeooo:rsid="0102317d"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1"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cs" fo:country="CZ" fo:font-style="normal" fo:font-weight="normal" officeooo:rsid="0034e2b4" officeooo:paragraph-rsid="0008f4a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2"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cs" fo:country="CZ" fo:font-style="normal" fo:font-weight="normal" officeooo:rsid="0034e2b4" officeooo:paragraph-rsid="0009f959"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3"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cs" fo:country="CZ" fo:font-style="normal" fo:font-weight="normal" officeooo:rsid="0030a648" officeooo:paragraph-rsid="000d0b2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4"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cs" fo:country="CZ" fo:font-style="normal" fo:font-weight="normal" officeooo:rsid="008f99bd" officeooo:paragraph-rsid="001244e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5"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etter-spacing="normal" fo:language="cs" fo:country="CZ" fo:font-style="normal" fo:font-weight="normal" officeooo:rsid="0102317d" officeooo:paragraph-rsid="001244e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6"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anguage="la" fo:country="VA" officeooo:rsid="00336121"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67"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68"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anguage="cs" fo:country="CZ" officeooo:rsid="00336121" officeooo:paragraph-rsid="0015134f" style:font-size-asian="12pt" style:language-asian="zh" style:country-asian="CN" style:font-size-complex="12pt" style:language-complex="hi" style:country-complex="IN" fo:hyphenate="true" fo:hyphenation-remain-char-count="2" fo:hyphenation-push-char-count="2" loext:hyphenation-no-caps="false"/>
    </style:style>
    <style:style style:name="P169"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style:font-name="Linux Libertine S.O.Cist." fo:font-size="12pt" fo:language="cs" fo:country="CZ" officeooo:rsid="0034e2b4" officeooo:paragraph-rsid="0008f4af" style:font-size-asian="12pt" style:font-size-complex="12pt" fo:hyphenate="true" fo:hyphenation-remain-char-count="2" fo:hyphenation-push-char-count="2" loext:hyphenation-no-caps="false"/>
    </style:style>
    <style:style style:name="P170"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style:font-name="Linux Libertine S.O.Cist." fo:font-size="12pt" fo:language="cs" fo:country="CZ" officeooo:paragraph-rsid="0008b8cb" style:font-size-asian="12pt" style:font-size-complex="12pt" fo:hyphenate="true" fo:hyphenation-remain-char-count="2" fo:hyphenation-push-char-count="2" loext:hyphenation-no-caps="false"/>
    </style:style>
    <style:style style:name="P171"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style:font-name="Linux Libertine S.O.Cist." fo:font-size="12pt" fo:language="cs" fo:country="CZ" fo:font-style="normal" officeooo:rsid="0034e2b4" officeooo:paragraph-rsid="0009f959" style:font-size-asian="12pt" style:font-style-asian="normal" style:font-size-complex="12pt" style:font-style-complex="normal" fo:hyphenate="true" fo:hyphenation-remain-char-count="2" fo:hyphenation-push-char-count="2" loext:hyphenation-no-caps="false"/>
    </style:style>
    <style:style style:name="P172"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73"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style:use-window-font-color="true" loext:opacity="0%" style:font-name="Linux Libertine S.O.Cist." fo:font-size="12pt" fo:language="cs" fo:country="CZ" officeooo:rsid="00c76fc9"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174"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officeooo:paragraph-rsid="001244e4" fo:hyphenate="true" fo:hyphenation-remain-char-count="2" fo:hyphenation-push-char-count="2" loext:hyphenation-no-caps="false"/>
    </style:style>
    <style:style style:name="P175"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officeooo:paragraph-rsid="0015134f" fo:hyphenate="true" fo:hyphenation-remain-char-count="2" fo:hyphenation-push-char-count="2" loext:hyphenation-no-caps="false"/>
    </style:style>
    <style:style style:name="P176"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officeooo:paragraph-rsid="00169511" fo:hyphenate="true" fo:hyphenation-remain-char-count="2" fo:hyphenation-push-char-count="2" loext:hyphenation-no-caps="false"/>
    </style:style>
    <style:style style:name="P177"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1" fo:font-size="12pt" fo:language="la" fo:country="VA" officeooo:paragraph-rsid="0010dddc" style:font-size-asian="12pt" style:language-asian="zh" style:country-asian="CN" style:font-size-complex="12pt" style:language-complex="hi" style:country-complex="IN" fo:hyphenate="true" fo:hyphenation-remain-char-count="2" fo:hyphenation-push-char-count="2" loext:hyphenation-no-caps="false"/>
    </style:style>
    <style:style style:name="P178" style:family="paragraph" style:parent-style-name="Text_20_body">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1" fo:font-size="12pt" fo:language="cs" fo:country="CZ" officeooo:paragraph-rsid="00139a0d" style:font-size-asian="12pt" style:language-asian="zh" style:country-asian="CN" style:font-size-complex="12pt" style:language-complex="hi" style:country-complex="IN" fo:hyphenate="true" fo:hyphenation-remain-char-count="2" fo:hyphenation-push-char-count="2" loext:hyphenation-no-caps="false"/>
    </style:style>
    <style:style style:name="P179" style:family="paragraph" style:parent-style-name="Standard">
      <style:paragraph-properties fo:line-height="100%" fo:text-align="justify" style:justify-single-word="false" fo:hyphenation-ladder-count="3" style:writing-mode="lr-tb">
        <style:drop-cap style:lines="2" style:style-name="Drop_20_Caps"/>
      </style:paragraph-properties>
      <style:text-properties officeooo:paragraph-rsid="0008b8cb"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c89b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f0466"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6643d1"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66988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0f3e75"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etter-spacing="normal" fo:language="la" fo:country="VA" fo:font-style="normal" fo:font-weight="normal" officeooo:rsid="0030a648" officeooo:paragraph-rsid="001e055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1e055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08b8c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9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0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20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20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0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20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0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e055f" style:font-size-asian="12pt" style:language-asian="zh" style:country-asian="CN" style:font-size-complex="12pt" style:language-complex="hi" style:country-complex="IN"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4e2b4" style:font-size-asian="12pt" style:font-size-complex="12pt"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c89bb"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fe6b6"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33b93"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c68dd"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a2d543"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4edbee"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f01d"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c89bb"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54a3" fo:hyphenate="true" fo:hyphenation-remain-char-count="2" fo:hyphenation-push-char-count="2" loext:hyphenation-no-caps="false"/>
    </style:style>
    <style:style style:name="P22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1e055f" style:font-size-asian="12pt" style:language-asian="zh" style:country-asian="CN" style:font-size-complex="12pt" style:language-complex="hi" style:country-complex="IN" fo:hyphenate="true" fo:hyphenation-remain-char-count="2" fo:hyphenation-push-char-count="2" loext:hyphenation-no-caps="false"/>
    </style:style>
    <style:style style:name="P22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22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 fo:font-size="12pt" fo:language="la" fo:country="VA" officeooo:paragraph-rsid="0008b8cb" style:font-size-asian="12pt" style:language-asian="zh" style:country-asian="CN" style:font-size-complex="12pt" style:language-complex="hi" style:country-complex="IN" fo:hyphenate="true" fo:hyphenation-remain-char-count="2" fo:hyphenation-push-char-count="2" loext:hyphenation-no-caps="false"/>
    </style:style>
    <style:style style:name="P2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47838" officeooo:paragraph-rsid="0119a165" style:font-size-asian="12pt" style:font-size-complex="12pt" fo:hyphenate="true" fo:hyphenation-remain-char-count="2" fo:hyphenation-push-char-count="2" loext:hyphenation-no-caps="false"/>
    </style:style>
    <style:style style:name="P2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47838" officeooo:paragraph-rsid="012dfe9a" style:font-size-asian="12pt" style:font-size-complex="12pt" fo:hyphenate="true" fo:hyphenation-remain-char-count="2" fo:hyphenation-push-char-count="2" loext:hyphenation-no-caps="false"/>
    </style:style>
    <style:style style:name="P23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47838" officeooo:paragraph-rsid="000f3e75" style:font-size-asian="12pt" style:font-size-complex="12pt" fo:hyphenate="true" fo:hyphenation-remain-char-count="2" fo:hyphenation-push-char-count="2" loext:hyphenation-no-caps="false"/>
    </style:style>
    <style:style style:name="P23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4ec6ce" officeooo:paragraph-rsid="001e055f" style:font-size-asian="12pt" style:font-size-complex="12pt" fo:hyphenate="true" fo:hyphenation-remain-char-count="2" fo:hyphenation-push-char-count="2" loext:hyphenation-no-caps="false"/>
    </style:style>
    <style:style style:name="P23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4ec6ce" officeooo:paragraph-rsid="011bfe3e" style:font-size-asian="12pt" style:font-size-complex="12pt" fo:hyphenate="true" fo:hyphenation-remain-char-count="2" fo:hyphenation-push-char-count="2" loext:hyphenation-no-caps="false"/>
    </style:style>
    <style:style style:name="P23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4ec6ce" officeooo:paragraph-rsid="001e055f" style:font-size-asian="12pt" style:font-size-complex="12pt" fo:hyphenate="true" fo:hyphenation-remain-char-count="2" fo:hyphenation-push-char-count="2" loext:hyphenation-no-caps="false"/>
    </style:style>
    <style:style style:name="P23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508d36" officeooo:paragraph-rsid="01202cad" style:font-size-asian="12pt" style:font-size-complex="12pt" fo:hyphenate="true" fo:hyphenation-remain-char-count="2" fo:hyphenation-push-char-count="2" loext:hyphenation-no-caps="false"/>
    </style:style>
    <style:style style:name="P23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508d36" officeooo:paragraph-rsid="000f3e75" style:font-size-asian="12pt" style:font-size-complex="12pt" fo:hyphenate="true" fo:hyphenation-remain-char-count="2" fo:hyphenation-push-char-count="2" loext:hyphenation-no-caps="false"/>
    </style:style>
    <style:style style:name="P23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0f3e75" style:font-size-asian="12pt" style:font-size-complex="12pt" fo:hyphenate="true" fo:hyphenation-remain-char-count="2" fo:hyphenation-push-char-count="2" loext:hyphenation-no-caps="false"/>
    </style:style>
    <style:style style:name="P23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24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0f3e75" style:font-size-asian="12pt" style:font-size-complex="12pt" fo:hyphenate="true" fo:hyphenation-remain-char-count="2" fo:hyphenation-push-char-count="2" loext:hyphenation-no-caps="false"/>
    </style:style>
    <style:style style:name="P24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f2288c" officeooo:paragraph-rsid="000f3e75" style:font-size-asian="12pt" style:font-size-complex="12pt" fo:hyphenate="true" fo:hyphenation-remain-char-count="2" fo:hyphenation-push-char-count="2" loext:hyphenation-no-caps="false"/>
    </style:style>
    <style:style style:name="P24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f2288c" officeooo:paragraph-rsid="000f3e75" style:font-size-asian="12pt" style:font-size-complex="12pt" fo:hyphenate="true" fo:hyphenation-remain-char-count="2" fo:hyphenation-push-char-count="2" loext:hyphenation-no-caps="false"/>
    </style:style>
    <style:style style:name="P24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f53def" officeooo:paragraph-rsid="000f3e75" style:font-size-asian="12pt" style:font-size-complex="12pt" fo:hyphenate="true" fo:hyphenation-remain-char-count="2" fo:hyphenation-push-char-count="2" loext:hyphenation-no-caps="false"/>
    </style:style>
    <style:style style:name="P24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79054" officeooo:paragraph-rsid="00191dc8" style:font-size-asian="12pt" style:font-size-complex="12pt" fo:hyphenate="true" fo:hyphenation-remain-char-count="2" fo:hyphenation-push-char-count="2" loext:hyphenation-no-caps="false"/>
    </style:style>
    <style:style style:name="P24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3e2b79" style:font-size-asian="12pt" style:font-size-complex="12pt" fo:hyphenate="true" fo:hyphenation-remain-char-count="2" fo:hyphenation-push-char-count="2" loext:hyphenation-no-caps="false"/>
    </style:style>
    <style:style style:name="P2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81922e" style:font-size-asian="12pt" style:font-size-complex="12pt" fo:hyphenate="true" fo:hyphenation-remain-char-count="2" fo:hyphenation-push-char-count="2" loext:hyphenation-no-caps="false"/>
    </style:style>
    <style:style style:name="P24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855957" style:font-size-asian="12pt" style:font-size-complex="12pt" fo:hyphenate="true" fo:hyphenation-remain-char-count="2" fo:hyphenation-push-char-count="2" loext:hyphenation-no-caps="false"/>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0f0466" style:font-size-asian="12pt" style:font-size-complex="12pt" fo:hyphenate="true" fo:hyphenation-remain-char-count="2" fo:hyphenation-push-char-count="2" loext:hyphenation-no-caps="false"/>
    </style:style>
    <style:style style:name="P24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a272f0" style:font-size-asian="12pt" style:font-size-complex="12pt" fo:hyphenate="true" fo:hyphenation-remain-char-count="2" fo:hyphenation-push-char-count="2" loext:hyphenation-no-caps="false"/>
    </style:style>
    <style:style style:name="P2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0a3bd7c" style:font-size-asian="12pt" style:font-size-complex="12pt"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112c8ec" style:font-size-asian="12pt" style:font-size-complex="12pt"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8e7b1a" officeooo:paragraph-rsid="0114b622" style:font-size-asian="12pt" style:font-size-complex="12pt" fo:hyphenate="true" fo:hyphenation-remain-char-count="2" fo:hyphenation-push-char-count="2" loext:hyphenation-no-caps="false"/>
    </style:style>
    <style:style style:name="P2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3e2b79" style:font-size-asian="12pt" style:font-size-complex="12pt" fo:hyphenate="true" fo:hyphenation-remain-char-count="2" fo:hyphenation-push-char-count="2" loext:hyphenation-no-caps="false"/>
    </style:style>
    <style:style style:name="P2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8765a1" style:font-size-asian="12pt" style:font-size-complex="12pt" fo:hyphenate="true" fo:hyphenation-remain-char-count="2" fo:hyphenation-push-char-count="2" loext:hyphenation-no-caps="false"/>
    </style:style>
    <style:style style:name="P25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0f0466" style:font-size-asian="12pt" style:font-size-complex="12pt"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0a3bd7c" style:font-size-asian="12pt" style:font-size-complex="12pt"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114b622" style:font-size-asian="12pt" style:font-size-complex="12pt"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9783c5" officeooo:paragraph-rsid="01503178" style:font-size-asian="12pt" style:font-size-complex="12pt" fo:hyphenate="true" fo:hyphenation-remain-char-count="2" fo:hyphenation-push-char-count="2" loext:hyphenation-no-caps="false"/>
    </style:style>
    <style:style style:name="P25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ed4d2" officeooo:paragraph-rsid="003ed4d2" style:font-size-asian="12pt" style:font-size-complex="12pt"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ab08c" officeooo:paragraph-rsid="004ab08c" style:font-size-asian="12pt" style:font-size-complex="12pt"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bfe7c" officeooo:paragraph-rsid="003e2b79" style:font-size-asian="12pt" style:font-size-complex="12pt"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fe6b6" officeooo:paragraph-rsid="004fe6b6" style:font-size-asian="12pt" style:font-size-complex="12pt" fo:hyphenate="true" fo:hyphenation-remain-char-count="2" fo:hyphenation-push-char-count="2" loext:hyphenation-no-caps="false"/>
    </style:style>
    <style:style style:name="P2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9371a" officeooo:paragraph-rsid="0059371a" style:font-size-asian="12pt" style:font-size-complex="12pt" fo:hyphenate="true" fo:hyphenation-remain-char-count="2" fo:hyphenation-push-char-count="2" loext:hyphenation-no-caps="false"/>
    </style:style>
    <style:style style:name="P26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905610" officeooo:paragraph-rsid="00905610" style:font-size-asian="12pt" style:font-size-complex="12pt"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6b8603" officeooo:paragraph-rsid="003e2b79" style:font-size-asian="12pt" style:font-size-complex="12pt" fo:hyphenate="true" fo:hyphenation-remain-char-count="2" fo:hyphenation-push-char-count="2" loext:hyphenation-no-caps="false"/>
    </style:style>
    <style:style style:name="P26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669888" style:font-size-asian="12pt" style:font-size-complex="12pt" fo:hyphenate="true" fo:hyphenation-remain-char-count="2" fo:hyphenation-push-char-count="2" loext:hyphenation-no-caps="false"/>
    </style:style>
    <style:style style:name="P2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67a74c" style:font-size-asian="12pt" style:font-size-complex="12pt" fo:hyphenate="true" fo:hyphenation-remain-char-count="2" fo:hyphenation-push-char-count="2" loext:hyphenation-no-caps="false"/>
    </style:style>
    <style:style style:name="P2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0ede6" officeooo:paragraph-rsid="01697d87" style:font-size-asian="12pt" style:font-size-complex="12pt"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8113cb" officeooo:paragraph-rsid="003e2b79" style:font-size-asian="12pt" style:font-size-complex="12pt" fo:hyphenate="true" fo:hyphenation-remain-char-count="2" fo:hyphenation-push-char-count="2" loext:hyphenation-no-caps="false"/>
    </style:style>
    <style:style style:name="P27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896b47" officeooo:paragraph-rsid="003ed4d2" style:font-size-asian="12pt" style:font-size-complex="12pt" fo:hyphenate="true" fo:hyphenation-remain-char-count="2" fo:hyphenation-push-char-count="2" loext:hyphenation-no-caps="false"/>
    </style:style>
    <style:style style:name="P27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84150" officeooo:paragraph-rsid="003ed4d2" style:font-size-asian="12pt" style:font-size-complex="12pt" fo:hyphenate="true" fo:hyphenation-remain-char-count="2" fo:hyphenation-push-char-count="2" loext:hyphenation-no-caps="false"/>
    </style:style>
    <style:style style:name="P2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c8223e" officeooo:paragraph-rsid="004fe6b6" style:font-size-asian="12pt" style:font-size-complex="12pt"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9dc34" officeooo:paragraph-rsid="003e2b79" style:font-size-asian="12pt" style:font-size-complex="12pt" fo:hyphenate="true" fo:hyphenation-remain-char-count="2" fo:hyphenation-push-char-count="2" loext:hyphenation-no-caps="false"/>
    </style:style>
    <style:style style:name="P27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36a568" officeooo:paragraph-rsid="0136a568" style:font-size-asian="12pt" style:font-size-complex="12pt" fo:hyphenate="true" fo:hyphenation-remain-char-count="2" fo:hyphenation-push-char-count="2" loext:hyphenation-no-caps="false"/>
    </style:style>
    <style:style style:name="P27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fc9869" officeooo:paragraph-rsid="00fc9869" style:font-size-asian="12pt" style:font-size-complex="12pt" fo:hyphenate="true" fo:hyphenation-remain-char-count="2" fo:hyphenation-push-char-count="2" loext:hyphenation-no-caps="false"/>
    </style:style>
    <style:style style:name="P27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f3ae81" officeooo:paragraph-rsid="000f3e75" style:font-size-asian="12pt" style:font-style-asian="normal" style:font-size-complex="12pt" style:font-style-complex="normal" fo:hyphenate="true" fo:hyphenation-remain-char-count="2" fo:hyphenation-push-char-count="2" loext:hyphenation-no-caps="false"/>
    </style:style>
    <style:style style:name="P27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f3ae81" officeooo:paragraph-rsid="01b1c126" style:font-size-asian="12pt" style:font-style-asian="normal" style:font-size-complex="12pt" style:font-style-complex="normal" fo:hyphenate="true" fo:hyphenation-remain-char-count="2" fo:hyphenation-push-char-count="2" loext:hyphenation-no-caps="false"/>
    </style:style>
    <style:style style:name="P27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27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06cc8e" officeooo:paragraph-rsid="0106cc8e" style:font-size-asian="12pt" style:font-style-asian="normal" style:font-size-complex="12pt" style:font-style-complex="normal" fo:hyphenate="true" fo:hyphenation-remain-char-count="2" fo:hyphenation-push-char-count="2" loext:hyphenation-no-caps="false"/>
    </style:style>
    <style:style style:name="P28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officeooo:paragraph-rsid="0008b8cb" style:font-size-asian="12pt" style:font-size-complex="12pt" fo:hyphenate="true" fo:hyphenation-remain-char-count="2" fo:hyphenation-push-char-count="2" loext:hyphenation-no-caps="false"/>
    </style:style>
    <style:style style:name="P28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14891f" officeooo:paragraph-rsid="001e055f" style:font-size-asian="12pt" style:font-size-complex="12pt" fo:hyphenate="true" fo:hyphenation-remain-char-count="2" fo:hyphenation-push-char-count="2" loext:hyphenation-no-caps="false"/>
    </style:style>
    <style:style style:name="P28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14891f" officeooo:paragraph-rsid="001e055f" style:font-size-asian="12pt" style:font-size-complex="12pt" fo:hyphenate="true" fo:hyphenation-remain-char-count="2" fo:hyphenation-push-char-count="2" loext:hyphenation-no-caps="false"/>
    </style:style>
    <style:style style:name="P283" style:family="paragraph" style:parent-style-name="Table_20_Contents">
      <style:paragraph-properties fo:line-height="100%" fo:text-align="justify" style:justify-single-word="false" fo:hyphenation-ladder-count="4" style:writing-mode="lr-tb">
        <style:drop-cap style:lines="3" style:style-name="Iniciály_20_velké"/>
      </style:paragraph-properties>
      <style:text-properties style:use-window-font-color="true" loext:opacity="0%" style:font-name="Linux Libertine S.O.Cist." fo:font-size="12pt" fo:language="cs" fo:country="CZ" officeooo:rsid="0014891f" officeooo:paragraph-rsid="001e055f" style:font-size-asian="12pt" style:font-size-complex="12pt" fo:hyphenate="true" fo:hyphenation-remain-char-count="2" fo:hyphenation-push-char-count="2" loext:hyphenation-no-caps="false"/>
    </style:style>
    <style:style style:name="P28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893ee5" officeooo:paragraph-rsid="001e055f" style:font-size-asian="12pt" style:font-size-complex="12pt" fo:hyphenate="true" fo:hyphenation-remain-char-count="2" fo:hyphenation-push-char-count="2" loext:hyphenation-no-caps="false"/>
    </style:style>
    <style:style style:name="P28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553810" officeooo:paragraph-rsid="00553810" style:font-size-asian="12pt" style:font-size-complex="12pt" fo:hyphenate="true" fo:hyphenation-remain-char-count="2" fo:hyphenation-push-char-count="2" loext:hyphenation-no-caps="false"/>
    </style:style>
    <style:style style:name="P28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 fo:font-size="12pt" fo:language="cs" fo:country="CZ" officeooo:rsid="00a5f560" officeooo:paragraph-rsid="00a5f560" style:font-size-asian="12pt" style:font-size-complex="12pt" fo:hyphenate="true" fo:hyphenation-remain-char-count="2" fo:hyphenation-push-char-count="2" loext:hyphenation-no-caps="false"/>
    </style:style>
    <style:style style:name="P287"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paragraph-rsid="0111260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88"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 fo:font-size="12pt" fo:letter-spacing="normal" fo:language="la" fo:country="VA" fo:font-weight="normal" officeooo:rsid="01ae0f65" officeooo:paragraph-rsid="01ae0f6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8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055f" fo:hyphenate="true" fo:hyphenation-remain-char-count="2" fo:hyphenation-push-char-count="2" loext:hyphenation-no-caps="false"/>
    </style:style>
    <style:style style:name="P29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72dc5" fo:hyphenate="true" fo:hyphenation-remain-char-count="2" fo:hyphenation-push-char-count="2" loext:hyphenation-no-caps="false"/>
    </style:style>
    <style:style style:name="P2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8b8cb" fo:hyphenate="true" fo:hyphenation-remain-char-count="2" fo:hyphenation-push-char-count="2" loext:hyphenation-no-caps="false"/>
    </style:style>
    <style:style style:name="P2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244e4" fo:hyphenate="true" fo:hyphenation-remain-char-count="2" fo:hyphenation-push-char-count="2" loext:hyphenation-no-caps="false"/>
    </style:style>
    <style:style style:name="P29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18a6722" fo:hyphenate="true" fo:hyphenation-remain-char-count="2" fo:hyphenation-push-char-count="2" loext:hyphenation-no-caps="false"/>
    </style:style>
    <style:style style:name="P2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3ed4d2" fo:hyphenate="true" fo:hyphenation-remain-char-count="2" fo:hyphenation-push-char-count="2" loext:hyphenation-no-caps="false"/>
    </style:style>
    <style:style style:name="P29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08b8cb" fo:hyphenate="true" fo:hyphenation-remain-char-count="2" fo:hyphenation-push-char-count="2" loext:hyphenation-no-caps="false"/>
    </style:style>
    <style:style style:name="P29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e055f" fo:hyphenate="true" fo:hyphenation-remain-char-count="2" fo:hyphenation-push-char-count="2" loext:hyphenation-no-caps="false"/>
    </style:style>
    <style:style style:name="P29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3e75" fo:hyphenate="true" fo:hyphenation-remain-char-count="2" fo:hyphenation-push-char-count="2" loext:hyphenation-no-caps="false"/>
    </style:style>
    <style:style style:name="P29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1b31249" fo:hyphenate="true" fo:hyphenation-remain-char-count="2" fo:hyphenation-push-char-count="2" loext:hyphenation-no-caps="false"/>
    </style:style>
    <style:style style:name="P299" style:family="paragraph" style:parent-style-name="Table_20_Contents">
      <style:paragraph-properties fo:line-height="100%" fo:text-align="justify" style:justify-single-word="false" fo:hyphenation-ladder-count="5" style:writing-mode="lr-tb">
        <style:drop-cap style:lines="3" style:style-name="Iniciály_20_velké"/>
      </style:paragraph-properties>
      <style:text-properties officeooo:paragraph-rsid="00172dc5" fo:hyphenate="true" fo:hyphenation-remain-char-count="2" fo:hyphenation-push-char-count="2" loext:hyphenation-no-caps="false"/>
    </style:style>
    <style:style style:name="P30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3f3554" officeooo:paragraph-rsid="00905610" style:font-size-asian="12pt" style:font-size-complex="12pt" fo:hyphenate="true" fo:hyphenation-remain-char-count="2" fo:hyphenation-push-char-count="2" loext:hyphenation-no-caps="false"/>
    </style:style>
    <style:style style:name="P30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30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859247" officeooo:paragraph-rsid="001e3e05" style:font-size-asian="12pt" style:font-size-complex="12pt" fo:hyphenate="true" fo:hyphenation-remain-char-count="2" fo:hyphenation-push-char-count="2" loext:hyphenation-no-caps="false"/>
    </style:style>
    <style:style style:name="P30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874986" officeooo:paragraph-rsid="00905610" style:font-size-asian="12pt" style:font-size-complex="12pt" fo:hyphenate="true" fo:hyphenation-remain-char-count="2" fo:hyphenation-push-char-count="2" loext:hyphenation-no-caps="false"/>
    </style:style>
    <style:style style:name="P30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af799e" officeooo:paragraph-rsid="00af799e" style:font-size-asian="12pt" style:font-size-complex="12pt" fo:hyphenate="true" fo:hyphenation-remain-char-count="2" fo:hyphenation-push-char-count="2" loext:hyphenation-no-caps="false"/>
    </style:style>
    <style:style style:name="P3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962c7d" officeooo:paragraph-rsid="000f3e75" style:font-size-asian="12pt" style:font-style-asian="normal" style:font-size-complex="12pt" style:font-style-complex="normal" fo:hyphenate="true" fo:hyphenation-remain-char-count="2" fo:hyphenation-push-char-count="2" loext:hyphenation-no-caps="false"/>
    </style:style>
    <style:style style:name="P30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30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9053b5" officeooo:paragraph-rsid="000f3e75" style:font-size-asian="12pt" style:font-style-asian="normal" style:font-size-complex="12pt" style:font-style-complex="normal"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officeooo:paragraph-rsid="001c3bb5"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9df912" officeooo:paragraph-rsid="001c3bb5" style:font-size-asian="12pt" style:font-size-complex="12pt"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1c3bb5" style:font-size-asian="12pt" style:font-size-complex="12pt" fo:hyphenate="true" fo:hyphenation-remain-char-count="2" fo:hyphenation-push-char-count="2" loext:hyphenation-no-caps="false"/>
    </style:style>
    <style:style style:name="P31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6897dd" officeooo:paragraph-rsid="001c3bb5" style:font-size-asian="12pt" style:font-style-asian="normal" style:font-size-complex="12pt" style:font-style-complex="normal"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1c3bb5" style:font-size-asian="12pt" style:font-style-asian="normal" style:font-size-complex="12pt" style:font-style-complex="normal"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19" style:family="paragraph" style:parent-style-name="Table_20_Contents">
      <style:paragraph-properties fo:text-align="justify" style:justify-single-word="false" fo:hyphenation-ladder-count="3"/>
      <style:text-properties style:font-name="Linux Libertine S.O.Cist." fo:font-size="12pt" fo:language="cs" fo:country="CZ" style:font-size-asian="12pt" style:font-size-complex="12pt"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7e6089" style:font-size-asian="12pt" style:font-size-complex="12pt"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69dd1c" style:font-size-asian="12pt" style:font-size-complex="12pt"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737c79" style:font-size-asian="12pt" style:font-size-complex="12pt"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67414b" style:font-size-asian="12pt" style:font-size-complex="12pt"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c61103" style:font-size-asian="12pt" style:font-size-complex="12pt"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10fbb67" style:font-size-asian="12pt" style:font-size-complex="12pt"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1ab2775" style:font-size-asian="12pt" style:font-size-complex="12pt"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paragraph-rsid="0011f01d" style:font-size-asian="12pt" style:font-size-complex="12pt" fo:hyphenate="true" fo:hyphenation-remain-char-count="2" fo:hyphenation-push-char-count="2" loext:hyphenation-no-caps="false"/>
    </style:style>
    <style:style style:name="P32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3e2b79" style:font-size-asian="12pt" style:font-size-complex="12pt" fo:hyphenate="true" fo:hyphenation-remain-char-count="2" fo:hyphenation-push-char-count="2" loext:hyphenation-no-caps="false"/>
    </style:style>
    <style:style style:name="P32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48b764" style:font-size-asian="12pt" style:font-size-complex="12pt" fo:hyphenate="true" fo:hyphenation-remain-char-count="2" fo:hyphenation-push-char-count="2" loext:hyphenation-no-caps="false"/>
    </style:style>
    <style:style style:name="P33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0f0466" style:font-size-asian="12pt" style:font-size-complex="12pt" fo:hyphenate="true" fo:hyphenation-remain-char-count="2" fo:hyphenation-push-char-count="2" loext:hyphenation-no-caps="false"/>
    </style:style>
    <style:style style:name="P33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0a272f0" style:font-size-asian="12pt" style:font-size-complex="12pt" fo:hyphenate="true" fo:hyphenation-remain-char-count="2" fo:hyphenation-push-char-count="2" loext:hyphenation-no-caps="false"/>
    </style:style>
    <style:style style:name="P33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 fo:font-size="12pt" fo:language="cs" fo:country="CZ" officeooo:rsid="0067414b" officeooo:paragraph-rsid="014dd0f8" style:font-size-asian="12pt" style:font-size-complex="12pt" fo:hyphenate="true" fo:hyphenation-remain-char-count="2" fo:hyphenation-push-char-count="2" loext:hyphenation-no-caps="false"/>
    </style:style>
    <style:style style:name="P333"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 fo:font-size="12pt" fo:language="cs" fo:country="CZ" officeooo:paragraph-rsid="0008b8cb" style:font-size-asian="12pt" style:font-size-complex="12pt" fo:hyphenate="true" fo:hyphenation-remain-char-count="2" fo:hyphenation-push-char-count="2" loext:hyphenation-no-caps="false"/>
    </style:style>
    <style:style style:name="P334"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0f3e75" style:font-size-asian="12pt" style:font-size-complex="12pt" fo:hyphenate="true" fo:hyphenation-remain-char-count="2" fo:hyphenation-push-char-count="2" loext:hyphenation-no-caps="false"/>
    </style:style>
    <style:style style:name="P335"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08b8cb" style:font-size-asian="12pt" style:font-size-complex="12pt"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337" style:family="paragraph" style:parent-style-name="Table_20_Contents">
      <style:paragraph-properties fo:line-height="100%" fo:text-align="justify" style:justify-single-word="false" fo:hyphenation-ladder-count="3">
        <style:drop-cap style:lines="2" style:style-name="Drop_20_Caps"/>
      </style:paragraph-properties>
      <style:text-properties style:use-window-font-color="true" loext:opacity="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2" loext:hyphenation-no-caps="false"/>
    </style:style>
    <style:style style:name="P338" style:family="paragraph" style:parent-style-name="Table_20_Contents">
      <style:paragraph-properties fo:line-height="100%" fo:text-align="justify" style:justify-single-word="false" fo:hyphenation-ladder-count="3">
        <style:drop-cap style:lines="2" style:style-name="Iniciály_20_velké"/>
      </style:paragraph-properties>
      <style:text-properties style:use-window-font-color="true" loext:opacity="0%" style:font-name="Linux Libertine S.O.Cist." fo:font-size="12pt" fo:language="la" fo:country="VA" officeooo:paragraph-rsid="00191dc8" style:font-size-asian="12pt" style:language-asian="zh" style:country-asian="CN" style:font-size-complex="12pt" style:language-complex="hi" style:country-complex="IN" fo:hyphenate="true" fo:hyphenation-remain-char-count="2" fo:hyphenation-push-char-count="2" loext:hyphenation-no-caps="false"/>
    </style:style>
    <style:style style:name="P339" style:family="paragraph" style:parent-style-name="Table_20_Contents">
      <style:paragraph-properties fo:line-height="100%" fo:text-align="center" style:justify-single-word="false" fo:hyphenation-ladder-count="3"/>
      <style:text-properties style:use-window-font-color="true" loext:opacity="0%" style:font-name="Linux Libertine S.O.Cist." fo:font-size="12pt" fo:language="la" fo:country="VA" officeooo:paragraph-rsid="01aee5bf" style:font-size-asian="12pt" style:language-asian="zh" style:country-asian="CN" style:font-size-complex="12pt" style:language-complex="hi" style:country-complex="IN" fo:hyphenate="true" fo:hyphenation-remain-char-count="2" fo:hyphenation-push-char-count="2" loext:hyphenation-no-caps="false"/>
    </style:style>
    <style:style style:name="P340" style:family="paragraph" style:parent-style-name="Table_20_Contents">
      <style:paragraph-properties fo:line-height="100%" fo:text-align="justify" style:justify-single-word="false" fo:hyphenation-ladder-count="3">
        <style:drop-cap style:lines="2" style:style-name="Drop_20_Caps"/>
      </style:paragraph-properties>
      <style:text-properties style:use-window-font-color="true" loext:opacity="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2" loext:hyphenation-no-caps="false"/>
    </style:style>
    <style:style style:name="P341" style:family="paragraph" style:parent-style-name="Table_20_Contents">
      <style:paragraph-properties fo:line-height="100%" fo:text-align="center" style:justify-single-word="false" fo:hyphenation-ladder-count="3">
        <style:drop-cap style:lines="3" style:style-name="Iniciály_20_velké"/>
      </style:paragraph-properties>
      <style:text-properties fo:font-variant="small-caps" fo:color="#ff0000" loext:opacity="100%" style:font-name="Linux Libertine S.O.Cist." fo:font-size="12pt" fo:language="la" fo:country="VA" officeooo:rsid="00139a0d" officeooo:paragraph-rsid="00158fb4" style:font-size-asian="12pt" style:language-asian="zh" style:country-asian="CN" style:font-size-complex="12pt" style:language-complex="hi" style:country-complex="IN"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737c79" fo:hyphenate="true" fo:hyphenation-remain-char-count="2" fo:hyphenation-push-char-count="2" loext:hyphenation-no-caps="false"/>
    </style:style>
    <style:style style:name="P343" style:family="paragraph" style:parent-style-name="Table_20_Contents">
      <style:paragraph-properties fo:line-height="100%" fo:text-align="center" style:justify-single-word="false" fo:hyphenation-ladder-count="3"/>
      <style:text-properties style:font-name="Bookman BT S.O.Cist.:liga=0"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4"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ae72e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5"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1aee5b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6" style:family="paragraph" style:parent-style-name="Table_20_Contents">
      <style:paragraph-properties fo:margin-top="0cm" fo:margin-bottom="0.101cm" style:contextual-spacing="false"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a5733"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47" style:family="paragraph" style:parent-style-name="Table_20_Contents">
      <style:paragraph-properties fo:margin-top="0cm" fo:margin-bottom="0.101cm" style:contextual-spacing="false"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737c79"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48" style:family="paragraph" style:parent-style-name="Table_20_Contents">
      <style:paragraph-properties fo:margin-top="0cm" fo:margin-bottom="0.101cm" style:contextual-spacing="false"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49" style:family="paragraph" style:parent-style-name="Table_20_Contents">
      <style:paragraph-properties fo:margin-top="0cm" fo:margin-bottom="0.101cm" style:contextual-spacing="false" fo:text-align="justify" style:justify-single-word="false" fo:hyphenation-ladder-count="3">
        <style:drop-cap style:lines="3" style:style-name="Iniciály_20_velké"/>
      </style:paragraph-properties>
      <style:text-properties style:font-name="Linux Libertine S.O.Cist." fo:font-size="12pt" fo:language="cs" fo:country="CZ" officeooo:paragraph-rsid="01a80a9c" style:font-size-asian="12pt" style:font-size-complex="12pt" fo:hyphenate="true" fo:hyphenation-remain-char-count="2" fo:hyphenation-push-char-count="2" loext:hyphenation-no-caps="false"/>
    </style:style>
    <style:style style:name="P350" style:family="paragraph" style:parent-style-name="Table_20_Contents">
      <style:paragraph-properties fo:margin-top="0cm" fo:margin-bottom="0cm" style:contextual-spacing="false"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91dc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51" style:family="paragraph" style:parent-style-name="Table_20_Contents">
      <style:paragraph-properties fo:margin-top="0cm" fo:margin-bottom="0.051cm" style:contextual-spacing="false"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2bebe7" officeooo:paragraph-rsid="002bebe7" style:font-size-asian="12pt" style:font-size-complex="12pt" fo:hyphenate="true" fo:hyphenation-remain-char-count="2" fo:hyphenation-push-char-count="2" loext:hyphenation-no-caps="false"/>
    </style:style>
    <style:style style:name="P352" style:family="paragraph" style:parent-style-name="Table_20_Contents">
      <style:paragraph-properties fo:margin-top="0cm" fo:margin-bottom="0.051cm" style:contextual-spacing="false" fo:line-height="100%" fo:text-align="justify" style:justify-single-word="false" fo:hyphenation-ladder-count="3">
        <style:drop-cap style:lines="2" style:style-name="Iniciály_20_velké"/>
      </style:paragraph-properties>
      <style:text-properties style:use-window-font-color="true" loext:opacity="0%" style:font-name="Linux Libertine S.O.Cist." fo:font-size="12pt" fo:language="cs" fo:country="CZ" officeooo:paragraph-rsid="0036f5c3" style:font-size-asian="12pt" style:language-asian="zh" style:country-asian="CN" style:font-size-complex="12pt" style:language-complex="hi" style:country-complex="IN" fo:hyphenate="true" fo:hyphenation-remain-char-count="2" fo:hyphenation-push-char-count="2" loext:hyphenation-no-caps="false"/>
    </style:style>
    <style:style style:name="P353" style:family="paragraph" style:parent-style-name="Table_20_Contents">
      <style:paragraph-properties fo:margin-top="0cm" fo:margin-bottom="0.102cm" style:contextual-spacing="false" fo:text-align="justify" style:justify-single-word="false" fo:hyphenation-ladder-count="3" style:writing-mode="lr-tb">
        <style:drop-cap style:lines="2" style:style-name="Drop_20_Caps"/>
      </style:paragraph-properties>
      <style:text-properties officeooo:paragraph-rsid="00191dc8" fo:hyphenate="true" fo:hyphenation-remain-char-count="2" fo:hyphenation-push-char-count="2" loext:hyphenation-no-caps="false"/>
    </style:style>
    <style:style style:name="P354"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3" fo:text-indent="0.499cm" style:auto-text-indent="false" fo:background-color="transparent" text:number-lines="false" text:line-number="0">
        <style:drop-cap/>
      </style:paragraph-properties>
      <style:text-properties style:font-name="Linux Libertine S.O.Cist." fo:font-size="12pt" fo:language="cs" fo:country="CZ" officeooo:paragraph-rsid="00737c79" style:font-size-asian="12pt" style:font-size-complex="12pt" fo:hyphenate="true" fo:hyphenation-remain-char-count="2" fo:hyphenation-push-char-count="2" loext:hyphenation-no-caps="false"/>
    </style:style>
    <style:style style:name="P355"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drop-cap/>
      </style:paragraph-properties>
      <style:text-properties style:font-name="Linux Libertine S.O.Cist." fo:font-size="12pt" fo:language="cs" fo:country="CZ" officeooo:paragraph-rsid="0069dd1c" style:font-size-asian="12pt" style:font-size-complex="12pt" fo:hyphenate="true" fo:hyphenation-remain-char-count="2" fo:hyphenation-push-char-count="2" loext:hyphenation-no-caps="false"/>
    </style:style>
    <style:style style:name="P356"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tab-stops/>
        <style:drop-cap/>
      </style:paragraph-properties>
      <style:text-properties style:font-name="Linux Libertine S.O.Cist." fo:font-size="12pt" fo:language="cs" fo:country="CZ" officeooo:paragraph-rsid="01ab2775" style:font-size-asian="12pt" style:font-size-complex="12pt" fo:hyphenate="true" fo:hyphenation-remain-char-count="2" fo:hyphenation-push-char-count="2" loext:hyphenation-no-caps="false"/>
    </style:style>
    <style:style style:name="P357"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tab-stops/>
        <style:drop-cap/>
      </style:paragraph-properties>
      <style:text-properties style:font-name="Linux Libertine S.O.Cist." fo:font-size="12pt" fo:language="cs" fo:country="CZ" officeooo:rsid="019783c5" officeooo:paragraph-rsid="01ab2775" style:font-size-asian="12pt" style:font-size-complex="12pt" fo:hyphenate="true" fo:hyphenation-remain-char-count="2" fo:hyphenation-push-char-count="2" loext:hyphenation-no-caps="false"/>
    </style:style>
    <style:style style:name="P358" style:family="paragraph" style:parent-style-name="Table_20_Contents">
      <style:paragraph-properties fo:margin-left="0cm" fo:margin-right="0cm" fo:line-height="100%" fo:text-align="justify" style:justify-single-word="false" fo:hyphenation-ladder-count="3" fo:text-indent="0.508cm" style:auto-text-indent="false" style:writing-mode="lr-tb">
        <style:drop-cap/>
      </style:paragraph-properties>
      <style:text-properties fo:color="#000000" loext:opacity="100%" style:font-name="Linux Libertine S.O.Cist." fo:font-size="12pt" fo:language="la" fo:country="VA" officeooo:rsid="00336121" officeooo:paragraph-rsid="01ab9621" style:font-size-asian="12pt" style:language-asian="zh" style:country-asian="CN" style:font-size-complex="12pt" style:language-complex="hi" style:country-complex="IN"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12b9390"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191dc8"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19cafa"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57fcbb"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70d6de"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272637"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2a48f5"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3a708e"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4a05bb"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69dd1c"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6f8ea9"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71a50f"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7add93"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84aa0d"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94598f"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0c3a633"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0e5949c"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fo:font-weight="normal" officeooo:rsid="0143a992"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font-size="12pt" fo:language="la" fo:country="VA" fo:font-weight="normal" officeooo:rsid="00fc09c7" style:font-size-asian="12pt" style:language-asian="zh" style:country-asian="CN" style:font-weight-asian="normal" style:font-size-complex="12pt" style:language-complex="hi" style:country-complex="IN" style:font-weight-complex="normal"/>
    </style:style>
    <style:style style:name="T24" style:family="text">
      <style:text-properties fo:color="#ff0000" loext:opacity="100%" fo:font-size="12pt" fo:language="la" fo:country="VA" fo:font-weight="normal" officeooo:rsid="00175ef8" style:font-size-asian="12pt" style:language-asian="zh" style:country-asian="CN" style:font-weight-asian="normal" style:font-size-complex="12pt" style:language-complex="hi" style:country-complex="IN" style:font-weight-complex="normal"/>
    </style:style>
    <style:style style:name="T25" style:family="text">
      <style:text-properties fo:color="#ff0000" loext:opacity="100%" fo:font-size="12pt" fo:language="la" fo:country="VA" fo:font-weight="normal" officeooo:rsid="016536e3" style:font-size-asian="12pt" style:language-asian="zh" style:country-asian="CN" style:font-weight-asian="normal" style:font-size-complex="12pt" style:language-complex="hi" style:country-complex="IN" style:font-weight-complex="normal"/>
    </style:style>
    <style:style style:name="T26" style:family="text">
      <style:text-properties fo:color="#ff0000" loext:opacity="100%" fo:font-size="12pt" fo:language="la" fo:country="VA" style:font-size-asian="12pt" style:language-asian="zh" style:country-asian="CN" style:font-size-complex="12pt" style:language-complex="hi" style:country-complex="IN"/>
    </style:style>
    <style:style style:name="T27"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28" style:family="text">
      <style:text-properties fo:color="#ff0000" loext:opacity="100%" fo:font-size="12pt" fo:language="la" fo:country="VA" officeooo:rsid="00924205" style:font-size-asian="12pt" style:language-asian="zh" style:country-asian="CN" style:font-size-complex="12pt" style:language-complex="hi" style:country-complex="IN"/>
    </style:style>
    <style:style style:name="T29"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30" style:family="text">
      <style:text-properties fo:color="#ff0000" loext:opacity="100%" fo:font-size="12pt" fo:language="la" fo:country="VA" officeooo:rsid="009909f2" style:font-size-asian="12pt" style:language-asian="zh" style:country-asian="CN" style:font-size-complex="12pt" style:language-complex="hi" style:country-complex="IN"/>
    </style:style>
    <style:style style:name="T31" style:family="text">
      <style:text-properties fo:color="#ff0000" loext:opacity="100%" fo:font-size="12pt" fo:language="la" fo:country="VA" officeooo:rsid="014aca2a" style:font-size-asian="12pt" style:language-asian="zh" style:country-asian="CN" style:font-size-complex="12pt" style:language-complex="hi" style:country-complex="IN"/>
    </style:style>
    <style:style style:name="T32" style:family="text">
      <style:text-properties fo:color="#ff0000" loext:opacity="100%" fo:language="la" fo:country="VA"/>
    </style:style>
    <style:style style:name="T33"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34"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35" style:family="text">
      <style:text-properties fo:color="#ff0000" loext:opacity="100%" fo:language="la" fo:country="VA" fo:font-weight="normal" officeooo:rsid="00191dc8" style:language-asian="zh" style:country-asian="CN" style:font-weight-asian="normal" style:language-complex="hi" style:country-complex="IN" style:font-weight-complex="normal"/>
    </style:style>
    <style:style style:name="T36" style:family="text">
      <style:text-properties fo:color="#ff0000" loext:opacity="100%" fo:language="la" fo:country="VA" fo:font-weight="normal" officeooo:rsid="001a2892" style:language-asian="zh" style:country-asian="CN" style:font-weight-asian="normal" style:language-complex="hi" style:country-complex="IN" style:font-weight-complex="normal"/>
    </style:style>
    <style:style style:name="T37" style:family="text">
      <style:text-properties fo:color="#ff0000" loext:opacity="100%" fo:language="la" fo:country="VA" fo:font-weight="normal" officeooo:rsid="013c0286" style:language-asian="zh" style:country-asian="CN" style:font-weight-asian="normal" style:language-complex="hi" style:country-complex="IN" style:font-weight-complex="normal"/>
    </style:style>
    <style:style style:name="T38" style:family="text">
      <style:text-properties fo:color="#ff0000" loext:opacity="100%" fo:language="la" fo:country="VA" fo:font-weight="normal" officeooo:rsid="0070d6de" style:language-asian="zh" style:country-asian="CN" style:font-weight-asian="normal" style:language-complex="hi" style:country-complex="IN" style:font-weight-complex="normal"/>
    </style:style>
    <style:style style:name="T39" style:family="text">
      <style:text-properties fo:color="#ff0000" loext:opacity="100%" fo:language="la" fo:country="VA" fo:font-weight="normal" officeooo:rsid="00272637" style:language-asian="zh" style:country-asian="CN" style:font-weight-asian="normal" style:language-complex="hi" style:country-complex="IN" style:font-weight-complex="normal"/>
    </style:style>
    <style:style style:name="T40" style:family="text">
      <style:text-properties fo:color="#ff0000" loext:opacity="100%" fo:language="la" fo:country="VA" fo:font-weight="normal" officeooo:rsid="000f3e75" style:language-asian="zh" style:country-asian="CN" style:font-weight-asian="normal" style:language-complex="hi" style:country-complex="IN" style:font-weight-complex="normal"/>
    </style:style>
    <style:style style:name="T41" style:family="text">
      <style:text-properties fo:color="#ff0000" loext:opacity="100%" fo:language="la" fo:country="VA" fo:font-weight="normal" officeooo:rsid="003a708e" style:language-asian="zh" style:country-asian="CN" style:font-weight-asian="normal" style:language-complex="hi" style:country-complex="IN" style:font-weight-complex="normal"/>
    </style:style>
    <style:style style:name="T42" style:family="text">
      <style:text-properties fo:color="#ff0000" loext:opacity="100%" fo:language="la" fo:country="VA" fo:font-weight="normal" officeooo:rsid="0047b8c1" style:language-asian="zh" style:country-asian="CN" style:font-weight-asian="normal" style:language-complex="hi" style:country-complex="IN" style:font-weight-complex="normal"/>
    </style:style>
    <style:style style:name="T43" style:family="text">
      <style:text-properties fo:color="#ff0000" loext:opacity="100%" fo:language="la" fo:country="VA" fo:font-weight="normal" officeooo:rsid="004a05bb" style:language-asian="zh" style:country-asian="CN" style:font-weight-asian="normal" style:language-complex="hi" style:country-complex="IN" style:font-weight-complex="normal"/>
    </style:style>
    <style:style style:name="T44" style:family="text">
      <style:text-properties fo:color="#ff0000" loext:opacity="100%" fo:language="la" fo:country="VA" fo:font-weight="normal" officeooo:rsid="0068d426"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6f8ea9"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71a50f"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7add93"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84aa0d"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94598f"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c3a633"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e63355"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142abe7" style:language-asian="zh" style:country-asian="CN" style:font-weight-asian="normal" style:language-complex="hi" style:country-complex="IN" style:font-weight-complex="normal"/>
    </style:style>
    <style:style style:name="T53" style:family="text">
      <style:text-properties fo:color="#ff0000" loext:opacity="100%" fo:language="la" fo:country="VA" style:language-asian="zh" style:country-asian="CN" style:language-complex="hi" style:country-complex="IN"/>
    </style:style>
    <style:style style:name="T54" style:family="text">
      <style:text-properties fo:color="#ff0000" loext:opacity="100%" fo:language="la" fo:country="VA" officeooo:rsid="0030a648" style:language-asian="zh" style:country-asian="CN" style:language-complex="hi" style:country-complex="IN"/>
    </style:style>
    <style:style style:name="T55" style:family="text">
      <style:text-properties fo:color="#ff0000" loext:opacity="100%" fo:language="la" fo:country="VA" officeooo:rsid="004e7347" style:language-asian="zh" style:country-asian="CN" style:language-complex="hi" style:country-complex="IN"/>
    </style:style>
    <style:style style:name="T56" style:family="text">
      <style:text-properties fo:color="#ff0000" loext:opacity="100%" fo:language="la" fo:country="VA" officeooo:rsid="0078372f" style:language-asian="zh" style:country-asian="CN" style:language-complex="hi" style:country-complex="IN"/>
    </style:style>
    <style:style style:name="T57" style:family="text">
      <style:text-properties fo:color="#ff0000" loext:opacity="100%" fo:language="la" fo:country="VA" officeooo:rsid="00109841" style:language-asian="zh" style:country-asian="CN" style:language-complex="hi" style:country-complex="IN"/>
    </style:style>
    <style:style style:name="T58" style:family="text">
      <style:text-properties fo:color="#ff0000" loext:opacity="100%" fo:language="la" fo:country="VA" officeooo:rsid="016fe915" style:language-asian="zh" style:country-asian="CN" style:language-complex="hi" style:country-complex="IN"/>
    </style:style>
    <style:style style:name="T59" style:family="text">
      <style:text-properties fo:color="#ff0000" loext:opacity="100%" style:font-name="Bookman BT S.O.Cist." fo:font-size="12pt" fo:letter-spacing="normal" fo:language="la" fo:country="VA" fo:font-style="normal" fo:font-weight="normal" officeooo:rsid="00b5f798"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0" style:family="text">
      <style:text-properties fo:color="#ff0000" loext:opacity="100%" style:font-name="Bookman BT S.O.Cist." fo:font-size="12pt" fo:letter-spacing="normal" fo:language="la" fo:country="VA" fo:font-style="normal" fo:font-weight="normal" officeooo:rsid="003a708e"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1" style:family="text">
      <style:text-properties fo:color="#ff0000" loext:opacity="100%" style:font-name="Bookman BT S.O.Cist." fo:font-size="12pt" fo:letter-spacing="normal" fo:language="la" fo:country="VA" fo:font-style="normal" fo:font-weight="normal" officeooo:rsid="0047b8c1"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2" style:family="text">
      <style:text-properties fo:color="#ff0000" loext:opacity="100%" style:font-name="Bookman BT S.O.Cist." fo:font-size="12pt" fo:letter-spacing="normal" fo:language="la" fo:country="VA" fo:font-style="normal" fo:font-weight="normal" officeooo:rsid="004a05bb"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3" style:family="text">
      <style:text-properties fo:color="#ff0000" loext:opacity="100%" style:font-name="Bookman BT S.O.Cist." fo:font-size="12pt" fo:letter-spacing="normal" fo:language="la" fo:country="VA" fo:font-style="normal" fo:font-weight="normal" officeooo:rsid="0068d426"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4" style:family="text">
      <style:text-properties fo:color="#ff0000" loext:opacity="100%" style:font-name="Bookman BT S.O.Cist." fo:font-size="12pt" fo:letter-spacing="normal" fo:language="la" fo:country="VA" fo:font-style="normal" fo:font-weight="normal" officeooo:rsid="006f8ea9"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 style:family="text">
      <style:text-properties fo:color="#ff0000" loext:opacity="100%" style:font-name="Bookman BT S.O.Cist." fo:font-size="12pt" fo:letter-spacing="normal" fo:language="la" fo:country="VA" fo:font-style="normal" fo:font-weight="normal" officeooo:rsid="007268b4"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6" style:family="text">
      <style:text-properties fo:color="#ff0000" loext:opacity="100%" style:font-name="Bookman BT S.O.Cist." fo:font-size="12pt" fo:letter-spacing="normal" fo:language="la" fo:country="VA" fo:font-style="normal" fo:font-weight="normal" officeooo:rsid="007add93"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7" style:family="text">
      <style:text-properties fo:color="#ff0000" loext:opacity="100%" style:font-name="Bookman BT S.O.Cist." fo:font-size="12pt" fo:letter-spacing="normal" fo:language="la" fo:country="VA" fo:font-style="normal" fo:font-weight="normal" officeooo:rsid="0084aa0d"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8" style:family="text">
      <style:text-properties fo:color="#ff0000" loext:opacity="100%" style:font-name="Bookman BT S.O.Cist." fo:font-size="12pt" fo:letter-spacing="normal" fo:language="la" fo:country="VA" fo:font-style="normal" fo:font-weight="normal" officeooo:rsid="0094598f"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9" style:family="text">
      <style:text-properties fo:color="#ff0000" loext:opacity="100%" style:font-name="Bookman BT S.O.Cist." fo:font-size="12pt" fo:letter-spacing="normal" fo:language="la" fo:country="VA" fo:font-style="normal" fo:font-weight="normal" officeooo:rsid="00c3a633"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0"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71" style:family="text">
      <style:text-properties fo:color="#ff0000" loext:opacity="100%" officeooo:rsid="00fc09c7"/>
    </style:style>
    <style:style style:name="T72" style:family="text">
      <style:text-properties fo:color="#ff0000" loext:opacity="100%" style:font-name="Linux Libertine S\.O\.Cist\."/>
    </style:style>
    <style:style style:name="T73" style:family="text">
      <style:text-properties fo:color="#ff0000" loext:opacity="100%" officeooo:rsid="00fdfec5"/>
    </style:style>
    <style:style style:name="T74" style:family="text">
      <style:text-properties fo:color="#ff0000" loext:opacity="100%" fo:letter-spacing="normal" fo:font-style="normal" fo:font-weight="normal"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75" style:family="text">
      <style:text-properties fo:color="#ff0000" loext:opacity="100%" fo:letter-spacing="normal" fo:font-style="normal" fo:font-weight="normal" officeooo:rsid="00fdfec5"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76" style:family="text">
      <style:text-properties fo:color="#ff0000" loext:opacity="100%" fo:letter-spacing="normal" fo:font-weight="normal" style:font-name-asian="Andale Sans UI1" style:language-asian="zh" style:country-asian="CN" style:font-weight-asian="normal" style:font-name-complex="Tahoma" style:language-complex="hi" style:country-complex="IN" style:font-weight-complex="normal"/>
    </style:style>
    <style:style style:name="T77" style:family="text">
      <style:text-properties fo:color="#ff0000" loext:opacity="100%" officeooo:rsid="0150c414"/>
    </style:style>
    <style:style style:name="T78" style:family="text">
      <style:text-properties fo:color="#ff0000" loext:opacity="100%" officeooo:rsid="00ff9dc0"/>
    </style:style>
    <style:style style:name="T79" style:family="text">
      <style:text-properties fo:color="#ff0000" loext:opacity="100%" officeooo:rsid="0100fff3"/>
    </style:style>
    <style:style style:name="T80" style:family="text">
      <style:text-properties fo:color="#ff0000" loext:opacity="100%" officeooo:rsid="0100d8d4"/>
    </style:style>
    <style:style style:name="T81" style:family="text">
      <style:text-properties fo:color="#ff0000" loext:opacity="100%" officeooo:rsid="0102317d"/>
    </style:style>
    <style:style style:name="T82" style:family="text">
      <style:text-properties fo:color="#ff0000" loext:opacity="100%" officeooo:rsid="00111446"/>
    </style:style>
    <style:style style:name="T83" style:family="text">
      <style:text-properties fo:color="#ff0000" loext:opacity="100%" fo:font-style="normal" officeooo:rsid="0015134f" style:font-style-asian="normal" style:font-style-complex="normal"/>
    </style:style>
    <style:style style:name="T84" style:family="text">
      <style:text-properties fo:color="#ff0000" loext:opacity="100%" officeooo:rsid="01089919"/>
    </style:style>
    <style:style style:name="T85" style:family="text">
      <style:text-properties fo:color="#ff0000" loext:opacity="100%" officeooo:rsid="00ff9dc0" style:language-asian="zh" style:country-asian="CN" style:language-complex="hi" style:country-complex="IN"/>
    </style:style>
    <style:style style:name="T86" style:family="text">
      <style:text-properties fo:color="#ff0000" loext:opacity="100%" style:font-name="Linux Libertine S.O.Cist." fo:font-size="12pt" fo:letter-spacing="normal" fo:language="cs" fo:country="CZ" fo:font-style="normal" fo:font-weight="normal" officeooo:rsid="0102317d"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7" style:family="text">
      <style:text-properties fo:color="#ff0000" loext:opacity="100%" style:font-name="Linux Libertine S.O.Cist." fo:font-size="12pt" fo:language="cs" fo:country="CZ" officeooo:rsid="01089919" style:font-size-asian="12pt" style:language-asian="zh" style:country-asian="CN" style:font-size-complex="12pt" style:language-complex="hi" style:country-complex="IN"/>
    </style:style>
    <style:style style:name="T88" style:family="text">
      <style:text-properties fo:color="#ff0000" loext:opacity="100%" style:font-name="Linux Libertine S.O.Cist." fo:font-size="12pt" fo:language="cs" fo:country="CZ" officeooo:rsid="0106c927" style:font-size-asian="12pt" style:language-asian="zh" style:country-asian="CN" style:font-size-complex="12pt" style:language-complex="hi" style:country-complex="IN"/>
    </style:style>
    <style:style style:name="T89" style:family="text">
      <style:text-properties fo:color="#ff0000" loext:opacity="100%" style:font-name="Linux Libertine S.O.Cist." fo:font-size="12pt" fo:language="cs" fo:country="CZ" officeooo:rsid="00336121" style:font-size-asian="12pt" style:language-asian="zh" style:country-asian="CN" style:font-size-complex="12pt" style:language-complex="hi" style:country-complex="IN"/>
    </style:style>
    <style:style style:name="T90" style:family="text">
      <style:text-properties fo:color="#ff0000" loext:opacity="100%" style:font-name="Linux Libertine S.O.Cist." fo:font-size="12pt" fo:language="cs" fo:country="CZ" fo:font-style="normal" officeooo:rsid="01089919" style:font-size-asian="12pt" style:language-asian="zh" style:country-asian="CN" style:font-style-asian="normal" style:font-size-complex="12pt" style:language-complex="hi" style:country-complex="IN" style:font-style-complex="normal"/>
    </style:style>
    <style:style style:name="T91" style:family="text">
      <style:text-properties fo:color="#ff0000" loext:opacity="100%" fo:language="cs" fo:country="CZ"/>
    </style:style>
    <style:style style:name="T92" style:family="text">
      <style:text-properties fo:color="#ff0000" loext:opacity="100%" style:font-name="Linux Libertine S.O.Cist.3" fo:language="cs" fo:country="CZ" officeooo:rsid="01ab9621" style:font-name-asian="Linux Libertine S.O.Cist.3" style:font-name-complex="Linux Libertine S.O.Cist.3"/>
    </style:style>
    <style:style style:name="T93"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94" style:family="text">
      <style:text-properties fo:color="#00000a" loext:opacity="100%" fo:language="la" fo:country="VA" fo:font-weight="normal" officeooo:rsid="0070d6de" style:language-asian="zh" style:country-asian="CN" style:font-weight-asian="normal" style:language-complex="hi" style:country-complex="IN" style:font-weight-complex="normal"/>
    </style:style>
    <style:style style:name="T95" style:family="text">
      <style:text-properties fo:color="#00000a" loext:opacity="100%" fo:language="la" fo:country="VA" fo:font-weight="normal" officeooo:rsid="000f3e75" style:language-asian="zh" style:country-asian="CN" style:font-weight-asian="normal" style:language-complex="hi" style:country-complex="IN" style:font-weight-complex="normal"/>
    </style:style>
    <style:style style:name="T96" style:family="text">
      <style:text-properties fo:color="#00000a" loext:opacity="100%" fo:language="la" fo:country="VA" fo:font-weight="normal" officeooo:rsid="00272637" style:language-asian="zh" style:country-asian="CN" style:font-weight-asian="normal" style:language-complex="hi" style:country-complex="IN" style:font-weight-complex="normal"/>
    </style:style>
    <style:style style:name="T97" style:family="text">
      <style:text-properties fo:color="#00000a" loext:opacity="100%" fo:language="la" fo:country="VA" fo:font-weight="normal" officeooo:rsid="013c0286" style:language-asian="zh" style:country-asian="CN" style:font-weight-asian="normal" style:language-complex="hi" style:country-complex="IN" style:font-weight-complex="normal"/>
    </style:style>
    <style:style style:name="T98" style:family="text">
      <style:text-properties fo:color="#00000a" loext:opacity="100%" fo:language="la" fo:country="VA" fo:font-weight="normal" officeooo:rsid="003a708e" style:language-asian="zh" style:country-asian="CN" style:font-weight-asian="normal" style:language-complex="hi" style:country-complex="IN" style:font-weight-complex="normal"/>
    </style:style>
    <style:style style:name="T99" style:family="text">
      <style:text-properties fo:color="#00000a" loext:opacity="100%" fo:language="la" fo:country="VA" fo:font-weight="normal" officeooo:rsid="0047b8c1" style:language-asian="zh" style:country-asian="CN" style:font-weight-asian="normal" style:language-complex="hi" style:country-complex="IN" style:font-weight-complex="normal"/>
    </style:style>
    <style:style style:name="T100" style:family="text">
      <style:text-properties fo:color="#00000a" loext:opacity="100%" fo:language="la" fo:country="VA" fo:font-weight="normal" officeooo:rsid="004a05bb" style:language-asian="zh" style:country-asian="CN" style:font-weight-asian="normal" style:language-complex="hi" style:country-complex="IN" style:font-weight-complex="normal"/>
    </style:style>
    <style:style style:name="T101" style:family="text">
      <style:text-properties fo:color="#00000a" loext:opacity="100%" fo:language="la" fo:country="VA" fo:font-weight="normal" officeooo:rsid="0068d426" style:language-asian="zh" style:country-asian="CN" style:font-weight-asian="normal" style:language-complex="hi" style:country-complex="IN" style:font-weight-complex="normal"/>
    </style:style>
    <style:style style:name="T102" style:family="text">
      <style:text-properties fo:color="#00000a" loext:opacity="100%" fo:language="la" fo:country="VA" fo:font-weight="normal" officeooo:rsid="006f8ea9" style:language-asian="zh" style:country-asian="CN" style:font-weight-asian="normal" style:language-complex="hi" style:country-complex="IN" style:font-weight-complex="normal"/>
    </style:style>
    <style:style style:name="T103" style:family="text">
      <style:text-properties fo:color="#00000a" loext:opacity="100%" fo:language="la" fo:country="VA" fo:font-weight="normal" officeooo:rsid="0071a50f" style:language-asian="zh" style:country-asian="CN" style:font-weight-asian="normal" style:language-complex="hi" style:country-complex="IN" style:font-weight-complex="normal"/>
    </style:style>
    <style:style style:name="T104" style:family="text">
      <style:text-properties fo:color="#00000a" loext:opacity="100%" fo:language="la" fo:country="VA" fo:font-weight="normal" officeooo:rsid="007add93" style:language-asian="zh" style:country-asian="CN" style:font-weight-asian="normal" style:language-complex="hi" style:country-complex="IN" style:font-weight-complex="normal"/>
    </style:style>
    <style:style style:name="T105" style:family="text">
      <style:text-properties fo:color="#00000a" loext:opacity="100%" fo:language="la" fo:country="VA" fo:font-weight="normal" officeooo:rsid="0084aa0d" style:language-asian="zh" style:country-asian="CN" style:font-weight-asian="normal" style:language-complex="hi" style:country-complex="IN" style:font-weight-complex="normal"/>
    </style:style>
    <style:style style:name="T106" style:family="text">
      <style:text-properties fo:color="#00000a" loext:opacity="100%" fo:language="la" fo:country="VA" fo:font-weight="normal" officeooo:rsid="0094598f" style:language-asian="zh" style:country-asian="CN" style:font-weight-asian="normal" style:language-complex="hi" style:country-complex="IN" style:font-weight-complex="normal"/>
    </style:style>
    <style:style style:name="T107" style:family="text">
      <style:text-properties fo:color="#00000a" loext:opacity="100%" fo:language="la" fo:country="VA" fo:font-weight="normal" officeooo:rsid="00c3a633" style:language-asian="zh" style:country-asian="CN" style:font-weight-asian="normal" style:language-complex="hi" style:country-complex="IN" style:font-weight-complex="normal"/>
    </style:style>
    <style:style style:name="T108" style:family="text">
      <style:text-properties fo:color="#00000a" loext:opacity="100%" fo:language="la" fo:country="VA" fo:font-weight="normal" officeooo:rsid="00e63355" style:language-asian="zh" style:country-asian="CN" style:font-weight-asian="normal" style:language-complex="hi" style:country-complex="IN" style:font-weight-complex="normal"/>
    </style:style>
    <style:style style:name="T109" style:family="text">
      <style:text-properties fo:color="#00000a" loext:opacity="100%" fo:language="la" fo:country="VA" fo:font-weight="normal" officeooo:rsid="0142abe7" style:language-asian="zh" style:country-asian="CN" style:font-weight-asian="normal" style:language-complex="hi" style:country-complex="IN" style:font-weight-complex="normal"/>
    </style:style>
    <style:style style:name="T110" style:family="text">
      <style:text-properties fo:color="#00000a" loext:opacity="100%" style:font-name="Bookman BT S.O.Cist.1" officeooo:rsid="0059644a"/>
    </style:style>
    <style:style style:name="T111" style:family="text">
      <style:text-properties fo:color="#00000a" loext:opacity="100%" style:font-name="Bookman BT S.O.Cist.1" officeooo:rsid="003a708e"/>
    </style:style>
    <style:style style:name="T112" style:family="text">
      <style:text-properties fo:color="#00000a" loext:opacity="100%" style:font-name="Bookman BT S.O.Cist.1" officeooo:rsid="0047dfeb"/>
    </style:style>
    <style:style style:name="T113"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114" style:family="text">
      <style:text-properties fo:color="#00000a" loext:opacity="100%" style:font-name="Cloister" fo:font-size="18pt" fo:language="la" fo:country="VA" fo:font-weight="normal" officeooo:rsid="016536e3" style:language-asian="zh" style:country-asian="CN" style:font-weight-asian="normal" style:language-complex="hi" style:country-complex="IN" style:font-weight-complex="normal"/>
    </style:style>
    <style:style style:name="T115" style:family="text">
      <style:text-properties style:use-window-font-color="true" loext:opacity="0%"/>
    </style:style>
    <style:style style:name="T116" style:family="text">
      <style:text-properties style:use-window-font-color="true" loext:opacity="0%" fo:language="la" fo:country="VA"/>
    </style:style>
    <style:style style:name="T117" style:family="text">
      <style:text-properties style:use-window-font-color="true" loext:opacity="0%" fo:language="la" fo:country="VA" fo:font-weight="normal" officeooo:rsid="0138e704" style:language-asian="zh" style:country-asian="CN" style:font-weight-asian="normal" style:language-complex="hi" style:country-complex="IN" style:font-weight-complex="normal"/>
    </style:style>
    <style:style style:name="T118"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119" style:family="text">
      <style:text-properties style:use-window-font-color="true" loext:opacity="0%" fo:language="la" fo:country="VA" fo:font-weight="normal" officeooo:rsid="00191dc8" style:language-asian="zh" style:country-asian="CN" style:font-weight-asian="normal" style:language-complex="hi" style:country-complex="IN" style:font-weight-complex="normal"/>
    </style:style>
    <style:style style:name="T120" style:family="text">
      <style:text-properties style:use-window-font-color="true" loext:opacity="0%" fo:language="la" fo:country="VA" fo:font-weight="normal" officeooo:rsid="001a2892" style:language-asian="zh" style:country-asian="CN" style:font-weight-asian="normal" style:language-complex="hi" style:country-complex="IN" style:font-weight-complex="normal"/>
    </style:style>
    <style:style style:name="T121" style:family="text">
      <style:text-properties style:use-window-font-color="true" loext:opacity="0%" fo:language="la" fo:country="VA" fo:font-weight="normal" officeooo:rsid="00272637" style:language-asian="zh" style:country-asian="CN" style:font-weight-asian="normal" style:language-complex="hi" style:country-complex="IN" style:font-weight-complex="normal"/>
    </style:style>
    <style:style style:name="T122" style:family="text">
      <style:text-properties style:use-window-font-color="true" loext:opacity="0%" fo:language="la" fo:country="VA" fo:font-weight="normal" officeooo:rsid="0070d6de" style:language-asian="zh" style:country-asian="CN" style:font-weight-asian="normal" style:language-complex="hi" style:country-complex="IN" style:font-weight-complex="normal"/>
    </style:style>
    <style:style style:name="T123" style:family="text">
      <style:text-properties style:use-window-font-color="true" loext:opacity="0%" fo:language="la" fo:country="VA" fo:font-weight="normal" officeooo:rsid="013c0286" style:language-asian="zh" style:country-asian="CN" style:font-weight-asian="normal" style:language-complex="hi" style:country-complex="IN" style:font-weight-complex="normal"/>
    </style:style>
    <style:style style:name="T124" style:family="text">
      <style:text-properties style:use-window-font-color="true" loext:opacity="0%" fo:language="la" fo:country="VA" fo:font-weight="normal" officeooo:rsid="003a708e" style:language-asian="zh" style:country-asian="CN" style:font-weight-asian="normal" style:language-complex="hi" style:country-complex="IN" style:font-weight-complex="normal"/>
    </style:style>
    <style:style style:name="T125" style:family="text">
      <style:text-properties style:use-window-font-color="true" loext:opacity="0%" fo:language="la" fo:country="VA" fo:font-weight="normal" officeooo:rsid="00e63355" style:language-asian="zh" style:country-asian="CN" style:font-weight-asian="normal" style:language-complex="hi" style:country-complex="IN" style:font-weight-complex="normal"/>
    </style:style>
    <style:style style:name="T126" style:family="text">
      <style:text-properties style:use-window-font-color="true" loext:opacity="0%" officeooo:rsid="0024961e"/>
    </style:style>
    <style:style style:name="T127" style:family="text">
      <style:text-properties style:use-window-font-color="true" loext:opacity="0%" officeooo:rsid="0025a629"/>
    </style:style>
    <style:style style:name="T128" style:family="text">
      <style:text-properties style:use-window-font-color="true" loext:opacity="0%" officeooo:rsid="0014891f"/>
    </style:style>
    <style:style style:name="T129" style:family="text">
      <style:text-properties style:use-window-font-color="true" loext:opacity="0%" officeooo:rsid="011aa133"/>
    </style:style>
    <style:style style:name="T130" style:family="text">
      <style:text-properties style:use-window-font-color="true" loext:opacity="0%" officeooo:rsid="00126fa7"/>
    </style:style>
    <style:style style:name="T131" style:family="text">
      <style:text-properties style:use-window-font-color="true" loext:opacity="0%" officeooo:rsid="00111446"/>
    </style:style>
    <style:style style:name="T132" style:family="text">
      <style:text-properties style:use-window-font-color="true" loext:opacity="0%" officeooo:rsid="01089919"/>
    </style:style>
    <style:style style:name="T133" style:family="text">
      <style:text-properties style:use-window-font-color="true" loext:opacity="0%" officeooo:rsid="01669888"/>
    </style:style>
    <style:style style:name="T134" style:family="text">
      <style:text-properties style:use-window-font-color="true" loext:opacity="0%" officeooo:rsid="016aa8e6"/>
    </style:style>
    <style:style style:name="T135" style:family="text">
      <style:text-properties style:use-window-font-color="true" loext:opacity="0%" officeooo:rsid="016c8447"/>
    </style:style>
    <style:style style:name="T136" style:family="text">
      <style:text-properties style:use-window-font-color="true" loext:opacity="0%" officeooo:rsid="00ff9dc0"/>
    </style:style>
    <style:style style:name="T137" style:family="text">
      <style:text-properties style:use-window-font-color="true" loext:opacity="0%" officeooo:rsid="0102317d"/>
    </style:style>
    <style:style style:name="T138" style:family="text">
      <style:text-properties style:use-window-font-color="true" loext:opacity="0%" officeooo:rsid="016f6c9f"/>
    </style:style>
    <style:style style:name="T139" style:family="text">
      <style:text-properties style:use-window-font-color="true" loext:opacity="0%" officeooo:rsid="016fe915"/>
    </style:style>
    <style:style style:name="T140" style:family="text">
      <style:text-properties style:use-window-font-color="true" loext:opacity="0%" officeooo:rsid="017a4ea2"/>
    </style:style>
    <style:style style:name="T141" style:family="text">
      <style:text-properties style:use-window-font-color="true" loext:opacity="0%" style:font-name="Linux Libertine S.O.Cist." fo:font-size="12pt" fo:letter-spacing="normal" fo:language="cs" fo:country="CZ" fo:font-style="normal" fo:font-weight="normal" officeooo:rsid="017fa485"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2" style:family="text">
      <style:text-properties style:use-window-font-color="true" loext:opacity="0%" style:font-name="Linux Libertine S.O.Cist." fo:font-size="12pt" fo:letter-spacing="normal" fo:language="cs" fo:country="CZ" fo:font-style="normal" fo:font-weight="normal" officeooo:rsid="001244e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3" style:family="text">
      <style:text-properties style:use-window-font-color="true" loext:opacity="0%" style:font-name="Linux Libertine S.O.Cist." fo:font-size="12pt" fo:language="cs" fo:country="CZ" officeooo:rsid="001a099d" style:font-size-asian="12pt" style:font-size-complex="12pt"/>
    </style:style>
    <style:style style:name="T144" style:family="text">
      <style:text-properties style:use-window-font-color="true" loext:opacity="0%" style:font-name="Linux Libertine S.O.Cist." fo:font-size="12pt" fo:language="cs" fo:country="CZ" officeooo:rsid="01869782" style:font-size-asian="12pt" style:font-size-complex="12pt"/>
    </style:style>
    <style:style style:name="T145" style:family="text">
      <style:text-properties style:use-window-font-color="true" loext:opacity="0%" style:font-name="Linux Libertine S.O.Cist." fo:font-size="12pt" fo:language="cs" fo:country="CZ" officeooo:rsid="00855b1c" style:font-size-asian="12pt" style:font-size-complex="12pt"/>
    </style:style>
    <style:style style:name="T146" style:family="text">
      <style:text-properties style:use-window-font-color="true" loext:opacity="0%" style:font-name="Linux Libertine S.O.Cist." fo:font-size="12pt" fo:language="cs" fo:country="CZ" officeooo:rsid="0194dd32" style:font-size-asian="12pt" style:font-size-complex="12pt"/>
    </style:style>
    <style:style style:name="T147" style:family="text">
      <style:text-properties style:use-window-font-color="true" loext:opacity="0%" style:font-name="Linux Libertine S.O.Cist." fo:font-size="12pt" fo:language="cs" fo:country="CZ" officeooo:rsid="01ab6040" style:font-size-asian="12pt" style:font-size-complex="12pt"/>
    </style:style>
    <style:style style:name="T148" style:family="text">
      <style:text-properties style:use-window-font-color="true" loext:opacity="0%" style:font-name="Linux Libertine S.O.Cist." fo:font-size="12pt" fo:language="cs" fo:country="CZ" officeooo:rsid="01aee5bf" style:font-size-asian="12pt" style:font-size-complex="12pt"/>
    </style:style>
    <style:style style:name="T149" style:family="text">
      <style:text-properties style:use-window-font-color="true" loext:opacity="0%" style:font-name="Linux Libertine S.O.Cist." fo:font-size="12pt" fo:language="cs" fo:country="CZ" officeooo:rsid="001a099d" style:font-size-asian="12pt" style:language-asian="zh" style:country-asian="CN" style:font-size-complex="12pt" style:language-complex="hi" style:country-complex="IN"/>
    </style:style>
    <style:style style:name="T150" style:family="text">
      <style:text-properties style:use-window-font-color="true" loext:opacity="0%" style:font-name="Linux Libertine S.O.Cist." fo:font-size="12pt" fo:language="cs" fo:country="CZ" fo:font-style="normal" officeooo:rsid="018c9153" style:font-size-asian="12pt" style:language-asian="zh" style:country-asian="CN" style:font-style-asian="normal" style:font-size-complex="12pt" style:language-complex="hi" style:country-complex="IN" style:font-style-complex="normal"/>
    </style:style>
    <style:style style:name="T151" style:family="text">
      <style:text-properties style:use-window-font-color="true" loext:opacity="0%" style:font-name="Linux Libertine S.O.Cist." fo:font-size="12pt" fo:language="cs" fo:country="CZ" fo:font-style="normal" officeooo:rsid="00169511" style:font-size-asian="12pt" style:language-asian="zh" style:country-asian="CN" style:font-style-asian="normal" style:font-size-complex="12pt" style:language-complex="hi" style:country-complex="IN" style:font-style-complex="normal"/>
    </style:style>
    <style:style style:name="T152" style:family="text">
      <style:text-properties style:use-window-font-color="true" loext:opacity="0%" style:font-name="Linux Libertine S.O.Cist." fo:font-size="12pt" fo:language="cs" fo:country="CZ" fo:font-style="normal" officeooo:rsid="00855b1c" style:font-size-asian="12pt" style:font-style-asian="normal" style:font-size-complex="12pt" style:font-style-complex="normal"/>
    </style:style>
    <style:style style:name="T153" style:family="text">
      <style:text-properties style:use-window-font-color="true" loext:opacity="0%" style:font-name="Linux Libertine S.O.Cist." fo:font-size="12pt" fo:language="cs" fo:country="CZ" fo:font-style="normal" officeooo:rsid="0194dd32" style:font-size-asian="12pt" style:font-style-asian="normal" style:font-size-complex="12pt" style:font-style-complex="normal"/>
    </style:style>
    <style:style style:name="T154" style:family="text">
      <style:text-properties style:use-window-font-color="true" loext:opacity="0%" style:font-name="Linux Libertine S.O.Cist." fo:font-size="12pt" fo:language="cs" fo:country="CZ" fo:font-style="normal" officeooo:rsid="019e2503" style:font-size-asian="12pt" style:font-style-asian="normal" style:font-size-complex="12pt" style:font-style-complex="normal"/>
    </style:style>
    <style:style style:name="T155" style:family="text">
      <style:text-properties style:use-window-font-color="true" loext:opacity="0%" style:font-name="Linux Libertine S.O.Cist." fo:font-size="12pt" fo:language="cs" fo:country="CZ" fo:font-style="normal" officeooo:rsid="01a485ec" style:font-size-asian="12pt" style:font-style-asian="normal" style:font-size-complex="12pt" style:font-style-complex="normal"/>
    </style:style>
    <style:style style:name="T156" style:family="text">
      <style:text-properties style:use-window-font-color="true" loext:opacity="0%" style:font-name="Linux Libertine S.O.Cist." fo:font-size="12pt" fo:language="cs" fo:country="CZ" fo:font-style="italic" officeooo:rsid="00855b1c" style:font-size-asian="12pt" style:font-style-asian="italic" style:font-size-complex="12pt" style:font-style-complex="italic"/>
    </style:style>
    <style:style style:name="T157" style:family="text">
      <style:text-properties officeooo:rsid="0062114f"/>
    </style:style>
    <style:style style:name="T158" style:family="text">
      <style:text-properties officeooo:rsid="0064366a"/>
    </style:style>
    <style:style style:name="T159" style:family="text">
      <style:text-properties fo:font-style="italic" style:font-style-asian="italic" style:font-style-complex="italic"/>
    </style:style>
    <style:style style:name="T160" style:family="text">
      <style:text-properties fo:font-style="italic" officeooo:rsid="0064366a" style:font-style-asian="italic" style:font-style-complex="italic"/>
    </style:style>
    <style:style style:name="T161" style:family="text">
      <style:text-properties fo:font-style="italic" officeooo:rsid="0065ca5c" style:font-style-asian="italic" style:font-style-complex="italic"/>
    </style:style>
    <style:style style:name="T162" style:family="text">
      <style:text-properties fo:font-style="italic" officeooo:rsid="00a075b5" style:font-style-asian="italic" style:font-style-complex="italic"/>
    </style:style>
    <style:style style:name="T163" style:family="text">
      <style:text-properties fo:font-style="italic" officeooo:rsid="0067414b" style:font-style-asian="italic" style:font-style-complex="italic"/>
    </style:style>
    <style:style style:name="T164" style:family="text">
      <style:text-properties fo:font-style="italic" officeooo:rsid="0023ecf5" style:font-style-asian="italic" style:font-style-complex="italic"/>
    </style:style>
    <style:style style:name="T165" style:family="text">
      <style:text-properties fo:font-style="italic" officeooo:rsid="001e055f" style:font-style-asian="italic" style:font-style-complex="italic"/>
    </style:style>
    <style:style style:name="T166" style:family="text">
      <style:text-properties fo:font-style="italic" officeooo:rsid="0036f5c3" style:font-style-asian="italic" style:font-style-complex="italic"/>
    </style:style>
    <style:style style:name="T167" style:family="text">
      <style:text-properties fo:font-style="italic" officeooo:rsid="00379713" style:font-style-asian="italic" style:font-style-complex="italic"/>
    </style:style>
    <style:style style:name="T168" style:family="text">
      <style:text-properties fo:font-style="italic" officeooo:rsid="0038ffea" style:font-style-asian="italic" style:font-style-complex="italic"/>
    </style:style>
    <style:style style:name="T169" style:family="text">
      <style:text-properties fo:font-style="italic" officeooo:rsid="00a12171" style:font-style-asian="italic" style:font-style-complex="italic"/>
    </style:style>
    <style:style style:name="T170" style:family="text">
      <style:text-properties fo:font-style="italic" officeooo:rsid="00a5a7ed" style:font-style-asian="italic" style:font-style-complex="italic"/>
    </style:style>
    <style:style style:name="T171" style:family="text">
      <style:text-properties fo:font-style="italic" officeooo:rsid="003ecf0a" style:font-style-asian="italic" style:font-style-complex="italic"/>
    </style:style>
    <style:style style:name="T172" style:family="text">
      <style:text-properties fo:font-style="italic" officeooo:rsid="00303394" style:font-style-asian="italic" style:font-style-complex="italic"/>
    </style:style>
    <style:style style:name="T173" style:family="text">
      <style:text-properties fo:font-style="italic" officeooo:rsid="00362dab" style:font-style-asian="italic" style:font-style-complex="italic"/>
    </style:style>
    <style:style style:name="T174" style:family="text">
      <style:text-properties fo:font-style="italic" officeooo:rsid="00522403" style:font-style-asian="italic" style:font-style-complex="italic"/>
    </style:style>
    <style:style style:name="T175" style:family="text">
      <style:text-properties fo:font-style="italic" officeooo:rsid="006481d3" style:font-style-asian="italic" style:font-style-complex="italic"/>
    </style:style>
    <style:style style:name="T176" style:family="text">
      <style:text-properties fo:font-style="italic" officeooo:rsid="016f7472" style:font-style-asian="italic" style:font-style-complex="italic"/>
    </style:style>
    <style:style style:name="T177" style:family="text">
      <style:text-properties fo:font-style="italic" officeooo:rsid="006e6f2b" style:font-style-asian="italic" style:font-style-complex="italic"/>
    </style:style>
    <style:style style:name="T178" style:family="text">
      <style:text-properties fo:font-style="italic" officeooo:rsid="00a45de9" style:font-style-asian="italic" style:font-style-complex="italic"/>
    </style:style>
    <style:style style:name="T179" style:family="text">
      <style:text-properties fo:font-style="italic" officeooo:rsid="00b776df" style:font-style-asian="italic" style:font-style-complex="italic"/>
    </style:style>
    <style:style style:name="T180" style:family="text">
      <style:text-properties fo:font-style="italic" officeooo:rsid="011509e8" style:font-style-asian="italic" style:font-style-complex="italic"/>
    </style:style>
    <style:style style:name="T181" style:family="text">
      <style:text-properties fo:font-style="italic" officeooo:rsid="0139f2c2" style:font-style-asian="italic" style:font-style-complex="italic"/>
    </style:style>
    <style:style style:name="T182" style:family="text">
      <style:text-properties fo:font-style="italic" officeooo:rsid="01521924" style:font-style-asian="italic" style:font-style-complex="italic"/>
    </style:style>
    <style:style style:name="T183" style:family="text">
      <style:text-properties fo:font-style="italic" officeooo:rsid="01586647" style:font-style-asian="italic" style:font-style-complex="italic"/>
    </style:style>
    <style:style style:name="T184" style:family="text">
      <style:text-properties fo:font-style="italic" officeooo:rsid="0150c414" style:font-style-asian="italic" style:font-style-complex="italic"/>
    </style:style>
    <style:style style:name="T185" style:family="text">
      <style:text-properties fo:font-style="italic" officeooo:rsid="00169511" style:font-style-asian="italic" style:font-style-complex="italic"/>
    </style:style>
    <style:style style:name="T186" style:family="text">
      <style:text-properties fo:font-style="italic" officeooo:rsid="00126fa7" style:font-style-asian="italic" style:font-style-complex="italic"/>
    </style:style>
    <style:style style:name="T187" style:family="text">
      <style:text-properties fo:font-style="italic" officeooo:rsid="01697d87" style:font-style-asian="italic" style:font-style-complex="italic"/>
    </style:style>
    <style:style style:name="T188" style:family="text">
      <style:text-properties fo:font-style="italic" officeooo:rsid="0194dd32" style:font-style-asian="italic" style:font-style-complex="italic"/>
    </style:style>
    <style:style style:name="T189" style:family="text">
      <style:text-properties fo:font-style="italic" officeooo:rsid="01991ee7" style:font-style-asian="italic" style:font-style-complex="italic"/>
    </style:style>
    <style:style style:name="T190" style:family="text">
      <style:text-properties fo:font-style="italic" officeooo:rsid="019a284e" style:font-style-asian="italic" style:font-style-complex="italic"/>
    </style:style>
    <style:style style:name="T191" style:family="text">
      <style:text-properties fo:font-style="italic" officeooo:rsid="01292efb" style:font-style-asian="italic" style:font-style-complex="italic"/>
    </style:style>
    <style:style style:name="T192" style:family="text">
      <style:text-properties fo:font-style="italic" officeooo:rsid="019a9549" style:font-style-asian="italic" style:font-style-complex="italic"/>
    </style:style>
    <style:style style:name="T193" style:family="text">
      <style:text-properties fo:font-style="italic" officeooo:rsid="019e86bf" style:font-style-asian="italic" style:font-style-complex="italic"/>
    </style:style>
    <style:style style:name="T194" style:family="text">
      <style:text-properties fo:font-style="italic" officeooo:rsid="01a2d543" style:font-style-asian="italic" style:font-style-complex="italic"/>
    </style:style>
    <style:style style:name="T195" style:family="text">
      <style:text-properties fo:font-style="italic" officeooo:rsid="01a534ea" style:font-style-asian="italic" style:font-style-complex="italic"/>
    </style:style>
    <style:style style:name="T196" style:family="text">
      <style:text-properties fo:font-style="italic" officeooo:rsid="021f3948" style:font-style-asian="italic" style:font-style-complex="italic"/>
    </style:style>
    <style:style style:name="T197" style:family="text">
      <style:text-properties fo:font-style="italic" officeooo:rsid="01a80a9c" style:font-style-asian="italic" style:font-style-complex="italic"/>
    </style:style>
    <style:style style:name="T198" style:family="text">
      <style:text-properties fo:font-style="italic" officeooo:rsid="01aa294d" style:font-style-asian="italic" style:font-style-complex="italic"/>
    </style:style>
    <style:style style:name="T199" style:family="text">
      <style:text-properties fo:font-style="italic" officeooo:rsid="01ab2775" style:font-style-asian="italic" style:font-style-complex="italic"/>
    </style:style>
    <style:style style:name="T200" style:family="text">
      <style:text-properties fo:font-style="italic" officeooo:rsid="01b1c126" style:font-style-asian="italic" style:font-style-complex="italic"/>
    </style:style>
    <style:style style:name="T201" style:family="text">
      <style:text-properties fo:font-style="italic" officeooo:rsid="01b4ac93" style:font-style-asian="italic" style:font-style-complex="italic"/>
    </style:style>
    <style:style style:name="T202" style:family="text">
      <style:text-properties officeooo:rsid="0146bf55"/>
    </style:style>
    <style:style style:name="T203" style:family="text">
      <style:text-properties officeooo:rsid="01471d94"/>
    </style:style>
    <style:style style:name="T204" style:family="text">
      <style:text-properties style:font-name="Linux Libertine S.O.Cist.3" officeooo:rsid="01471d94"/>
    </style:style>
    <style:style style:name="T205" style:family="text">
      <style:text-properties officeooo:rsid="014c5f88"/>
    </style:style>
    <style:style style:name="T206" style:family="text">
      <style:text-properties officeooo:rsid="001a2892"/>
    </style:style>
    <style:style style:name="T207" style:family="text">
      <style:text-properties officeooo:rsid="00a075b5"/>
    </style:style>
    <style:style style:name="T208" style:family="text">
      <style:text-properties officeooo:rsid="001a5733"/>
    </style:style>
    <style:style style:name="T209" style:family="text">
      <style:text-properties officeooo:rsid="001d4ad3"/>
    </style:style>
    <style:style style:name="T210" style:family="text">
      <style:text-properties fo:color="#000000" loext:opacity="100%" fo:letter-spacing="normal" fo:font-style="normal" fo:font-weight="normal" officeooo:rsid="0030a648" style:font-name-asian="Andale Sans UI1" style:font-style-asian="normal" style:font-weight-asian="normal" style:font-name-complex="Tahoma" style:font-style-complex="normal" style:font-weight-complex="normal"/>
    </style:style>
    <style:style style:name="T211" style:family="text">
      <style:text-properties fo:color="#000000" loext:opacity="100%" fo:letter-spacing="normal" fo:font-style="normal" fo:font-weight="normal" officeooo:rsid="0029bb41" style:font-name-asian="Andale Sans UI1" style:font-style-asian="normal" style:font-weight-asian="normal" style:font-name-complex="Tahoma" style:font-style-complex="normal" style:font-weight-complex="normal"/>
    </style:style>
    <style:style style:name="T212" style:family="text">
      <style:text-properties fo:color="#000000" loext:opacity="100%" fo:letter-spacing="normal" fo:font-style="normal" fo:font-weight="normal" officeooo:rsid="001e055f" style:font-name-asian="Andale Sans UI1" style:font-style-asian="normal" style:font-weight-asian="normal" style:font-name-complex="Tahoma" style:font-style-complex="normal" style:font-weight-complex="normal"/>
    </style:style>
    <style:style style:name="T213" style:family="text">
      <style:text-properties fo:color="#000000" loext:opacity="100%" fo:letter-spacing="normal" fo:font-style="normal" fo:font-weight="normal" officeooo:rsid="003b35ab" style:font-name-asian="Andale Sans UI1" style:font-style-asian="normal" style:font-weight-asian="normal" style:font-name-complex="Tahoma" style:font-style-complex="normal" style:font-weight-complex="normal"/>
    </style:style>
    <style:style style:name="T214" style:family="text">
      <style:text-properties fo:color="#000000" loext:opacity="100%" fo:letter-spacing="normal" fo:font-style="normal" fo:font-weight="normal" officeooo:rsid="0056cc45" style:font-name-asian="Andale Sans UI1" style:font-style-asian="normal" style:font-weight-asian="normal" style:font-name-complex="Tahoma" style:font-style-complex="normal" style:font-weight-complex="normal"/>
    </style:style>
    <style:style style:name="T215" style:family="text">
      <style:text-properties fo:color="#000000" loext:opacity="100%" fo:letter-spacing="normal" fo:font-style="normal" fo:font-weight="normal" officeooo:rsid="00ed30b5" style:font-name-asian="Andale Sans UI1" style:font-style-asian="normal" style:font-weight-asian="normal" style:font-name-complex="Tahoma" style:font-style-complex="normal" style:font-weight-complex="normal"/>
    </style:style>
    <style:style style:name="T216" style:family="text">
      <style:text-properties fo:color="#000000" loext:opacity="100%" fo:letter-spacing="normal" fo:font-style="normal" fo:font-weight="normal"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17" style:family="text">
      <style:text-properties fo:color="#000000" loext:opacity="100%" fo:letter-spacing="normal" fo:font-style="normal" fo:font-weight="normal" officeooo:rsid="0008f4af"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18" style:family="text">
      <style:text-properties fo:color="#000000" loext:opacity="100%" fo:letter-spacing="normal" fo:font-style="normal" fo:font-weight="normal" officeooo:rsid="01669888"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19" style:family="text">
      <style:text-properties fo:color="#000000" loext:opacity="100%" fo:letter-spacing="normal" fo:font-style="normal" fo:font-weight="normal" officeooo:rsid="0167a74c"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20" style:family="text">
      <style:text-properties fo:color="#000000" loext:opacity="100%" fo:letter-spacing="normal" fo:font-style="normal" fo:font-weight="normal" officeooo:rsid="016aa8e6"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21" style:family="text">
      <style:text-properties fo:color="#000000" loext:opacity="100%" fo:letter-spacing="normal" fo:font-style="normal" fo:font-weight="normal" officeooo:rsid="016c8447"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22" style:family="text">
      <style:text-properties fo:color="#000000" loext:opacity="100%" fo:letter-spacing="normal" fo:font-style="normal" fo:font-weight="normal" officeooo:rsid="01ab6040"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23" style:family="text">
      <style:text-properties fo:color="#000000" loext:opacity="100%" fo:letter-spacing="normal" fo:font-weight="normal" style:font-name-asian="Andale Sans UI1" style:language-asian="zh" style:country-asian="CN" style:font-weight-asian="normal" style:font-name-complex="Tahoma" style:language-complex="hi" style:country-complex="IN" style:font-weight-complex="normal"/>
    </style:style>
    <style:style style:name="T224" style:family="text">
      <style:text-properties fo:color="#000000" loext:opacity="100%" fo:letter-spacing="normal" fo:font-weight="normal" officeooo:rsid="0009f959" style:font-name-asian="Andale Sans UI1" style:language-asian="zh" style:country-asian="CN" style:font-weight-asian="normal" style:font-name-complex="Tahoma" style:language-complex="hi" style:country-complex="IN" style:font-weight-complex="normal"/>
    </style:style>
    <style:style style:name="T225" style:family="text">
      <style:text-properties fo:color="#000000" loext:opacity="100%" fo:language="la" fo:country="VA" style:language-asian="zh" style:country-asian="CN" style:language-complex="hi" style:country-complex="IN"/>
    </style:style>
    <style:style style:name="T226" style:family="text">
      <style:text-properties fo:color="#000000" loext:opacity="100%" fo:language="la" fo:country="VA" officeooo:rsid="0030a648" style:language-asian="zh" style:country-asian="CN" style:language-complex="hi" style:country-complex="IN"/>
    </style:style>
    <style:style style:name="T227" style:family="text">
      <style:text-properties fo:color="#000000" loext:opacity="100%" fo:language="la" fo:country="VA" officeooo:rsid="004e7347" style:language-asian="zh" style:country-asian="CN" style:language-complex="hi" style:country-complex="IN"/>
    </style:style>
    <style:style style:name="T228" style:family="text">
      <style:text-properties fo:color="#000000" loext:opacity="100%" fo:language="la" fo:country="VA" officeooo:rsid="00239e6d" style:language-asian="zh" style:country-asian="CN" style:language-complex="hi" style:country-complex="IN"/>
    </style:style>
    <style:style style:name="T229" style:family="text">
      <style:text-properties fo:color="#000000" loext:opacity="100%" fo:language="la" fo:country="VA" officeooo:rsid="016fe915" style:language-asian="zh" style:country-asian="CN" style:language-complex="hi" style:country-complex="IN"/>
    </style:style>
    <style:style style:name="T230" style:family="text">
      <style:text-properties fo:color="#000000" loext:opacity="100%" fo:font-size="12pt" fo:language="la" fo:country="VA" style:font-size-asian="12pt" style:language-asian="zh" style:country-asian="CN" style:font-size-complex="12pt" style:language-complex="hi" style:country-complex="IN"/>
    </style:style>
    <style:style style:name="T231"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232" style:family="text">
      <style:text-properties fo:color="#000000" loext:opacity="100%" fo:font-size="12pt" fo:language="la" fo:country="VA" officeooo:rsid="0093aecd" style:font-size-asian="12pt" style:language-asian="zh" style:country-asian="CN" style:font-size-complex="12pt" style:language-complex="hi" style:country-complex="IN"/>
    </style:style>
    <style:style style:name="T233"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234" style:family="text">
      <style:text-properties fo:color="#000000" loext:opacity="100%" fo:font-size="12pt" fo:language="la" fo:country="VA" officeooo:rsid="009909f2" style:font-size-asian="12pt" style:language-asian="zh" style:country-asian="CN" style:font-size-complex="12pt" style:language-complex="hi" style:country-complex="IN"/>
    </style:style>
    <style:style style:name="T235" style:family="text">
      <style:text-properties fo:color="#000000" loext:opacity="100%" fo:font-size="12pt" fo:language="la" fo:country="VA" officeooo:rsid="014aca2a" style:font-size-asian="12pt" style:language-asian="zh" style:country-asian="CN" style:font-size-complex="12pt" style:language-complex="hi" style:country-complex="IN"/>
    </style:style>
    <style:style style:name="T236" style:family="text">
      <style:text-properties fo:color="#000000" loext:opacity="100%" style:font-name="Linux Libertine S.O.Cist." fo:font-size="12pt" fo:letter-spacing="normal" fo:language="cs" fo:country="CZ" fo:font-style="normal" fo:font-weight="normal" officeooo:rsid="0102317d"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7" style:family="text">
      <style:text-properties fo:color="#000000" loext:opacity="100%" style:font-name="Linux Libertine S.O.Cist." fo:font-size="12pt" fo:letter-spacing="normal" fo:language="cs" fo:country="CZ" fo:font-style="normal" fo:font-weight="normal" officeooo:rsid="017fa485"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8" style:family="text">
      <style:text-properties fo:color="#000000" loext:opacity="100%" style:font-name="Linux Libertine S.O.Cist." fo:font-size="12pt" fo:letter-spacing="normal" fo:language="la" fo:country="VA" fo:font-style="normal" fo:font-weight="normal" officeooo:rsid="008f99bd"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9" style:family="text">
      <style:text-properties fo:color="#000000" loext:opacity="100%" style:font-name="Linux Libertine S.O.Cist." fo:font-size="12pt" fo:letter-spacing="normal" fo:language="la" fo:country="VA" fo:font-style="normal" fo:font-weight="normal" officeooo:rsid="0034e2b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0" style:family="text">
      <style:text-properties fo:color="#000000" loext:opacity="100%" style:font-name="Linux Libertine S.O.Cist." fo:font-size="12pt" fo:language="la" fo:country="VA" style:font-size-asian="12pt" style:language-asian="zh" style:country-asian="CN" style:font-size-complex="12pt" style:language-complex="hi" style:country-complex="IN"/>
    </style:style>
    <style:style style:name="T241" style:family="text">
      <style:text-properties fo:color="#000000" loext:opacity="100%" style:font-name="Linux Libertine S.O.Cist." fo:font-size="12pt" fo:language="la" fo:country="VA" officeooo:rsid="00336121" style:font-size-asian="12pt" style:language-asian="zh" style:country-asian="CN" style:font-size-complex="12pt" style:language-complex="hi" style:country-complex="IN"/>
    </style:style>
    <style:style style:name="T242" style:family="text">
      <style:text-properties fo:color="#000000" loext:opacity="100%" style:font-name="Linux Libertine S.O.Cist." fo:font-size="12pt" fo:language="la" fo:country="VA" officeooo:rsid="018b97b2" style:font-size-asian="12pt" style:language-asian="zh" style:country-asian="CN" style:font-size-complex="12pt" style:language-complex="hi" style:country-complex="IN"/>
    </style:style>
    <style:style style:name="T243" style:family="text">
      <style:text-properties fo:color="#000000" loext:opacity="100%" style:font-name="Linux Libertine S.O.Cist." fo:font-size="12pt" fo:language="la" fo:country="VA" officeooo:rsid="0034a540" style:font-size-asian="12pt" style:language-asian="zh" style:country-asian="CN" style:font-size-complex="12pt" style:language-complex="hi" style:country-complex="IN"/>
    </style:style>
    <style:style style:name="T244" style:family="text">
      <style:text-properties fo:color="#000000" loext:opacity="100%" style:font-name="Linux Libertine S.O.Cist." fo:font-size="12pt" fo:language="la" fo:country="VA" officeooo:rsid="018ca13f" style:font-size-asian="12pt" style:language-asian="zh" style:country-asian="CN" style:font-size-complex="12pt" style:language-complex="hi" style:country-complex="IN"/>
    </style:style>
    <style:style style:name="T245" style:family="text">
      <style:text-properties fo:color="#000000" loext:opacity="100%" style:font-name="Linux Libertine S.O.Cist." fo:font-size="12pt" fo:language="la" fo:country="VA" officeooo:rsid="02047e57" style:font-size-asian="12pt" style:language-asian="zh" style:country-asian="CN" style:font-size-complex="12pt" style:language-complex="hi" style:country-complex="IN"/>
    </style:style>
    <style:style style:name="T246" style:family="text">
      <style:text-properties fo:color="#000000" loext:opacity="100%" style:font-name="Linux Libertine S.O.Cist." fo:font-size="12pt" fo:language="la" fo:country="VA" officeooo:rsid="001e055f" style:font-size-asian="12pt" style:language-asian="zh" style:country-asian="CN" style:font-size-complex="12pt" style:language-complex="hi" style:country-complex="IN"/>
    </style:style>
    <style:style style:name="T247" style:family="text">
      <style:text-properties fo:color="#000000" loext:opacity="100%" style:font-name="Linux Libertine S.O.Cist." fo:font-size="12pt" fo:language="cs" fo:country="CZ" officeooo:rsid="01089919" style:font-size-asian="12pt" style:language-asian="zh" style:country-asian="CN" style:font-size-complex="12pt" style:language-complex="hi" style:country-complex="IN"/>
    </style:style>
    <style:style style:name="T248" style:family="text">
      <style:text-properties fo:color="#000000" loext:opacity="100%" style:font-name="Linux Libertine S.O.Cist." fo:font-size="12pt" fo:language="cs" fo:country="CZ" officeooo:rsid="018c9153" style:font-size-asian="12pt" style:language-asian="zh" style:country-asian="CN" style:font-size-complex="12pt" style:language-complex="hi" style:country-complex="IN"/>
    </style:style>
    <style:style style:name="T249" style:family="text">
      <style:text-properties fo:color="#000000" loext:opacity="100%" style:font-name="Linux Libertine S.O.Cist." fo:font-size="12pt" fo:language="cs" fo:country="CZ" officeooo:rsid="0015134f" style:font-size-asian="12pt" style:language-asian="zh" style:country-asian="CN" style:font-size-complex="12pt" style:language-complex="hi" style:country-complex="IN"/>
    </style:style>
    <style:style style:name="T250" style:family="text">
      <style:text-properties fo:color="#000000" loext:opacity="100%" style:font-name="Linux Libertine S.O.Cist." fo:font-size="12pt" fo:language="cs" fo:country="CZ" officeooo:rsid="00336121" style:font-size-asian="12pt" style:language-asian="zh" style:country-asian="CN" style:font-size-complex="12pt" style:language-complex="hi" style:country-complex="IN"/>
    </style:style>
    <style:style style:name="T251" style:family="text">
      <style:text-properties fo:color="#000000" loext:opacity="100%" style:font-name="Linux Libertine S.O.Cist." fo:font-size="12pt" fo:language="cs" fo:country="CZ" officeooo:rsid="018a3c63" style:font-size-asian="12pt" style:language-asian="zh" style:country-asian="CN" style:font-size-complex="12pt" style:language-complex="hi" style:country-complex="IN"/>
    </style:style>
    <style:style style:name="T252" style:family="text">
      <style:text-properties fo:color="#000000" loext:opacity="100%" style:font-name="Linux Libertine S.O.Cist." fo:font-size="12pt" fo:language="cs" fo:country="CZ" officeooo:rsid="01ab9621" style:font-size-asian="12pt" style:language-asian="zh" style:country-asian="CN" style:font-size-complex="12pt" style:language-complex="hi" style:country-complex="IN"/>
    </style:style>
    <style:style style:name="T253" style:family="text">
      <style:text-properties fo:color="#000000" loext:opacity="100%" style:font-name="Linux Libertine S.O.Cist." fo:font-size="12pt" fo:language="cs" fo:country="CZ" fo:font-style="normal" officeooo:rsid="01089919" style:font-size-asian="12pt" style:language-asian="zh" style:country-asian="CN" style:font-style-asian="normal" style:font-size-complex="12pt" style:language-complex="hi" style:country-complex="IN" style:font-style-complex="normal"/>
    </style:style>
    <style:style style:name="T254" style:family="text">
      <style:text-properties officeooo:rsid="001f1b96"/>
    </style:style>
    <style:style style:name="T255" style:family="text">
      <style:text-properties officeooo:rsid="0023b61f"/>
    </style:style>
    <style:style style:name="T256" style:family="text">
      <style:text-properties fo:language="la" fo:country="VA" style:language-asian="zh" style:country-asian="CN" style:language-complex="hi" style:country-complex="IN"/>
    </style:style>
    <style:style style:name="T257" style:family="text">
      <style:text-properties fo:language="la" fo:country="VA" officeooo:rsid="00b6ca30" style:language-asian="zh" style:country-asian="CN" style:language-complex="hi" style:country-complex="IN"/>
    </style:style>
    <style:style style:name="T258" style:family="text">
      <style:text-properties officeooo:rsid="0025a629"/>
    </style:style>
    <style:style style:name="T259" style:family="text">
      <style:text-properties officeooo:rsid="00239e6d"/>
    </style:style>
    <style:style style:name="T260" style:family="text">
      <style:text-properties officeooo:rsid="0073f80a"/>
    </style:style>
    <style:style style:name="T261" style:family="text">
      <style:text-properties officeooo:rsid="0072bb3d"/>
    </style:style>
    <style:style style:name="T262" style:family="text">
      <style:text-properties officeooo:rsid="0067414b"/>
    </style:style>
    <style:style style:name="T263" style:family="text">
      <style:text-properties fo:letter-spacing="normal" fo:font-style="normal" fo:font-weight="normal" officeooo:rsid="0034e2b4"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64" style:family="text">
      <style:text-properties fo:letter-spacing="normal" fo:font-style="normal" fo:font-weight="normal" officeooo:rsid="0072bb3d"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65" style:family="text">
      <style:text-properties fo:letter-spacing="normal" fo:font-style="normal" fo:font-weight="normal" officeooo:rsid="0072efe6"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266" style:family="text">
      <style:text-properties officeooo:rsid="0081922e"/>
    </style:style>
    <style:style style:name="T267" style:family="text">
      <style:text-properties officeooo:rsid="008260bd"/>
    </style:style>
    <style:style style:name="T268" style:family="text">
      <style:text-properties officeooo:rsid="008444c3"/>
    </style:style>
    <style:style style:name="T269" style:family="text">
      <style:text-properties officeooo:rsid="0072efe6"/>
    </style:style>
    <style:style style:name="T270" style:family="text">
      <style:text-properties officeooo:rsid="00855957"/>
    </style:style>
    <style:style style:name="T271" style:family="text">
      <style:text-properties officeooo:rsid="008569b4"/>
    </style:style>
    <style:style style:name="T272" style:family="text">
      <style:text-properties officeooo:rsid="00875a1c"/>
    </style:style>
    <style:style style:name="T273" style:family="text">
      <style:text-properties officeooo:rsid="000f3e75"/>
    </style:style>
    <style:style style:name="T274" style:family="text">
      <style:text-properties officeooo:rsid="0088ade7"/>
    </style:style>
    <style:style style:name="T275" style:family="text">
      <style:text-properties style:font-name="Linux Libertine S.O.Cist.2"/>
    </style:style>
    <style:style style:name="T276" style:family="text">
      <style:text-properties style:font-name="Linux Libertine S.O.Cist.2" officeooo:rsid="0019defb"/>
    </style:style>
    <style:style style:name="T277" style:family="text">
      <style:text-properties style:font-name="Linux Libertine S.O.Cist.2" fo:font-style="italic" style:font-style-asian="italic" style:font-style-complex="italic"/>
    </style:style>
    <style:style style:name="T278" style:family="text">
      <style:text-properties style:font-name="Linux Libertine S.O.Cist.2" fo:font-style="italic" officeooo:rsid="0023ecf5" style:font-style-asian="italic" style:font-style-complex="italic"/>
    </style:style>
    <style:style style:name="T279" style:family="text">
      <style:text-properties style:font-name="Linux Libertine S.O.Cist.2" fo:font-style="italic" officeooo:rsid="00647168" style:font-style-asian="italic" style:font-style-complex="italic"/>
    </style:style>
    <style:style style:name="T280" style:family="text">
      <style:text-properties style:font-name="Linux Libertine S.O.Cist.2" fo:font-style="italic" officeooo:rsid="00f972c2" style:font-style-asian="italic" style:font-style-complex="italic"/>
    </style:style>
    <style:style style:name="T281" style:family="text">
      <style:text-properties style:font-name="Linux Libertine S.O.Cist.2" fo:font-style="italic" officeooo:rsid="00fac845" style:font-style-asian="italic" style:font-style-complex="italic"/>
    </style:style>
    <style:style style:name="T282" style:family="text">
      <style:text-properties style:font-name="Linux Libertine S.O.Cist.2" fo:font-style="italic" officeooo:rsid="001bcdcc" style:font-style-asian="italic" style:font-style-complex="italic"/>
    </style:style>
    <style:style style:name="T283" style:family="text">
      <style:text-properties style:font-name="Linux Libertine S.O.Cist.2" fo:font-style="italic" officeooo:rsid="0131d9c9" style:font-style-asian="italic" style:font-style-complex="italic"/>
    </style:style>
    <style:style style:name="T284" style:family="text">
      <style:text-properties style:font-name="Linux Libertine S.O.Cist.2" fo:font-style="italic" officeooo:rsid="019a284e" style:font-style-asian="italic" style:font-style-complex="italic"/>
    </style:style>
    <style:style style:name="T285" style:family="text">
      <style:text-properties style:font-name="Linux Libertine S.O.Cist.2" fo:font-style="italic" officeooo:rsid="019a9549" style:font-style-asian="italic" style:font-style-complex="italic"/>
    </style:style>
    <style:style style:name="T286" style:family="text">
      <style:text-properties style:font-name="Linux Libertine S.O.Cist.2" fo:font-style="italic" officeooo:rsid="01b1c126" style:font-style-asian="italic" style:font-style-complex="italic"/>
    </style:style>
    <style:style style:name="T287" style:family="text">
      <style:text-properties style:font-name="Linux Libertine S.O.Cist.2" fo:font-style="normal" style:font-style-asian="normal" style:font-style-complex="normal"/>
    </style:style>
    <style:style style:name="T288" style:family="text">
      <style:text-properties style:font-name="Linux Libertine S.O.Cist.2" fo:font-style="normal" officeooo:rsid="001bcdcc" style:font-style-asian="normal" style:font-style-complex="normal"/>
    </style:style>
    <style:style style:name="T289" style:family="text">
      <style:text-properties style:font-name="Linux Libertine S.O.Cist.2" fo:font-style="normal" officeooo:rsid="0023ecf5" style:font-style-asian="normal" style:font-style-complex="normal"/>
    </style:style>
    <style:style style:name="T290" style:family="text">
      <style:text-properties style:font-name="Linux Libertine S.O.Cist.2" fo:font-style="normal" officeooo:rsid="00647168" style:font-style-asian="normal" style:font-style-complex="normal"/>
    </style:style>
    <style:style style:name="T291" style:family="text">
      <style:text-properties style:font-name="Linux Libertine S.O.Cist.2" fo:font-style="normal" officeooo:rsid="01202cad" style:font-style-asian="normal" style:font-style-complex="normal"/>
    </style:style>
    <style:style style:name="T292" style:family="text">
      <style:text-properties style:font-name="Linux Libertine S.O.Cist.2" fo:font-style="normal" officeooo:rsid="01218b30" style:font-style-asian="normal" style:font-style-complex="normal"/>
    </style:style>
    <style:style style:name="T293" style:family="text">
      <style:text-properties style:font-name="Linux Libertine S.O.Cist.2" fo:font-style="normal" officeooo:rsid="012382dd" style:font-style-asian="normal" style:font-style-complex="normal"/>
    </style:style>
    <style:style style:name="T294" style:family="text">
      <style:text-properties style:font-name="Linux Libertine S.O.Cist.2" fo:font-style="normal" officeooo:rsid="01251b0a" style:font-style-asian="normal" style:font-style-complex="normal"/>
    </style:style>
    <style:style style:name="T295" style:family="text">
      <style:text-properties style:font-name="Linux Libertine S.O.Cist.2" fo:font-style="normal" officeooo:rsid="0137127b" style:font-style-asian="normal" style:font-style-complex="normal"/>
    </style:style>
    <style:style style:name="T296" style:family="text">
      <style:text-properties style:font-name="Linux Libertine S.O.Cist.2" fo:font-style="normal" officeooo:rsid="013c2ff7" style:font-style-asian="normal" style:font-style-complex="normal"/>
    </style:style>
    <style:style style:name="T297" style:family="text">
      <style:text-properties style:font-name="Linux Libertine S.O.Cist.2" fo:font-style="normal" officeooo:rsid="013d474d" style:font-style-asian="normal" style:font-style-complex="normal"/>
    </style:style>
    <style:style style:name="T298" style:family="text">
      <style:text-properties style:font-name="Linux Libertine S.O.Cist.2" fo:font-style="normal" officeooo:rsid="02047e57" style:font-style-asian="normal" style:font-style-complex="normal"/>
    </style:style>
    <style:style style:name="T299" style:family="text">
      <style:text-properties style:font-name="Linux Libertine S.O.Cist.2" officeooo:rsid="00211ad0"/>
    </style:style>
    <style:style style:name="T300" style:family="text">
      <style:text-properties style:font-name="Linux Libertine S.O.Cist.2" officeooo:rsid="00214bb8"/>
    </style:style>
    <style:style style:name="T301" style:family="text">
      <style:text-properties style:font-name="Linux Libertine S.O.Cist.2" officeooo:rsid="0023ecf5"/>
    </style:style>
    <style:style style:name="T302" style:family="text">
      <style:text-properties style:font-name="Linux Libertine S.O.Cist.2" officeooo:rsid="001e055f"/>
    </style:style>
    <style:style style:name="T303" style:family="text">
      <style:text-properties style:font-name="Linux Libertine S.O.Cist.2" officeooo:rsid="001fce65"/>
    </style:style>
    <style:style style:name="T304" style:family="text">
      <style:text-properties style:font-name="Linux Libertine S.O.Cist.2" officeooo:rsid="0022afba"/>
    </style:style>
    <style:style style:name="T305" style:family="text">
      <style:text-properties style:font-name="Linux Libertine S.O.Cist.2" officeooo:rsid="0060c977"/>
    </style:style>
    <style:style style:name="T306" style:family="text">
      <style:text-properties style:font-name="Linux Libertine S.O.Cist.2" officeooo:rsid="00619fe1"/>
    </style:style>
    <style:style style:name="T307" style:family="text">
      <style:text-properties style:font-name="Linux Libertine S.O.Cist.2" officeooo:rsid="00634b25"/>
    </style:style>
    <style:style style:name="T308" style:family="text">
      <style:text-properties style:font-name="Linux Libertine S.O.Cist.2" officeooo:rsid="00647168"/>
    </style:style>
    <style:style style:name="T309" style:family="text">
      <style:text-properties style:font-name="Linux Libertine S.O.Cist.2" officeooo:rsid="006563ae"/>
    </style:style>
    <style:style style:name="T310" style:family="text">
      <style:text-properties style:font-name="Linux Libertine S.O.Cist.2" officeooo:rsid="00f569d4"/>
    </style:style>
    <style:style style:name="T311" style:family="text">
      <style:text-properties style:font-name="Linux Libertine S.O.Cist.2" officeooo:rsid="00f6ca3b"/>
    </style:style>
    <style:style style:name="T312" style:family="text">
      <style:text-properties style:font-name="Linux Libertine S.O.Cist.2" officeooo:rsid="00f885aa"/>
    </style:style>
    <style:style style:name="T313" style:family="text">
      <style:text-properties style:font-name="Linux Libertine S.O.Cist.2" officeooo:rsid="00f972c2"/>
    </style:style>
    <style:style style:name="T314" style:family="text">
      <style:text-properties style:font-name="Linux Libertine S.O.Cist.2" officeooo:rsid="00fa2415"/>
    </style:style>
    <style:style style:name="T315" style:family="text">
      <style:text-properties style:font-name="Linux Libertine S.O.Cist.2" officeooo:rsid="00fac845"/>
    </style:style>
    <style:style style:name="T316" style:family="text">
      <style:text-properties style:font-name="Linux Libertine S.O.Cist.2" officeooo:rsid="00fd17f0"/>
    </style:style>
    <style:style style:name="T317" style:family="text">
      <style:text-properties style:font-name="Linux Libertine S.O.Cist.2" officeooo:rsid="00fee619"/>
    </style:style>
    <style:style style:name="T318" style:family="text">
      <style:text-properties style:font-name="Linux Libertine S.O.Cist.2" officeooo:rsid="00feebf7"/>
    </style:style>
    <style:style style:name="T319" style:family="text">
      <style:text-properties style:font-name="Linux Libertine S.O.Cist.2" officeooo:rsid="010021ca"/>
    </style:style>
    <style:style style:name="T320" style:family="text">
      <style:text-properties style:font-name="Linux Libertine S.O.Cist.2" officeooo:rsid="0101f476"/>
    </style:style>
    <style:style style:name="T321" style:family="text">
      <style:text-properties style:font-name="Linux Libertine S.O.Cist.2" officeooo:rsid="0103e0c9"/>
    </style:style>
    <style:style style:name="T322" style:family="text">
      <style:text-properties style:font-name="Linux Libertine S.O.Cist.2" officeooo:rsid="010520b1"/>
    </style:style>
    <style:style style:name="T323" style:family="text">
      <style:text-properties style:font-name="Linux Libertine S.O.Cist.2" officeooo:rsid="0105a965"/>
    </style:style>
    <style:style style:name="T324" style:family="text">
      <style:text-properties style:font-name="Linux Libertine S.O.Cist.2" officeooo:rsid="010971f1"/>
    </style:style>
    <style:style style:name="T325" style:family="text">
      <style:text-properties style:font-name="Linux Libertine S.O.Cist.2" officeooo:rsid="010b336d"/>
    </style:style>
    <style:style style:name="T326" style:family="text">
      <style:text-properties style:font-name="Linux Libertine S.O.Cist.2" officeooo:rsid="010d1ad7"/>
    </style:style>
    <style:style style:name="T327" style:family="text">
      <style:text-properties style:font-name="Linux Libertine S.O.Cist.2" officeooo:rsid="010e4021"/>
    </style:style>
    <style:style style:name="T328" style:family="text">
      <style:text-properties style:font-name="Linux Libertine S.O.Cist.2" officeooo:rsid="011bfe3e"/>
    </style:style>
    <style:style style:name="T329" style:family="text">
      <style:text-properties style:font-name="Linux Libertine S.O.Cist.2" officeooo:rsid="011c54f4"/>
    </style:style>
    <style:style style:name="T330" style:family="text">
      <style:text-properties style:font-name="Linux Libertine S.O.Cist.2" officeooo:rsid="011e4769"/>
    </style:style>
    <style:style style:name="T331" style:family="text">
      <style:text-properties style:font-name="Linux Libertine S.O.Cist.2" officeooo:rsid="011f7240"/>
    </style:style>
    <style:style style:name="T332" style:family="text">
      <style:text-properties style:font-name="Linux Libertine S.O.Cist.2" officeooo:rsid="01201fb1"/>
    </style:style>
    <style:style style:name="T333" style:family="text">
      <style:text-properties style:font-name="Linux Libertine S.O.Cist.2" officeooo:rsid="0130fdcc"/>
    </style:style>
    <style:style style:name="T334" style:family="text">
      <style:text-properties style:font-name="Linux Libertine S.O.Cist.2" officeooo:rsid="0131d9c9"/>
    </style:style>
    <style:style style:name="T335" style:family="text">
      <style:text-properties style:font-name="Linux Libertine S.O.Cist.2" officeooo:rsid="01331566"/>
    </style:style>
    <style:style style:name="T336" style:family="text">
      <style:text-properties style:font-name="Linux Libertine S.O.Cist.2" officeooo:rsid="0134c4d4"/>
    </style:style>
    <style:style style:name="T337" style:family="text">
      <style:text-properties style:font-name="Linux Libertine S.O.Cist.2" officeooo:rsid="01355fe8"/>
    </style:style>
    <style:style style:name="T338" style:family="text">
      <style:text-properties style:font-name="Linux Libertine S.O.Cist.2" officeooo:rsid="0136a568"/>
    </style:style>
    <style:style style:name="T339" style:family="text">
      <style:text-properties style:font-name="Linux Libertine S.O.Cist.2" officeooo:rsid="013c2ff7"/>
    </style:style>
    <style:style style:name="T340" style:family="text">
      <style:text-properties style:font-name="Linux Libertine S.O.Cist.2" officeooo:rsid="01ddea6d"/>
    </style:style>
    <style:style style:name="T341" style:family="text">
      <style:text-properties style:font-name="Linux Libertine S.O.Cist.2" officeooo:rsid="019a9549"/>
    </style:style>
    <style:style style:name="T342" style:family="text">
      <style:text-properties style:font-name="Linux Libertine S.O.Cist.2" fo:font-size="12pt" fo:language="cs" fo:country="CZ" fo:font-style="normal" officeooo:rsid="009053b5" style:font-size-asian="12pt" style:font-style-asian="normal" style:font-size-complex="12pt" style:font-style-complex="normal"/>
    </style:style>
    <style:style style:name="T343" style:family="text">
      <style:text-properties style:font-name="Linux Libertine S.O.Cist.2" fo:font-size="12pt" fo:language="cs" fo:country="CZ" fo:font-style="normal" officeooo:rsid="01a485ec" style:font-size-asian="12pt" style:font-style-asian="normal" style:font-size-complex="12pt" style:font-style-complex="normal"/>
    </style:style>
    <style:style style:name="T344" style:family="text">
      <style:text-properties style:font-name="Linux Libertine S.O.Cist.2" fo:font-size="12pt" fo:language="cs" fo:country="CZ" fo:font-style="normal" officeooo:rsid="01495868" style:font-size-asian="12pt" style:font-style-asian="normal" style:font-size-complex="12pt" style:font-style-complex="normal"/>
    </style:style>
    <style:style style:name="T345" style:family="text">
      <style:text-properties style:font-name="Linux Libertine S.O.Cist.2" fo:font-size="12pt" fo:language="cs" fo:country="CZ" fo:font-style="normal" officeooo:rsid="019e86bf" style:font-size-asian="12pt" style:font-style-asian="normal" style:font-size-complex="12pt" style:font-style-complex="normal"/>
    </style:style>
    <style:style style:name="T346" style:family="text">
      <style:text-properties style:font-name="Linux Libertine S.O.Cist.2" fo:font-size="12pt" fo:language="cs" fo:country="CZ" fo:font-style="normal" officeooo:rsid="01b31249" style:font-size-asian="12pt" style:font-style-asian="normal" style:font-size-complex="12pt" style:font-style-complex="normal"/>
    </style:style>
    <style:style style:name="T347" style:family="text">
      <style:text-properties style:font-name="Linux Libertine S.O.Cist.2" officeooo:rsid="0220a366"/>
    </style:style>
    <style:style style:name="T348" style:family="text">
      <style:text-properties style:font-name="Linux Libertine S.O.Cist.2" officeooo:rsid="01b1c126"/>
    </style:style>
    <style:style style:name="T349" style:family="text">
      <style:text-properties officeooo:rsid="00792711"/>
    </style:style>
    <style:style style:name="T350" style:family="text">
      <style:text-properties officeooo:rsid="0085cc5b"/>
    </style:style>
    <style:style style:name="T351" style:family="text">
      <style:text-properties officeooo:rsid="0082ba0c"/>
    </style:style>
    <style:style style:name="T352" style:family="text">
      <style:text-properties officeooo:rsid="0088d0b2"/>
    </style:style>
    <style:style style:name="T353" style:family="text">
      <style:text-properties officeooo:rsid="0089a017"/>
    </style:style>
    <style:style style:name="T354" style:family="text">
      <style:text-properties officeooo:rsid="008c9909"/>
    </style:style>
    <style:style style:name="T355" style:family="text">
      <style:text-properties officeooo:rsid="008cade1"/>
    </style:style>
    <style:style style:name="T356" style:family="text">
      <style:text-properties officeooo:rsid="001c89bb"/>
    </style:style>
    <style:style style:name="T357" style:family="text">
      <style:text-properties officeooo:rsid="000f62e1"/>
    </style:style>
    <style:style style:name="T358" style:family="text">
      <style:text-properties officeooo:rsid="001e055f"/>
    </style:style>
    <style:style style:name="T359" style:family="text">
      <style:text-properties officeooo:rsid="0030a648"/>
    </style:style>
    <style:style style:name="T360" style:family="text">
      <style:text-properties officeooo:rsid="001bcdcc"/>
    </style:style>
    <style:style style:name="T361" style:family="text">
      <style:text-properties officeooo:rsid="0011f01d"/>
    </style:style>
    <style:style style:name="T362" style:family="text">
      <style:text-properties officeooo:rsid="0023ecf5"/>
    </style:style>
    <style:style style:name="T363" style:family="text">
      <style:text-properties officeooo:rsid="00109841"/>
    </style:style>
    <style:style style:name="T364" style:family="text">
      <style:text-properties officeooo:rsid="002a48f5"/>
    </style:style>
    <style:style style:name="T365" style:family="text">
      <style:text-properties officeooo:rsid="002ccf1b"/>
    </style:style>
    <style:style style:name="T366" style:family="text">
      <style:text-properties officeooo:rsid="002e7725"/>
    </style:style>
    <style:style style:name="T367" style:family="text">
      <style:text-properties fo:font-variant="normal" fo:text-transform="none"/>
    </style:style>
    <style:style style:name="T368" style:family="text">
      <style:text-properties fo:font-variant="normal" fo:text-transform="none" officeooo:rsid="0025a629"/>
    </style:style>
    <style:style style:name="T369" style:family="text">
      <style:text-properties fo:font-variant="normal" fo:text-transform="none" officeooo:rsid="00139a0d"/>
    </style:style>
    <style:style style:name="T370" style:family="text">
      <style:text-properties fo:font-variant="normal" fo:text-transform="none" style:font-name="Linux Libertine S.O.Cist." fo:font-size="12pt" fo:language="cs" fo:country="CZ" fo:font-style="normal" officeooo:rsid="018a6722" style:font-size-asian="12pt" style:font-style-asian="normal" style:font-size-complex="12pt" style:font-style-complex="normal"/>
    </style:style>
    <style:style style:name="T371" style:family="text">
      <style:text-properties fo:font-variant="normal" fo:text-transform="none" style:font-name="Linux Libertine S.O.Cist." fo:font-size="12pt" fo:language="cs" fo:country="CZ" fo:font-style="normal" officeooo:rsid="018b97b2" style:font-size-asian="12pt" style:font-style-asian="normal" style:font-size-complex="12pt" style:font-style-complex="normal"/>
    </style:style>
    <style:style style:name="T372" style:family="text">
      <style:text-properties fo:font-variant="normal" fo:text-transform="none" style:font-name="Linux Libertine S.O.Cist." fo:font-size="12pt" fo:language="cs" fo:country="CZ" fo:font-style="normal" officeooo:rsid="018c9153" style:font-size-asian="12pt" style:font-style-asian="normal" style:font-size-complex="12pt" style:font-style-complex="normal"/>
    </style:style>
    <style:style style:name="T373" style:family="text">
      <style:text-properties fo:font-variant="normal" fo:text-transform="none" style:font-name="Linux Libertine S.O.Cist." fo:font-size="12pt" fo:language="cs" fo:country="CZ" fo:font-style="normal" officeooo:rsid="018f3480" style:font-size-asian="12pt" style:font-style-asian="normal" style:font-size-complex="12pt" style:font-style-complex="normal"/>
    </style:style>
    <style:style style:name="T374" style:family="text">
      <style:text-properties fo:font-variant="normal" fo:text-transform="none" style:font-name="Linux Libertine S.O.Cist." fo:font-size="12pt" fo:language="cs" fo:country="CZ" fo:font-style="normal" officeooo:rsid="01ab9621" style:font-size-asian="12pt" style:font-style-asian="normal" style:font-size-complex="12pt" style:font-style-complex="normal"/>
    </style:style>
    <style:style style:name="T375" style:family="text">
      <style:text-properties fo:font-variant="normal" fo:text-transform="none" style:font-name="Linux Libertine S.O.Cist." fo:font-size="12pt" fo:language="cs" fo:country="CZ" fo:font-style="italic" officeooo:rsid="018b97b2" style:font-size-asian="12pt" style:font-style-asian="italic" style:font-size-complex="12pt" style:font-style-complex="italic"/>
    </style:style>
    <style:style style:name="T376" style:family="text">
      <style:text-properties fo:font-variant="normal" fo:text-transform="none" style:font-name="Linux Libertine S.O.Cist." fo:font-size="12pt" fo:language="cs" fo:country="CZ" fo:font-style="italic" officeooo:rsid="018f3480" style:font-size-asian="12pt" style:font-style-asian="italic" style:font-size-complex="12pt" style:font-style-complex="italic"/>
    </style:style>
    <style:style style:name="T377" style:family="text">
      <style:text-properties fo:font-variant="normal" fo:text-transform="none" officeooo:rsid="01a80a9c"/>
    </style:style>
    <style:style style:name="T378" style:family="text">
      <style:text-properties officeooo:rsid="00344f9b"/>
    </style:style>
    <style:style style:name="T379" style:family="text">
      <style:text-properties officeooo:rsid="0035fb44"/>
    </style:style>
    <style:style style:name="T380" style:family="text">
      <style:text-properties officeooo:rsid="0036f5c3"/>
    </style:style>
    <style:style style:name="T381" style:family="text">
      <style:text-properties fo:font-style="normal" style:font-style-asian="normal" style:font-style-complex="normal"/>
    </style:style>
    <style:style style:name="T382" style:family="text">
      <style:text-properties fo:font-style="normal" officeooo:rsid="0038ffea" style:font-style-asian="normal" style:font-style-complex="normal"/>
    </style:style>
    <style:style style:name="T383" style:family="text">
      <style:text-properties fo:font-style="normal" officeooo:rsid="003ecf0a" style:font-style-asian="normal" style:font-style-complex="normal"/>
    </style:style>
    <style:style style:name="T384" style:family="text">
      <style:text-properties fo:font-style="normal" officeooo:rsid="00a45de9" style:font-style-asian="normal" style:font-style-complex="normal"/>
    </style:style>
    <style:style style:name="T385" style:family="text">
      <style:text-properties fo:font-style="normal" officeooo:rsid="011509e8" style:font-style-asian="normal" style:font-style-complex="normal"/>
    </style:style>
    <style:style style:name="T386" style:family="text">
      <style:text-properties fo:font-style="normal" officeooo:rsid="01521924" style:font-style-asian="normal" style:font-style-complex="normal"/>
    </style:style>
    <style:style style:name="T387" style:family="text">
      <style:text-properties fo:font-style="normal" officeooo:rsid="0015134f" style:font-style-asian="normal" style:font-style-complex="normal"/>
    </style:style>
    <style:style style:name="T388" style:family="text">
      <style:text-properties fo:font-style="normal" officeooo:rsid="018a3c63" style:font-style-asian="normal" style:font-style-complex="normal"/>
    </style:style>
    <style:style style:name="T389" style:family="text">
      <style:text-properties fo:font-style="normal" officeooo:rsid="01ab9621" style:font-style-asian="normal" style:font-style-complex="normal"/>
    </style:style>
    <style:style style:name="T390" style:family="text">
      <style:text-properties officeooo:rsid="00379713"/>
    </style:style>
    <style:style style:name="T391" style:family="text">
      <style:text-properties officeooo:rsid="003a708e"/>
    </style:style>
    <style:style style:name="T392" style:family="text">
      <style:text-properties officeooo:rsid="003b35ab"/>
    </style:style>
    <style:style style:name="T393" style:family="text">
      <style:text-properties officeooo:rsid="003b6bbe"/>
    </style:style>
    <style:style style:name="T394" style:family="text">
      <style:text-properties fo:font-size="12pt" fo:language="la" fo:country="VA" style:font-size-asian="12pt" style:language-asian="zh" style:country-asian="CN" style:font-size-complex="12pt" style:language-complex="hi" style:country-complex="IN"/>
    </style:style>
    <style:style style:name="T395" style:family="text">
      <style:text-properties fo:font-size="12pt" fo:language="la" fo:country="VA" officeooo:rsid="0031de23" style:font-size-asian="12pt" style:language-asian="zh" style:country-asian="CN" style:font-size-complex="12pt" style:language-complex="hi" style:country-complex="IN"/>
    </style:style>
    <style:style style:name="T396" style:family="text">
      <style:text-properties fo:font-size="12pt" fo:language="la" fo:country="VA" officeooo:rsid="00257c56" style:font-size-asian="12pt" style:language-asian="zh" style:country-asian="CN" style:font-size-complex="12pt" style:language-complex="hi" style:country-complex="IN"/>
    </style:style>
    <style:style style:name="T397" style:family="text">
      <style:text-properties fo:font-size="12pt" fo:language="cs" fo:country="CZ" style:font-size-asian="12pt" style:font-size-complex="12pt"/>
    </style:style>
    <style:style style:name="T398" style:family="text">
      <style:text-properties fo:font-size="12pt" fo:language="cs" fo:country="CZ" officeooo:rsid="00924205" style:font-size-asian="12pt" style:font-size-complex="12pt"/>
    </style:style>
    <style:style style:name="T399" style:family="text">
      <style:text-properties fo:font-size="12pt" fo:language="cs" fo:country="CZ" officeooo:rsid="00920e46" style:font-size-asian="12pt" style:font-size-complex="12pt"/>
    </style:style>
    <style:style style:name="T400" style:family="text">
      <style:text-properties fo:font-size="12pt" fo:language="cs" fo:country="CZ" officeooo:rsid="0031de23" style:font-size-asian="12pt" style:font-size-complex="12pt"/>
    </style:style>
    <style:style style:name="T401" style:family="text">
      <style:text-properties fo:font-size="12pt" fo:language="cs" fo:country="CZ" officeooo:rsid="0016d416" style:font-size-asian="12pt" style:font-size-complex="12pt"/>
    </style:style>
    <style:style style:name="T402" style:family="text">
      <style:text-properties fo:font-size="12pt" fo:language="cs" fo:country="CZ" officeooo:rsid="00b7f850" style:font-size-asian="12pt" style:font-size-complex="12pt"/>
    </style:style>
    <style:style style:name="T403" style:family="text">
      <style:text-properties officeooo:rsid="00924205"/>
    </style:style>
    <style:style style:name="T404" style:family="text">
      <style:text-properties officeooo:rsid="00a5a7ed"/>
    </style:style>
    <style:style style:name="T405" style:family="text">
      <style:text-properties officeooo:rsid="00a3b90f"/>
    </style:style>
    <style:style style:name="T406" style:family="text">
      <style:text-properties officeooo:rsid="009e1b37"/>
    </style:style>
    <style:style style:name="T407" style:family="text">
      <style:text-properties officeooo:rsid="009ed555"/>
    </style:style>
    <style:style style:name="T408" style:family="text">
      <style:text-properties officeooo:rsid="0093aecd"/>
    </style:style>
    <style:style style:name="T409" style:family="text">
      <style:text-properties officeooo:rsid="00a2987d"/>
    </style:style>
    <style:style style:name="T410" style:family="text">
      <style:text-properties officeooo:rsid="00a12171"/>
    </style:style>
    <style:style style:name="T411" style:family="text">
      <style:text-properties officeooo:rsid="003e2b79"/>
    </style:style>
    <style:style style:name="T412" style:family="text">
      <style:text-properties officeooo:rsid="003ecf0a"/>
    </style:style>
    <style:style style:name="T413" style:family="text">
      <style:text-properties officeooo:rsid="00421004"/>
    </style:style>
    <style:style style:name="T414" style:family="text">
      <style:text-properties officeooo:rsid="0042e750"/>
    </style:style>
    <style:style style:name="T415" style:family="text">
      <style:text-properties officeooo:rsid="0044cac1"/>
    </style:style>
    <style:style style:name="T416" style:family="text">
      <style:text-properties officeooo:rsid="004637da"/>
    </style:style>
    <style:style style:name="T417" style:family="text">
      <style:text-properties officeooo:rsid="0174049a"/>
    </style:style>
    <style:style style:name="T418" style:family="text">
      <style:text-properties officeooo:rsid="002d0b2a"/>
    </style:style>
    <style:style style:name="T419" style:family="text">
      <style:text-properties officeooo:rsid="002e4738"/>
    </style:style>
    <style:style style:name="T420" style:family="text">
      <style:text-properties officeooo:rsid="003b111f"/>
    </style:style>
    <style:style style:name="T421" style:family="text">
      <style:text-properties officeooo:rsid="004bfe7c"/>
    </style:style>
    <style:style style:name="T422" style:family="text">
      <style:text-properties officeooo:rsid="00505260"/>
    </style:style>
    <style:style style:name="T423" style:family="text">
      <style:text-properties officeooo:rsid="00522403"/>
    </style:style>
    <style:style style:name="T424" style:family="text">
      <style:text-properties officeooo:rsid="00543ca1"/>
    </style:style>
    <style:style style:name="T425" style:family="text">
      <style:text-properties officeooo:rsid="00555dc6"/>
    </style:style>
    <style:style style:name="T426" style:family="text">
      <style:text-properties officeooo:rsid="0057d93c"/>
    </style:style>
    <style:style style:name="T427" style:family="text">
      <style:text-properties officeooo:rsid="0059f5f9"/>
    </style:style>
    <style:style style:name="T428" style:family="text">
      <style:text-properties officeooo:rsid="005d4302"/>
    </style:style>
    <style:style style:name="T429" style:family="text">
      <style:text-properties officeooo:rsid="006481d3"/>
    </style:style>
    <style:style style:name="T430" style:family="text">
      <style:text-properties officeooo:rsid="006563ae"/>
    </style:style>
    <style:style style:name="T431" style:family="text">
      <style:text-properties officeooo:rsid="016f7472"/>
    </style:style>
    <style:style style:name="T432" style:family="text">
      <style:text-properties officeooo:rsid="0069dd1c"/>
    </style:style>
    <style:style style:name="T433" style:family="text">
      <style:text-properties officeooo:rsid="006a63dd"/>
    </style:style>
    <style:style style:name="T434" style:family="text">
      <style:text-properties officeooo:rsid="006e6f2b"/>
    </style:style>
    <style:style style:name="T435" style:family="text">
      <style:text-properties officeooo:rsid="00779362"/>
    </style:style>
    <style:style style:name="T436" style:family="text">
      <style:text-properties officeooo:rsid="0067b222"/>
    </style:style>
    <style:style style:name="T437" style:family="text">
      <style:text-properties officeooo:rsid="00cc68dd"/>
    </style:style>
    <style:style style:name="T438" style:family="text">
      <style:text-properties officeooo:rsid="015d6bb5"/>
    </style:style>
    <style:style style:name="T439" style:family="text">
      <style:text-properties officeooo:rsid="016319dd"/>
    </style:style>
    <style:style style:name="T440" style:family="text">
      <style:text-properties officeooo:rsid="015f9940"/>
    </style:style>
    <style:style style:name="T441" style:family="text">
      <style:text-properties officeooo:rsid="0092431b"/>
    </style:style>
    <style:style style:name="T442" style:family="text">
      <style:text-properties officeooo:rsid="0094598f"/>
    </style:style>
    <style:style style:name="T443" style:family="text">
      <style:text-properties officeooo:rsid="00a45de9"/>
    </style:style>
    <style:style style:name="T444" style:family="text">
      <style:text-properties officeooo:rsid="00a5f560"/>
    </style:style>
    <style:style style:name="T445" style:family="text">
      <style:text-properties officeooo:rsid="00a68279"/>
    </style:style>
    <style:style style:name="T446" style:family="text">
      <style:text-properties officeooo:rsid="00a84150"/>
    </style:style>
    <style:style style:name="T447" style:family="text">
      <style:text-properties officeooo:rsid="00afd38d"/>
    </style:style>
    <style:style style:name="T448" style:family="text">
      <style:text-properties officeooo:rsid="00b19825"/>
    </style:style>
    <style:style style:name="T449" style:family="text">
      <style:text-properties officeooo:rsid="00b6f903"/>
    </style:style>
    <style:style style:name="T450" style:family="text">
      <style:text-properties officeooo:rsid="00b776df"/>
    </style:style>
    <style:style style:name="T451" style:family="text">
      <style:text-properties officeooo:rsid="00ba824b"/>
    </style:style>
    <style:style style:name="T452" style:family="text">
      <style:text-properties officeooo:rsid="00c164b6"/>
    </style:style>
    <style:style style:name="T453" style:family="text">
      <style:text-properties officeooo:rsid="00c27ca2"/>
    </style:style>
    <style:style style:name="T454" style:family="text">
      <style:text-properties style:font-name="Bookman BT S.O.Cist.1" officeooo:rsid="0047dfeb"/>
    </style:style>
    <style:style style:name="T455" style:family="text">
      <style:text-properties style:font-name="Bookman BT S.O.Cist.1" officeooo:rsid="003a708e"/>
    </style:style>
    <style:style style:name="T456" style:family="text">
      <style:text-properties officeooo:rsid="00df8db9"/>
    </style:style>
    <style:style style:name="T457" style:family="text">
      <style:text-properties officeooo:rsid="00e63355"/>
    </style:style>
    <style:style style:name="T458" style:family="text">
      <style:text-properties officeooo:rsid="00ea7d0c"/>
    </style:style>
    <style:style style:name="T459" style:family="text">
      <style:text-properties officeooo:rsid="00eba53b"/>
    </style:style>
    <style:style style:name="T460" style:family="text">
      <style:text-properties fo:font-variant="small-caps"/>
    </style:style>
    <style:style style:name="T461" style:family="text">
      <style:text-properties fo:font-variant="small-caps" officeooo:rsid="00eba53b"/>
    </style:style>
    <style:style style:name="T462" style:family="text">
      <style:text-properties fo:font-variant="small-caps" officeooo:rsid="001c89bb"/>
    </style:style>
    <style:style style:name="T463" style:family="text">
      <style:text-properties fo:font-variant="small-caps" officeooo:rsid="001e055f"/>
    </style:style>
    <style:style style:name="T464" style:family="text">
      <style:text-properties fo:font-variant="small-caps" style:font-name="Linux Libertine S.O.Cist.2"/>
    </style:style>
    <style:style style:name="T465" style:family="text">
      <style:text-properties fo:font-variant="small-caps" style:font-name="Linux Libertine S.O.Cist.2" officeooo:rsid="0019defb"/>
    </style:style>
    <style:style style:name="T466" style:family="text">
      <style:text-properties fo:font-variant="small-caps" style:font-name="Linux Libertine S.O.Cist.2" fo:font-style="normal" officeooo:rsid="001bcdcc" style:font-style-asian="normal" style:font-style-complex="normal"/>
    </style:style>
    <style:style style:name="T467" style:family="text">
      <style:text-properties fo:font-variant="small-caps" style:font-name="Linux Libertine S.O.Cist.2" officeooo:rsid="001e055f"/>
    </style:style>
    <style:style style:name="T468" style:family="text">
      <style:text-properties fo:font-variant="small-caps" style:font-name="Linux Libertine S.O.Cist.2" officeooo:rsid="00211ad0"/>
    </style:style>
    <style:style style:name="T469" style:family="text">
      <style:text-properties fo:font-variant="small-caps" style:font-name="Linux Libertine S.O.Cist.2" officeooo:rsid="00214bb8"/>
    </style:style>
    <style:style style:name="T470" style:family="text">
      <style:text-properties fo:font-variant="small-caps" style:font-name="Linux Libertine S.O.Cist.2" officeooo:rsid="0060c977"/>
    </style:style>
    <style:style style:name="T471" style:family="text">
      <style:text-properties fo:font-variant="small-caps" style:font-name="Linux Libertine S.O.Cist.2" officeooo:rsid="00f972c2"/>
    </style:style>
    <style:style style:name="T472" style:family="text">
      <style:text-properties fo:font-variant="small-caps" style:font-name="Linux Libertine S.O.Cist.2" officeooo:rsid="0130fdcc"/>
    </style:style>
    <style:style style:name="T473" style:family="text">
      <style:text-properties fo:font-variant="small-caps" style:font-name="Linux Libertine S.O.Cist.2" fo:font-size="12pt" fo:language="cs" fo:country="CZ" fo:font-style="normal" officeooo:rsid="009053b5" style:font-size-asian="12pt" style:font-style-asian="normal" style:font-size-complex="12pt" style:font-style-complex="normal"/>
    </style:style>
    <style:style style:name="T474" style:family="text">
      <style:text-properties fo:font-variant="small-caps" fo:color="#000000" loext:opacity="100%" fo:letter-spacing="normal" fo:font-style="normal" fo:font-weight="normal" officeooo:rsid="0030a648" style:font-name-asian="Andale Sans UI1" style:font-style-asian="normal" style:font-weight-asian="normal" style:font-name-complex="Tahoma" style:font-style-complex="normal" style:font-weight-complex="normal"/>
    </style:style>
    <style:style style:name="T475" style:family="text">
      <style:text-properties fo:font-variant="small-caps" fo:color="#000000" loext:opacity="100%" fo:font-size="12pt" fo:language="la" fo:country="VA" officeooo:rsid="003c6be3" style:font-size-asian="12pt" style:language-asian="zh" style:country-asian="CN" style:font-size-complex="12pt" style:language-complex="hi" style:country-complex="IN"/>
    </style:style>
    <style:style style:name="T476" style:family="text">
      <style:text-properties fo:font-variant="small-caps" fo:color="#000000" loext:opacity="100%" style:font-name="Linux Libertine S.O.Cist." fo:font-size="12pt" fo:letter-spacing="normal" fo:language="la" fo:country="VA" fo:font-style="normal" fo:font-weight="normal" officeooo:rsid="008f99bd"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77" style:family="text">
      <style:text-properties fo:font-variant="small-caps" fo:color="#000000" loext:opacity="100%" style:font-name="Linux Libertine S.O.Cist." fo:font-size="12pt" fo:letter-spacing="normal" fo:language="la" fo:country="VA" fo:font-style="normal" fo:font-weight="normal" officeooo:rsid="0034e2b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78" style:family="text">
      <style:text-properties fo:font-variant="small-caps" fo:color="#000000" loext:opacity="100%" style:font-name="Linux Libertine S.O.Cist." fo:font-size="12pt" fo:language="la" fo:country="VA" style:font-size-asian="12pt" style:language-asian="zh" style:country-asian="CN" style:font-size-complex="12pt" style:language-complex="hi" style:country-complex="IN"/>
    </style:style>
    <style:style style:name="T479" style:family="text">
      <style:text-properties fo:font-variant="small-caps" fo:color="#000000" loext:opacity="100%" style:font-name="Linux Libertine S.O.Cist." fo:font-size="12pt" fo:language="la" fo:country="VA" officeooo:rsid="00336121" style:font-size-asian="12pt" style:language-asian="zh" style:country-asian="CN" style:font-size-complex="12pt" style:language-complex="hi" style:country-complex="IN"/>
    </style:style>
    <style:style style:name="T480" style:family="text">
      <style:text-properties fo:font-variant="small-caps" fo:color="#000000" loext:opacity="100%" style:font-name="Linux Libertine S.O.Cist." fo:font-size="12pt" fo:language="la" fo:country="VA" officeooo:rsid="0034a540" style:font-size-asian="12pt" style:language-asian="zh" style:country-asian="CN" style:font-size-complex="12pt" style:language-complex="hi" style:country-complex="IN"/>
    </style:style>
    <style:style style:name="T481" style:family="text">
      <style:text-properties fo:font-variant="small-caps" fo:color="#000000" loext:opacity="100%" style:font-name="Linux Libertine S.O.Cist." fo:font-size="12pt" fo:language="la" fo:country="VA" officeooo:rsid="001e055f" style:font-size-asian="12pt" style:language-asian="zh" style:country-asian="CN" style:font-size-complex="12pt" style:language-complex="hi" style:country-complex="IN"/>
    </style:style>
    <style:style style:name="T482" style:family="text">
      <style:text-properties fo:font-variant="small-caps" officeooo:rsid="0093aecd"/>
    </style:style>
    <style:style style:name="T483" style:family="text">
      <style:text-properties fo:font-variant="small-caps" officeooo:rsid="00a2987d"/>
    </style:style>
    <style:style style:name="T484" style:family="text">
      <style:text-properties fo:font-variant="small-caps" officeooo:rsid="009e1b37"/>
    </style:style>
    <style:style style:name="T485" style:family="text">
      <style:text-properties fo:font-variant="small-caps" officeooo:rsid="00a5a7ed"/>
    </style:style>
    <style:style style:name="T486" style:family="text">
      <style:text-properties fo:font-variant="small-caps" fo:font-size="12pt" fo:language="cs" fo:country="CZ" style:font-size-asian="12pt" style:font-size-complex="12pt"/>
    </style:style>
    <style:style style:name="T487" style:family="text">
      <style:text-properties fo:font-variant="small-caps" fo:font-size="12pt" fo:language="cs" fo:country="CZ" officeooo:rsid="00b7f850" style:font-size-asian="12pt" style:font-size-complex="12pt"/>
    </style:style>
    <style:style style:name="T488" style:family="text">
      <style:text-properties fo:font-variant="small-caps" officeooo:rsid="0042e750"/>
    </style:style>
    <style:style style:name="T489" style:family="text">
      <style:text-properties fo:font-variant="small-caps" officeooo:rsid="003ecf0a"/>
    </style:style>
    <style:style style:name="T490" style:family="text">
      <style:text-properties fo:font-variant="small-caps" officeooo:rsid="0036f5c3"/>
    </style:style>
    <style:style style:name="T491" style:family="text">
      <style:text-properties fo:font-variant="small-caps" officeooo:rsid="0174049a"/>
    </style:style>
    <style:style style:name="T492" style:family="text">
      <style:text-properties fo:font-variant="small-caps" officeooo:rsid="00543ca1"/>
    </style:style>
    <style:style style:name="T493" style:family="text">
      <style:text-properties fo:font-variant="small-caps" officeooo:rsid="0073f80a"/>
    </style:style>
    <style:style style:name="T494" style:family="text">
      <style:text-properties fo:font-variant="small-caps" fo:letter-spacing="normal" fo:font-style="normal" fo:font-weight="normal" officeooo:rsid="0073f80a" style:font-name-asian="Andale Sans UI1" style:language-asian="zh" style:country-asian="CN" style:font-style-asian="normal" style:font-weight-asian="normal" style:font-name-complex="Tahoma" style:language-complex="hi" style:country-complex="IN" style:font-style-complex="normal" style:font-weight-complex="normal"/>
    </style:style>
    <style:style style:name="T495" style:family="text">
      <style:text-properties fo:font-variant="small-caps" officeooo:rsid="0059f5f9"/>
    </style:style>
    <style:style style:name="T496" style:family="text">
      <style:text-properties fo:font-variant="small-caps" officeooo:rsid="0067414b"/>
    </style:style>
    <style:style style:name="T497" style:family="text">
      <style:text-properties fo:font-variant="small-caps" officeooo:rsid="006a63dd"/>
    </style:style>
    <style:style style:name="T498" style:family="text">
      <style:text-properties fo:font-variant="small-caps" officeooo:rsid="00fc09c7"/>
    </style:style>
    <style:style style:name="T499" style:family="text">
      <style:text-properties fo:font-variant="small-caps" fo:language="cs" fo:country="CZ"/>
    </style:style>
    <style:style style:name="T500" style:family="text">
      <style:text-properties fo:font-variant="small-caps" style:use-window-font-color="true" loext:opacity="0%"/>
    </style:style>
    <style:style style:name="T501" style:family="text">
      <style:text-properties fo:font-variant="small-caps" style:use-window-font-color="true" loext:opacity="0%" style:font-name="Linux Libertine S.O.Cist." fo:font-size="12pt" fo:language="cs" fo:country="CZ" officeooo:rsid="0174fcdb" style:font-size-asian="12pt" style:font-size-complex="12pt"/>
    </style:style>
    <style:style style:name="T502" style:family="text">
      <style:text-properties fo:font-variant="small-caps" style:use-window-font-color="true" loext:opacity="0%" style:font-name="Linux Libertine S.O.Cist." fo:font-size="12pt" fo:language="cs" fo:country="CZ" officeooo:rsid="00855b1c" style:font-size-asian="12pt" style:font-size-complex="12pt"/>
    </style:style>
    <style:style style:name="T503" style:family="text">
      <style:text-properties fo:font-variant="small-caps" style:use-window-font-color="true" loext:opacity="0%" style:font-name="Linux Libertine S.O.Cist." fo:font-size="12pt" fo:language="cs" fo:country="CZ" fo:font-style="normal" officeooo:rsid="01470f2b" style:font-size-asian="12pt" style:font-style-asian="normal" style:font-size-complex="12pt" style:font-style-complex="normal"/>
    </style:style>
    <style:style style:name="T504" style:family="text">
      <style:text-properties fo:font-variant="small-caps" style:use-window-font-color="true" loext:opacity="0%" style:font-name="Linux Libertine S.O.Cist." fo:font-size="12pt" fo:language="cs" fo:country="CZ" fo:font-style="normal" officeooo:rsid="00855b1c" style:font-size-asian="12pt" style:font-style-asian="normal" style:font-size-complex="12pt" style:font-style-complex="normal"/>
    </style:style>
    <style:style style:name="T505" style:family="text">
      <style:text-properties fo:font-variant="small-caps" style:use-window-font-color="true" loext:opacity="0%" style:font-name="Linux Libertine S.O.Cist." fo:font-size="12pt" fo:language="cs" fo:country="CZ" fo:font-style="normal" officeooo:rsid="01b31249" style:font-size-asian="12pt" style:font-style-asian="normal" style:font-size-complex="12pt" style:font-style-complex="normal"/>
    </style:style>
    <style:style style:name="T506" style:family="text">
      <style:text-properties fo:font-variant="small-caps" style:use-window-font-color="true" loext:opacity="0%" officeooo:rsid="0014891f"/>
    </style:style>
    <style:style style:name="T507" style:family="text">
      <style:text-properties fo:font-variant="small-caps" officeooo:rsid="016fe915"/>
    </style:style>
    <style:style style:name="T508" style:family="text">
      <style:text-properties fo:font-variant="small-caps" style:font-name="Linux Libertine S.O.Cist." fo:font-size="12pt" fo:language="cs" fo:country="CZ" officeooo:rsid="017e177d" style:font-size-asian="12pt" style:font-size-complex="12pt"/>
    </style:style>
    <style:style style:name="T509" style:family="text">
      <style:text-properties fo:font-variant="small-caps" style:font-name="Linux Libertine S.O.Cist." fo:font-size="12pt" fo:language="cs" fo:country="CZ" officeooo:rsid="010552dd" style:font-size-asian="12pt" style:font-size-complex="12pt"/>
    </style:style>
    <style:style style:name="T510" style:family="text">
      <style:text-properties fo:font-variant="small-caps" style:font-name="Linux Libertine S.O.Cist." fo:font-size="12pt" fo:language="cs" fo:country="CZ" officeooo:rsid="0181c248" style:font-size-asian="12pt" style:font-size-complex="12pt"/>
    </style:style>
    <style:style style:name="T511" style:family="text">
      <style:text-properties fo:font-variant="small-caps" style:font-name="Linux Libertine S.O.Cist." fo:font-size="12pt" fo:language="cs" fo:country="CZ" officeooo:rsid="017aabd2" style:font-size-asian="12pt" style:font-size-complex="12pt"/>
    </style:style>
    <style:style style:name="T512" style:family="text">
      <style:text-properties fo:font-variant="small-caps" style:font-name="Linux Libertine S.O.Cist." fo:font-size="12pt" fo:language="cs" fo:country="CZ" officeooo:rsid="0188876d" style:font-size-asian="12pt" style:font-size-complex="12pt"/>
    </style:style>
    <style:style style:name="T513" style:family="text">
      <style:text-properties fo:font-variant="small-caps" style:font-name="Linux Libertine S.O.Cist." fo:font-size="12pt" fo:language="cs" fo:country="CZ" officeooo:rsid="00126fa7" style:font-size-asian="12pt" style:font-size-complex="12pt"/>
    </style:style>
    <style:style style:name="T514" style:family="text">
      <style:text-properties fo:font-variant="small-caps" style:font-name="Linux Libertine S.O.Cist." fo:font-size="12pt" fo:language="cs" fo:country="CZ" officeooo:rsid="010ba70e" style:font-size-asian="12pt" style:font-size-complex="12pt"/>
    </style:style>
    <style:style style:name="T515" style:family="text">
      <style:text-properties fo:font-variant="small-caps" style:font-name="Linux Libertine S.O.Cist." fo:font-size="12pt" fo:language="cs" fo:country="CZ" officeooo:rsid="018c9153" style:font-size-asian="12pt" style:font-size-complex="12pt"/>
    </style:style>
    <style:style style:name="T516" style:family="text">
      <style:text-properties fo:font-variant="small-caps" style:font-name="Linux Libertine S.O.Cist." fo:font-size="12pt" fo:language="cs" fo:country="CZ" officeooo:rsid="006a63dd" style:font-size-asian="12pt" style:font-size-complex="12pt"/>
    </style:style>
    <style:style style:name="T517" style:family="text">
      <style:text-properties fo:font-variant="small-caps" style:font-name="Linux Libertine S.O.Cist." fo:font-size="12pt" fo:language="cs" fo:country="CZ" officeooo:rsid="01900a31" style:font-size-asian="12pt" style:font-size-complex="12pt"/>
    </style:style>
    <style:style style:name="T518" style:family="text">
      <style:text-properties fo:font-variant="small-caps" style:font-name="Linux Libertine S.O.Cist." fo:font-size="12pt" fo:language="cs" fo:country="CZ" officeooo:rsid="006b8603" style:font-size-asian="12pt" style:font-size-complex="12pt"/>
    </style:style>
    <style:style style:name="T519" style:family="text">
      <style:text-properties fo:font-variant="small-caps" style:font-name="Linux Libertine S.O.Cist." fo:font-size="12pt" fo:language="cs" fo:country="CZ" officeooo:rsid="0075a65a" style:font-size-asian="12pt" style:font-size-complex="12pt"/>
    </style:style>
    <style:style style:name="T520" style:family="text">
      <style:text-properties fo:font-variant="small-caps" style:font-name="Linux Libertine S.O.Cist." fo:font-size="12pt" fo:language="cs" fo:country="CZ" officeooo:rsid="007ca918" style:font-size-asian="12pt" style:font-size-complex="12pt"/>
    </style:style>
    <style:style style:name="T521" style:family="text">
      <style:text-properties fo:font-variant="small-caps" style:font-name="Linux Libertine S.O.Cist." fo:font-size="12pt" fo:language="cs" fo:country="CZ" officeooo:rsid="018e7b1a" style:font-size-asian="12pt" style:font-size-complex="12pt"/>
    </style:style>
    <style:style style:name="T522" style:family="text">
      <style:text-properties fo:font-variant="small-caps" style:font-name="Linux Libertine S.O.Cist." fo:font-size="12pt" fo:language="cs" fo:country="CZ" officeooo:rsid="019783c5" style:font-size-asian="12pt" style:font-size-complex="12pt"/>
    </style:style>
    <style:style style:name="T523" style:family="text">
      <style:text-properties fo:font-variant="small-caps" style:font-name="Linux Libertine S.O.Cist." fo:font-size="12pt" fo:language="cs" fo:country="CZ" officeooo:rsid="002e7725" style:font-size-asian="12pt" style:font-size-complex="12pt"/>
    </style:style>
    <style:style style:name="T524" style:family="text">
      <style:text-properties fo:font-variant="small-caps" style:font-name="Linux Libertine S.O.Cist." fo:font-size="12pt" fo:language="cs" fo:country="CZ" officeooo:rsid="00896b47" style:font-size-asian="12pt" style:font-size-complex="12pt"/>
    </style:style>
    <style:style style:name="T525" style:family="text">
      <style:text-properties fo:font-variant="small-caps" style:font-name="Linux Libertine S.O.Cist." fo:font-size="12pt" fo:language="cs" fo:country="CZ" fo:font-style="normal" officeooo:rsid="010ec9f4" style:font-size-asian="12pt" style:font-style-asian="normal" style:font-size-complex="12pt" style:font-style-complex="normal"/>
    </style:style>
    <style:style style:name="T526" style:family="text">
      <style:text-properties fo:font-variant="small-caps" style:font-name="Linux Libertine S.O.Cist." fo:font-size="12pt" fo:language="cs" fo:country="CZ" fo:font-style="normal" officeooo:rsid="018a6722" style:font-size-asian="12pt" style:font-style-asian="normal" style:font-size-complex="12pt" style:font-style-complex="normal"/>
    </style:style>
    <style:style style:name="T527" style:family="text">
      <style:text-properties fo:font-variant="small-caps" style:font-name="Linux Libertine S.O.Cist." fo:font-size="12pt" fo:language="cs" fo:country="CZ" fo:font-style="normal" officeooo:rsid="018ca13f" style:font-size-asian="12pt" style:font-style-asian="normal" style:font-size-complex="12pt" style:font-style-complex="normal"/>
    </style:style>
    <style:style style:name="T528" style:family="text">
      <style:text-properties fo:font-variant="small-caps" style:font-name="Linux Libertine S.O.Cist." fo:font-size="12pt" fo:language="cs" fo:country="CZ" fo:font-style="normal" officeooo:rsid="0022afba" style:font-size-asian="12pt" style:font-style-asian="normal" style:font-size-complex="12pt" style:font-style-complex="normal"/>
    </style:style>
    <style:style style:name="T529" style:family="text">
      <style:text-properties fo:font-variant="small-caps" officeooo:rsid="00779362"/>
    </style:style>
    <style:style style:name="T530" style:family="text">
      <style:text-properties fo:font-variant="small-caps" officeooo:rsid="015d6bb5"/>
    </style:style>
    <style:style style:name="T531" style:family="text">
      <style:text-properties fo:font-variant="small-caps" officeooo:rsid="015f9940"/>
    </style:style>
    <style:style style:name="T532" style:family="text">
      <style:text-properties fo:font-variant="small-caps" officeooo:rsid="0084aa0d"/>
    </style:style>
    <style:style style:name="T533" style:family="text">
      <style:text-properties fo:font-variant="small-caps" officeooo:rsid="0092431b"/>
    </style:style>
    <style:style style:name="T534" style:family="text">
      <style:text-properties fo:font-variant="small-caps" officeooo:rsid="00cc68dd"/>
    </style:style>
    <style:style style:name="T535" style:family="text">
      <style:text-properties fo:font-variant="small-caps" style:font-name="Linux Libertine S.O.Cist.1" fo:font-size="12pt" fo:language="cs" fo:country="CZ" officeooo:rsid="0092431b" style:font-size-asian="12pt" style:font-size-complex="12pt"/>
    </style:style>
    <style:style style:name="T536" style:family="text">
      <style:text-properties fo:font-variant="small-caps" style:font-name="Linux Libertine S.O.Cist.1" fo:font-size="12pt" fo:language="cs" fo:country="CZ" officeooo:rsid="00cc68dd" style:font-size-asian="12pt" style:font-size-complex="12pt"/>
    </style:style>
    <style:style style:name="T537" style:family="text">
      <style:text-properties fo:font-variant="small-caps" officeooo:rsid="00b6f903"/>
    </style:style>
    <style:style style:name="T538" style:family="text">
      <style:text-properties fo:font-variant="small-caps" officeooo:rsid="00e90f9a"/>
    </style:style>
    <style:style style:name="T539" style:family="text">
      <style:text-properties fo:font-variant="small-caps" officeooo:rsid="012dfe9a"/>
    </style:style>
    <style:style style:name="T540" style:family="text">
      <style:text-properties fo:font-variant="small-caps" officeooo:rsid="014bb8c7"/>
    </style:style>
    <style:style style:name="T541" style:family="text">
      <style:text-properties fo:font-variant="small-caps" fo:font-style="normal" style:font-style-asian="normal" style:font-style-complex="normal"/>
    </style:style>
    <style:style style:name="T542" style:family="text">
      <style:text-properties officeooo:rsid="00f02b65"/>
    </style:style>
    <style:style style:name="T543" style:family="text">
      <style:text-properties officeooo:rsid="00f569d4"/>
    </style:style>
    <style:style style:name="T544" style:family="text">
      <style:text-properties officeooo:rsid="010780ee"/>
    </style:style>
    <style:style style:name="T545" style:family="text">
      <style:text-properties officeooo:rsid="010971f1"/>
    </style:style>
    <style:style style:name="T546" style:family="text">
      <style:text-properties officeooo:rsid="010eb8b1"/>
    </style:style>
    <style:style style:name="T547" style:family="text">
      <style:text-properties officeooo:rsid="0110504e"/>
    </style:style>
    <style:style style:name="T548" style:family="text">
      <style:text-properties officeooo:rsid="0111199e"/>
    </style:style>
    <style:style style:name="T549" style:family="text">
      <style:text-properties officeooo:rsid="01114d85"/>
    </style:style>
    <style:style style:name="T550" style:family="text">
      <style:text-properties officeooo:rsid="011443a3"/>
    </style:style>
    <style:style style:name="T551" style:family="text">
      <style:text-properties officeooo:rsid="011509e8"/>
    </style:style>
    <style:style style:name="T552" style:family="text">
      <style:text-properties fo:color="#0000ff" loext:opacity="100%" fo:font-size="10pt"/>
    </style:style>
    <style:style style:name="T553" style:family="text">
      <style:text-properties fo:color="#0000ff" loext:opacity="100%" fo:font-size="10pt" style:font-size-asian="10pt" style:font-size-complex="10pt"/>
    </style:style>
    <style:style style:name="T554" style:family="text">
      <style:text-properties fo:color="#0000ff" loext:opacity="100%" fo:font-size="10pt" officeooo:rsid="0014891f"/>
    </style:style>
    <style:style style:name="T555" style:family="text">
      <style:text-properties fo:color="#0000ff" loext:opacity="100%" style:font-name="Linux Libertine S.O.Cist.2" fo:font-size="10pt" officeooo:rsid="0019defb"/>
    </style:style>
    <style:style style:name="T556" style:family="text">
      <style:text-properties officeooo:rsid="011bbe51"/>
    </style:style>
    <style:style style:name="T557" style:family="text">
      <style:text-properties officeooo:rsid="01292efb"/>
    </style:style>
    <style:style style:name="T558" style:family="text">
      <style:text-properties officeooo:rsid="012dfe9a"/>
    </style:style>
    <style:style style:name="T559" style:family="text">
      <style:text-properties officeooo:rsid="012f53cf"/>
    </style:style>
    <style:style style:name="T560" style:family="text">
      <style:text-properties officeooo:rsid="01304d9c"/>
    </style:style>
    <style:style style:name="T561" style:family="text">
      <style:text-properties officeooo:rsid="0136a568"/>
    </style:style>
    <style:style style:name="T562" style:family="text">
      <style:text-properties officeooo:rsid="01393458"/>
    </style:style>
    <style:style style:name="T563" style:family="text">
      <style:text-properties officeooo:rsid="01410acb"/>
    </style:style>
    <style:style style:name="T564" style:family="text">
      <style:text-properties officeooo:rsid="01495868"/>
    </style:style>
    <style:style style:name="T565" style:family="text">
      <style:text-properties officeooo:rsid="014aca2a"/>
    </style:style>
    <style:style style:name="T566" style:family="text">
      <style:text-properties officeooo:rsid="014bb8c7"/>
    </style:style>
    <style:style style:name="T567" style:family="text">
      <style:text-properties officeooo:rsid="014be002"/>
    </style:style>
    <style:style style:name="T568" style:family="text">
      <style:text-properties officeooo:rsid="01521924"/>
    </style:style>
    <style:style style:name="T569" style:family="text">
      <style:text-properties officeooo:rsid="0153d545"/>
    </style:style>
    <style:style style:name="T570" style:family="text">
      <style:text-properties officeooo:rsid="0203a3d9"/>
    </style:style>
    <style:style style:name="T571" style:family="text">
      <style:text-properties officeooo:rsid="01b9ec08"/>
    </style:style>
    <style:style style:name="T572" style:family="text">
      <style:text-properties officeooo:rsid="01ddea6d"/>
    </style:style>
    <style:style style:name="T573" style:family="text">
      <style:text-properties style:text-underline-style="none" fo:font-weight="normal" officeooo:rsid="0042e750" style:font-weight-asian="normal" style:font-weight-complex="normal"/>
    </style:style>
    <style:style style:name="T574" style:family="text">
      <style:text-properties officeooo:rsid="0163e5ec"/>
    </style:style>
    <style:style style:name="T575" style:family="text">
      <style:text-properties officeooo:rsid="01643a19"/>
    </style:style>
    <style:style style:name="T576" style:family="text">
      <style:text-properties style:font-name="Linux Libertine S\.O\.Cist\."/>
    </style:style>
    <style:style style:name="T577" style:family="text">
      <style:text-properties style:font-name="Linux Libertine S\.O\.Cist\." officeooo:rsid="01654cce"/>
    </style:style>
    <style:style style:name="T578" style:family="text">
      <style:text-properties officeooo:rsid="010998c4"/>
    </style:style>
    <style:style style:name="T579" style:family="text">
      <style:text-properties officeooo:rsid="0008f4af"/>
    </style:style>
    <style:style style:name="T580" style:family="text">
      <style:text-properties officeooo:rsid="0104b4f7"/>
    </style:style>
    <style:style style:name="T581" style:family="text">
      <style:text-properties officeooo:rsid="0009f959"/>
    </style:style>
    <style:style style:name="T582" style:family="text">
      <style:text-properties officeooo:rsid="0150c414"/>
    </style:style>
    <style:style style:name="T583" style:family="text">
      <style:text-properties officeooo:rsid="00ff9dc0"/>
    </style:style>
    <style:style style:name="T584" style:family="text">
      <style:text-properties officeooo:rsid="0100d8d4"/>
    </style:style>
    <style:style style:name="T585" style:family="text">
      <style:text-properties officeooo:rsid="000d0b20"/>
    </style:style>
    <style:style style:name="T586" style:family="text">
      <style:text-properties officeooo:rsid="0102317d"/>
    </style:style>
    <style:style style:name="T587" style:family="text">
      <style:text-properties officeooo:rsid="00126fa7"/>
    </style:style>
    <style:style style:name="T588" style:family="text">
      <style:text-properties fo:language="cs" fo:country="CZ"/>
    </style:style>
    <style:style style:name="T589" style:family="text">
      <style:text-properties fo:language="cs" fo:country="CZ" officeooo:rsid="00b7f850"/>
    </style:style>
    <style:style style:name="T590" style:family="text">
      <style:text-properties fo:language="cs" fo:country="CZ" officeooo:rsid="0016d416"/>
    </style:style>
    <style:style style:name="T591" style:family="text">
      <style:text-properties fo:language="cs" fo:country="CZ" officeooo:rsid="016fe915"/>
    </style:style>
    <style:style style:name="T592" style:family="text">
      <style:text-properties fo:language="cs" fo:country="CZ" officeooo:rsid="0015134f"/>
    </style:style>
    <style:style style:name="T593" style:family="text">
      <style:text-properties officeooo:rsid="01089919"/>
    </style:style>
    <style:style style:name="T594" style:family="text">
      <style:text-properties officeooo:rsid="0111d08d"/>
    </style:style>
    <style:style style:name="T595" style:family="text">
      <style:text-properties officeooo:rsid="00fc09c7"/>
    </style:style>
    <style:style style:name="T596" style:family="text">
      <style:text-properties officeooo:rsid="016643d1"/>
    </style:style>
    <style:style style:name="T597" style:family="text">
      <style:text-properties officeooo:rsid="01669888"/>
    </style:style>
    <style:style style:name="T598" style:family="text">
      <style:text-properties officeooo:rsid="0167a74c"/>
    </style:style>
    <style:style style:name="T599" style:family="text">
      <style:text-properties officeooo:rsid="01697d87"/>
    </style:style>
    <style:style style:name="T600" style:family="text">
      <style:text-properties officeooo:rsid="016c8447"/>
    </style:style>
    <style:style style:name="T601" style:family="text">
      <style:text-properties officeooo:rsid="016dda48"/>
    </style:style>
    <style:style style:name="T602" style:family="text">
      <style:text-properties officeooo:rsid="016f6c9f"/>
    </style:style>
    <style:style style:name="T603" style:family="text">
      <style:text-properties officeooo:rsid="016fe915"/>
    </style:style>
    <style:style style:name="T604" style:family="text">
      <style:text-properties officeooo:rsid="0171a3fa"/>
    </style:style>
    <style:style style:name="T605" style:family="text">
      <style:text-properties officeooo:rsid="0174fcdb"/>
    </style:style>
    <style:style style:name="T606" style:family="text">
      <style:text-properties officeooo:rsid="0179a2dd"/>
    </style:style>
    <style:style style:name="T607" style:family="text">
      <style:text-properties officeooo:rsid="00ff9dc0" style:language-asian="zh" style:country-asian="CN" style:language-complex="hi" style:country-complex="IN"/>
    </style:style>
    <style:style style:name="T608" style:family="text">
      <style:text-properties officeooo:rsid="017a4ea2" style:language-asian="zh" style:country-asian="CN" style:language-complex="hi" style:country-complex="IN"/>
    </style:style>
    <style:style style:name="T609" style:family="text">
      <style:text-properties officeooo:rsid="017aabd2"/>
    </style:style>
    <style:style style:name="T610" style:family="text">
      <style:text-properties officeooo:rsid="017e177d"/>
    </style:style>
    <style:style style:name="T611" style:family="text">
      <style:text-properties style:font-name="Linux Libertine S.O.Cist." fo:font-size="12pt" fo:language="cs" fo:country="CZ" style:font-size-asian="12pt" style:font-size-complex="12pt"/>
    </style:style>
    <style:style style:name="T612" style:family="text">
      <style:text-properties style:font-name="Linux Libertine S.O.Cist." fo:font-size="12pt" fo:language="cs" fo:country="CZ" officeooo:rsid="002e8e11" style:font-size-asian="12pt" style:font-size-complex="12pt"/>
    </style:style>
    <style:style style:name="T613" style:family="text">
      <style:text-properties style:font-name="Linux Libertine S.O.Cist." fo:font-size="12pt" fo:language="cs" fo:country="CZ" officeooo:rsid="017e177d" style:font-size-asian="12pt" style:font-size-complex="12pt"/>
    </style:style>
    <style:style style:name="T614" style:family="text">
      <style:text-properties style:font-name="Linux Libertine S.O.Cist." fo:font-size="12pt" fo:language="cs" fo:country="CZ" officeooo:rsid="00299368" style:font-size-asian="12pt" style:font-size-complex="12pt"/>
    </style:style>
    <style:style style:name="T615" style:family="text">
      <style:text-properties style:font-name="Linux Libertine S.O.Cist." fo:font-size="12pt" fo:language="cs" fo:country="CZ" officeooo:rsid="017aabd2" style:font-size-asian="12pt" style:font-size-complex="12pt"/>
    </style:style>
    <style:style style:name="T616" style:family="text">
      <style:text-properties style:font-name="Linux Libertine S.O.Cist." fo:font-size="12pt" fo:language="cs" fo:country="CZ" officeooo:rsid="01869782" style:font-size-asian="12pt" style:font-size-complex="12pt"/>
    </style:style>
    <style:style style:name="T617" style:family="text">
      <style:text-properties style:font-name="Linux Libertine S.O.Cist." fo:font-size="12pt" fo:language="cs" fo:country="CZ" officeooo:rsid="003779f9" style:font-size-asian="12pt" style:font-size-complex="12pt"/>
    </style:style>
    <style:style style:name="T618" style:family="text">
      <style:text-properties style:font-name="Linux Libertine S.O.Cist." fo:font-size="12pt" fo:language="cs" fo:country="CZ" officeooo:rsid="00126fa7" style:font-size-asian="12pt" style:font-size-complex="12pt"/>
    </style:style>
    <style:style style:name="T619" style:family="text">
      <style:text-properties style:font-name="Linux Libertine S.O.Cist." fo:font-size="12pt" fo:language="cs" fo:country="CZ" officeooo:rsid="0188876d" style:font-size-asian="12pt" style:font-size-complex="12pt"/>
    </style:style>
    <style:style style:name="T620" style:family="text">
      <style:text-properties style:font-name="Linux Libertine S.O.Cist." fo:font-size="12pt" fo:language="cs" fo:country="CZ" officeooo:rsid="01895ccf" style:font-size-asian="12pt" style:font-size-complex="12pt"/>
    </style:style>
    <style:style style:name="T621" style:family="text">
      <style:text-properties style:font-name="Linux Libertine S.O.Cist." fo:font-size="12pt" fo:language="cs" fo:country="CZ" officeooo:rsid="003d0ce6" style:font-size-asian="12pt" style:font-size-complex="12pt"/>
    </style:style>
    <style:style style:name="T622" style:family="text">
      <style:text-properties style:font-name="Linux Libertine S.O.Cist." fo:font-size="12pt" fo:language="cs" fo:country="CZ" officeooo:rsid="010ba70e" style:font-size-asian="12pt" style:font-size-complex="12pt"/>
    </style:style>
    <style:style style:name="T623" style:family="text">
      <style:text-properties style:font-name="Linux Libertine S.O.Cist." fo:font-size="12pt" fo:language="cs" fo:country="CZ" officeooo:rsid="018c9153" style:font-size-asian="12pt" style:font-size-complex="12pt"/>
    </style:style>
    <style:style style:name="T624" style:family="text">
      <style:text-properties style:font-name="Linux Libertine S.O.Cist." fo:font-size="12pt" fo:language="cs" fo:country="CZ" officeooo:rsid="018f3480" style:font-size-asian="12pt" style:font-size-complex="12pt"/>
    </style:style>
    <style:style style:name="T625" style:family="text">
      <style:text-properties style:font-name="Linux Libertine S.O.Cist." fo:font-size="12pt" fo:language="cs" fo:country="CZ" officeooo:rsid="01900a31" style:font-size-asian="12pt" style:font-size-complex="12pt"/>
    </style:style>
    <style:style style:name="T626" style:family="text">
      <style:text-properties style:font-name="Linux Libertine S.O.Cist." fo:font-size="12pt" fo:language="cs" fo:country="CZ" officeooo:rsid="006a63dd" style:font-size-asian="12pt" style:font-size-complex="12pt"/>
    </style:style>
    <style:style style:name="T627" style:family="text">
      <style:text-properties style:font-name="Linux Libertine S.O.Cist." fo:font-size="12pt" fo:language="cs" fo:country="CZ" officeooo:rsid="006b8603" style:font-size-asian="12pt" style:font-size-complex="12pt"/>
    </style:style>
    <style:style style:name="T628" style:family="text">
      <style:text-properties style:font-name="Linux Libertine S.O.Cist." fo:font-size="12pt" fo:language="cs" fo:country="CZ" officeooo:rsid="01913bdc" style:font-size-asian="12pt" style:font-size-complex="12pt"/>
    </style:style>
    <style:style style:name="T629" style:family="text">
      <style:text-properties style:font-name="Linux Libertine S.O.Cist." fo:font-size="12pt" fo:language="cs" fo:country="CZ" officeooo:rsid="01933b93" style:font-size-asian="12pt" style:font-size-complex="12pt"/>
    </style:style>
    <style:style style:name="T630" style:family="text">
      <style:text-properties style:font-name="Linux Libertine S.O.Cist." fo:font-size="12pt" fo:language="cs" fo:country="CZ" officeooo:rsid="0193b649" style:font-size-asian="12pt" style:font-size-complex="12pt"/>
    </style:style>
    <style:style style:name="T631" style:family="text">
      <style:text-properties style:font-name="Linux Libertine S.O.Cist." fo:font-size="12pt" fo:language="cs" fo:country="CZ" officeooo:rsid="00a075b5" style:font-size-asian="12pt" style:font-size-complex="12pt"/>
    </style:style>
    <style:style style:name="T632" style:family="text">
      <style:text-properties style:font-name="Linux Libertine S.O.Cist." fo:font-size="12pt" fo:language="cs" fo:country="CZ" officeooo:rsid="0194dd32" style:font-size-asian="12pt" style:font-size-complex="12pt"/>
    </style:style>
    <style:style style:name="T633" style:family="text">
      <style:text-properties style:font-name="Linux Libertine S.O.Cist." fo:font-size="12pt" fo:language="cs" fo:country="CZ" officeooo:rsid="0075a65a" style:font-size-asian="12pt" style:font-size-complex="12pt"/>
    </style:style>
    <style:style style:name="T634" style:family="text">
      <style:text-properties style:font-name="Linux Libertine S.O.Cist." fo:font-size="12pt" fo:language="cs" fo:country="CZ" officeooo:rsid="007ca918" style:font-size-asian="12pt" style:font-size-complex="12pt"/>
    </style:style>
    <style:style style:name="T635" style:family="text">
      <style:text-properties style:font-name="Linux Libertine S.O.Cist." fo:font-size="12pt" fo:language="cs" fo:country="CZ" officeooo:rsid="018e7b1a" style:font-size-asian="12pt" style:font-size-complex="12pt"/>
    </style:style>
    <style:style style:name="T636" style:family="text">
      <style:text-properties style:font-name="Linux Libertine S.O.Cist." fo:font-size="12pt" fo:language="cs" fo:country="CZ" officeooo:rsid="02042bcd" style:font-size-asian="12pt" style:font-size-complex="12pt"/>
    </style:style>
    <style:style style:name="T637" style:family="text">
      <style:text-properties style:font-name="Linux Libertine S.O.Cist." fo:font-size="12pt" fo:language="cs" fo:country="CZ" officeooo:rsid="019783c5" style:font-size-asian="12pt" style:font-size-complex="12pt"/>
    </style:style>
    <style:style style:name="T638" style:family="text">
      <style:text-properties style:font-name="Linux Libertine S.O.Cist." fo:font-size="12pt" fo:language="cs" fo:country="CZ" officeooo:rsid="002e7725" style:font-size-asian="12pt" style:font-size-complex="12pt"/>
    </style:style>
    <style:style style:name="T639" style:family="text">
      <style:text-properties style:font-name="Linux Libertine S.O.Cist." fo:font-size="12pt" fo:language="cs" fo:country="CZ" officeooo:rsid="015bb1f6" style:font-size-asian="12pt" style:font-size-complex="12pt"/>
    </style:style>
    <style:style style:name="T640" style:family="text">
      <style:text-properties style:font-name="Linux Libertine S.O.Cist." fo:font-size="12pt" fo:language="cs" fo:country="CZ" officeooo:rsid="01a0a8c3" style:font-size-asian="12pt" style:font-size-complex="12pt"/>
    </style:style>
    <style:style style:name="T641" style:family="text">
      <style:text-properties style:font-name="Linux Libertine S.O.Cist." fo:font-size="12pt" fo:language="cs" fo:country="CZ" officeooo:rsid="01571f2a" style:font-size-asian="12pt" style:font-size-complex="12pt"/>
    </style:style>
    <style:style style:name="T642" style:family="text">
      <style:text-properties style:font-name="Linux Libertine S.O.Cist." fo:font-size="12pt" fo:language="cs" fo:country="CZ" officeooo:rsid="01a2d543" style:font-size-asian="12pt" style:font-size-complex="12pt"/>
    </style:style>
    <style:style style:name="T643" style:family="text">
      <style:text-properties style:font-name="Linux Libertine S.O.Cist." fo:font-size="12pt" fo:language="cs" fo:country="CZ" officeooo:rsid="00896b47" style:font-size-asian="12pt" style:font-size-complex="12pt"/>
    </style:style>
    <style:style style:name="T644" style:family="text">
      <style:text-properties style:font-name="Linux Libertine S.O.Cist." fo:font-size="12pt" fo:language="cs" fo:country="CZ" officeooo:rsid="014859a0" style:font-size-asian="12pt" style:font-size-complex="12pt"/>
    </style:style>
    <style:style style:name="T645" style:family="text">
      <style:text-properties style:font-name="Linux Libertine S.O.Cist." fo:font-size="12pt" fo:language="cs" fo:country="CZ" officeooo:rsid="01a485ec" style:font-size-asian="12pt" style:font-size-complex="12pt"/>
    </style:style>
    <style:style style:name="T646" style:family="text">
      <style:text-properties style:font-name="Linux Libertine S.O.Cist." fo:font-size="12pt" fo:language="cs" fo:country="CZ" officeooo:rsid="019e2503" style:font-size-asian="12pt" style:font-size-complex="12pt"/>
    </style:style>
    <style:style style:name="T647" style:family="text">
      <style:text-properties style:font-name="Linux Libertine S.O.Cist." fo:font-size="12pt" fo:language="cs" fo:country="CZ" officeooo:rsid="01a80a9c" style:font-size-asian="12pt" style:font-size-complex="12pt"/>
    </style:style>
    <style:style style:name="T648" style:family="text">
      <style:text-properties style:font-name="Linux Libertine S.O.Cist." fo:font-size="12pt" fo:language="cs" fo:country="CZ" officeooo:rsid="02302211" style:font-size-asian="12pt" style:font-size-complex="12pt"/>
    </style:style>
    <style:style style:name="T649" style:family="text">
      <style:text-properties style:font-name="Linux Libertine S.O.Cist." fo:font-size="12pt" fo:language="cs" fo:country="CZ" officeooo:rsid="021deaa3" style:font-size-asian="12pt" style:font-size-complex="12pt"/>
    </style:style>
    <style:style style:name="T650" style:family="text">
      <style:text-properties style:font-name="Linux Libertine S.O.Cist." fo:font-size="12pt" fo:language="cs" fo:country="CZ" officeooo:rsid="01ab6040" style:font-size-asian="12pt" style:font-size-complex="12pt"/>
    </style:style>
    <style:style style:name="T651" style:family="text">
      <style:text-properties style:font-name="Linux Libertine S.O.Cist." fo:font-size="12pt" fo:language="cs" fo:country="CZ" officeooo:rsid="01ab9621" style:font-size-asian="12pt" style:font-size-complex="12pt"/>
    </style:style>
    <style:style style:name="T652" style:family="text">
      <style:text-properties style:font-name="Linux Libertine S.O.Cist." fo:font-size="12pt" fo:language="cs" fo:country="CZ" officeooo:rsid="01ae72ed" style:font-size-asian="12pt" style:font-size-complex="12pt"/>
    </style:style>
    <style:style style:name="T653" style:family="text">
      <style:text-properties style:font-name="Linux Libertine S.O.Cist." fo:font-size="12pt" fo:language="cs" fo:country="CZ" fo:font-style="normal" officeooo:rsid="017e177d" style:font-size-asian="12pt" style:font-style-asian="normal" style:font-size-complex="12pt" style:font-style-complex="normal"/>
    </style:style>
    <style:style style:name="T654" style:family="text">
      <style:text-properties style:font-name="Linux Libertine S.O.Cist." fo:font-size="12pt" fo:language="cs" fo:country="CZ" fo:font-style="normal" officeooo:rsid="017fa485" style:font-size-asian="12pt" style:font-style-asian="normal" style:font-size-complex="12pt" style:font-style-complex="normal"/>
    </style:style>
    <style:style style:name="T655" style:family="text">
      <style:text-properties style:font-name="Linux Libertine S.O.Cist." fo:font-size="12pt" fo:language="cs" fo:country="CZ" fo:font-style="normal" officeooo:rsid="00102c8e" style:font-size-asian="12pt" style:font-style-asian="normal" style:font-size-complex="12pt" style:font-style-complex="normal"/>
    </style:style>
    <style:style style:name="T656" style:family="text">
      <style:text-properties style:font-name="Linux Libertine S.O.Cist." fo:font-size="12pt" fo:language="cs" fo:country="CZ" fo:font-style="normal" officeooo:rsid="0181c248" style:font-size-asian="12pt" style:font-style-asian="normal" style:font-size-complex="12pt" style:font-style-complex="normal"/>
    </style:style>
    <style:style style:name="T657" style:family="text">
      <style:text-properties style:font-name="Linux Libertine S.O.Cist." fo:font-size="12pt" fo:language="cs" fo:country="CZ" fo:font-style="normal" officeooo:rsid="01832197" style:font-size-asian="12pt" style:font-style-asian="normal" style:font-size-complex="12pt" style:font-style-complex="normal"/>
    </style:style>
    <style:style style:name="T658" style:family="text">
      <style:text-properties style:font-name="Linux Libertine S.O.Cist." fo:font-size="12pt" fo:language="cs" fo:country="CZ" fo:font-style="normal" officeooo:rsid="0184f747" style:font-size-asian="12pt" style:font-style-asian="normal" style:font-size-complex="12pt" style:font-style-complex="normal"/>
    </style:style>
    <style:style style:name="T659" style:family="text">
      <style:text-properties style:font-name="Linux Libertine S.O.Cist." fo:font-size="12pt" fo:language="cs" fo:country="CZ" fo:font-style="normal" officeooo:rsid="0187ea7a" style:font-size-asian="12pt" style:font-style-asian="normal" style:font-size-complex="12pt" style:font-style-complex="normal"/>
    </style:style>
    <style:style style:name="T660" style:family="text">
      <style:text-properties style:font-name="Linux Libertine S.O.Cist." fo:font-size="12pt" fo:language="cs" fo:country="CZ" fo:font-style="normal" officeooo:rsid="003f3825" style:font-size-asian="12pt" style:font-style-asian="normal" style:font-size-complex="12pt" style:font-style-complex="normal"/>
    </style:style>
    <style:style style:name="T661" style:family="text">
      <style:text-properties style:font-name="Linux Libertine S.O.Cist." fo:font-size="12pt" fo:language="cs" fo:country="CZ" fo:font-style="normal" officeooo:rsid="018ca13f" style:font-size-asian="12pt" style:font-style-asian="normal" style:font-size-complex="12pt" style:font-style-complex="normal"/>
    </style:style>
    <style:style style:name="T662" style:family="text">
      <style:text-properties style:font-name="Linux Libertine S.O.Cist." fo:font-size="12pt" fo:language="cs" fo:country="CZ" fo:font-style="normal" officeooo:rsid="018e421d" style:font-size-asian="12pt" style:font-style-asian="normal" style:font-size-complex="12pt" style:font-style-complex="normal"/>
    </style:style>
    <style:style style:name="T663" style:family="text">
      <style:text-properties style:font-name="Linux Libertine S.O.Cist." fo:font-size="12pt" fo:language="cs" fo:country="CZ" fo:font-style="normal" officeooo:rsid="018f3480" style:font-size-asian="12pt" style:font-style-asian="normal" style:font-size-complex="12pt" style:font-style-complex="normal"/>
    </style:style>
    <style:style style:name="T664" style:family="text">
      <style:text-properties style:font-name="Linux Libertine S.O.Cist." fo:font-size="12pt" fo:language="cs" fo:country="CZ" fo:font-style="normal" officeooo:rsid="01900a31" style:font-size-asian="12pt" style:font-style-asian="normal" style:font-size-complex="12pt" style:font-style-complex="normal"/>
    </style:style>
    <style:style style:name="T665" style:family="text">
      <style:text-properties style:font-name="Linux Libertine S.O.Cist." fo:font-size="12pt" fo:language="cs" fo:country="CZ" fo:font-style="normal" officeooo:rsid="007932db" style:font-size-asian="12pt" style:font-style-asian="normal" style:font-size-complex="12pt" style:font-style-complex="normal"/>
    </style:style>
    <style:style style:name="T666" style:family="text">
      <style:text-properties style:font-name="Linux Libertine S.O.Cist." fo:font-size="12pt" fo:language="cs" fo:country="CZ" fo:font-style="normal" officeooo:rsid="0075a65a" style:font-size-asian="12pt" style:font-style-asian="normal" style:font-size-complex="12pt" style:font-style-complex="normal"/>
    </style:style>
    <style:style style:name="T667" style:family="text">
      <style:text-properties style:font-name="Linux Libertine S.O.Cist." fo:font-size="12pt" fo:language="cs" fo:country="CZ" fo:font-style="normal" officeooo:rsid="0022afba" style:font-size-asian="12pt" style:font-style-asian="normal" style:font-size-complex="12pt" style:font-style-complex="normal"/>
    </style:style>
    <style:style style:name="T668" style:family="text">
      <style:text-properties style:font-name="Linux Libertine S.O.Cist." fo:font-size="12pt" fo:language="cs" fo:country="CZ" fo:font-style="normal" officeooo:rsid="02047e57" style:font-size-asian="12pt" style:font-style-asian="normal" style:font-size-complex="12pt" style:font-style-complex="normal"/>
    </style:style>
    <style:style style:name="T669" style:family="text">
      <style:text-properties style:font-name="Linux Libertine S.O.Cist." fo:font-size="12pt" fo:language="cs" fo:country="CZ" fo:font-style="normal" officeooo:rsid="01ab9621" style:font-size-asian="12pt" style:font-style-asian="normal" style:font-size-complex="12pt" style:font-style-complex="normal"/>
    </style:style>
    <style:style style:name="T670" style:family="text">
      <style:text-properties style:font-name="Linux Libertine S.O.Cist." fo:font-size="12pt" fo:language="cs" fo:country="CZ" fo:font-style="normal" officeooo:rsid="01ae72ed" style:font-size-asian="12pt" style:font-style-asian="normal" style:font-size-complex="12pt" style:font-style-complex="normal"/>
    </style:style>
    <style:style style:name="T671" style:family="text">
      <style:text-properties style:font-name="Linux Libertine S.O.Cist." fo:font-size="12pt" fo:language="cs" fo:country="CZ" fo:font-style="italic" officeooo:rsid="017db7f6" style:font-size-asian="12pt" style:font-style-asian="italic" style:font-size-complex="12pt" style:font-style-complex="italic"/>
    </style:style>
    <style:style style:name="T672" style:family="text">
      <style:text-properties style:font-name="Linux Libertine S.O.Cist." fo:font-size="12pt" fo:language="cs" fo:country="CZ" fo:font-style="italic" officeooo:rsid="017f7f5b" style:font-size-asian="12pt" style:font-style-asian="italic" style:font-size-complex="12pt" style:font-style-complex="italic"/>
    </style:style>
    <style:style style:name="T673" style:family="text">
      <style:text-properties style:font-name="Linux Libertine S.O.Cist." fo:font-size="12pt" fo:language="cs" fo:country="CZ" fo:font-style="italic" officeooo:rsid="01869782" style:font-size-asian="12pt" style:font-style-asian="italic" style:font-size-complex="12pt" style:font-style-complex="italic"/>
    </style:style>
    <style:style style:name="T674" style:family="text">
      <style:text-properties style:font-name="Linux Libertine S.O.Cist." fo:font-size="12pt" fo:language="cs" fo:country="CZ" fo:font-style="italic" officeooo:rsid="00a075b5" style:font-size-asian="12pt" style:font-style-asian="italic" style:font-size-complex="12pt" style:font-style-complex="italic"/>
    </style:style>
    <style:style style:name="T675" style:family="text">
      <style:text-properties style:font-name="Linux Libertine S.O.Cist." fo:font-size="12pt" fo:language="cs" fo:country="CZ" fo:font-style="italic" officeooo:rsid="0075a65a" style:font-size-asian="12pt" style:font-style-asian="italic" style:font-size-complex="12pt" style:font-style-complex="italic"/>
    </style:style>
    <style:style style:name="T676" style:family="text">
      <style:text-properties style:font-name="Linux Libertine S.O.Cist." fo:font-size="12pt" fo:language="cs" fo:country="CZ" fo:font-style="italic" officeooo:rsid="007932db" style:font-size-asian="12pt" style:font-style-asian="italic" style:font-size-complex="12pt" style:font-style-complex="italic"/>
    </style:style>
    <style:style style:name="T677" style:family="text">
      <style:text-properties style:font-name="Linux Libertine S.O.Cist." fo:font-size="12pt" fo:language="cs" fo:country="CZ" fo:font-style="italic" officeooo:rsid="0075b7ea" style:font-size-asian="12pt" style:font-style-asian="italic" style:font-size-complex="12pt" style:font-style-complex="italic"/>
    </style:style>
    <style:style style:name="T678" style:family="text">
      <style:text-properties style:font-name="Linux Libertine S.O.Cist." fo:font-size="12pt" fo:language="cs" fo:country="CZ" fo:font-style="italic" officeooo:rsid="007ca918" style:font-size-asian="12pt" style:font-style-asian="italic" style:font-size-complex="12pt" style:font-style-complex="italic"/>
    </style:style>
    <style:style style:name="T679" style:family="text">
      <style:text-properties style:font-name="Linux Libertine S.O.Cist." fo:font-size="12pt" fo:language="cs" fo:country="CZ" fo:font-style="italic" officeooo:rsid="01a2d543" style:font-size-asian="12pt" style:font-style-asian="italic" style:font-size-complex="12pt" style:font-style-complex="italic"/>
    </style:style>
    <style:style style:name="T680" style:family="text">
      <style:text-properties style:font-name="Linux Libertine S.O.Cist." fo:font-size="12pt" fo:language="cs" fo:country="CZ" fo:font-style="italic" officeooo:rsid="01ab9621" style:font-size-asian="12pt" style:font-style-asian="italic" style:font-size-complex="12pt" style:font-style-complex="italic"/>
    </style:style>
    <style:style style:name="T681" style:family="text">
      <style:text-properties style:font-name="Linux Libertine S.O.Cist." fo:font-size="12pt" fo:language="la" fo:country="VA" fo:font-style="italic" officeooo:rsid="01832197" style:font-size-asian="12pt" style:font-style-asian="italic" style:font-size-complex="12pt" style:font-style-complex="italic"/>
    </style:style>
    <style:style style:name="T682" style:family="text">
      <style:text-properties style:font-name="Linux Libertine S.O.Cist." fo:font-size="12pt" fo:language="fr" fo:country="FR" officeooo:rsid="01900a31" style:font-size-asian="12pt" style:font-size-complex="12pt"/>
    </style:style>
    <style:style style:name="T683" style:family="text">
      <style:text-properties fo:color="#222222" loext:opacity="100%" style:font-name="Linux Libertine S.O.Cist." fo:font-size="12pt" fo:letter-spacing="normal" fo:language="cs" fo:country="CZ" fo:font-style="normal" fo:font-weight="normal" officeooo:rsid="01900a31" style:font-size-asian="12pt" style:font-style-asian="normal" style:font-size-complex="12pt" style:font-style-complex="normal"/>
    </style:style>
    <style:style style:name="T684" style:family="text">
      <style:text-properties fo:color="#222222" loext:opacity="100%" style:font-name="Linux Libertine S.O.Cist." fo:font-size="12pt" fo:letter-spacing="normal" fo:language="cs" fo:country="CZ" fo:font-style="normal" fo:font-weight="normal" officeooo:rsid="0190681f" style:font-size-asian="12pt" style:font-style-asian="normal" style:font-size-complex="12pt" style:font-style-complex="normal"/>
    </style:style>
    <style:style style:name="T685" style:family="text">
      <style:text-properties fo:color="#222222" loext:opacity="100%" style:font-name="Linux Libertine S.O.Cist." fo:font-size="12pt" fo:letter-spacing="normal" fo:language="cs" fo:country="CZ" fo:font-style="normal" fo:font-weight="normal" officeooo:rsid="01913bdc" style:font-size-asian="12pt" style:font-style-asian="normal" style:font-size-complex="12pt" style:font-style-complex="normal"/>
    </style:style>
    <style:style style:name="T686" style:family="text">
      <style:text-properties fo:color="#222222" loext:opacity="100%" style:font-name="Linux Libertine S.O.Cist." fo:font-size="12pt" fo:letter-spacing="normal" fo:language="cs" fo:country="CZ" fo:font-style="normal" fo:font-weight="normal" officeooo:rsid="0193b649" style:font-size-asian="12pt" style:font-style-asian="normal" style:font-size-complex="12pt" style:font-style-complex="normal"/>
    </style:style>
    <style:style style:name="T687" style:family="text">
      <style:text-properties fo:color="#222222" loext:opacity="100%" style:font-name="Linux Libertine S.O.Cist." fo:font-size="12pt" fo:letter-spacing="normal" fo:language="cs" fo:country="CZ" fo:font-style="normal" fo:font-weight="normal" officeooo:rsid="01ae72ed" style:font-size-asian="12pt" style:font-style-asian="normal" style:font-size-complex="12pt" style:font-style-complex="normal"/>
    </style:style>
    <style:style style:name="T688" style:family="text">
      <style:text-properties fo:color="#222222" loext:opacity="100%" style:font-name="Linux Libertine S.O.Cist." fo:font-size="12pt" fo:letter-spacing="normal" fo:language="fr" fo:country="FR" fo:font-style="normal" fo:font-weight="normal" officeooo:rsid="01900a31" style:font-size-asian="12pt" style:font-style-asian="normal" style:font-size-complex="12pt" style:font-style-complex="normal"/>
    </style:style>
    <style:style style:name="T689" style:family="text">
      <style:text-properties officeooo:rsid="01957682"/>
    </style:style>
    <style:style style:name="T690" style:family="text">
      <style:text-properties style:font-name="Linux Libertine S.O.Cist.1" fo:font-size="12pt" fo:language="cs" fo:country="CZ" officeooo:rsid="0092431b" style:font-size-asian="12pt" style:font-size-complex="12pt"/>
    </style:style>
    <style:style style:name="T691" style:family="text">
      <style:text-properties style:font-name="Linux Libertine S.O.Cist.1" fo:font-size="12pt" fo:language="cs" fo:country="CZ" officeooo:rsid="00cc68dd" style:font-size-asian="12pt" style:font-size-complex="12pt"/>
    </style:style>
    <style:style style:name="T692" style:family="text">
      <style:text-properties style:font-name="Linux Libertine S.O.Cist.1" fo:font-size="12pt" fo:language="cs" fo:country="CZ" officeooo:rsid="01957682" style:font-size-asian="12pt" style:font-size-complex="12pt"/>
    </style:style>
    <style:style style:name="T693" style:family="text">
      <style:text-properties style:font-name="Linux Libertine S.O.Cist.1" fo:font-size="12pt" fo:language="cs" fo:country="CZ" officeooo:rsid="01aee5bf" style:font-size-asian="12pt" style:font-size-complex="12pt"/>
    </style:style>
    <style:style style:name="T694" style:family="text">
      <style:text-properties officeooo:rsid="01991ee7"/>
    </style:style>
    <style:style style:name="T695" style:family="text">
      <style:text-properties officeooo:rsid="01997abd"/>
    </style:style>
    <style:style style:name="T696" style:family="text">
      <style:text-properties officeooo:rsid="019e2503"/>
    </style:style>
    <style:style style:name="T697" style:family="text">
      <style:text-properties officeooo:rsid="019e86bf"/>
    </style:style>
    <style:style style:name="T698" style:family="text">
      <style:text-properties officeooo:rsid="019f5f67"/>
    </style:style>
    <style:style style:name="T699" style:family="text">
      <style:text-properties officeooo:rsid="02042bcd"/>
    </style:style>
    <style:style style:name="T700" style:family="text">
      <style:text-properties officeooo:rsid="01a20932"/>
    </style:style>
    <style:style style:name="T701" style:family="text">
      <style:text-properties officeooo:rsid="01a2d543"/>
    </style:style>
    <style:style style:name="T702" style:family="text">
      <style:text-properties officeooo:rsid="01a534ea"/>
    </style:style>
    <style:style style:name="T703" style:family="text">
      <style:text-properties officeooo:rsid="01a80a9c"/>
    </style:style>
    <style:style style:name="T704" style:family="text">
      <style:text-properties officeooo:rsid="021f3948"/>
    </style:style>
    <style:style style:name="T705" style:family="text">
      <style:text-properties officeooo:rsid="01a868dc"/>
    </style:style>
    <style:style style:name="T706" style:family="text">
      <style:text-properties officeooo:rsid="01a8dd98"/>
    </style:style>
    <style:style style:name="T707" style:family="text">
      <style:text-properties officeooo:rsid="01aa294d"/>
    </style:style>
    <style:style style:name="T708" style:family="text">
      <style:text-properties officeooo:rsid="01ab2775"/>
    </style:style>
    <style:style style:name="T709" style:family="text">
      <style:text-properties officeooo:rsid="01ab6040"/>
    </style:style>
    <style:style style:name="T710" style:family="text">
      <style:text-properties officeooo:rsid="01ac91c9"/>
    </style:style>
    <style:style style:name="T711" style:family="text">
      <style:text-properties officeooo:rsid="01aee5bf"/>
    </style:style>
    <style:style style:name="T712" style:family="text">
      <style:text-properties officeooo:rsid="01aff424"/>
    </style:style>
    <style:style style:name="T713" style:family="text">
      <style:text-properties officeooo:rsid="01b181ed"/>
    </style:style>
    <style:style style:name="T714" style:family="text">
      <style:text-properties officeooo:rsid="01b1c126"/>
    </style:style>
    <style:style style:name="T715" style:family="text">
      <style:text-properties officeooo:rsid="01b31249"/>
    </style:style>
    <style:style style:name="T716" style:family="text">
      <style:text-properties officeooo:rsid="01b385bd"/>
    </style:style>
    <style:style style:name="T717" style:family="text">
      <style:text-properties officeooo:rsid="01b4ac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59"><text:span text:style-name="T7">D</text:span><text:span text:style-name="T2">I</text:span><text:span text:style-name="T11">E</text:span><text:span text:style-name="T2"> I</text:span><text:span text:style-name="T11">I</text:span><text:span text:style-name="T2">. </text:span><text:span text:style-name="T11">OCTO</text:span><text:span text:style-name="T2">BRIS</text:span></text:p>
            <text:p text:style-name="P105"><text:span text:style-name="T33">I</text:span><text:span text:style-name="T93">n</text:span><text:span text:style-name="T33"> F</text:span><text:span text:style-name="T93">esto </text:span></text:p>
            <text:p text:style-name="P105"><text:span text:style-name="T37">S</text:span><text:span text:style-name="T40">S</text:span><text:span text:style-name="T37">. A</text:span><text:span text:style-name="T97">n</text:span><text:span text:style-name="T95">gelorum </text:span><text:span text:style-name="T40">C</text:span><text:span text:style-name="T95">ustodum</text:span><text:span text:style-name="T123">.</text:span></text:p>
            <text:p text:style-name="P97"><text:span text:style-name="T364">MM</text:span>. <text:span text:style-name="T259">maj.</text:span></text:p>
          </table:table-cell>
          <table:covered-table-cell/>
        </table:table-row>
        <table:table-row table:style-name="Tabulka1.1">
          <table:table-cell table:style-name="Tabulka1.A1" office:value-type="string">
            <text:p text:style-name="P29">In I. Nocturno</text:p>
            <text:p text:style-name="P23">De libro Exodi.</text:p>
            <text:p text:style-name="P2">Lectio j. <text:span text:style-name="T157">Cap. 23.</text:span></text:p>
            <text:p text:style-name="P180"><text:span text:style-name="T460">Ecce</text:span> ego mittam Angelum meum, qui præcédat te, custódiat in via, et introdúcat in locum quem parávi. Obsérva eum, et audi vocem ejus, nec contemnéndum putes: quia non dimíttet cum peccáveris, et est nomen meum in illo. Quod si audíeris vocem ejus, et féceris ómnia quæ loquor, inimícus ero inimícis tuis, et afflígam affligéntes te. Præcedétque te Angelus meus.</text:p>
            <text:p text:style-name="P180"/>
          </table:table-cell>
          <table:table-cell table:style-name="Tabulka1.A1" office:value-type="string">
            <text:p text:style-name="P343"><text:s/></text:p>
            <text:p text:style-name="P41"/>
            <text:p text:style-name="P41"/>
            <text:p text:style-name="P327"><text:span text:style-name="T460">Hle,</text:span> <text:span text:style-name="T361">já</text:span> pošlu svého <text:span text:style-name="T570">A</text:span>nděla, který bude kráčet před tebou, střežit tě na cestě, a uvede tě na místo, které jsem ti připravil. Dbej ho, poslouchej jeho hlas a nemysli, že jím smíš pohrdati; neboť nepromine, když <text:span text:style-name="T361">z</text:span>hřešíš; a jméno mé jest v něm. Budeš-li však poslušen jeho hlasu, a budeš-li činit vše, c<text:span text:style-name="T699">o</text:span> pravím, budu nepřítelem tvých nepřátel a sužovat budu ty, kteří sužují tebe. Půjde tedy před tebou můj <text:span text:style-name="T571">A</text:span>nděl.</text:p>
          </table:table-cell>
        </table:table-row>
        <table:table-row table:style-name="Tabulka1.1">
          <table:table-cell table:style-name="Tabulka1.A1" office:value-type="string">
            <text:p text:style-name="P1">Lectio ij. <text:span text:style-name="T273">Cap. 1.</text:span></text:p>
            <text:p text:style-name="P69">Ex Zacharia Prophéta.</text:p>
            <text:p text:style-name="P186">F<text:span text:style-name="T460">actum</text:span> est verbum Dómini ad Zacharíam, fílium Barachíae, fílii Addo, Prophétam dicens: Vidi per noctem, et ecce vir ascéndens super equum rufum; et ipse stabat inter myrtéta, quae erant in profúndo: et post eum equi rufi, várii, et albi. Et dixi: Quid sunt isti, Dómine mi? et dixit ad me Angelus, qui loquebátur in me: Ego osténdam tibi, quid sint haec. </text:p>
            <text:p text:style-name="P80"/>
          </table:table-cell>
          <table:table-cell table:style-name="Tabulka1.A1" office:value-type="string">
            <text:p text:style-name="P46"/>
            <text:p text:style-name="P46"/>
            <text:p text:style-name="P224"><text:span text:style-name="T521">Hospodin</text:span><text:span text:style-name="T635"> oslovil Zachariáše, syna Barachiáše, syna Addova, </text:span><text:span text:style-name="T648">P</text:span><text:span text:style-name="T635">roroka a řekl: Měl jsem vidění v noci: hle, muž seděl na ryšavém koni, a ten stál mezi myrtovím, jež bylo v dolině, a za ním byli koně ryšaví, strakatí a bílí. I řekl jsem: „Co znamenají tito, Pane můj?“ I řekl mi </text:span><text:span text:style-name="T636">A</text:span><text:span text:style-name="T635">nděl, který se mnou mluvil: „Já tobě ukáži, co znamenají tyto věci." </text:span></text:p>
          </table:table-cell>
        </table:table-row>
        <table:table-row table:style-name="Tabulka1.1">
          <table:table-cell table:style-name="Tabulka1.A1" office:value-type="string">
            <text:p text:style-name="P1">Lectio iij.</text:p>
            <text:p text:style-name="P187">E<text:span text:style-name="T462">t</text:span> respóndit vir, qui stabat inter myrtéta, et dixit: Isti sunt, quos misit Dóminus, ut per ámbulent terram. Et respondérunt Angelo Dómini, qui stabat inter myrtéta, et dixérunt: Perambulávimus terram, et ecce! omnis terra habitátur, et quiéscit. <text:span text:style-name="T356">Et respóndit</text:span> Dóminus Angelo, qui loquebátur in me verba bona, verba consolatória. </text:p>
            <text:p text:style-name="P56"/>
          </table:table-cell>
          <table:table-cell table:style-name="Tabulka1.A1" office:value-type="string">
            <text:p text:style-name="P46"/>
            <text:p text:style-name="P217"><text:span text:style-name="T521">Tu</text:span><text:span text:style-name="T635"> chopil slovo muž, který stál mezi myrtovím, a řekl: „To jsou ti, které poslal Hospodin, aby </text:span><text:span text:style-name="T649">pro</text:span><text:span text:style-name="T635">chodili </text:span><text:span text:style-name="T649">celou </text:span><text:span text:style-name="T635">zemi.“ A oni oslovili </text:span><text:span text:style-name="T636">A</text:span><text:span text:style-name="T635">nděla Hospodinova, který stál mezi myrtovím, a řekli: „</text:span><text:span text:style-name="T649">Pro</text:span><text:span text:style-name="T635">chodili jsme </text:span><text:span text:style-name="T649">celou</text:span><text:span text:style-name="T635"> zemi a </text:span><text:span text:style-name="T636">hle</text:span><text:span text:style-name="T635">, </text:span><text:span text:style-name="T636">celá </text:span><text:span text:style-name="T635">země pokojně bydlí.“ I odpověděl Hospodin </text:span><text:span text:style-name="T636">A</text:span><text:span text:style-name="T635">ndělu, který se mnou mluvil, slova dobrá, slova potěšitelná. <text:s/></text:span></text:p>
          </table:table-cell>
        </table:table-row>
        <table:table-row table:style-name="Tabulka1.1">
          <table:table-cell table:style-name="Tabulka1.A1" office:value-type="string">
            <text:p text:style-name="P1">Lectio i<text:span text:style-name="T273">v</text:span>. <text:span text:style-name="T273">Cap. 2.</text:span></text:p>
            <text:p text:style-name="P188">E<text:span text:style-name="T460">t</text:span> levávi óculos meos, et vidi: et ecce! vir, et in manu ejus funículus mensórum. Et dixi: Quo tu vadis? Et dixit ad me: Ut métiar Jerúsalem, et vídeam, quanta sit latitúdo ejus, et quanta longitúdo ejus. Et ecce! Angelus, qui loquebátur in me, egrediebátur, et Angelus álius egrediebátur in occúrsum ejus. Et dixit ad eum: Curre, lóquere ad púerum istum, dicens: Absque muro habitábitur Jerúsalem prae multitúdine hóminum, et jumentórum in médio ejus. Et ego ero ei, ait Dóminus, murus ignis in circúitu, et in glória ero in médio ejus.</text:p>
            <text:p text:style-name="P56"/>
          </table:table-cell>
          <table:table-cell table:style-name="Tabulka1.A1" office:value-type="string">
            <text:p text:style-name="P46"/>
            <text:p text:style-name="P226"><text:span text:style-name="T522">Zdvihl</text:span><text:span text:style-name="T637"> jsem oči a měl jsem vidění: </text:span><text:span text:style-name="T636">Hle</text:span><text:span text:style-name="T637">, muž a v ruce jeho měři</text:span><text:span text:style-name="T636">čs</text:span><text:span text:style-name="T637">ký provaz. I tázal jsem se: „Kam jdeš?“ On mi odpověděl: „Abych změřil Jerusalem, a věděl, jak veliká má býti jeho šířka a jak veliká jeho délka.“ A </text:span><text:span text:style-name="T636">hle</text:span><text:span text:style-name="T637">, </text:span><text:span text:style-name="T636">A</text:span><text:span text:style-name="T637">nděl, který se mnou mluvil, přicházel, a jiný </text:span><text:span text:style-name="T636">A</text:span><text:span text:style-name="T637">nděl přicházel jemu vstříc. I řekl mu: „Běž a mluv k tomuto jinochovi: Beze zdi se bude bydlet v Jerusalemě pro množství lidu a dobytka v něm. A já budu jemu, </text:span><text:span text:style-name="T636">prav</text:span><text:span text:style-name="T637">í Hospodin, zdí ohnivou vůkol, a budu slávou uprostřed něho.“ </text:span></text:p>
          </table:table-cell>
        </table:table-row>
        <table:table-row table:style-name="Tabulka1.1">
          <table:table-cell table:style-name="Tabulka1.A1" office:value-type="string">
            <text:p text:style-name="P74">In II. Nocturno</text:p>
            <text:p text:style-name="P68"><text:soft-page-break/>Sermo sancti <text:span text:style-name="T357">Bernárdi Abbátis</text:span>.</text:p>
            <text:p text:style-name="P8"><text:span text:style-name="T357">In Psalm. 90. Serm. 12</text:span>.</text:p>
            <text:p text:style-name="P8">Lectio v.</text:p>
            <text:p text:style-name="P227">A<text:span text:style-name="T460">ngelis</text:span> suis mandávit de te. Mira dignátio, et vere magna diléctio charitátis. Quis enim? quibus? de quo? quid mandávit? <text:span text:style-name="T210">S</text:span><text:span text:style-name="T212">umma</text:span><text:span text:style-name="T210"> majéstas mandávit Angelis, et Angelis suis mandávit. Illis útique sublímibus, tam beátis, quam próximis sibi cohaeréntibus, et vere domésticis mandávit de te. Tu quis es? Quid est homo, quod memor es ejus? aut fílius hóminis, quóniam réputas eum? Quasi vero non sit homo putrédo, et filius hóminis vermis. Sed quid putas, mandávit de te? ut custódiant te.</text:span></text:p>
            <text:p text:style-name="P228"/>
          </table:table-cell>
          <table:table-cell table:style-name="Tabulka1.A1" office:value-type="string">
            <text:p text:style-name="P43"/>
            <text:p text:style-name="P43"><text:soft-page-break/></text:p>
            <text:p text:style-name="P43"/>
            <text:p text:style-name="P43"/>
            <text:p text:style-name="P281"><text:span text:style-name="T460">Svým</text:span> <text:span text:style-name="T572">A</text:span>ndělům vydal o tobě příkaz. Podivuhodná pocta a vpravdě veliké zalíbení v lásce. Jaký příkaz jim vydal? <text:span text:style-name="T358">Nejvyšší vznešenost vydala příkaz Andělům, a to svým Andělům. Tedy těmto vznešeným </text:span><text:span text:style-name="T164">bytostem</text:span><text:span text:style-name="T358">, </text:span><text:span text:style-name="T165">kte</text:span><text:span text:style-name="T164">r</text:span><text:span text:style-name="T165">é jsou</text:span><text:span text:style-name="T358"> tak blažené, jak jsou Pánu blízcí a </text:span><text:span text:style-name="T196">nak</text:span><text:span text:style-name="T164">olik </text:span><text:span text:style-name="T358">k němu přilnuli, a opravdu vydal členům své rodiny příkaz o tobě. A kdo jsi ty? Co je člověk, že na něj myslíš? A syn člověka, že se jím zabýváš? Jako by člověk nebyl hniloba a syn člověka červ. Co však myslíš, že o tobě přikázal? Aby tě chránili. </text:span></text:p>
          </table:table-cell>
        </table:table-row>
        <table:table-row table:style-name="Tabulka1.1">
          <table:table-cell table:style-name="Tabulka1.A1" office:value-type="string">
            <text:p text:style-name="P6">Lectio vj.</text:p>
            <text:p text:style-name="P193">Q<text:span text:style-name="T460">uantam</text:span> tibi debet hoc verbum inférre reveréntiam, afférre devotiónem, conférre fidúciam? reveréntiam pro praeséntia, devotiónem pro benevoléntia, fidúciam pro custódia. Caute ámbula, ut vidélicet, cui adsunt Angeli, sicut eis mandátum est, in ómnibus viis tuis. In quovis diversório, in quovis ángulo Angelo tuo reveréntiam habe.</text:p>
            <text:p text:style-name="P78"/>
          </table:table-cell>
          <table:table-cell table:style-name="Tabulka1.A1" office:value-type="string">
            <text:p text:style-name="P43"/>
            <text:p text:style-name="P232"><text:span text:style-name="T460">Jakou</text:span> v tobě toto slovo musí vzbudit úctu, přinést oddanost a udělit důvěru? Úct<text:span text:style-name="T362">u</text:span> <text:span text:style-name="T362">v</text:span> jeho přítomnosti, oddanost pro jeho dobrotu, důvěru v jeho ochranu. Kráčej obezřetně, totiž jako ten, komu pomáhají Andělé, <text:span text:style-name="T164">právě</text:span><text:span text:style-name="T362"> </text:span>jak je jim přikázáno, <text:span text:style-name="T164">tedy</text:span><text:span text:style-name="T362"> </text:span>na všech jeho cestách. Kdekoliv přenocuješ, v jakémkoliv zákoutí <text:span text:style-name="T164">světa se nacházíš, </text:span>měj <text:span text:style-name="T704">vždy </text:span>úctu ke svému Andělu.</text:p>
          </table:table-cell>
        </table:table-row>
        <table:table-row table:style-name="Tabulka1.1">
          <table:table-cell table:style-name="Tabulka1.A1" office:value-type="string">
            <text:p text:style-name="P6">Lectio vij.</text:p>
            <text:p text:style-name="P196">T<text:span text:style-name="T463">u</text:span> ne áudeas illo praesénte, quod vidénte me non audéres? an praeséntem esse dúbitas, quem non vides? Quid, si audíres? quid, si tángeres? quid, si olfáceres? Vides, quia non solo visu rerum praeséntia comprobétur. <text:span text:style-name="T359">In ipso ítaque, fratres, affectuóse diligámus Angelos ejus, tamquam futúros aliquándo coherédes nostros; ínterim vero actóres, et tutóres a Patre pósitos, et praepósitos nobis. </text:span></text:p>
            <text:p text:style-name="P54"/>
          </table:table-cell>
          <table:table-cell table:style-name="Tabulka1.A1" office:value-type="string">
            <text:p text:style-name="P43"/>
            <text:p text:style-name="P233"><text:span text:style-name="T465">Neodvažuj</text:span><text:span text:style-name="T276"> se v jeho přítomnosti ničeho, čeho by ses neodvážil, kdybys viděl mne. Nebo snad pochybuješ o přítomnosti někoho, koho nevidíš? Co kdybys jej uslyšel? Co kdyby ses jej dotkl? Kdyby</text:span><text:span text:style-name="T301">s</text:span><text:span text:style-name="T276"> pocítil jeho vůni? Uvědom si, že nejen samotným zrakem se dá potvrdit něčí přítomnost. </text:span><text:span text:style-name="T288">Také </text:span><text:span text:style-name="T289">proto</text:span><text:span text:style-name="T288">, bratři, hluboce milujme jeho Anděly </text:span><text:span text:style-name="T278">neboť se stanou </text:span><text:span text:style-name="T288">naš</text:span><text:span text:style-name="T289">imi</text:span><text:span text:style-name="T288"> budoucí</text:span><text:span text:style-name="T289">mi</text:span><text:span text:style-name="T288"> spoludědic</text:span><text:span text:style-name="T289">i</text:span><text:span text:style-name="T288">, až </text:span><text:span text:style-name="T289">přijde</text:span><text:span text:style-name="T288"> čas. Mezitím budou vykonavateli a učiteli, které poslal Otec, a také našimi </text:span><text:span text:style-name="T289">ochránci</text:span><text:span text:style-name="T288">. </text:span></text:p>
          </table:table-cell>
        </table:table-row>
        <table:table-row table:style-name="Tabulka1.1">
          <table:table-cell table:style-name="Tabulka1.A1" office:value-type="string">
            <text:p text:style-name="P6">Lectio viij.</text:p>
            <text:p text:style-name="P193"><text:span text:style-name="T460">Quid</text:span> sub tantis custódibus timeámus? Nec superári, nec sedúci, min<text:span text:style-name="T360">u</text:span>s autem se dúcere possunt, qui custódiunt nos in ómnibus viis nostris: fidéles sunt, prudéntes sunt, quid trepidámus? tantum sequámur eos, adhaereámus eis, et in protectióne Dei cœli commorémur. Quóties ergo gravíssima cérnitur urgére tentátio, et tribulátio véhemens imminére, ínvoca custódem tuum, ductórem tuum, adjutórem tuum in opportunitátibus, in tribulatióne: incláma eum, et dic: Dómine, salva nos, perímus.</text:p>
            <text:p text:style-name="P78"/>
          </table:table-cell>
          <table:table-cell table:style-name="Tabulka1.A1" office:value-type="string">
            <text:p text:style-name="P43"/>
            <text:p text:style-name="P237"><text:span text:style-name="T466">Čeho</text:span><text:span text:style-name="T288"> bychom se s takovými ochránci </text:span><text:span text:style-name="T298">měli </text:span><text:span text:style-name="T288">bá</text:span><text:span text:style-name="T298">t</text:span><text:span text:style-name="T288">? Nelze je přemoci, svést</text:span><text:span text:style-name="T289">i</text:span><text:span text:style-name="T288">, ani nás však </text:span><text:span text:style-name="T289">oni </text:span><text:span text:style-name="T288">nemohou </text:span><text:span text:style-name="T289">s</text:span><text:span text:style-name="T288">vésti, </text:span><text:span text:style-name="T289">neboť</text:span><text:span text:style-name="T288"> nás chrání na všech našich cestách. Jsou věrní, moudří, čeho bychom se báli? Pouze je následujme, přilněme k nim, a přebývejme v ochraně nebeského Boha. Kdykoliv poznáme, že na nás doléhá přetěžké pokušení, a velké pokoření již na nás </text:span><text:span text:style-name="T289">dopadá</text:span><text:span text:style-name="T288">, vzývejme svého ochránce, vůdce, pomocníka, když je potřeba, v našem ponížení, zvolejme k němu těmito slovy: „Pane, zachraň nás, hyneme.“</text:span></text:p>
          </table:table-cell>
        </table:table-row>
        <table:table-row table:style-name="Tabulka1.1">
          <table:table-cell table:style-name="Tabulka1.A1" office:value-type="string">
            <text:p text:style-name="P74">In III. Nocturno</text:p>
            <text:p text:style-name="P49"><text:span text:style-name="T225">Léctio sancti Evangélii </text:span><text:span text:style-name="T226">secúndum </text:span><text:span text:style-name="T228">Matthæum</text:span><text:span text:style-name="T225">.</text:span><text:span text:style-name="T53"> </text:span></text:p>
            <text:p text:style-name="P49"><text:span text:style-name="T53">Lectio ix. Cap. </text:span><text:span text:style-name="T54">1</text:span><text:span text:style-name="T57">8</text:span><text:span text:style-name="T53">.</text:span></text:p>
            <text:p text:style-name="P198"><text:soft-page-break/>I<text:span text:style-name="T460">n</text:span> illo témpore: Accessérunt discípuli ad Jesum, dicéntes: Quis, putas, major est in regno coelórum? Et réliqua. </text:p>
            <text:p text:style-name="P62"/>
            <text:p text:style-name="P49"><text:span text:style-name="T256">Homil</text:span><text:span text:style-name="T257">í</text:span><text:span text:style-name="T256">a sancti </text:span><text:span text:style-name="T225">Hilárii Epíscopi.</text:span></text:p>
            <text:p text:style-name="P14">Comment. in Matth. c. 18. post. init.</text:p>
            <text:p text:style-name="P201">N<text:span text:style-name="T460">on</text:span> nisi revérsos in natúram puerórum introíre regnum cœlórum Dóminus docet: id est, per simplicitátem puerílem vitia córporum nostrórum, anim<text:span text:style-name="T358">a</text:span>eque revocánda. Púeros autem credéntes omnes per audiéntiæ fidem nuncupávit. Hi enim patrem sequúntur, matrem amant, próximo velle malum nésciunt, curam opum négligunt: non insoléscunt: non odérunt, non mentiúntur, dictis credunt, et quod áudiunt, verum habent. Reverténdum ígitur est ad simplicitátem infántium: quia in ea collocáti, spéciem humilitátis Domínicæ circumferémus.</text:p>
            <text:p text:style-name="P62"/>
          </table:table-cell>
          <table:table-cell table:style-name="Tabulka1.A1" office:value-type="string">
            <text:p text:style-name="P43"/>
            <text:p text:style-name="P43"/>
            <text:p text:style-name="P43"/>
            <text:p text:style-name="P238"><text:soft-page-break/><text:span text:style-name="T460">Za</text:span> onoho času <text:span text:style-name="T363">přistoupili učedníci k</text:span> Ježíš<text:span text:style-name="T363">ovi a řekli: „Koho považuješ za největšího v království nebeském?“</text:span> A ostatní. </text:p>
            <text:p text:style-name="P43"/>
            <text:p text:style-name="P43"/>
            <text:p text:style-name="P43"/>
            <text:p text:style-name="P241"><text:span text:style-name="T467">Pán</text:span><text:span text:style-name="T302"> učí, že nevejdeme do království nebeského, pokud se nenavrátíme do dětské přirozenosti</text:span><text:span text:style-name="T340">,</text:span><text:span text:style-name="T302"> </text:span><text:span text:style-name="T340">tedy</text:span><text:span text:style-name="T302"> že s dětskou prostoduchostí odmítneme své neřesti duše i těla. Také řekl, že děti poznávají vše, čemu věří, svým sluchem. Oni tedy následují otce, milují matku, neumí přát druhým něco špatného, </text:span><text:span text:style-name="T303">nemají starosti. Nevyvyšují se, neznají nenávist, nelžou, věří všemu, co se jim řekne, a co</text:span><text:span text:style-name="T301">koliv</text:span><text:span text:style-name="T303"> slyší, </text:span><text:span text:style-name="T301">to </text:span><text:span text:style-name="T303">považují za pravdu. Je tedy třeba, abychom se navrátili k této dětské prostoduchosti, neboť </text:span><text:span text:style-name="T340">pokud</text:span><text:span text:style-name="T303"> jí dosáhneme, </text:span><text:span text:style-name="T301">ozdobí nás</text:span><text:span text:style-name="T303"> krás</text:span><text:span text:style-name="T301">a</text:span><text:span text:style-name="T303"> pokory Páně.</text:span></text:p>
          </table:table-cell>
        </table:table-row>
        <table:table-row table:style-name="Tabulka1.1">
          <table:table-cell table:style-name="Tabulka1.A1" office:value-type="string">
            <text:p text:style-name="P8">Lectio x.</text:p>
            <text:p text:style-name="P203">V<text:span text:style-name="T460">æ</text:span> huic mundo a scándalis. Humílitas passiónis scándalum mundo est. In hoc enim máxime ignorántia detinétur humána, quod sub deformitáte Crucis ætérnæ glóriæ Dóminum nóluit accípere. Et quid mundo tam periculósum, quam non recepísse Christum? Ideo vero necésse esse ait, veníre scándala: quia ad sacraméntum reddéndæ nobis æternitátis omnis in eo passiónis humílitas esset explénda.</text:p>
            <text:p text:style-name="P62"/>
          </table:table-cell>
          <table:table-cell table:style-name="Tabulka1.A1" office:value-type="string">
            <text:p text:style-name="P43"/>
            <text:p text:style-name="P276"><text:span text:style-name="T468">Běda</text:span><text:span text:style-name="T299"> tomuto světu, </text:span><text:span text:style-name="T301">který</text:span><text:span text:style-name="T300"> pohoršuje. Pokora skrytá v utrpení je pohoršením světu. V tomto se totiž skrývá největší neznalost lidí, že po znetvoření Kříže</text:span><text:span text:style-name="T347">m</text:span><text:span text:style-name="T300"> nechtěl</text:span><text:span text:style-name="T301">i</text:span><text:span text:style-name="T300"> přijmout Pána věčné slávy. A co jiného je pro svět tak nebezpečné jako to, že nepřijal Krista? Proto Pán praví, že je opravdu nutné, aby přišla pohoršení. Neboť v tajemství, které nám navrací věčnost, byla naplněna veškerá pokora skrytá v utrpení.</text:span></text:p>
          </table:table-cell>
        </table:table-row>
        <table:table-row table:style-name="Tabulka1.1">
          <table:table-cell table:style-name="Tabulka1.A1" office:value-type="string">
            <text:p text:style-name="P8">Lectio xj.</text:p>
            <text:p text:style-name="P198">V<text:span text:style-name="T460">idéte</text:span>, ne contemnátis unum de pusíllis istis, qui credunt in me. Aptíssimum vínculum mútui amóris impósuit, ad eos præcípue, qui vere in Dómino credidíssent. Pusillórum enim Angeli quotidie Deum vident: quia Fílius hóminis venit salváre, quæ pérdita sunt. Ergo et Fílius hóminis salvat, et Deum Angeli vident, et Angeli pusillórum præsunt fidélium oratiónibus. </text:p>
            <text:p text:style-name="P62"/>
          </table:table-cell>
          <table:table-cell table:style-name="Tabulka1.A1" office:value-type="string">
            <text:p text:style-name="P43"/>
            <text:p text:style-name="P243"><text:span text:style-name="T469">Hleďte</text:span><text:span text:style-name="T300">, abyste nepohoršili jednoho z těchto maličkých, kteří ve mně uvěřili. Pán nastolil </text:span><text:span text:style-name="T340">velmi </text:span><text:span text:style-name="T301">p</text:span><text:span text:style-name="T300">říhodné pouto vzájemné lásky, především těm, k</text:span><text:span text:style-name="T340">teří</text:span><text:span text:style-name="T300"> v něj opravdu uvěřili. Andělé maličkých totiž každý den patří na Boha, neboť Syn člověka přišel zachránit to, co bylo ztraceno. Proto i Syn člověka zachraňuje a Andělé patří na Boha, a Andělé maličkých </text:span><text:span text:style-name="T304">mají na starosti</text:span><text:span text:style-name="T300"> modlitby věřících. </text:span></text:p>
          </table:table-cell>
        </table:table-row>
        <table:table-row table:style-name="Tabulka1.1">
          <table:table-cell table:style-name="Tabulka1.A1" office:value-type="string">
            <text:p text:style-name="P8">Lectio xij.</text:p>
            <text:p text:style-name="P289"><text:span text:style-name="T243">P</text:span><text:span text:style-name="T480">ræ</text:span><text:span text:style-name="T481">ésse</text:span><text:span text:style-name="T243"> Angelos, absolúta auctóritas est. Salvatórum ígitur per Christum oratiónes Angeli quotídie Deo ófferunt. Ergo p</text:span><text:span text:style-name="T245">e</text:span><text:span text:style-name="T243">riculóse ille contémnitur, cujus desidéria, ac postulatiónes ad ætérnum, et invisibilem Deum ambitióso Angelórum famulátu, ac ministério p</text:span><text:span text:style-name="T246">e</text:span><text:span text:style-name="T243">rvehúntur.</text:span></text:p>
            <text:p text:style-name="P62"/>
          </table:table-cell>
          <table:table-cell table:style-name="Tabulka1.A1" office:value-type="string">
            <text:p text:style-name="P43"/>
            <text:p text:style-name="P297"><text:span text:style-name="T528">To</text:span><text:span text:style-name="T667">, že Andělé nás mají na starosti, je nedílná součást našeho učení. Andělé tedy každý den obětují Bohu modlitby spasených skrze Krista. Proto je nebezpečné zavrhovat toho, </text:span><text:span text:style-name="T668">kdo</text:span><text:span text:style-name="T667"> naše touhy a žádosti k přináší věčnému a neviditelnému Bohu za významné služby Andělů, jejichž službou jsou vykonány. </text:span></text:p>
          </table:table-cell>
        </table:table-row>
        <table:table-row table:style-name="Tabulka1.1">
          <table:table-cell table:style-name="Tabulka1.A1" table:number-columns-spanned="2" office:value-type="string">
            <text:p text:style-name="P83"><text:span text:style-name="T2">DIE </text:span><text:span text:style-name="T6">III</text:span><text:span text:style-name="T2">. </text:span><text:span text:style-name="T5">OCTO</text:span><text:span text:style-name="T3">BRIS</text:span><text:span text:style-name="T4">.</text:span></text:p>
            <text:p text:style-name="P114"><text:span text:style-name="T33">I</text:span><text:span text:style-name="T93">n</text:span><text:span text:style-name="T33"> F</text:span><text:span text:style-name="T93">esto</text:span><text:span text:style-name="T33"> </text:span><text:span text:style-name="T34">S</text:span><text:span text:style-name="T33">. </text:span><text:span text:style-name="T35">T</text:span><text:span text:style-name="T119">eres</text:span><text:span text:style-name="T117">i</text:span><text:span text:style-name="T119">æ </text:span><text:span text:style-name="T120">a </text:span><text:span text:style-name="T36">J</text:span><text:span text:style-name="T120">esu </text:span><text:span text:style-name="T36">I</text:span><text:span text:style-name="T120">nfante</text:span><text:span text:style-name="T118">,</text:span></text:p>
            <text:p text:style-name="P18"><text:soft-page-break/><text:span text:style-name="T206">Virginis</text:span>.</text:p>
            <text:p text:style-name="P95">iij. Lect. et M.</text:p>
          </table:table-cell>
          <table:covered-table-cell/>
        </table:table-row>
        <table:table-row table:style-name="Tabulka1.1">
          <table:table-cell table:style-name="Tabulka1.A1" office:value-type="string">
            <text:p text:style-name="P36">Ad Vigilias.</text:p>
            <text:p text:style-name="P115">Invitatorium et hymnus <text:span text:style-name="T115">Virginis Proles</text:span> pro Virgine non Martyre de Communi.</text:p>
            <text:p text:style-name="P34">In I. Nocturno</text:p>
            <text:p text:style-name="P127">Psalmi et <text:span text:style-name="T203">Añæ</text:span> de <text:span text:style-name="T205">F</text:span>eria.</text:p>
            <text:p text:style-name="P127">V/. <text:span text:style-name="T115">Spécie tua, et pulchritúdine tua.</text:span></text:p>
            <text:p text:style-name="P137">R/. <text:span text:style-name="T115">Inténde, próspere procéde, et regna.</text:span></text:p>
            <text:p text:style-name="P142"/>
            <text:p text:style-name="P26">De Epístola <text:span text:style-name="T208">prima</text:span> beáti Pauli Apostóli</text:p>
            <text:p text:style-name="P26">ad Corínthios.</text:p>
            <text:p text:style-name="P3">Lectio j. <text:span text:style-name="T157">Cap. 7.</text:span></text:p>
            <text:p text:style-name="P346">D<text:span text:style-name="T460">e</text:span> virg<text:span text:style-name="T569">í</text:span>nibus præcéptum Dómini non habeo: consílium autem do, tamquam misericórdiam consecútus a Dómino, ut sim fidélis. Exístimo ergo hoc bonum esse propter instántem necessitátem, quóniam bonum est hómini sic esse. Alligatus es uxóri? noli quærere solutiónem. Solútus es ab uxóre? noli quærére uxórem. Si autem accéperis uxórem: non peccásti. Et si núpserit virgo, non peccávit: tribulatiónem tamen carnis habébunt hujúsmodi. Ego autem vobis parco.</text:p>
            <text:p text:style-name="P121"><text:span text:style-name="T1">R/.</text:span> Diffúsa est grátia in lábiis tuis: <text:span text:style-name="T1">*</text:span> Proptérea benedíxit te Deus in ætérnum.</text:p>
            <text:p text:style-name="P144"><text:span text:style-name="T1">V/.</text:span> Dilexísti justítiam, et odísti iniquitátem, <text:span text:style-name="T1">*</text:span> Proptérea.</text:p>
            <text:p text:style-name="P181"/>
          </table:table-cell>
          <table:table-cell table:style-name="Tabulka1.A1" office:value-type="string">
            <text:p text:style-name="P37">Ad Vigilias.</text:p>
            <text:p text:style-name="P116">Invitat<text:span text:style-name="T255">o</text:span>rium <text:span text:style-name="T255">a</text:span> hymnus <text:span text:style-name="T116">Virginis Proles</text:span> <text:span text:style-name="T255">o Pannách, které nebyly Mučednice ze Společných t</text:span>.</text:p>
            <text:p text:style-name="P35">In I. Nocturno</text:p>
            <text:p text:style-name="P129"><text:span text:style-name="T255">Žalmy a Antifony z Ferie</text:span>.</text:p>
            <text:p text:style-name="P129">V/. <text:span text:style-name="T115"><text:s/></text:span><text:span text:style-name="T127">Ve své kráse a velebnosti</text:span><text:span text:style-name="T115">.</text:span></text:p>
            <text:p text:style-name="P138">R/. <text:s/><text:span text:style-name="T127">V</text:span><text:span text:style-name="T126">yjeď, úspěšně </text:span><text:span text:style-name="T127">postupuj </text:span><text:span text:style-name="T126">vpřed a panuj</text:span><text:span text:style-name="T115">.</text:span></text:p>
            <text:p text:style-name="P143"/>
            <text:p text:style-name="P28"><text:span text:style-name="T255">Z prvního Listu svatého Apoštola Pavla Korintským</text:span>.</text:p>
            <text:p text:style-name="P28"/>
            <text:p text:style-name="P139"><text:span text:style-name="T255">Čtení</text:span> j. <text:span text:style-name="T255">Kap. 7.</text:span></text:p>
            <text:p text:style-name="P349">O pannách příkaz od Pána nemám, ale radu dávám jako člověk, jemuž se dostalo od Pána milosrdenství, abych byl spolehlivý rádce. Podle mého mínění tedy je dobré pro nynější utrpení, ano dobré pro člověka, aby zůstal tak, <text:span text:style-name="T162">jak je</text:span>. Jsi vázán k manželce? Nehledej rozloučení! Jsi bez manželky? Nehledej manželku! Oženíš-li se však, nehřešíš. <text:span text:style-name="T207">A</text:span> vdá-li se panna, <text:span text:style-name="T197">také </text:span>nehřeší. Avšak takoví <text:span text:style-name="T703">lidé </text:span>budou mít tělesné útrapy. <text:span text:style-name="T703">A t</text:span>ěch já vás šetřím. <text:span text:style-name="T158">(</text:span><text:span text:style-name="T183">C</text:span><text:span text:style-name="T160">ol, </text:span><text:span text:style-name="T161">upraveno</text:span><text:span text:style-name="T158">)</text:span></text:p>
            <text:p text:style-name="P122"><text:span text:style-name="T1">R/.</text:span> <text:span text:style-name="T258">Rozlila se milost na tvých rtech</text:span>: <text:span text:style-name="T1">*</text:span> <text:span text:style-name="T258">A proto ti požehnal Bůh navěky</text:span>.</text:p>
            <text:p text:style-name="P145"><text:span text:style-name="T1">V/.</text:span> <text:span text:style-name="T258">Zamiloval sis spravedlnost a nenávidíš nepravost</text:span>, <text:span text:style-name="T1">*</text:span> <text:span text:style-name="T258">A proto</text:span>.</text:p>
          </table:table-cell>
        </table:table-row>
        <table:table-row table:style-name="Tabulka1.1">
          <table:table-cell table:style-name="Tabulka1.A1" office:value-type="string">
            <text:p text:style-name="P3">Lectio ij.</text:p>
            <text:p text:style-name="P348">T<text:span text:style-name="T460">erésia</text:span> a Jesu Infánte, Alensónii in Gállia, ex honéstis piísque paréntibus orta est. Quinto ætátis anno, matre amíssa, Dei providéntiæ se totam commísit sub vigilántia amantíssimi patris et sorórum natu majórum: quibus magístris, ad curréndam perfectiónis viam ut gigas exsultávit. Novénnis virgínibus ex órdine sancti Benedícti Lexóviis excolénda tráditur. Décimo ætátis anno, arcáno et gravi morbo diu cruciáta, ope Dóminæ Nostræ a Victória, divinítus fuit liberáta. Angélico fervóre repléta, ad sacrum convívium prímitus accédens, insatiábilem hujus cibi famem hauríre visa est.</text:p>
            <text:p text:style-name="P350"/>
            <text:p text:style-name="P123"><text:span text:style-name="T1">R/.</text:span> Dilexísti justítiam, et odísti iniquitátem, <text:span text:style-name="T1">*</text:span> Proptérea unxit te Deus, Deus tuus óleo lætítiæ.</text:p>
            <text:p text:style-name="P133"><text:span text:style-name="T1">V/.</text:span> <text:s/>Diffúsa est grátia in lábiis tuis: <text:span text:style-name="T1">*</text:span> Proptérea.</text:p>
            <text:p text:style-name="P81"/>
          </table:table-cell>
          <table:table-cell table:style-name="Tabulka1.A1" office:value-type="string">
            <text:p text:style-name="P140"><text:span text:style-name="T255">Čtení</text:span> <text:span text:style-name="T380">i</text:span>j.</text:p>
            <text:p text:style-name="P351"><text:span text:style-name="T460">Terezie</text:span> od Dítěte Ježíše se narodila ve <text:span text:style-name="T379">francouzském </text:span>městě Alençon poctivým a zbožným rodičům. Když jí bylo pět let, přišla o matku a zcela se svěřila Boží prozřetelnosti pod dohledem svého nejmilovanějšího otce a starších sester. <text:span text:style-name="T365">Za jejich vedení zaplesala jako rek, který vyběhl po cestě k dokonalosti. V devíti letech byla předána na výchovu pannám z řádu svatého Benedikta v Lisieux. Když jí bylo deset let, dlouho ji sužovala neznámá ale těžká choroba, zásluhou Naší Paní Vítězné však byla zázračně uzdravena. Naplněna andělským zápalem poprvé přistoupila ke svaté hostině a zdálo se, že byla jata neutěšitelným hladem po tomto pokrmu. </text:span></text:p>
            <text:p text:style-name="P125"><text:span text:style-name="T1">R/.</text:span> <text:span text:style-name="T365">Zamiloval sis spravedlnost a nenávidíš nepravost.</text:span> <text:span text:style-name="T1">*</text:span> Pro<text:span text:style-name="T365">to tě pomazal Bůh</text:span>, <text:span text:style-name="T365">tvůj Bůh, olejem radosti</text:span>.</text:p>
            <text:p text:style-name="P135"><text:span text:style-name="T1">V/.</text:span> <text:s/><text:span text:style-name="T368">Rozli</text:span><text:span text:style-name="T377">l</text:span><text:span text:style-name="T368">a </text:span><text:span text:style-name="T377">s</text:span><text:span text:style-name="T368">e milost na tvých rtech</text:span><text:span text:style-name="T367">:</text:span> <text:span text:style-name="T1">*</text:span> Pro<text:span text:style-name="T366">to</text:span>.</text:p>
          </table:table-cell>
        </table:table-row>
        <table:table-row table:style-name="Tabulka1.1">
          <table:table-cell table:style-name="Tabulka1.A1" office:value-type="string">
            <text:p text:style-name="P3">Lectio iij.</text:p>
            <text:p text:style-name="P348">C<text:span text:style-name="T460">armelitárum</text:span> Excalceatórum órdinem ingredi cúpiens, ob ætáte deféctum, multas ad religiósam vitam amplecténdam nacta est difficult<text:span text:style-name="T209">á</text:span>tes, <text:soft-page-break/>quibus fórtiter superétis, Lexoviénsem Carmélum, quíndecim annos nata, felíciter ingréssa est; ibíque erga Deum et próximum exímia caritáte flagrávit. Spirituálem infántiæ viam, secúndum Evangelii doctrínam, secúta, alios, speciátim novítias, eándem edócuit. Eádem caritáte succénsa, duóbus ante óbitum annis Dei miseréntis amóri se víctimam óbtulit. Vigínti quatuor annos nata, die trigésima Septémbris, anno millésimo octingentésimo nonagésimo séptimo, ad sponsum evolávit. Quam Pius undécimus, Póntifex Máximus, beátis Virgínibus adscríptam, et biénnio post, jubilæo máximo recurrénte, solémniter inter Sanctas relátam, peculiárem ómnium Missiónum Patrónam constítuit atque declarávit.</text:p>
            <text:p text:style-name="P124"><text:span text:style-name="T1">R/.</text:span> Gaudeámus omnes in Dómino, <text:span text:style-name="T1">*</text:span> Diem festum celebrántes, sub honóre beátæ Terésiæ Vírginis, de cujus solemnitáte gaudent Angeli, et colláudant Fílium Dei.</text:p>
            <text:p text:style-name="P124"><text:span text:style-name="T1">V/.</text:span> Exultémus omnes in Dómino, et spiritáli jucunditáte lætémur: <text:span text:style-name="T1">*</text:span> Diem.</text:p>
            <text:p text:style-name="P134">Glória Patri. <text:span text:style-name="T1">*</text:span> Diem.</text:p>
            <text:p text:style-name="P57"/>
          </table:table-cell>
          <table:table-cell table:style-name="Tabulka1.A1" office:value-type="string">
            <text:p text:style-name="P140"><text:span text:style-name="T255">Čtení</text:span> <text:span text:style-name="T380">ii</text:span>j.</text:p>
            <text:p text:style-name="P353"><text:span text:style-name="T523">Velmi</text:span><text:span text:style-name="T638"> toužila po tom, aby mohla vstoupit do řádu Bosých Karmelitek, avšak pro svůj příliš nízký věk na cestě k řeholnímu život</text:span><text:span text:style-name="T639">u </text:span><text:span text:style-name="T638">zakusila </text:span><text:soft-page-break/><text:span text:style-name="T638">mnohé obtíže, které </text:span><text:span text:style-name="T647">ale</text:span><text:span text:style-name="T638"> statečně překonala, a v pat</text:span><text:span text:style-name="T647">­</text:span><text:span text:style-name="T638">nácti letech </text:span><text:span text:style-name="T639">šťastně </text:span><text:span text:style-name="T638">vstoupi</text:span><text:span text:style-name="T639">la</text:span><text:span text:style-name="T638"> do Karmelu v Lisieux. Zde zahořela výjimečnou láskou k Bohu i k bližním. Šla po cestě duchovního dětství podle učení Evangelia a ostatní, především novicky, </text:span><text:span text:style-name="T640">v ní</text:span><text:span text:style-name="T638"> také vyučovala. Touž láskou spalována se dva roky před svou smrtí zasvětila jako oběť slitovné lásce Boží. Ve věku dvaceti čtyř let, dne 3</text:span><text:span text:style-name="T641">0</text:span><text:span text:style-name="T638">. září roku 1897, se odebrala za svým ženichem. Svatý Otec Pius XI. ji připočetl k blahoslaveným Pannám a za další dva roky, když opět nastalo velké jubileum, ji slavnostně zanesl mezi Svaté a ustanovil i vyhlásil zvláštní Patronkou všech Misií.</text:span></text:p>
            <text:p text:style-name="P244"/>
            <text:p text:style-name="P244"/>
            <text:p text:style-name="P146"><text:span text:style-name="T1">R/.</text:span> <text:span text:style-name="T378">Radujme se všichni v Pánu</text:span>, <text:span text:style-name="T1">*</text:span> <text:span text:style-name="T379">Slavíce slavnostní d</text:span>e<text:span text:style-name="T378">n</text:span> <text:span text:style-name="T378">ke cti svaté Panny Terezie</text:span>, <text:span text:style-name="T379">z jejíž slavnosti se radují </text:span>An<text:span text:style-name="T378">dělé</text:span> <text:span text:style-name="T378">a společně chválí Syna Božího</text:span>.</text:p>
            <text:p text:style-name="P126"/>
            <text:p text:style-name="P126"><text:span text:style-name="T1">V/.</text:span> <text:span text:style-name="T378">Jásejme všichni v Pánu</text:span>, <text:span text:style-name="T378">a duchovním veselím se radujme</text:span>: <text:span text:style-name="T1">*</text:span> <text:span text:style-name="T379">Slavíce</text:span>.</text:p>
            <text:p text:style-name="P136"><text:span text:style-name="T378">Sláva Otci</text:span>. <text:span text:style-name="T1">*</text:span> <text:span text:style-name="T379">Slavíce</text:span>.</text:p>
          </table:table-cell>
        </table:table-row>
        <table:table-row table:style-name="Tabulka1.1">
          <table:table-cell table:style-name="Tabulka1.A1" office:value-type="string">
            <text:p text:style-name="P30">In I<text:span text:style-name="T202">I</text:span>. Nocturno</text:p>
            <text:p text:style-name="P128">Psalmi et <text:span text:style-name="T203">A</text:span><text:span text:style-name="T204">ñ</text:span><text:span text:style-name="T203">a</text:span> de <text:span text:style-name="T205">F</text:span>eria.</text:p>
            <text:p text:style-name="P9">Capitulum. 2 Cor. 11.</text:p>
            <text:p text:style-name="P337">Æ<text:span text:style-name="T460">mulor</text:span> enim vos Dei æmulatióne. * Despóndi enim vos uni viro vírginem castam exhibére Christo.</text:p>
            <text:p text:style-name="P131"><text:span text:style-name="T1">V/.</text:span> Adjuvábit eam Deus vultu suo.</text:p>
            <text:p text:style-name="P131"><text:span text:style-name="T1">R/.</text:span> Deus in médio ejus, non commovébitur.</text:p>
            <text:p text:style-name="P9">Oratio.</text:p>
            <text:p text:style-name="P338">D<text:span text:style-name="T460">ómine</text:span>, qui dix<text:span text:style-name="T254">í</text:span>sti: Nisi efficiámini sicut párvuli, non intrábitis in regnum cœlórum: <text:span text:style-name="T1">§</text:span> da nobis, quæsumus; <text:span text:style-name="T1">*</text:span> ita sanctæ Terésiæ Vírginis in humilitáte et simplicitáte cordis vestígia sectári, <text:span text:style-name="T1">§</text:span> ut præmia consequámur ætérna: <text:span text:style-name="T1">*</text:span> Qui vivis.</text:p>
            <text:p text:style-name="P117">Cetera de Communi.</text:p>
            <text:p text:style-name="P119"/>
          </table:table-cell>
          <table:table-cell table:style-name="Tabulka1.A1" office:value-type="string">
            <text:p text:style-name="P31">In I<text:span text:style-name="T202">I</text:span>. Nocturno</text:p>
            <text:p text:style-name="P130">Žalm<text:span text:style-name="T380">y</text:span> <text:span text:style-name="T380">a</text:span> <text:span text:style-name="T203">Antifona</text:span> <text:span text:style-name="T380">z</text:span> <text:span text:style-name="T205">F</text:span>eri<text:span text:style-name="T380">e</text:span>.</text:p>
            <text:p text:style-name="P17"><text:span text:style-name="T380">Krátké čtení</text:span>. 2 Cor. 11.</text:p>
            <text:p text:style-name="P340"><text:span text:style-name="T460">Vždyť</text:span> vás žárlivě střežím Boží žárlivostí. <text:span text:style-name="T380">Z</text:span>asnoubil jsem vás jedinému muži, abych vás jako čistou pannu odevzdal Kristu.</text:p>
            <text:p text:style-name="P132"><text:span text:style-name="T1">V/.</text:span> <text:span text:style-name="T380">Bůh jí pomůže </text:span><text:span text:style-name="T168">a obrátí k ní </text:span><text:span text:style-name="T380">svou tvář</text:span>.</text:p>
            <text:p text:style-name="P132"><text:span text:style-name="T1">R/.</text:span> <text:span text:style-name="T380">Bůh je uprostřed ní a </text:span><text:span text:style-name="T166">nikam </text:span><text:span text:style-name="T382">se nepohne</text:span>.</text:p>
            <text:p text:style-name="P17"><text:span text:style-name="T380">Modlitba</text:span>.</text:p>
            <text:p text:style-name="P352"><text:span text:style-name="T490">Pane</text:span><text:span text:style-name="T380">, jenž jsi pravil</text:span>: „<text:span text:style-name="T380">Nebudete-li jako děti, nevejdete do království nebeského“</text:span>: d<text:span text:style-name="T380">ej nám, prosíme</text:span>; <text:span text:style-name="T390">abychom tak svatě kráčeli ve šlépějích Panny Terezie, </text:span><text:span text:style-name="T167">zejména</text:span><text:span text:style-name="T390"> v </text:span><text:span text:style-name="T167">její </text:span><text:span text:style-name="T390">pokoře a prostotě srdce</text:span>, <text:s/><text:span text:style-name="T380">abychom dosáhli věčné odměny</text:span>: <text:span text:style-name="T380">Jenž žiješ</text:span>.</text:p>
            <text:p text:style-name="P118"><text:span text:style-name="T380">Ostatní ze společných textů</text:span>.</text:p>
            <text:p text:style-name="P120"/>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2">I</text:span><text:span text:style-name="T10">V</text:span><text:span text:style-name="T2">. </text:span><text:span text:style-name="T10">OCTO</text:span><text:span text:style-name="T2">BRIS.</text:span></text:p>
            <text:p text:style-name="P106"><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37">. </text:span><text:span text:style-name="T41">F</text:span><text:span text:style-name="T96">r</text:span><text:span text:style-name="T98">anc</text:span><text:span text:style-name="T96">i</text:span><text:span text:style-name="T98">sc</text:span><text:span text:style-name="T96">i,</text:span></text:p>
            <text:p text:style-name="P102"><text:span text:style-name="T60">Confessoris</text:span><text:span text:style-name="T59">.</text:span></text:p>
            <text:p text:style-name="P97"><text:span text:style-name="T111">x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8">In I. Nocturno</text:p>
            <text:p text:style-name="P23">De libro Sapiéntiæ.</text:p>
            <text:p text:style-name="P2">Lectio j. <text:span text:style-name="T157">Cap. 4.</text:span></text:p>
            <text:p text:style-name="P180">J<text:span text:style-name="T460">ustus</text:span> si morte præoccupátus fúerit, in refrigério erit. Senéctus enim venerábilis est non diutúrna, neque annórum número <text:soft-page-break/>computáta: cani autem sunt sensus hóminis, et ætas senectútis vita immaculáta. Placens Deo factus est diléctus, et vivens inter peccatóres translátus est. Raptus est ne malítia mutáret intelléctum ejus, aut ne fíctio decíperet ánimam illíus.</text:p>
            <text:p text:style-name="P180"/>
          </table:table-cell>
          <table:table-cell table:style-name="Tabulka1.A1" office:value-type="string">
            <text:p text:style-name="P41"/>
            <text:p text:style-name="P41"/>
            <text:p text:style-name="P41"/>
            <text:p text:style-name="P328">U<text:span text:style-name="T460">mře-li</text:span> spravedlivý třeba předčasně, dojde odpočinutí. Ctihodné stáří totiž nespočívá v dlouhém věku ani se neměří počtem let. <text:soft-page-break/>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1">Lectio ij.</text:p>
            <text:p text:style-name="P186">F<text:span text:style-name="T460">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80"/>
          </table:table-cell>
          <table:table-cell table:style-name="Tabulka1.A1" office:value-type="string">
            <text:p text:style-name="P46"/>
            <text:p text:style-name="P245"><text:span text:style-name="T460">Neboť</text:span> kouzlo neřesti zastírá dobro a <text:span text:style-name="T411">nestálost</text:span> vášně převrací mysl, <text:span text:style-name="T411">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1">Lectio iij.</text:p>
            <text:p text:style-name="P187">C<text:span text:style-name="T460">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56"/>
          </table:table-cell>
          <table:table-cell table:style-name="Tabulka1.A1" office:value-type="string">
            <text:p text:style-name="P46"/>
            <text:p text:style-name="P245"><text:span text:style-name="T460">Spravedlivý</text:span> svou smrtí odsuzuje žijící svévolníky, mládí pak, jež došlo rychlého konce, letité stáří nespravedlivého. <text:span text:style-name="T411">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1">Lectio i<text:span text:style-name="T273">v</text:span>.</text:p>
            <text:p text:style-name="P188">E<text:span text:style-name="T460">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56"/>
          </table:table-cell>
          <table:table-cell table:style-name="Tabulka1.A1" office:value-type="string">
            <text:p text:style-name="P46"/>
            <text:p text:style-name="P253">A budou zneuctěnou mrtvolou, navěky pohrdáni i mezi mrtvými. Neboť on je srazí, <text:span text:style-name="T411">nafoukance</text:span>, že ani nehlesnou, vyvrátí je o<text:span text:style-name="T705">d</text:span> základů a až do konce <text:span text:style-name="T411">budou zničeni</text:span>, ocitnou se v mukách a jejich památka zanikne. Při zúčtování svých hříchů přijdou zlomeni strachem a jejich nepravosti je usvědčí tváří v tvář. <text:s/><text:span text:style-name="T412">(</text:span><text:span text:style-name="T171">ČEP, upraveno</text:span><text:span text:style-name="T383">)</text:span></text:p>
          </table:table-cell>
        </table:table-row>
        <table:table-row table:style-name="Tabulka1.1">
          <table:table-cell table:style-name="Tabulka1.A1" office:value-type="string">
            <text:p text:style-name="P74">In II. Nocturno</text:p>
            <text:p text:style-name="P8">Lectio v.</text:p>
            <text:p text:style-name="P227"><text:span text:style-name="T210">F</text:span><text:span text:style-name="T474">rancíscus</text:span><text:span text:style-name="T210">, Assísii in Umbria natus, patris exémplum secútus, a prima ætáte mercatúram fecit. Qui quodam die páuperem, pro Christi amóre flagitántem pecúniam, cum præter consuetúdinem repulísset, repénte eo facto commótus, large ei misericórdiam impertívit: et ex eo die Deo promísit se némini umquam poscénti eleemósynam negatúrum. </text:span><text:span text:style-name="T213">Q</text:span><text:span text:style-name="T210">ua in exercitatióne tantum profécit, ut quidquid habéret, paupéribus largirétur. </text:span></text:p>
            <text:p text:style-name="P228"/>
          </table:table-cell>
          <table:table-cell table:style-name="Tabulka1.A1" office:value-type="string">
            <text:p text:style-name="P43"/>
            <text:p text:style-name="P43"/>
            <text:p text:style-name="P284"><text:span text:style-name="T489">František</text:span><text:span text:style-name="T412">, narozený v Assisi v Umbrii, následoval příklad svého otce a od raného věku se věnoval obchodu. Jednoho dne odstrčil nějakého chudáka, který naléhal, aby mu pro lásku Kristovu dal nějaké peníze, což jinak neměl ve zvyku, okamžitě však tím byl pohnut a věnoval mu velkou částku peněz. Od tohoto dne slíbil Bohu, že již nikdy neodmítne nikoho, kdo jej bude prosit o almužnu. Tento slib dodržoval do té míry, že vše, co měl, rozdal chudým. </text:span></text:p>
          </table:table-cell>
        </table:table-row>
        <table:table-row table:style-name="Tabulka1.1">
          <table:table-cell table:style-name="Tabulka1.A1" office:value-type="string">
            <text:p text:style-name="P6">Lectio vj.</text:p>
            <text:p text:style-name="P193">Q<text:span text:style-name="T460">uod</text:span> ferens iníquius pater, eum ad Assisinátem <text:span text:style-name="T392">E</text:span>píscopum duxit, ut coram illo bonis céderet <text:soft-page-break/>patérnis: qui, rejéctis étiam véstibus, patri concéssit ómnia. Cum autem illud ex Evangélio audísset: Nolíte possidére aurum, neque argéntum, neque pecúniam in zonis vestris, non peram in via, neque duas túnicas, neque calceaménta: sibi eam régulam servándam propósuit. Itaque detráctis cálceis et una conténtus túnica, cum duódecim sócios adhibuísset, <text:span text:style-name="T392">O</text:span>rdinem Minórum instítuit.</text:p>
            <text:p text:style-name="P78"/>
          </table:table-cell>
          <table:table-cell table:style-name="Tabulka1.A1" office:value-type="string">
            <text:p text:style-name="P43"/>
            <text:p text:style-name="P259"><text:span text:style-name="T460">To</text:span> však <text:span text:style-name="T415">příliš </text:span>nelibě nesl jeho otec, který jej <text:span text:style-name="T415">odvedl</text:span> k Biskupu z Assisi, aby Františka před ním <text:soft-page-break/>vydědil. Ten <text:span text:style-name="T415">se </text:span>však <text:span text:style-name="T415">vzdal</text:span> i své<text:span text:style-name="T415">ho</text:span> oblečení a vše vrátil otci. Když <text:span text:style-name="T415">p</text:span>ak uslyšel tuto větu z Evangelia: „Neopatřujte si zlato ani stříbro ani měď do svých opasků, nemějte mošnu na cestu, ani dvoje šaty, ani obuv,“ rozhodl se, že toto pravidlo bude <text:span text:style-name="T415">od nynějška </text:span>zachovávat. Takže zul boty, spokojil se pouze s jedním oděvem, pozval dvanáct svých druhů a založil Řád Menších Bratří. </text:p>
          </table:table-cell>
        </table:table-row>
        <table:table-row table:style-name="Tabulka1.1">
          <table:table-cell table:style-name="Tabulka1.A1" office:value-type="string">
            <text:p text:style-name="P6">Lectio vij.</text:p>
            <text:p text:style-name="P196">F<text:span text:style-name="T460">rancíscus</text:span> ígitur, dimíssis in omnes orbis terræ partes frátribus ad prædicándum Christi Evangélium, ipse cúpiens sibi áliquam dari martyrii occasiónem, navigávit in Syriam: ubi, a rege <text:span text:style-name="T392">S</text:span>oldáno liberalíssime tractátus, cum nihil profíceret, rédiit in Itáliam, se<text:span text:style-name="T392">que</text:span> in solitúdinem montis Alvérni cóntulit: ubi quadragínta diérum, propter honórem sancti Michaélis Archángeli, jejúnio inchoáto, festo die Exaltatiónis sanctæ Crucis ei Séraphim <text:span text:style-name="T393">C</text:span>rucifíxi effígiem inter alas cóntinens appáruit: qui ejus et mánibus, et pédibus, et láteri vestígia clavórum impréssit.</text:p>
            <text:p text:style-name="P54"/>
          </table:table-cell>
          <table:table-cell table:style-name="Tabulka1.A1" office:value-type="string">
            <text:p text:style-name="P43"/>
            <text:p text:style-name="P300"><text:span text:style-name="T460">František</text:span> pak poslal bratry do všech světa stran, aby hlásali Kristovo Evangelium, on sám pak toužil, aby se mu dostalo nějaké příležitosti zemřít mučednickou smrtí, takže se přeplavil do Sýrie, <text:span text:style-name="T413">kde s ním ale Sultán jednal velmi ušlechtile. Když tedy <text:s/>mučednictví nedosáhl, navrátil se do Itálie a odebral se do poustevny na hoře Alverno, kde ke cti svatého Michaela Archanděla započal čtyřicetidenní půst. V den slavnosti Povýšení svatého Kříže se mu zjevil Serafín, který mezi křídly držel </text:span><text:span text:style-name="T706">zpodobení</text:span><text:span text:style-name="T413"> Ukřižovaného. Ten Františkovi vtisknul stopy hřebů do jeho rukou, nohou i boku. </text:span></text:p>
          </table:table-cell>
        </table:table-row>
        <table:table-row table:style-name="Tabulka1.1">
          <table:table-cell table:style-name="Tabulka1.A1" office:value-type="string">
            <text:p text:style-name="P6">Lectio viij.</text:p>
            <text:p text:style-name="P193">H<text:span text:style-name="T460">is</text:span> insígnibus summi in eum Christi amóris, máximam habébat ómnium admiratiónem. Ac biénnio post gráviter ægrótans, deférri vóluit in <text:span text:style-name="T393">E</text:span>cclésiam sanctæ Maríæ Angelórum: ut, ubi grátiæ spíritum a Deo accéperat, ibi spíritum vitæ rédderet. Eo in loco fratres ad paupertátem ac patiéntiam, et sanctæ Románæ Ecclésiæ fidem servándam cohortátus, efflávit ánimam.</text:p>
            <text:p text:style-name="P78"/>
          </table:table-cell>
          <table:table-cell table:style-name="Tabulka1.A1" office:value-type="string">
            <text:p text:style-name="P43"/>
            <text:p text:style-name="P305"><text:span text:style-name="T488">Těmito</text:span><text:span text:style-name="T414"> znaky nejvyšší Kristovy lásky</text:span> <text:span text:style-name="T414">si získal největší obdiv </text:span><text:span text:style-name="T573">všech</text:span><text:span text:style-name="T414">. Když se pak po dvou letech těžce roznemohl, chtěl, aby jej odnesli do Kostela Panny Marie Andělské, aby tam, kde od Boha přijal ducha milosti, mu dech života opět navrátil. Na onom místě pak povzbudil bratry k chudobě a trpělivosti, a aby zachovali věrnost svaté Římské Církvi, a pak vydechl naposled. </text:span></text:p>
          </table:table-cell>
        </table:table-row>
        <table:table-row table:style-name="Tabulka1.1">
          <table:table-cell table:style-name="Tabulka1.A1" office:value-type="string">
            <text:p text:style-name="P84">In III. Nocturno</text:p>
            <text:p text:style-name="P86"><text:span text:style-name="T230">Léctio sancti Evangélii </text:span><text:span text:style-name="T231">secúndum Matthæum</text:span><text:span text:style-name="T230">.</text:span><text:span text:style-name="T26"> </text:span></text:p>
            <text:p text:style-name="P86"><text:span text:style-name="T26">Lectio ix. Cap. </text:span><text:span text:style-name="T27">1</text:span><text:span text:style-name="T28">1</text:span><text:span text:style-name="T26">.</text:span></text:p>
            <text:p text:style-name="P208">I<text:span text:style-name="T460">n</text:span> illo témpore: Respóndens Jesus dixit: Confíteor tibi, Pater, Dómine cœli et terræ, quia abscondísti hæc a sapiéntibus et prudéntibus, et revelásti ea párvulis. Et réliqua.</text:p>
            <text:p text:style-name="P67"/>
            <text:p text:style-name="P86"><text:span text:style-name="T394">Homilía sancti </text:span><text:span text:style-name="T395">Augustíni Epíscopi</text:span><text:span text:style-name="T230">.</text:span></text:p>
            <text:p text:style-name="P19">Serm. 10. de <text:span text:style-name="T403">v</text:span>erbis Domini.</text:p>
            <text:p text:style-name="P211">V<text:span text:style-name="T460">eníte</text:span> ad me, omnes qui laborátis. Quare enim omnes laborámus, nisi quia sumus hómines mortáles, frágiles, infírmi, lútea vasa portántes, quæ fáciunt invícem angústias? Sed, si angustiántur vasa carnis, dilaténtur spátia caritátis. Quid ergo dicit, Veníte ad me, omnes qui laborátis, nisi ut non laborétis? Dénique promíssio ejus in promptu est; quóniam laborántes vocávit, quærent <text:soft-page-break/>forte qua mercéde vocáti sunt. Et ego vos, ínquit, refíciam. </text:p>
            <text:p text:style-name="P67"/>
          </table:table-cell>
          <table:table-cell table:style-name="Tabulka1.A1" office:value-type="string">
            <text:p text:style-name="P89"/>
            <text:p text:style-name="P89"/>
            <text:p text:style-name="P89"/>
            <text:p text:style-name="P309"><text:span text:style-name="T486">Za</text:span><text:span text:style-name="T397"> onoho času, </text:span><text:span text:style-name="T398">odpovídaje Ježíš řekl</text:span><text:span text:style-name="T399">: „</text:span><text:span text:style-name="T398">Blahořečím ti, Otče, Pane nebe a země, že jsi skryl tyto věci před moudrými a zkušenými, a odhalil je maličkým</text:span><text:span text:style-name="T400">.“</text:span><text:span text:style-name="T401"> </text:span><text:span text:style-name="T397">A ostatní.</text:span></text:p>
            <text:p text:style-name="P89"/>
            <text:p text:style-name="P89"/>
            <text:p text:style-name="P89"/>
            <text:p text:style-name="P310"><text:span text:style-name="T485">Pojďte</text:span> ke mně všichni, kdo se lopotíte. Proč však se všichni lopotíme, ne-li proto, že jsme lidé smrtelní, křehcí, nepevní, kteří nosí hliněné nádoby, jež nás navzájem <text:span text:style-name="T405">utlačují</text:span>? Pokud nás však ut<text:span text:style-name="T405">isk</text:span>uje nádoba těla, <text:span text:style-name="T405">osvobodí</text:span> nás hojnost lásky. <text:span text:style-name="T405">Proč</text:span> tedy Pán říká: „<text:span text:style-name="T404">Pojďte</text:span> ke mně všichni, kdo se lopotíte,“ ne-li <text:span text:style-name="T404">proto, </text:span>abychom se nelopotili? Jeho příslib je tedy jasný. <text:span text:style-name="T416">V</text:span>olá <text:span text:style-name="T416">totiž </text:span>ty, kdo <text:soft-page-break/>se lopotí. Možná se budou ptát, co za to dostanou. „A já vás občerstvím,“ <text:span text:style-name="T404">odpovídá</text:span>.</text:p>
          </table:table-cell>
        </table:table-row>
        <table:table-row table:style-name="Tabulka1.1">
          <table:table-cell table:style-name="Tabulka1.A1" office:value-type="string">
            <text:p text:style-name="P22">Lectio x.</text:p>
            <text:p text:style-name="P213">T<text:span text:style-name="T460">óllite</text:span> jugum meum super vos, et díscite a me, non mundum fabricáre, non cuncta visibília et invisibília creáre, non in ipso mundo mirabília fácere et mórtuos suscitáre; sed, Quóniam mitis sum et húmilis corde. Magnus esse vis? a mínimo íncipe. Cógitas magnam fábricam constrúere celsitúdinis? de fundaménto prius cógita humilitátis.</text:p>
            <text:p text:style-name="P67"/>
          </table:table-cell>
          <table:table-cell table:style-name="Tabulka1.A1" office:value-type="string">
            <text:p text:style-name="P89"/>
            <text:p text:style-name="P315"><text:span text:style-name="T484">Vezměte</text:span><text:span text:style-name="T406"> na sebe mé jho a učte se ode mne, ne stvořit svět, ani tvořit všechno viditelné i neviditelné, ani v samotném světě činit zázraky a křísit mrtvé, ale „neboť jsem tichý a pokorný srdcem.“ Chceš být veliký? Začni od toho, že </text:span><text:span text:style-name="T706">budeš</text:span><text:span text:style-name="T406"> nejmenší.</text:span> <text:span text:style-name="T407">Chceš postavit velkolepou a vznešenou budovu? Začni zcela od základu, tedy pokory.</text:span></text:p>
          </table:table-cell>
        </table:table-row>
        <table:table-row table:style-name="Tabulka1.1">
          <table:table-cell table:style-name="Tabulka1.A1" office:value-type="string">
            <text:p text:style-name="P22">Lectio xj.</text:p>
            <text:p text:style-name="P309"><text:span text:style-name="T230">E</text:span><text:span text:style-name="T475">t</text:span><text:span text:style-name="T230"> quantam quisque vult et dispónit superimpónere molem ædíficii, quanto erit majus ædifícium, tanto áltius fodit fundaméntum. Et fábrica quidem cum constrúitur, in supérna consúrgit; qui autem fodit fundaméntum, ad ima deprímitur. Ergo et fábrica ante celsitúdinem </text:span><text:span text:style-name="T232">humiliátur</text:span><text:span text:style-name="T230">, et fastígium post humiliatiónem erígitur.</text:span></text:p>
            <text:p text:style-name="P67"/>
          </table:table-cell>
          <table:table-cell table:style-name="Tabulka1.A1" office:value-type="string">
            <text:p text:style-name="P89"/>
            <text:p text:style-name="P311">A čím mohutnější budovu zamýšlí kdo vystavět, čím v<text:span text:style-name="T416">yš</text:span>ší má být stavení, tím hlubší musí vykopat základy. A když už se budova staví, stoupá do výše. Když se však kopou základy, sestupuje se do hloubi. I stavba se tedy před vztyčením do výše nejdříve pokoří a její vrchol se může <text:span text:style-name="T404">vz</text:span>tyčit až po řádném ponížení.</text:p>
          </table:table-cell>
        </table:table-row>
        <table:table-row table:style-name="Tabulka1.1">
          <table:table-cell table:style-name="Tabulka1.A1" office:value-type="string">
            <text:p text:style-name="P22">Lectio xij.</text:p>
            <text:p text:style-name="P215">Q<text:span text:style-name="T482">u</text:span><text:span text:style-name="T460">od </text:span>est fastígium construéndæ fábricæ quam molímur? <text:span text:style-name="T408">Q</text:span>u<text:span text:style-name="T408">o</text:span> perventúrum est cacúmen ædifícii? Cit<text:span text:style-name="T408">o</text:span> dico, <text:span text:style-name="T408">us</text:span>que ad conspéctum Dei. <text:s/>Vidétis <text:span text:style-name="T408">quam </text:span>excél<text:span text:style-name="T408">s</text:span>um est, quanta res est <text:span text:style-name="T408">conspícere Deum. </text:span>Qui desíderat, <text:span text:style-name="T408">et</text:span> quod dico, <text:span text:style-name="T408">et</text:span> quod audit, intélligit. <text:span text:style-name="T408">Promíttitur nobis </text:span>con<text:span text:style-name="T408">s</text:span>péctus Dei, veri Dei, <text:span text:style-name="T408">summi Dei.</text:span> Hoc enim bonum est, <text:span text:style-name="T408">vidéntem</text:span> vidére.</text:p>
            <text:p text:style-name="P67"/>
          </table:table-cell>
          <table:table-cell table:style-name="Tabulka1.A1" office:value-type="string">
            <text:p text:style-name="P89"/>
            <text:p text:style-name="P316"><text:span text:style-name="T460">Co</text:span><text:span text:style-name="T483">pak</text:span> je <text:span text:style-name="T409">střechou</text:span> <text:span text:style-name="T409">budovy</text:span>, na <text:span text:style-name="T409">jej</text:span>íž <text:span text:style-name="T409">stavbě </text:span>se lopotíme? <text:span text:style-name="T410">Kam až dojde samotný vrchol toho stavení? Rychle odpovídám, až před tvář Boží. Vidíte, jak vysoká je </text:span><text:span text:style-name="T169">ta budova</text:span><text:span text:style-name="T410">, také jak nesmírná věc je patřit na Boha. Kdo chce, slyší, a chápe, co říkám. Je nám slíben pohled na Boha, pravého Boha, nejvyššího Boha. To je totiž dobré, když i my uvidíme toho, který na nás </text:span><text:span text:style-name="T170">vždy </text:span><text:span text:style-name="T410">patří.</text:span></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0">V</text:span><text:span text:style-name="T2">. </text:span><text:span text:style-name="T10">OCTO</text:span><text:span text:style-name="T2">BRIS.</text:span></text:p>
            <text:p text:style-name="P107"><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p>
            <text:p text:style-name="P107"><text:span text:style-name="T38">S</text:span><text:span text:style-name="T37">. </text:span><text:span text:style-name="T42">P</text:span><text:span text:style-name="T99">la</text:span><text:span text:style-name="T98">c</text:span><text:span text:style-name="T96">i</text:span><text:span text:style-name="T99">d</text:span><text:span text:style-name="T96">i </text:span><text:span text:style-name="T99">et </text:span><text:span text:style-name="T42">S</text:span><text:span text:style-name="T99">ociorum</text:span><text:span text:style-name="T96">,</text:span></text:p>
            <text:p text:style-name="P102"><text:span text:style-name="T61">Martyrum</text:span><text:span text:style-name="T59">.</text:span></text:p>
            <text:p text:style-name="P97"><text:span text:style-name="T112">i</text:span><text:span text:style-name="T111">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8">In I. Nocturno</text:p>
            <text:p text:style-name="P23">De Epistola beati Pauli Apóstoli ad Romános.</text:p>
            <text:p text:style-name="P2">Lectio j. <text:span text:style-name="T157">Cap. 8.</text:span></text:p>
            <text:p text:style-name="P180">F<text:span text:style-name="T460">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text:soft-page-break/>et conglorificémur.</text:p>
            <text:p text:style-name="P180"/>
          </table:table-cell>
          <table:table-cell table:style-name="Tabulka1.A1" office:value-type="string">
            <text:p text:style-name="P41"/>
            <text:p text:style-name="P41"/>
            <text:p text:style-name="P41"/>
            <text:p text:style-name="P329"><text:span text:style-name="T491">B</text:span><text:span text:style-name="T460">ratř</text:span><text:span text:style-name="T491">i</text:span>, nejsme povinni tělu, abychom podle těla žili. Neboť žijete-li podle těla, zemřete; umrtvujete-li však duchem tělesné pudy, budete žíti. Vždyť všichni ti, kdož se dávají vésti Duchem Božím, jsou synové Boží. Neboť jste nepřijali ducha <text:span text:style-name="T417">otroctví</text:span>, abyste zase ž<text:span text:style-name="T417">ili v obavách</text:span>, ale přijali jste ducha synovství, v němž voláme: „Abba, Otče!“ <text:span text:style-name="T417">Tento</text:span> Duch <text:span text:style-name="T417">totiž </text:span>vydává svědectví naš<text:span text:style-name="T417">e</text:span>m<text:span text:style-name="T417">u</text:span> duch<text:span text:style-name="T417">u</text:span>, že jsme dě<text:span text:style-name="T417">ti</text:span> Boží. Jsme-li však dě<text:span text:style-name="T417">ti</text:span>, jsme i dědici: dědici Boží a spoludědici Kristovi, jestliže <text:span text:style-name="T417">tedy</text:span> spolu s ním trpíme,<text:span text:style-name="T159"> </text:span><text:span text:style-name="T198">je to proto, </text:span>abychom <text:span text:style-name="T707">spolu </text:span>s ním byli <text:soft-page-break/>také oslaveni. <text:s/></text:p>
          </table:table-cell>
        </table:table-row>
        <table:table-row table:style-name="Tabulka1.1">
          <table:table-cell table:style-name="Tabulka1.A1" office:value-type="string">
            <text:p text:style-name="P1">Lectio ij.</text:p>
            <text:p text:style-name="P186">P<text:span text:style-name="T460">lácidus</text:span> Romæ, Tertúllo patre natus, puer Deo oblátus, et sancto Benedícto tráditus, ádeo profécit, ut inter præcípuos illíus discípulos numerarétur. Adolescéntulus, ad hauriéndam aquam egréssus, et in lacum prolápsus, ejúsdem patris império per Maurum mónachum super aquas sicco pede curréntem, salvus mirabíliter extráctus fuit. In Sicíliam deinde missus, Monastérium, et Ecclésiam in honórem sancti Joánnis Baptístæ prope Messánæ portum constrúxit, ubi cum mónachis sanctitáte admirábili cláruit.</text:p>
            <text:p text:style-name="P80"/>
          </table:table-cell>
          <table:table-cell table:style-name="Tabulka1.A1" office:value-type="string">
            <text:p text:style-name="P46"/>
            <text:p text:style-name="P260"><text:span text:style-name="T460">Placidus</text:span> se narodil v Římě, jeho otec byl Tertullus. Jako chlapec byl zaslíben Bohu a předán svatému Benediktovi, a prospíval takovým způsobem, že se počítá mezi jeho výjimečné učedníky. Jako mladík byl poslán pro vodu a spadl do jezera, na příkaz otce Benedikta však pro něj suchou nohou doběhnul mnich Maurus po vodní hladině a podivuhodným způsobem jej zachránil. Pak byl Placidus poslán na Sicílii, kde poblíž přístavu v Messině vystavěl Klášter a Kostel ke cti svatého Jana Křtitele, <text:span text:style-name="T421">kde spolu s mnichy zazářil podivuhodnou svatostí. </text:span></text:p>
          </table:table-cell>
        </table:table-row>
        <table:table-row table:style-name="Tabulka1.1">
          <table:table-cell table:style-name="Tabulka1.A1" office:value-type="string">
            <text:p text:style-name="P1">Lectio iij.</text:p>
            <text:p text:style-name="P187">E<text:span text:style-name="T460">jus</text:span> viséndi causa cum eo veníssent Eutychius et Victorínus illíus fratres, et Flávia virgo soror, eódem témpore illuc áppulit immánis quidam piráta, Manúcha nómine: qui capto Monastério, cum Plácidum et céteros nullo modo addúcere potuísset, ut Christum negárent, ipsum, fratrésque illíus, ac sorórem cum trigínta tribus mónachis crudéliter necári jussit, tértio Nonas Octóbris, anno salútis quingentésimo trigésimo nono. Quorum córpora cánibus projécta, Gordiánus mónachus, fuga elápsus, intácta cum reperísset, cum lácrymis sepelívit. Tyránni autem undis absórpti crudelitátis suæ pœnas dedérunt.</text:p>
            <text:p text:style-name="P56"/>
          </table:table-cell>
          <table:table-cell table:style-name="Tabulka1.A1" office:value-type="string">
            <text:p text:style-name="P46"/>
            <text:p text:style-name="P261"><text:span text:style-name="T460">Když</text:span> tam za ním přišli na návštěvu jeho bratři Eutychius a Victorínus a jejich panenská sestra Flávia, ve stejný čas se tam připlavil i jeden hrozný pirát jménem Manucha. Ten se zmocnil Kláštera, a když Placida ani ostatní žádným způsobem nedokázal přinutit, aby zapřeli Krista, rozkázal, aby jej spolu s jeho bratry, sestrou a třiatřiceti mnichy krutě zabili dne 5. října, léta spásy 539. Jejich těla byla hozena psům, avšak mnich Gordián, který se útěkem zachránil, je pak našel neporušená a se slzami v očích pohřbil. Tyrany pak pohltily vlny a tak obdrželi trest za svou krutost. </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0">V</text:span><text:span text:style-name="T13">I</text:span><text:span text:style-name="T2">. </text:span><text:span text:style-name="T10">OCTO</text:span><text:span text:style-name="T2">BRIS.</text:span></text:p>
            <text:p text:style-name="P107"><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37">. </text:span><text:span text:style-name="T43">B</text:span><text:span text:style-name="T99">ru</text:span><text:span text:style-name="T100">nonis</text:span><text:span text:style-name="T96">,</text:span></text:p>
            <text:p text:style-name="P102"><text:span text:style-name="T62">Confessoris</text:span><text:span text:style-name="T59">.</text:span></text:p>
            <text:p text:style-name="P97"><text:span text:style-name="T112">i</text:span><text:span text:style-name="T111">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8">In I. Nocturno</text:p>
            <text:p text:style-name="P23">De libro Ecclesiástici.</text:p>
            <text:p text:style-name="P2">Lectio j. <text:span text:style-name="T157">Cap. 31.</text:span></text:p>
            <text:p text:style-name="P180">B<text:span text:style-name="T460">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80"/>
          </table:table-cell>
          <table:table-cell table:style-name="Tabulka1.A1" office:value-type="string">
            <text:p text:style-name="P41"/>
            <text:p text:style-name="P41"/>
            <text:p text:style-name="P41"/>
            <text:p text:style-name="P326"><text:span text:style-name="T460">Blaze</text:span> <text:span text:style-name="T418">muži</text:span>, který <text:span text:style-name="T418">shledán byl </text:span>bez <text:span text:style-name="T418">poskvrny </text:span>a za zlatem se nepachtí. Kdo je takový? Abychom ho chválili! Neboť <text:span text:style-name="T419">podivuhodné věci </text:span>činil v<text:span text:style-name="T419">e</text:span> svém životě. Kdo obstál v pokušení a zůstal neporušený? Bude to jeho <text:span text:style-name="T419">slávou na věky</text:span>. Kdo se mohl dopouštět přestupků, ale nedopustil se jich, kdo mohl činit zlé, ale neučinil to? Jeho štěstí je zajištěno <text:span text:style-name="T420">v Pánu</text:span> a o jeho milosrdných činech bude vypravovat <text:span text:style-name="T420">celé </text:span>shromáždění <text:span text:style-name="T420">svatých</text:span>. </text:p>
            <text:p text:style-name="P356"><text:span text:style-name="T158">(</text:span><text:span text:style-name="T172">ČEP</text:span><text:span text:style-name="T160">, </text:span><text:span text:style-name="T173">značně </text:span><text:span text:style-name="T161">upraveno</text:span><text:span text:style-name="T158">)</text:span></text:p>
          </table:table-cell>
        </table:table-row>
        <table:table-row table:style-name="Tabulka1.1">
          <table:table-cell table:style-name="Tabulka1.A1" office:value-type="string">
            <text:p text:style-name="P1">Lectio ij.</text:p>
            <text:p text:style-name="P186">B<text:span text:style-name="T460">runo</text:span> Carthusiánæ Religiónis institútor, Colóniæ Agrippínæ natus est. Lutétiam Parisiórum <text:soft-page-break/>missus fuit, ubi doctóris, ac magístri munus in utráque facultáte adéptus: non multo post Ecclésiæ Rheménsis Canonicátu potítus est. Elápsis áliquot annis, cum sex aliis familiáribus mundo renúntians, sanctum Hugónem Epíscopum Gratianopolitánum ádiit. Qui causa eórum advéntus cógnita, montes suæ Diœcésis aspérrimos, quos Carthusiános appéllant, illis concéssit. Illuc Bruno cum sóciis secédens, cum per áliquot annos eremíticam vitam egísset, ab Urbano secúndo, Romam accersítur.</text:p>
            <text:p text:style-name="P80"/>
          </table:table-cell>
          <table:table-cell table:style-name="Tabulka1.A1" office:value-type="string">
            <text:p text:style-name="P46"/>
            <text:p text:style-name="P262"><text:span text:style-name="T460">Bruno</text:span>, zakladatel Kartusiánského Řádu, se narodil v Kolíně nad Rýnem. Byl poslán do Paříže <text:soft-page-break/><text:span text:style-name="T424">ve Francii</text:span>, kde dosáhl hodnosti doktora a mistra <text:span text:style-name="T707">v obou</text:span> <text:span text:style-name="T707">oborech: </text:span><text:span text:style-name="T159">filosofie i theologie</text:span>. Zanedlouho poté by povolán mezi Kanovníky Remešské Katedrály. Uplynulo několik let a spolu se šesti dalšími bratry se zřekl světa a přišel za svatým Hugonem, Biskupem v Grenoble. Ten, když <text:span text:style-name="T424">se dozvěděl</text:span> důvod jejich příchodu, <text:span text:style-name="T422">věnoval jim území v nejdrsnějších horách své Diecéze, které se jmenují Kartouzské. Tam se Bruno s druhy usadil a poté, co několik let vedl poustevnický život, jej Urban II. povolal do Říma. </text:span></text:p>
          </table:table-cell>
        </table:table-row>
        <table:table-row table:style-name="Tabulka1.1">
          <table:table-cell table:style-name="Tabulka1.A1" office:value-type="string">
            <text:p text:style-name="P1">Lectio iij.</text:p>
            <text:p text:style-name="P187">E<text:span text:style-name="T460">jus</text:span> consíliis ac doctrína Póntifex in tot illis Ecclésiæ calamitátibus per áliquot annos usus est, donec Bruno, recusáto Rhegiénsi Archiepiscopátu, discedéndi facultátem obtínuit, erémum quamdam apud Squillácum in Calábriæ fínibus petens. Ibi invéntus, et excúltus fuit a Rogério Cómite, cui ét<text:span text:style-name="T423">i</text:span>am per sómnium opem tulit. Virtútibus autem et méritis plenus, nec sanctitáte minus, quam doctrínæ fama clarus, obdormívit in Dómino.</text:p>
            <text:p text:style-name="P56"/>
          </table:table-cell>
          <table:table-cell table:style-name="Tabulka1.A1" office:value-type="string">
            <text:p text:style-name="P46"/>
            <text:p text:style-name="P245"><text:span text:style-name="T492">Po</text:span><text:span text:style-name="T424"> několik let se Papež řídil jeho radami a učením v tolika pohromách, které stihly Církev, že Bruno nakonec poté, co odmítl arcibiskupský úřad ve </text:span><text:span text:style-name="T174">městě</text:span><text:span text:style-name="T423"> Reggio di Calabria, dostal povolení k odchodu a odebral se do poustevny kdesi v končinách u města Squillace v Kalábrii. Tam jej vyhledal hrabě Roger, u něhož došel velké úcty a jemuž dokonce pomohl i ve snu. Pln ctností i zásluh, svatostí nebyl proslaven o nic méně, než svým učením, pak zesnul v Pánu. </text:span></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0">V</text:span><text:span text:style-name="T9">I</text:span><text:span text:style-name="T2">I. </text:span><text:span text:style-name="T10">OCTO</text:span><text:span text:style-name="T2">BRIS.</text:span></text:p>
            <text:p text:style-name="P108"><text:span text:style-name="T39">S</text:span><text:span text:style-name="T96">olemnitas</text:span><text:span text:style-name="T33"> </text:span><text:span text:style-name="T37">S</text:span><text:span text:style-name="T38">S</text:span><text:span text:style-name="T37">. </text:span><text:span text:style-name="T39">R</text:span><text:span text:style-name="T94">o</text:span><text:span text:style-name="T96">sarii</text:span></text:p>
            <text:p text:style-name="P109"><text:span text:style-name="T38">B</text:span><text:span text:style-name="T121">eatæ</text:span><text:span text:style-name="T39"> </text:span><text:span text:style-name="T38">M</text:span><text:span text:style-name="T122">ariæ</text:span><text:span text:style-name="T39"> </text:span><text:span text:style-name="T38">V</text:span><text:span text:style-name="T121">irginis.</text:span></text:p>
            <text:p text:style-name="P97"><text:span text:style-name="T110">MM</text:span>. <text:span text:style-name="T259">maj.</text:span></text:p>
          </table:table-cell>
          <table:covered-table-cell/>
        </table:table-row>
        <table:table-row table:style-name="Tabulka1.1">
          <table:table-cell table:style-name="Tabulka1.A1" office:value-type="string">
            <text:p text:style-name="P32">In I. Nocturno</text:p>
            <text:p text:style-name="P23">De Parábolis Salomónis.</text:p>
            <text:p text:style-name="P2">Lectio j. <text:span text:style-name="T157">Cap. 8. et 9.</text:span></text:p>
            <text:p text:style-name="P180">E<text:span text:style-name="T493">go</text:span> sapiéntia hábito in consílio et erudítis intérsum cogitatiónibus. Timor Dómini odit malum: arrogántiam, et supérbiam, et viam pravam, et os bilíngue detéstor. Meum est consílium et <text:span text:style-name="T261">æ</text:span>quitas, mea est prudéntia, mea est fortitúdo. Per me reges regnant, et legum conditóres justa decérnunt: Per me príncipes ímperant, et poténtes decérnunt justítiam. Ego diligéntes me díligo: et qui mane vígilant ad me, invénient me.</text:p>
            <text:p text:style-name="P180"/>
          </table:table-cell>
          <table:table-cell table:style-name="Tabulka1.A1" office:value-type="string">
            <text:p text:style-name="P75"><text:s/></text:p>
            <text:p text:style-name="P41"/>
            <text:p text:style-name="P41"/>
            <text:p text:style-name="P320"><text:span text:style-name="T496">Já,</text:span><text:span text:style-name="T262"> Moudrost, bydlím s chytrostí, nalézám obezřetné poznání. Bázeň před Hospodinem </text:span><text:span text:style-name="T163">znamená</text:span><text:span text:style-name="T262"> nenávidět zlo; nenávidím povýšenost, pýchu, cestu zlou a proradná ústa. U mne je rada i pohotová pomoc, jsem rozumnost, u mne je bohatýrská síla. Skrze mne králové kralují a zákonodárci vydávají spravedlivá nařízení, skrze mne velí velitelé a všichni mocní soudí spravedlivě. Já miluji ty, kdo milují mne, a kdo mě za úsvitu hledají, naleznou mne. <text:s/></text:span></text:p>
          </table:table-cell>
        </table:table-row>
        <table:table-row table:style-name="Tabulka1.1">
          <table:table-cell table:style-name="Tabulka1.A1" office:value-type="string">
            <text:p text:style-name="P1">Lectio ij.</text:p>
            <text:p text:style-name="P207"><text:span text:style-name="T263">M</text:span><text:span text:style-name="T494">ecum</text:span><text:span text:style-name="T263"> sunt divítiæ, et gl</text:span><text:span text:style-name="T264">ó</text:span><text:span text:style-name="T263">ria, opes sup</text:span><text:span text:style-name="T264">é</text:span><text:span text:style-name="T263">rbæ et justítia. Mélior est enim fructus meus auro, et lápide pretióso, et genímina mea argénto elécto. In viis justítiæ ámbulo, in médio semitárum judícii, </text:span><text:span text:style-name="T265">u</text:span><text:span text:style-name="T263">t ditem diligéntes me et thesáuros eórum répleam. Dóminus possidébit me in inítio viárum suárum, ántequam quidquam fáceret a princípio.</text:span></text:p>
            <text:p text:style-name="P80"/>
          </table:table-cell>
          <table:table-cell table:style-name="Tabulka1.A1" office:value-type="string">
            <text:p text:style-name="P46"/>
            <text:p text:style-name="P246"><text:span text:style-name="T460">Bohatství</text:span> a čest jsou u mne, ustavičný dostatek i spravedlnost. Mé ovoce je lepší než zlato <text:span text:style-name="T266">a drahé kameny</text:span>, má úroda je nad výborné stříbro. Chodím <text:span text:style-name="T266">po </text:span>stezk<text:span text:style-name="T266">ách</text:span> spravedlnosti a <text:span text:style-name="T267">uprostřed </text:span>pěšin práva, abych <text:span text:style-name="T268">obohatila ty</text:span>, kdo mě milují. Já naplním jejich pokladnice. Hospodin mě vlastnil <text:span text:style-name="T268">na</text:span> počátk<text:span text:style-name="T268">u</text:span> své cesty, dříve než co konal odedávna.</text:p>
          </table:table-cell>
        </table:table-row>
        <table:table-row table:style-name="Tabulka1.1">
          <table:table-cell table:style-name="Tabulka1.A1" office:value-type="string">
            <text:p text:style-name="P1">Lectio iij.</text:p>
            <text:p text:style-name="P187"><text:soft-page-break/>A<text:span text:style-name="T493">b</text:span> ætérno ordináta sum, et ex antíquis, ánte-quam terra fíeret. Nondum erant ab<text:span text:style-name="T269">y</text:span>ssi, et ego jam concépta eram: <text:span text:style-name="T269">n</text:span>ecdum fontes aquárum erúperant, necdum montes gravi mole constíterant; ante colles ego parturiébar. Beátus homo qui audit me, et qui vígilat ad fores meas <text:span text:style-name="T260">qu</text:span>otídie, et obsérvat ad postes óstii mei. </text:p>
            <text:p text:style-name="P56"/>
          </table:table-cell>
          <table:table-cell table:style-name="Tabulka1.A1" office:value-type="string">
            <text:p text:style-name="P46"/>
            <text:p text:style-name="P247"><text:soft-page-break/><text:span text:style-name="T460">Od</text:span> věků jsem ustanovena, od <text:span text:style-name="T270">pradávna, ještě před stvořením </text:span>země. Ještě nebyly propastné tůně, když jsem se zrodila, prameny ještě <text:span text:style-name="T271">neoplývaly</text:span> vodami, <text:span text:style-name="T271">ani </text:span>hory ještě <text:span text:style-name="T271">ne</text:span>byly <text:span text:style-name="T271">těžkou hmotou usazeny</text:span>, před pahorky jsem se narodila. Blaze člověku, který mě poslouchá, bdí u mých dveří <text:span text:style-name="T272">každý den</text:span> a střeží veřeje mého vchodu. </text:p>
          </table:table-cell>
        </table:table-row>
        <table:table-row table:style-name="Tabulka1.1">
          <table:table-cell table:style-name="Tabulka1.A1" office:value-type="string">
            <text:p text:style-name="P1">Lectio i<text:span text:style-name="T273">v</text:span>.</text:p>
            <text:p text:style-name="P188">Q<text:span text:style-name="T493">ui</text:span> me invénerit, invéniet vitam, et háuriet salútem a Dómino: <text:span text:style-name="T260">q</text:span>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56"/>
          </table:table-cell>
          <table:table-cell table:style-name="Tabulka1.A1" office:value-type="string">
            <text:p text:style-name="P46"/>
            <text:p text:style-name="P254"><text:span text:style-name="T460">Vždyť</text:span> ten, kdo mě nalézá, nalezl život a došel u Hospodina zalíbení. Kdo proti mně hřeší, <text:span text:style-name="T274">zraňuje </text:span>sv<text:span text:style-name="T274">ou</text:span> duši. <text:span text:style-name="T274">V</text:span>šichni, kdo mě nenávidí, milují smrt. Moudrost si vystavěla dům, vytesala sedm sloupů. Porazila dobytče, smísila víno a prostřela svůj stůl. Vyslala své <text:span text:style-name="T274">služebnice</text:span>, <text:span text:style-name="T274">aby </text:span>vol<text:span text:style-name="T274">aly</text:span> <text:span text:style-name="T274">od pevnosti po hradby města</text:span>: „Kdo je <text:span text:style-name="T274">maličký</text:span>, ať se sem uchýlí!“ Toho, kdo nemá rozum, zve: „Pojďte, jezte můj chléb a pijte víno, které jsem smísila.“</text:p>
            <text:p text:style-name="P357"><text:span text:style-name="T158">(</text:span><text:span text:style-name="T172">ČEP</text:span><text:span text:style-name="T160">, </text:span><text:span text:style-name="T161">upraveno</text:span><text:span text:style-name="T158">)</text:span></text:p>
          </table:table-cell>
        </table:table-row>
        <table:table-row table:style-name="Tabulka1.1">
          <table:table-cell table:style-name="Tabulka1.A1" office:value-type="string">
            <text:p text:style-name="P74">In II. Nocturno</text:p>
            <text:p text:style-name="P8">Lectio v.</text:p>
            <text:p text:style-name="P227"><text:span text:style-name="T210">C</text:span><text:span text:style-name="T474">um</text:span><text:span text:style-name="T210"> Albigénsiu</text:span><text:span text:style-name="T211">m</text:span><text:span text:style-name="T210"> hæresis per Tolosátiu</text:span><text:span text:style-name="T211">m</text:span><text:span text:style-name="T210"> regiónem ímpie grassarétur, atque áltius in dies radíces ágeret, sanctus Domínicus, qui nuper Prædicatórum Ordinis fundaménta jécerat, ad eam convelléndam totus incúbuit. Id ut præstáret valídius, auxílium beátæ Virginis, cujus dígnitas illis erróribus impudentíssime impetebátur, cuíque datum est cunctas hæreses interímere in univérso mundo, eníxis préc</text:span><text:span text:style-name="T214">i</text:span><text:span text:style-name="T210">bus implorávit; a qua (ut memóriæ próditum est) cum mónitus esset, ut Rosárium pópulis prædicáret, velut singuláre advérsus hæreses ac vítia præsídium: mirum est, quanto mentis fervóre, et quam felíci succéssu injúnctum sibi munus sit execútus. Est autem Rosárium certa precándi fórmula, qua quíndecim Angelicárum salutatiónum décades, oratióne Domínica interjécta, distínguimus, et ad eárum síngulas tótidem nostræ reparatiónis mystéria pia meditatióne recólimus. Ex eo ergo témpore pius hic orándi modus mirabíliter per sanctum Domínicum promulgári, augeríque cœpit: quem ejúsdem institutórem auctorémque fuísse, summi Pontífices Apostólicis lítteris passim affirmárunt.</text:span></text:p>
            <text:p text:style-name="P228"/>
          </table:table-cell>
          <table:table-cell table:style-name="Tabulka1.A1" office:value-type="string">
            <text:p text:style-name="P43"/>
            <text:p text:style-name="P43"/>
            <text:p text:style-name="P285"><text:span text:style-name="T460">Když</text:span> se <text:span text:style-name="T708">blud</text:span> Albigenských bezbožně šířil v oblasti kolem Toulouse a <text:span text:style-name="T430">ještě </text:span>hlouběji zapouštěl své kořeny, svatý Dominik, který právě položil základy Řádu Kazatelů, nasadil všechny své síly, aby j<text:span text:style-name="T708">ej</text:span> opět vytrhal. <text:span text:style-name="T425">Aby se tohoto úkolu dokázal snáze zmocnit, pokornými prosbami žádal o pomoc blahoslavenou Pannu, jejíž důstojnost tyto omyly přeostudně napadaly, a jíž bylo dáno vyhubit všechny </text:span><text:span text:style-name="T708">bludy </text:span><text:span text:style-name="T425">na celém světě. Když jej pak poučila (jak se potom dostalo do pamětí), aby lidem kázal modlitbu Růžence jako jedinečnou ochranu proti </text:span><text:span text:style-name="T708">bludům</text:span><text:span text:style-name="T425"> a neřestem, je až podivuhodné, s jakým zápalem duše a s jak velikým úspěchem pak úkol sobě svěřený vykonával. Růženec je totiž </text:span><text:span text:style-name="T708">jistý</text:span><text:span text:style-name="T425"> způsob modlitby, v němž je určeno recitovat patnáct desátků Andělského pozdravení proložených modlitbou Páně, a při každém z nich zbožně rozvažujeme nad jedním z tajemství naší spásy. Od toho času tedy svatý Dominik podivuhodně vyučoval tento zbožný způsob modlitby a ten se začal také rozšiřovat. Svatí Otcové jej pak ve svých apoštolských listech postupně potvrdili jako autora a zakladatele této modlitby.</text:span></text:p>
          </table:table-cell>
        </table:table-row>
        <table:table-row table:style-name="Tabulka1.1">
          <table:table-cell table:style-name="Tabulka1.A1" office:value-type="string">
            <text:p text:style-name="P6">Lectio vj.</text:p>
            <text:p text:style-name="P193">I<text:span text:style-name="T460">nnumerábiles</text:span> porro fructus ex hac tam salutári institutióne in Christiánam rempúblicam dimanárunt: inter quos victória illa mér<text:span text:style-name="T426">i</text:span>to numerátur, quam sanctíssimus Póntifex Pius quintus, et ab eo <text:soft-page-break/>inflammáti Christiáni príncipes apud Echínadas ínsulas de Turcárum tyránno potentíssimo reportárunt. Nam, cum illa ipsa die ea victória reláta sit, qua die sanctíssimi Rosárii sodalitátes per univérsum orbem consuétas supplicatiónes perágerent, statutásque preces de more fúnderent, iis précibus haud immérito refértur accépta. Quod quidem, cum étiam Gregórius tertiusdécimus testátus esset, ut pro tam singulári benefício beátæ Vírgini sub appellatióne Rosárii perénnes grátiæ ubíque terrárum haberéntur, in ecclés<text:span text:style-name="T428">i</text:span>is ómnibus, in quibus Altáre Rosárii foret, prima quaque Octóbris Domínica Offícium ritu dúplici majóri perpétuo celebrándum indíxit: aliíque Pontífices Rosárium recitántibus, ejusdémque Rosárii sodalitátibus indulgéntias pene innúmeras concessére.</text:p>
            <text:p text:style-name="P78"/>
          </table:table-cell>
          <table:table-cell table:style-name="Tabulka1.A1" office:value-type="string">
            <text:p text:style-name="P43"/>
            <text:p text:style-name="P263"><text:span text:style-name="T495">Ve</text:span><text:span text:style-name="T427"> společenství Křesťanů</text:span> vzešly z tak <text:span text:style-name="T427">spásonosného učení</text:span> <text:span text:style-name="T427">n</text:span>esčetné plody, <text:span text:style-name="T427">mezi něž se právem počítá ono vítězství, jehož přesvatý Papež Pius V. a jím podnícení křesťanští vládci dosáhli </text:span><text:soft-page-break/><text:span text:style-name="T427">u Jónských ostrovů nad přemocným tureckým krutovládcem. Když totiž nastal ten den, v němž bylo dosaženo vítězství, členové bratrstev posvátného Růžence po celém světě vykonali obvyklé modlitby a jako vždy přinesli stanovené prosby, tyto prosby měly zajisté velikou zásluhu na onom vítězství. To také potvrdil Řehoř XIII., </text:span><text:span text:style-name="T708">a</text:span><text:span text:style-name="T427"> navěky ustanovil, aby za tak jedinečné dobrodiní byly blahoslavené Panně po celém světě vzdávány věčné díky modlitbou Růžence, a také ustanovil, aby ve všech kostelích, ve kterých se nachází Růžencový Oltář, se každou první Neděli v říjnu slavily Bohoslužby dle obřadu svátku podvojného většího </text:span><text:span text:style-name="T708">(Duplex Major)</text:span><text:span text:style-name="T427">. I </text:span><text:span text:style-name="T708">další </text:span><text:span text:style-name="T427">Papežové udělovali takřka nesčetné odpustky všem, kdo se modlí Růženec, také i Růžencovým bratrstvům. </text:span></text:p>
          </table:table-cell>
        </table:table-row>
        <table:table-row table:style-name="Tabulka1.1">
          <table:table-cell table:style-name="Tabulka1.A1" office:value-type="string">
            <text:p text:style-name="P6">Lectio vij.</text:p>
            <text:p text:style-name="P196">N<text:span text:style-name="T460">uper</text:span> vero Clemens undécimus ánimo réputans insígnem páriter victóriam anno millésimo septingentésimo décimo sexto in Hungáriæ regno a Cárolo sexto, in Imperatórem Romanórum elécto, de innúmeris Turcárum cópiis relátam, eo die contigísse, quo festum Dedicatiónis sanctæ Maríæ ad Nives celebrarétur, atque eódem ferme témpore, quo sanctíssimi Rosárii confrátres, públicam solemnémque supplicatiónem in alma Urbe, ingénti pópuli concúrsu, magnáque religióne peragéntes, férvidas ad Deum preces pro Turcárum depressióne fúnderent, ac poténtem opem Deíparæ Vírginis in auxílium Christianórum humíliter implorárent: eam ob rem, victóriam illam, necnon liberátam paulo post eorúmdem Turcárum obsidióne Corcyrénsem ínsulam ejúsdem beátæ Vírginís patrocínio pie cénsuit adscribéndam.</text:p>
            <text:p text:style-name="P54"/>
          </table:table-cell>
          <table:table-cell table:style-name="Tabulka1.A1" office:value-type="string">
            <text:p text:style-name="P43"/>
            <text:p text:style-name="P264"><text:span text:style-name="T470">Nedávno</text:span><text:span text:style-name="T305"> pak Klement XI. </text:span><text:span text:style-name="T309">u</text:span><text:span text:style-name="T306">znal také slavné vítězství roku 1716, kterého v království Uherském dosáhl Karel VI., zvolený za Císaře Římského, nad nesčetnými pluky Turků. </text:span><text:span text:style-name="T309">S</text:span><text:span text:style-name="T306">talo se to právě v ten den, když se slavil svátek </text:span><text:span text:style-name="T307">Po</text:span><text:span text:style-name="T306">svěcení ří</text:span><text:span text:style-name="T307">mské basiliky Panny Marie Sněžné a téměř ve stejnou dobu, kdy členové bratrstva posvátného Růžence s velikou zbožností vykonali slavnostní veřejnou prosbu v</text:span><text:span text:style-name="T309">e</text:span><text:span text:style-name="T307"> vznešeném Městě Ří</text:span><text:span text:style-name="T309">mě </text:span><text:span text:style-name="T307">za veliké úč</text:span><text:span text:style-name="T309">asti</text:span><text:span text:style-name="T307"> lidu, </text:span><text:span text:style-name="T309">přinášeli</text:span><text:span text:style-name="T307"> vroucí prosby k Bohu za porážku Turků a s pokorou vyprošovali mocnou přímluvu Bohorodičky Panny na pomoc Křesťanů, a díky tomu </text:span><text:span text:style-name="T309">získali </text:span><text:span text:style-name="T307">nejen ono vítězství, ale i osvobození ostrova Korfu o několik dní později z tureckého obležení, </text:span><text:span text:style-name="T308">které, jak </text:span><text:span text:style-name="T279">Svatý Otec </text:span><text:span text:style-name="T290">zbožně </text:span><text:span text:style-name="T308">usoudil, nastalo také na přímluvu blahoslavené Panny. </text:span></text:p>
          </table:table-cell>
        </table:table-row>
        <table:table-row table:style-name="Tabulka1.1">
          <table:table-cell table:style-name="Tabulka1.A1" office:value-type="string">
            <text:p text:style-name="P6">Lectio viij.</text:p>
            <text:p text:style-name="P193">Q<text:span text:style-name="T460">uam</text:span> ob rem, ut hujus quoque tam insígnis benefícii perénnis semper et memória extáret et grátia; sanctíssimi Rosárii festum eádem die, eodémque ritu celebrándum, ad Ecclésiam univérsam exténdit. Hæc autem ómnia Benedíctus decimustértius in Breviário Románo novíssime appóni jussit. Sanctíssimam ergo Dei Genitrícem cultu hoc eídem gratíssimo júgiter venerémur, ut quæ tóties Christi fidélibus, Rosárii précibus exoráta, terrénos hostes profligáre dedit, ac pérdere, infernos páriter superáre concédat.</text:p>
            <text:p text:style-name="P78"/>
          </table:table-cell>
          <table:table-cell table:style-name="Tabulka1.A1" office:value-type="string">
            <text:p text:style-name="P43"/>
            <text:p text:style-name="P305"><text:span text:style-name="T429">A z toho důvodu, aby navždy existovala památka i milost tohoto tak významného dobrodiní, rozšířil </text:span><text:span text:style-name="T175">Svatý Otec </text:span><text:span text:style-name="T429">svátek posvátného Růžence, který se slavil v původní den a ve stejném obřadu, na celou Církev. Benedikt XIII. pak rozkázal, aby všechno toto bylo zaneseno také do Římského Breviáře. Tímto způsobem, který jí samotné je nejmilejší, tedy společně oslavujme Nejsvětější Boží Rodičku, aby ta, jež na prosbu Růžence tolikrát přivolala porážku a záhubu na nepřátele Kristových věrných, dala nám překonati také pekelné mocnosti. </text:span></text:p>
          </table:table-cell>
        </table:table-row>
        <table:table-row table:style-name="Tabulka1.1">
          <table:table-cell table:style-name="Tabulka1.A1" office:value-type="string">
            <text:p text:style-name="P76">In III. Nocturno</text:p>
            <text:p text:style-name="P50"><text:span text:style-name="T225">Léctio sancti Evangélii </text:span><text:span text:style-name="T226">secúndum </text:span><text:span text:style-name="T227">Lucam</text:span><text:span text:style-name="T225">.</text:span><text:span text:style-name="T53"> </text:span></text:p>
            <text:p text:style-name="P50"><text:soft-page-break/><text:span text:style-name="T53">Lectio ix. Cap. </text:span><text:span text:style-name="T55">1</text:span><text:span text:style-name="T56">1</text:span><text:span text:style-name="T53">.</text:span></text:p>
            <text:p text:style-name="P199">I<text:span text:style-name="T460">n</text:span> illo témpore: Loquénte Jesu ad turbas, extóllens vocem quædam múlier de turba, dixit illi: Beátus venter, qui te portávit. Et réliqua.</text:p>
            <text:p text:style-name="P63"/>
            <text:p text:style-name="P50"><text:span text:style-name="T256">Homil</text:span><text:span text:style-name="T257">í</text:span><text:span text:style-name="T256">a </text:span><text:span text:style-name="T225">venerábilis Bedæ Presbyteri.</text:span></text:p>
            <text:p text:style-name="P15">Lib. 4. Cap. 49. in Luc. 11.</text:p>
            <text:p text:style-name="P202">M<text:span text:style-name="T460">agnæ</text:span> dev<text:span text:style-name="T349">ó</text:span>tionis et fídei hæc múlier osténditur, quæ Scribis et Pharisæis Dóminum tentántibus simul et blasphemántibus tanta ejus incarnatiónem præ ómnibus sinceritáte cognóscit, tanta fidúcia confitétur, ut et præséntium prócerum calúmniam, et futurórum confúndat hæreticórum perfídiam. Nam sicut tunc Judæi, sancti Spíritus ópera blasphemándo, verum consubstantiálemque Patri Dei Filium negábant: sic hærétici postea negándo Maríam semper Vírginem sancti Spíritus operánte virtúte nascitúro cum humánis membris Unigénito Dei, carnis suæ matériam ministrásse, verum consubstantialémque Matri Fílium hóminis fatéri non debére dixérunt.</text:p>
            <text:p text:style-name="P63"/>
          </table:table-cell>
          <table:table-cell table:style-name="Tabulka1.A1" office:value-type="string">
            <text:p text:style-name="P44"/>
            <text:p text:style-name="P44"/>
            <text:p text:style-name="P44"><text:soft-page-break/></text:p>
            <text:p text:style-name="P239"><text:span text:style-name="T460">Za</text:span> onoho času, když Ježíš mluvil k zástupům, pozvedla hlas jakási žena z lidu a řekla mu: „Bla<text:span text:style-name="T350">hoslav</text:span>ené lůno, které tě n<text:span text:style-name="T351">osi</text:span>lo.“ A ostatní.</text:p>
            <text:p text:style-name="P44"/>
            <text:p text:style-name="P44"/>
            <text:p text:style-name="P44"/>
            <text:p text:style-name="P301"><text:span text:style-name="T460">Tato</text:span> žena prokázala zajisté velkou víru a oddanost. Když <text:span text:style-name="T574">Z</text:span>nalci zákona a <text:span text:style-name="T574">F</text:span>arizeové pokoušeli Pána a rouhali se mu, ona poukázala na význam jeho vtělení všechny ostatní převyšující. A vyznala to právě s takovou důvěrou, aby odsoudila pomluvy přítomných velkých mužů i proradnost budoucích <text:span text:style-name="T708">bludařů</text:span>. Neboť <text:span text:style-name="T352">stejně </text:span>jako se tehdy Židé rouhali proti působení Ducha Svatého a popírali, že Bůh Syn má opravdu stejnou podstatu jako Bůh Otec, tak posléze <text:span text:style-name="T708">bludaři</text:span> popírali, že Maria byla vždy Panna, a působením moci Ducha Svatého se z ní v lidském těle narodil jednorozený Syn Boží, vzal na sebe přirozenost mateřského těla a tím měl opravdu stejnou podstatu i s matkou Syna člověka. Říkali, že se to <text:span text:style-name="T199">prostě </text:span>stát nemohlo. <text:s/></text:p>
          </table:table-cell>
        </table:table-row>
        <table:table-row table:style-name="Tabulka1.1">
          <table:table-cell table:style-name="Tabulka1.A1" office:value-type="string">
            <text:p text:style-name="P10">Lectio x. </text:p>
            <text:p text:style-name="P204">S<text:span text:style-name="T460">ed</text:span> si caro Verbi Dei secúndum carnem nascéntis a carne Vírginis Matris pronuntiátur extránea, sine causa venter, qui eam portásset, et úbera, quæ lactássent, beatificántur. Dicit autem Apóstolus: Quia misit Deus Fílium suum factum ex mulíere factum sub lege. Neque audiéndi sunt qui legéndum putant: Natum ex mulíere, factum sub lege: sed factum ex mulíere: quia concéptus ex útero virgináli, carnem non de níhilo, non aliúnde, sed matérna traxit ex carne; alióquin nec vere Fílius hóminis dicerétur, qui oríginem non habéret ex hómine.</text:p>
            <text:p text:style-name="P63"/>
          </table:table-cell>
          <table:table-cell table:style-name="Tabulka1.A1" office:value-type="string">
            <text:p text:style-name="P44"/>
            <text:p text:style-name="P306"><text:span text:style-name="T460">Avšak</text:span> pokud by tělo Slova Božího, které se narodilo v těle, bylo prohlášeno za odlišné od těla Panenské Matky, zcela zbytečně by bylo blahoslavené lůno, které ho nosilo, <text:span text:style-name="T574">a</text:span> prsy, které ho kojily. Apoštol totiž praví: „<text:span text:style-name="T353">Neboť</text:span> Bůh poslal svého Syna zrozeného ze ženy <text:span text:style-name="T353">a</text:span> podrobeného zákonu.“ Nesmíme <text:span text:style-name="T353">tedy</text:span> naslouchat těm, kteří říkají, že by tam mělo stát: „Narozeného ze ženy, podrobeného zákonu,“ ale opravdu „Zrozeného ze ženy,“ protože byl počat v panenském lůně, tělo přijal nikoliv z ničeho, ani odjinud, ale <text:span text:style-name="T708">právě </text:span>z těla své matky. Jinak by se nemohl vpravdě nazývat Synem člověka, pokud by neměl lidský původ. <text:s/></text:p>
          </table:table-cell>
        </table:table-row>
        <table:table-row table:style-name="Tabulka1.1">
          <table:table-cell table:style-name="Tabulka1.A1" office:value-type="string">
            <text:p text:style-name="P10">Lectio xj.</text:p>
            <text:p text:style-name="P199">E<text:span text:style-name="T460">t</text:span> nos ígitur his contra Eutychen dictis, extollámus vocem cum Ecclésia Cathólica, cujus hæc múlier typum gessit, extollámus et mentem de médio turbárum, dicamúsque Salvatóri: Beátus venter, qui te portávit, et úbera, quæ suxísti. Vere enim beáta Parens, quæ, sicut quidam ait: Eníxa est puérpera Regem, qui cœlum terrámque tenet per sæcula.</text:p>
            <text:p text:style-name="P63"/>
          </table:table-cell>
          <table:table-cell table:style-name="Tabulka1.A1" office:value-type="string">
            <text:p text:style-name="P44"/>
            <text:p text:style-name="P302"><text:span text:style-name="T460">My</text:span> tedy, po těchto slovech řečených proti Eutyché, pozvedněme své hlasy spolu s Katolickou Církví, jejíž předobraz přinesla tato žena, pozvedněme i svou mysl z nitra zástupu, a řekněme Spasiteli: „Blahoslavené lůno, které tě nosilo, a prsy, které tě <text:span text:style-name="T574">kojily</text:span>!“ Vpravdě je totiž svatá Rodička, jak již někdo řekl: „dokázala nám poroditi Krále, jenž nebe i zemi vlastniti bude navěky.“</text:p>
          </table:table-cell>
        </table:table-row>
        <table:table-row table:style-name="Tabulka1.1">
          <table:table-cell table:style-name="Tabulka1.A1" office:value-type="string">
            <text:p text:style-name="P10">Lectio xij.</text:p>
            <text:p text:style-name="P205">Q<text:span text:style-name="T460">uinímmo</text:span> beáti, qui áudiunt verbum Dei, et custódiunt. Pulchre Salvátor attestatióni mulíerís ánnuit, non eam tantúmmodo quæ Verbum Dei córporáliter generáre merúerat, sed et omnes qui idem verbum spirítáliter auditu fídei concípere, et boni <text:soft-page-break/>óperis custódia vel in suo, vel in proximórum corde párere, et quasi álere studúerint, assevérans esse beátos : quia et éadem Dei Génitrix, et inde quidem beáta, quia Verbi incarnándi minístra facta est temporális; sed inde multo beátior, quia ejúsdem semper amándi custos manébat ætérna.</text:p>
            <text:p text:style-name="P63"/>
          </table:table-cell>
          <table:table-cell table:style-name="Tabulka1.A1" office:value-type="string">
            <text:p text:style-name="P44"/>
            <text:p text:style-name="P278"><text:span text:style-name="T460">Spíše</text:span> jsou blahoslavení ti, kdo slyší slovo Boží a zachovávají jej. Spasitel se krásně přidal k uznání ženy, ne pouze jako té, která si zasloužila dáti tělo Slovu Božímu, ale utvrzuje také na cestě k blaženosti všechny, <text:span text:style-name="T354">kteří</text:span> ono Slovo duchovním sluchem ve víře <text:soft-page-break/>počali, a zachováním dobrého díla jej, ať <text:span text:style-name="T354">u</text:span>ž v sobě, nebo v srdci bližního uposlechli, a snažili se je v sobě vyživovat. Neboť i sama Boží Rodička byla blažená, neboť skrze ní se Slovo vtělilo v čase, mnohem více <text:span text:style-name="T355">však </text:span>proto, že zůstala věčnou strážkyní jeho lásky. </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3">I</text:span><text:span text:style-name="T14">X</text:span><text:span text:style-name="T2">. </text:span><text:span text:style-name="T10">OCTO</text:span><text:span text:style-name="T2">BRIS.</text:span></text:p>
            <text:p text:style-name="P110"><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44">S</text:span><text:span text:style-name="T37">. </text:span><text:span text:style-name="T44">D</text:span><text:span text:style-name="T101">i</text:span><text:span text:style-name="T100">on</text:span><text:span text:style-name="T101">y</text:span><text:span text:style-name="T100">s</text:span><text:span text:style-name="T101">ii, </text:span></text:p>
            <text:p text:style-name="P110"><text:span text:style-name="T44">R</text:span><text:span text:style-name="T101">ustici et </text:span><text:span text:style-name="T44">E</text:span><text:span text:style-name="T101">leutherii</text:span><text:span text:style-name="T96">,</text:span></text:p>
            <text:p text:style-name="P102"><text:span text:style-name="T63">Martyrum</text:span><text:span text:style-name="T59">.</text:span></text:p>
            <text:p text:style-name="P97"><text:span text:style-name="T112">i</text:span><text:span text:style-name="T111">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8">In I. Nocturno</text:p>
            <text:p text:style-name="P23">De libro Sapiéntiæ.</text:p>
            <text:p text:style-name="P2">Lectio j. <text:span text:style-name="T157">Cap. 5.</text:span></text:p>
            <text:p text:style-name="P180">S<text:span text:style-name="T460">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isum, et. in similitúdinem impropérii. Nos insensáti vitam illórum æstimabámus insániam, et finem illórum sine honóre.</text:p>
            <text:p text:style-name="P180"/>
          </table:table-cell>
          <table:table-cell table:style-name="Tabulka1.A1" office:value-type="string">
            <text:p text:style-name="P41"/>
            <text:p text:style-name="P41"/>
            <text:p text:style-name="P41"/>
            <text:p text:style-name="P321"><text:span text:style-name="T460">Spravedliví</text:span> <text:span text:style-name="T159">tehdy</text:span> s velkou neohrožeností předstoupí před ty, k<text:span text:style-name="T432">teří</text:span> <text:span text:style-name="T432">je</text:span> sužovali a pohrdali je<text:span text:style-name="T432">jich</text:span> úsilím. Při pohledu na ně budou zachváceni hrozným strachem a užasnou nad je<text:span text:style-name="T432">jich</text:span> nečekanou spásou. S úzkostným povzdechem si pro sebe kajícně řeknou: „To j<text:span text:style-name="T432">sou</text:span> t<text:span text:style-name="T432">i</text:span>, k<text:span text:style-name="T432">teří</text:span> nám byl<text:span text:style-name="T432">i</text:span> kdysi k smíchu jako příklad potupy! <text:span text:style-name="T431">My pošetilci jsme j</text:span>e<text:span text:style-name="T432">jich</text:span> život považovali za nesmyslný a je<text:span text:style-name="T432">jich</text:span> konec za bezectný. <text:s/><text:span text:style-name="T158">(</text:span><text:span text:style-name="T160">ČEP, </text:span><text:span text:style-name="T176">lehce </text:span><text:span text:style-name="T161">upraveno</text:span><text:span text:style-name="T158">)</text:span> <text:s/></text:p>
          </table:table-cell>
        </table:table-row>
        <table:table-row table:style-name="Tabulka1.1">
          <table:table-cell table:style-name="Tabulka1.A1" office:value-type="string">
            <text:p text:style-name="P1">Lectio ij.</text:p>
            <text:p text:style-name="P186">D<text:span text:style-name="T460">ionysius</text:span> Atheniénsis, unus ex Areopagítis judícibus, vir fuit omni doctrínæ génere instrúctus. Qui cum adhuc in Gentilitátis erróre versarétur, eo die quo Christus Dóminus cruci affíxus est, solem præter natúram defecísse animadvértens, exclamásse tráditur: Aut Deus natúræ pátitur, aut mundi machina dissolvátur. Sed cum Paulus Apóstolus véniens Athenas, et in Areopágum ductus, ratiónem reddidísset ejus doctrínæ, quam prædicábat, affírmans Christum Dóminum resurrexísse, et mórtuos omnes in vitam reditúros esse, cum álii multi, tum ipse Dionysius in Christum crédidit. Itaque et baptizátus est ab Apóstolo, et Atheniénsium Ecclésiæ præféctus.</text:p>
            <text:p text:style-name="P80"/>
          </table:table-cell>
          <table:table-cell table:style-name="Tabulka1.A1" office:value-type="string">
            <text:p text:style-name="P46"/>
            <text:p text:style-name="P262"><text:span text:style-name="T497">Diviš</text:span><text:span text:style-name="T433"> Athénský, jeden ze soudců na Areopágu, byl muž vzdělaný ve všech naukách svého času. Když sám ještě vězel v omylu Pohanství, právě v ten den, kdy Kristus Pán byl přibit na kříž, si všiml, že slunce nadpřirozeným způsobem zapadlo, a říká se, že vykřikl: „Buď zrovna trpí Bůh přírody, nebo se zastavil běh světa.“ Když však Apoštol Pavel přišel do Atén a byl přiveden do Areopágu, přijal jeho učení, které zrovna kázal, uvěřil, že Kristus Pán vstal z mrtvých a že všichni mrtví budou přivedeni zpět k životu, a spolu s ním uvěřili i mnozí další poté, co sám Diviš uvěřil v Krista. Takže jej Apoštol pokřtil a ustanovil představeným Aténské Církve.</text:span></text:p>
          </table:table-cell>
        </table:table-row>
        <table:table-row table:style-name="Tabulka1.1">
          <table:table-cell table:style-name="Tabulka1.A1" office:value-type="string">
            <text:p text:style-name="P1">Lectio iij.</text:p>
            <text:p text:style-name="P187">Q<text:span text:style-name="T460">ui</text:span>, cum póstea Romam venísset a Cleménte Pontífice missus est in Gálliam prædicándi Evangélii causa. Quem Lutétiam usque Parisiórum Rústicus Présbyter, et Eleuthérius Diáconus prosecúti sunt: ubi a Fescénnio Præfécto, quod multos ad Christianam religiónem convertísset, ipse cum sóciis virgis cæsus est: cumque in prædicatióne Christiánæ fidei constantíssime perseveráret, in cratículam <text:soft-page-break/>subjécto igne injícitur, multísque prætérea supplíciis una cum sóciis cruciátur. Sed ea tormentórum génera ómnibus forti ac libénti ánimo perferéntibus, Dionysius annum agens supra centésimum, cum réliquis secúri percútitur séptimo Idus Octóbris. De quo illud memóriæ próditum est, abscíssum suum caput sustulísse, et progréssum ad duo míllia pássuum in mánibus gestásse. Libros scrípsit admirábiles, ac plane cœléstes, de divínis nomínibus, de cœlésti et Ecclesiástica Hierarchía, de mystica Theología, et álios quosdam.</text:p>
            <text:p text:style-name="P56"/>
          </table:table-cell>
          <table:table-cell table:style-name="Tabulka1.A1" office:value-type="string">
            <text:p text:style-name="P46"/>
            <text:p text:style-name="P265"><text:span text:style-name="T460">Když</text:span> později přišel do Říma, Papež Klement jej poslal do Galie, aby tam kázal Evangelium. Do Francie, až <text:span text:style-name="T434">do končin kolem </text:span>Paříže, jej následovali Kněz Rusticus a Jáhen Eleutherius. Protože mnohé obrátili na křesťanské náboženství, <text:span text:style-name="T177">místní</text:span><text:span text:style-name="T434"> </text:span>Prefekt Fescennius jej tam spolu se spolubratry nechal zbít holemi. Když Diviš nadále věrně vytrv<text:span text:style-name="T575">áv</text:span>al v hlásání křesťanské víry, byl vhozen na rošt a pálen ohněm, <text:soft-page-break/>byl mimoto trápen i jinými tresty spolu s<text:span text:style-name="T434">e svými</text:span> druhy. Když však všichni <text:span text:style-name="T434">společně </text:span>snášeli všechny tyto druhy mučení v silném a svolném duchu, Diviš, kterému bylo již více než sto let, byl spolu s ostatními sťat sekerou dne 9. října. Dostalo se o něm do paměti, že svou uťatou hlavu vzal do rukou a nesl <text:span text:style-name="T709">ji</text:span> ještě dvě míle. Napsal knihy obdivuhodné i přímo nebeské, o božských jménech, o nebeské i Církevní Hierarchii, o mystické Theologii a ještě další. </text:p>
          </table:table-cell>
        </table:table-row>
        <table:table-row table:style-name="Tabulka1.1">
          <table:table-cell table:style-name="Tabulka1.A1" table:number-columns-spanned="2" office:value-type="string">
            <text:p text:style-name="P61"><text:span text:style-name="T2">DIE </text:span><text:span text:style-name="T23">X</text:span><text:span text:style-name="T24">I</text:span><text:span text:style-name="T2">. </text:span><text:span text:style-name="T25">OCTOBRIS</text:span><text:span text:style-name="T7">.</text:span></text:p>
            <text:p text:style-name="P90"><text:span text:style-name="T70">I</text:span><text:span text:style-name="T113">n</text:span><text:span text:style-name="T70"> F</text:span><text:span text:style-name="T113">esto </text:span><text:span text:style-name="T70">M</text:span><text:span text:style-name="T114">aternitatis</text:span><text:span text:style-name="T113"> </text:span><text:span text:style-name="T70">B. M</text:span><text:span text:style-name="T113">ariæ </text:span><text:span text:style-name="T70">V</text:span><text:span text:style-name="T113">irginis,</text:span></text:p>
            <text:p text:style-name="P287"><text:span text:style-name="T595">In </text:span><text:span text:style-name="T71">A</text:span><text:span text:style-name="T595">ltovadense </text:span><text:span text:style-name="T71">M</text:span><text:span text:style-name="T595">onasterio: MM. Maj.</text:span></text:p>
            <text:p text:style-name="P288">(<text:span text:style-name="T159">Textus ex Breviario Romano</text:span>)</text:p>
          </table:table-cell>
          <table:covered-table-cell/>
        </table:table-row>
        <table:table-row table:style-name="Tabulka1.1">
          <table:table-cell table:style-name="Tabulka1.A1" office:value-type="string">
            <text:p text:style-name="P40">In I. Nocturno</text:p>
            <text:p text:style-name="P27">De libro Ecclesiástici.</text:p>
            <text:p text:style-name="P7">Lectio j. <text:span text:style-name="T157">Cap. 24.</text:span></text:p>
            <text:p text:style-name="P184"><text:span text:style-name="T498">E</text:span><text:span text:style-name="T460">go</text:span> <text:span text:style-name="T576">ex ore Altíssimi prodívi primogénita ante omnem creatúram : ego feci in coelis ut orirétur lumen indefíciens, et sicut nébula texi omnem terram. Ego in altíssimis habitávi, et thronus meus in colúmna nubis. Gyrum cadi circuívi sola, et profúndum abyssi penetrávi, in flúctibus maris ambulávi, et in omni terra steti : et in omni pópulo et in omni gente primátum hábui : et ómnium excelléntium et humílium corda virtúte calcávi : et in his ómnibus réquiem quæsívi, et in hereditáte Dómini morábor. </text:span></text:p>
            <text:p text:style-name="P185"/>
            <text:p text:style-name="P147"><text:span text:style-name="T72">R/.</text:span><text:span text:style-name="T576"> Felix es sacra Virgo Mar</text:span><text:span text:style-name="T577">í</text:span><text:span text:style-name="T576">a, et omni laude dign</text:span><text:span text:style-name="T577">í</text:span><text:span text:style-name="T576">ssima. </text:span><text:span text:style-name="T72">*</text:span><text:span text:style-name="T576"> Ex qua ortus es Sol </text:span><text:span text:style-name="T577">j</text:span><text:span text:style-name="T576">ust</text:span><text:span text:style-name="T577">í</text:span><text:span text:style-name="T576">tiae Christ</text:span><text:span text:style-name="T577">u</text:span><text:span text:style-name="T576">s Deus noster, per quem salv</text:span><text:span text:style-name="T577">á</text:span><text:span text:style-name="T576">ti et </text:span><text:span text:style-name="T577">r</text:span><text:span text:style-name="T576">ed</text:span><text:span text:style-name="T577">é</text:span><text:span text:style-name="T576">mpti sumus. </text:span></text:p>
            <text:p text:style-name="P147"><text:span text:style-name="T72">V/.</text:span><text:span text:style-name="T576"> Maternit</text:span><text:span text:style-name="T577">á</text:span><text:span text:style-name="T576">tem Be</text:span><text:span text:style-name="T577">á</text:span><text:span text:style-name="T576">tae Mar</text:span><text:span text:style-name="T577">í</text:span><text:span text:style-name="T576">ae V</text:span><text:span text:style-name="T577">í</text:span><text:span text:style-name="T576">rginis cum g</text:span><text:span text:style-name="T577">á</text:span><text:span text:style-name="T576">udio celebr</text:span><text:span text:style-name="T577">é</text:span><text:span text:style-name="T576">mus. </text:span><text:span text:style-name="T72">*</text:span><text:span text:style-name="T576"> E</text:span><text:span text:style-name="T577">x qua ortus.</text:span></text:p>
            <text:p text:style-name="P184"/>
          </table:table-cell>
          <table:table-cell table:style-name="Tabulka1.A1" office:value-type="string">
            <text:p text:style-name="P91"><text:s/></text:p>
            <text:p text:style-name="P45"/>
            <text:p text:style-name="P45"/>
            <text:p text:style-name="P333"><text:span text:style-name="T460">Já</text:span> jsem z úst Nejvyššího vyšla, prvorozená před kterýmkoli tvorem. Já jsem učinila na nebi, aby vzešlo světlo neskonalé a jako mlha přikryla jsem <text:span text:style-name="T578">celou</text:span> zemi. Já jsem na výsostech přebývala, a trůn můj byl na sloup<text:span text:style-name="T578">u</text:span> oblakovém. Okruh nebe sama jsem obešla, i hlubiny propastí jsem pronikla, <text:span text:style-name="T578">prošla</text:span> jsem vlny mořské, na každém místě země jsem stála, a ve všem lidu, v každém národě jsem vládla. A srdce všech, <text:span text:style-name="T578">vznešených</text:span> i nízkých, mocně jsem <text:span text:style-name="T578">pošlapala</text:span>. U těch všech jsem hledala <text:span text:style-name="T578">spočinutí</text:span>, kde, v kterém údělu Páně bych mohla přebývat. </text:p>
            <text:p text:style-name="P148"><text:span text:style-name="T72">R/.</text:span><text:span text:style-name="T576"> </text:span><text:span text:style-name="T577">Šťastna jsi svatá Panno Maria a vší chvály nejhodnější.</text:span><text:span text:style-name="T576"> </text:span><text:span text:style-name="T72">*</text:span><text:span text:style-name="T576"> </text:span><text:span text:style-name="T577">Z níž vyšlo Slunce spravedlnosti, Kristus, náš Bůh, skrze nějž jsme spaseni a vykoupeni.</text:span></text:p>
            <text:p text:style-name="P148"><text:span text:style-name="T72">V/.</text:span><text:span text:style-name="T576"> </text:span><text:span text:style-name="T577">Mateřství Blahoslavené Panny Marie oslavujme s radostí</text:span><text:span text:style-name="T576">. </text:span><text:span text:style-name="T72">*</text:span><text:span text:style-name="T576"> </text:span><text:span text:style-name="T577">Z níž vyšlo</text:span><text:span text:style-name="T576">. </text:span></text:p>
          </table:table-cell>
        </table:table-row>
        <table:table-row table:style-name="Tabulka1.1">
          <table:table-cell table:style-name="Tabulka1.A1" office:value-type="string">
            <text:p text:style-name="P7">Lectio ij.</text:p>
            <text:p text:style-name="P190"><text:span text:style-name="T460">Tunc</text:span> præcépit, et dixit mihi Creátor ómnium, et qui creávit me, requiévit in tabernáculo meo. <text:s/>Et dixit mihi: in <text:span text:style-name="T597">J</text:span>acob inhábita, et in Israël hereditáre, et in eléctis meis mitte radíces. Ab inítio, et ante s<text:span text:style-name="T597">ae</text:span>cula creáta sum, et usque ad futúrum sǽculum non désinam, et in habitatióne sancta coram ipso ministrávi. Et sic in Sion firmáta sum, et in civitáte sanctificáta simíliter requiévi, et in <text:span text:style-name="T597">J</text:span>erúsalem potéstas mea.</text:p>
            <text:p text:style-name="P156"><text:span text:style-name="T73">R/.</text:span> Sine tactu pudóris invénta es Mater Salvatóris : <text:span text:style-name="T1">*</text:span> Qui c<text:span text:style-name="T596">oe</text:span>lum terrámque regit, in tua se clausit víscera factus homo.</text:p>
            <text:p text:style-name="P157"><text:soft-page-break/><text:span text:style-name="T73">V/</text:span><text:span text:style-name="T1">.</text:span> Benedícta tu in muliéribus, et benedíctus fructus ventris tui. <text:span text:style-name="T1">*</text:span><text:span text:style-name="T115"> </text:span><text:span text:style-name="T133">Qui coelum</text:span>.</text:p>
            <text:p text:style-name="P191"/>
          </table:table-cell>
          <table:table-cell table:style-name="Tabulka1.A1" office:value-type="string">
            <text:p text:style-name="P48"/>
            <text:p text:style-name="P266"><text:span text:style-name="T460">Tehdy</text:span> <text:span text:style-name="T597">přikázal a řekl</text:span> <text:span text:style-name="T597">mi </text:span>Tvůrce <text:span text:style-name="T597">všehomíra</text:span>, <text:span text:style-name="T597">i ten, který mne stvořil, a spočinul v mém stánku</text:span>. Řekl mi t<text:span text:style-name="T598">edy</text:span>: „V J<text:span text:style-name="T709">á</text:span>kobovi přebývej, v Israeli dědičný měj úděl, a v mých vyvolen<text:span text:style-name="T597">ý</text:span>ch kořeny zapusť!" Od počátku, před věky jsem stvořena, na věky pak býti nepřestanu. Ve svatostánku před ním službu jsem konala, a byla <text:span text:style-name="T597">jsem </text:span>na Si<text:span text:style-name="T598">ó</text:span>nu tak <text:span text:style-name="T597">upevněna</text:span>. V městě <text:span text:style-name="T597">posvěceném </text:span>taktéž jsem usadila se, v Jerusal<text:span text:style-name="T597">é</text:span>mě jest moje vláda. </text:p>
            <text:p text:style-name="P169"><text:span text:style-name="T75">R/.</text:span><text:span text:style-name="T216"> </text:span><text:span text:style-name="T218">Bez </text:span><text:span text:style-name="T219">poskvrny hříchu shledána </text:span><text:span text:style-name="T222">j</text:span><text:span text:style-name="T219">s</text:span><text:span text:style-name="T222">i</text:span><text:span text:style-name="T219"> byla, Matko </text:span><text:span text:style-name="T217">S</text:span><text:span text:style-name="T219">pasitele</text:span><text:span text:style-name="T217"> </text:span><text:span text:style-name="T216">: </text:span><text:span text:style-name="T74">*</text:span><text:span text:style-name="T216"> </text:span><text:span text:style-name="T219">J</text:span><text:span text:style-name="T217">e</text:span><text:span text:style-name="T219">nž nebesům i zemi vládne, do tvého se uzavřel lůna a stal se člověkem.</text:span></text:p>
            <text:p text:style-name="P161"><text:soft-page-break/><text:span text:style-name="T73">V/</text:span><text:span text:style-name="T1">.</text:span> <text:span text:style-name="T598">Požehnaná jsi mezi ženami a požehnaný plod života tvého.</text:span> <text:span text:style-name="T32">* </text:span><text:span text:style-name="T579">Jenž nebesům</text:span>.</text:p>
          </table:table-cell>
        </table:table-row>
        <table:table-row table:style-name="Tabulka1.1">
          <table:table-cell table:style-name="Tabulka1.A1" office:value-type="string">
            <text:p text:style-name="P7">Lectio iij.</text:p>
            <text:p text:style-name="P192">E<text:span text:style-name="T460">t </text:span>radicávi in pópulo honorificáto, et in parte Dei mei heréditas illíus, et in plenitúdine sanctórum deténtio mea. Quasi cedrus exaltáta sum in Líbano, et quasi cypréssus in monte Sion: Quasi palma exaltáta sum in Cades, et quasi plantátio rosæ in <text:span text:style-name="T597">J</text:span>ericho: Quasi olíva speciósa in campis, et quasi plátanus exaltáta sum <text:span text:style-name="T598">j</text:span>uxta aquam in platéis. Sicut cinnamómum et bálsamum aromatízans odórem dedi; quasi myrrha elécta dedi suavitátem odóris. <text:s text:c="2"/></text:p>
            <text:p text:style-name="P156"><text:span text:style-name="T1">R/.</text:span> Multæ fíliæ congregavérunt divítias, tu supergréssa es univérsas : <text:span text:style-name="T1">*</text:span><text:span text:style-name="T115"> Speciósa facta es et suávis in delíciis tuis, sancta Dei Gén</text:span><text:span text:style-name="T135">i</text:span><text:span text:style-name="T115">trix.</text:span></text:p>
            <text:p text:style-name="P156"><text:span text:style-name="T1">V/.</text:span> Séntiant omnes tuum <text:span text:style-name="T600">j</text:span>uvamen, quicúmque célebrant tuam sanctam Maternitátem. <text:span text:style-name="T1">*</text:span><text:span text:style-name="T115"> </text:span><text:span text:style-name="T134">Speciósa</text:span>. </text:p>
            <text:p text:style-name="P191"/>
          </table:table-cell>
          <table:table-cell table:style-name="Tabulka1.A1" office:value-type="string">
            <text:p text:style-name="P48"/>
            <text:p text:style-name="P267">V národ<text:span text:style-name="T598">u</text:span> <text:span text:style-name="T598">slávou poctěn</text:span><text:span text:style-name="T709">ém</text:span> jsem <text:span text:style-name="T598">za</text:span>kořenila, v úděl<text:span text:style-name="T709">u</text:span> Boha mého, v dědictví jeho, a mezi zástupy svatých se zdržuji. Jak cedr na Libanu jsem vyvýšena, a jako cypřiš na hoře <text:span text:style-name="T598">Sion</text:span>. Jak palma v <text:span text:style-name="T598">Kadeši </text:span>jsem vyvýšena, a jako růže štěpovaná v Jerichu; jako spanilá oliva na rovinách, a jako javor <text:span text:style-name="T598">tyčím se nad vodami v nížinách</text:span>. Jako skořice, jako vonný bal<text:span text:style-name="T598">s</text:span>ám <text:span text:style-name="T598">vydala jsem svou vůni</text:span>, jak <text:span text:style-name="T598">vybraná </text:span>myrha dávám <text:span text:style-name="T598">sladkou </text:span>vůni.</text:p>
            <text:p text:style-name="P169"><text:span text:style-name="T74">R/.</text:span><text:span text:style-name="T216"> </text:span><text:span text:style-name="T220">Mnohé dcery shromáždily bohatství, </text:span><text:span text:style-name="T221">ty však </text:span><text:span text:style-name="T222">je</text:span><text:span text:style-name="T221"> převyšuješ všechny</text:span><text:span text:style-name="T217"> </text:span><text:span text:style-name="T216">: </text:span><text:span text:style-name="T74">*</text:span><text:span text:style-name="T216"> </text:span><text:span text:style-name="T221">Krásnou ses stala a sladk</text:span><text:span text:style-name="T222">ou</text:span><text:span text:style-name="T221"> ve svých potěšeních, svatá Boží Rodičko</text:span><text:span text:style-name="T216">.</text:span></text:p>
            <text:p text:style-name="P161"><text:span text:style-name="T1">V/.</text:span> <text:span text:style-name="T600">Všichni pociťují tvou pomoc, </text:span><text:span text:style-name="T709">všichni, </text:span><text:span text:style-name="T600">kdo oslavují tvé svaté Mateřství</text:span>. <text:span text:style-name="T1">* </text:span><text:span text:style-name="T135">Krásnou</text:span>. </text:p>
          </table:table-cell>
        </table:table-row>
        <table:table-row table:style-name="Tabulka1.1">
          <table:table-cell table:style-name="Tabulka1.A1" office:value-type="string">
            <text:p text:style-name="P7">Lectio i<text:span text:style-name="T580">v</text:span>.</text:p>
            <text:p text:style-name="P191"><text:span text:style-name="T460">Et</text:span> quasi storax, et gálbanus, et úngula, et gutta, et quasi Líbanus non incísus vaporávi habitatiónem meam, et quasi bálsamum non mixtum odor meus. Ego quasi terebínthus exténdi ramos meos, et rami mei honóris et grátiæ. Ego quasi vitis fructificávi suavitátem odoris.</text:p>
            <text:p text:style-name="P156"><text:span text:style-name="T1">R/.</text:span> Benedícta et venerábilis es Virgo Maria, <text:span text:style-name="T1">*</text:span> Cujus víscera meruérunt portáre Dóminum Christum. <text:span text:style-name="T1">(T. P.</text:span> Allelúia.<text:span text:style-name="T1">) </text:span></text:p>
            <text:p text:style-name="P156"><text:span text:style-name="T1">V/.</text:span> Benedícta tu in muliéribus, et benedíctus fructus ventris tui, <text:span text:style-name="T1">*</text:span> Cujus.</text:p>
            <text:p text:style-name="P156">Glória Patri. <text:span text:style-name="T1">*</text:span> Cujus.</text:p>
            <text:p text:style-name="P191"/>
          </table:table-cell>
          <table:table-cell table:style-name="Tabulka1.A1" office:value-type="string">
            <text:p text:style-name="P48"/>
            <text:p text:style-name="P268"><text:span text:style-name="T599">A</text:span> jako <text:span text:style-name="T187">vonný </text:span>storax, galban, ungula <text:span text:style-name="T600">či</text:span> gutta, a jako kadidlem <text:span text:style-name="T600">neřezaným</text:span> napustila jsem vůní svůj stánek; a jako bal<text:span text:style-name="T599">s</text:span>ám nemísený je<text:span text:style-name="T600">st</text:span> má vůně. Já jako terebint rozkládám své ratolesti, a mé ratolesti jsou <text:span text:style-name="T599">ratolesti cti a milosti</text:span>. Já jako vinný kmen <text:span text:style-name="T599">jsem přinesla plody sladké vůně</text:span>. <text:span text:style-name="T184">(</text:span><text:span text:style-name="T185">Hejčl, upraveno</text:span><text:span text:style-name="T184">)</text:span></text:p>
            <text:p text:style-name="P171"><text:span text:style-name="T76">R/.</text:span><text:span text:style-name="T223"> </text:span><text:span text:style-name="T224">Požehnaná a ctihodná jsi, Panno Maria</text:span><text:span text:style-name="T223">, </text:span><text:span text:style-name="T76">*</text:span><text:span text:style-name="T223"> </text:span><text:span text:style-name="T224">jejíž nitro hodno bylo nosit Pána Krista</text:span><text:span text:style-name="T223">. </text:span></text:p>
            <text:p text:style-name="P162"><text:span text:style-name="T1">(T. P.</text:span> Allelúia.<text:span text:style-name="T1">) </text:span></text:p>
            <text:p text:style-name="P162"><text:span text:style-name="T1">V/.</text:span> <text:span text:style-name="T581">Požehnaná jsi mezi ženami, a požehnaný plod života tvého</text:span>, <text:span text:style-name="T1">*</text:span> <text:span text:style-name="T581">Jejíž</text:span>.</text:p>
            <text:p text:style-name="P162"><text:span text:style-name="T581">Sláva Otci. </text:span><text:span text:style-name="T77">*</text:span><text:span text:style-name="T582"> Jejíž.</text:span></text:p>
          </table:table-cell>
        </table:table-row>
        <table:table-row table:style-name="Tabulka1.1">
          <table:table-cell table:style-name="Tabulka1.A1" office:value-type="string">
            <text:p text:style-name="P91">In II. Nocturno</text:p>
            <text:p text:style-name="P94">Sermo sancti Leónis Papæ</text:p>
            <text:p text:style-name="P96">Sermo 1 de Nativitate Domini</text:p>
            <text:p text:style-name="P11">Lectio v.</text:p>
            <text:p text:style-name="P229"><text:span text:style-name="T460">Virgo</text:span> régia Davídicæ stirpis elígitur, quæ sacro gravidánda fetu, divínam humanámque prolem prius concíperet mente quam córpore: et ne supérni ignára consílii ad inusitátos pavéret affátus, quod in ea operándum erat a Spíritu Sancto, collóquio dídicit angélico, nec damnum crédidit pudóris Dei Gén<text:span text:style-name="T605">i</text:span>trix mox futura. Cur enim de conceptiónis novit<text:span text:style-name="T606">á</text:span>te despéret, cui efficiéntia de Altíssimi virtúte promíttitur? Confirmátur credéntis fides étiam præeúntis attestatióne miráculi. Donátur Elísabeth inopináta fecúnditas, ut qui concéptum déderat stérili, datúrus non dubitarétur et Vírgini. Verbum ígitur Dei Fílius, qui in princípio erat apud Deum, per quem facta sunt ómnia, et sine quo <text:soft-page-break/>factum est nihil, propter liberándum hóminem ab ætérna morte, factus est homo.</text:p>
            <text:p text:style-name="P172"><text:span text:style-name="T78">R/.</text:span><text:span text:style-name="T583"> Gloriósæ Vírginis Maríæ Maternitátem digníssimam recolámus: </text:span><text:span text:style-name="T1">*</text:span> Cu<text:span text:style-name="T601">j</text:span>us Dóminus humilitátem respéxit, quæ Angelo nuntiánte concépit Salvatórem mundi.</text:p>
            <text:p text:style-name="P172"><text:span text:style-name="T78">V/.</text:span><text:span text:style-name="T136"> Christo canámus glóriam in hac sacra solemnitáte mirábilis Gen</text:span><text:span text:style-name="T140">i</text:span><text:span text:style-name="T136">trícis Dei. </text:span><text:span text:style-name="T583">Cujus.</text:span></text:p>
            <text:p text:style-name="P229"/>
          </table:table-cell>
          <table:table-cell table:style-name="Tabulka1.A1" office:value-type="string">
            <text:p text:style-name="P92"><text:s/></text:p>
            <text:p text:style-name="P45"/>
            <text:p text:style-name="P45"/>
            <text:p text:style-name="P299"><text:span text:style-name="T501">Královská</text:span><text:span text:style-name="T143"> Panna byla vyvolena z Davidova pokolení, neboť když měla být obdarována posvátným plodem, božského i lidského syna počala v mysli dříve než v těle. A aby, neznajíc nebeského úradku, nezalekla se ta, která se vbrzku měla stát Boží Rodičkou, nezvyklého oslovení, dozvěděla se z andělské řeči, co v ní má vykonat duch svatý, a uvěřila, že její čistota zůstane neporušena. Proč by tedy měla zoufat nad novinkou o svém početí, když jí Anděl slíbil, že se tak stane z moci Nejvyššího? Víra té, která uvěřila, je upevněna potvrzením předchozího zázraku. Alžběta byla nečekaně obdarována plodností, aby nikdo nepochyboval, že ten, j</text:span><text:span text:style-name="T144">enž</text:span><text:span text:style-name="T143"> početí daroval neplodné, může je darovat i Panně. Totiž Slovo, Syn Boží, jenž byl na </text:span><text:soft-page-break/><text:span text:style-name="T143">počátku u Boha, skrze nějž všechno </text:span><text:span text:style-name="T147">bylo</text:span><text:span text:style-name="T143"> stvořeno a bez nějž nebylo stvořeno nic, se sám stal člověkem, aby </text:span><text:span text:style-name="T149">člověka </text:span><text:span text:style-name="T143">vysvobodil od věčné smrti.</text:span></text:p>
            <text:p text:style-name="P170"><text:span text:style-name="T85">R/.</text:span><text:span text:style-name="T607"> </text:span><text:span text:style-name="T608">Připomeňme si nejdůstojnější Mateřství slavné Panny Marie</text:span><text:span text:style-name="T607">, </text:span><text:span text:style-name="T85">*</text:span><text:span text:style-name="T607"> </text:span><text:span text:style-name="T608">Na jejíž pokoru Pán shlédl, jež počala Spasitele světa, jak Anděl zvěstoval.</text:span></text:p>
            <text:p text:style-name="P173"><text:span text:style-name="T78">V/.</text:span><text:span text:style-name="T583"> Kristu pějme slávu v této posvátné slavnosti podivuhodné Rodičky Boží. </text:span><text:span text:style-name="T78">*</text:span><text:span text:style-name="T583"> Na jejíž.</text:span></text:p>
          </table:table-cell>
        </table:table-row>
        <table:table-row table:style-name="Tabulka1.1">
          <table:table-cell table:style-name="Tabulka1.A1" office:value-type="string">
            <text:p text:style-name="P70">Sermo sancti Leónis Papæ</text:p>
            <text:p text:style-name="P7">Sermo 2 de Nativitate Domini</text:p>
            <text:p text:style-name="P7">Lectio vj.</text:p>
            <text:p text:style-name="P194"><text:span text:style-name="T460">Ingréditur</text:span> hæc ínfima <text:span text:style-name="T601">J</text:span>esus Christus Dóminus noster de c<text:span text:style-name="T601">oe</text:span>li sede descéndens, et a patérna glória non recédens, novo <text:span text:style-name="T609">ó</text:span>rdine, nova nativitáte generátus. Novo órdine, quia invisíbilis in suis, visíbilis factus est in nostris: incomprehensíbilis vóluit comprehéndi: ante témpora manens, esse cœpit in témpore. Nova autem nativitáte génitus est: concéptus a Vírgine, natus ex Vírgine, sine patérnæ carnis concupiscéntia, sine matérnæ integritátis in<text:span text:style-name="T601">j</text:span>úria: quia futúrum hóminum Salvatórem talis ortus decébat, qui et in se habéret humánæ substántiæ natúram, et humánæ carnis inquinaménta nescíret. Origo dissímilis, sed natúra consímilis; humáno usu et consuetúdine, quod crédimus, caret: sed divína potestáte subníxum est, quod Virgo concéperit, Virgo pepérerit, Virgo permánserit.</text:p>
            <text:p text:style-name="P158"><text:span text:style-name="T79">R</text:span><text:span text:style-name="T80">/</text:span><text:span text:style-name="T1">.</text:span> Benedícta fília tu a Dómino, quia per te fructum vitæ communicávimus: <text:span text:style-name="T1">*</text:span> Sola sine exémplo placuísti Dómino nostro <text:span text:style-name="T602">J</text:span>esu Christo.</text:p>
            <text:p text:style-name="P158"><text:span text:style-name="T80">V/.</text:span><text:span text:style-name="T584"> Nostras deprecatiónes ne despícias in necessitátibus nostris, sed a perículis cunctis líbera nos sancta Dei Génitrix</text:span>. <text:span text:style-name="T602">Sola</text:span>.</text:p>
            <text:p text:style-name="P79"/>
          </table:table-cell>
          <table:table-cell table:style-name="Tabulka1.A1" office:value-type="string">
            <text:p text:style-name="P45"/>
            <text:p text:style-name="P45"/>
            <text:p text:style-name="P45"/>
            <text:p text:style-name="P290"><text:span text:style-name="T511">Ježíš</text:span><text:span text:style-name="T614"> </text:span><text:span text:style-name="T615">Kristus, náš Pán, z nebeského trůnu sestoupil sem dolů, nevzdal se otcovs</text:span><text:span text:style-name="T616">ké</text:span><text:span text:style-name="T615"> slávy, ale v novém řádu, novým narozením přišel na svět. V novém řádu, neboť on sám neviditelný stal se pro nás viditelným; sám neobsažitelný chtěl býti obsáhnut, ten, který jest od věků, začal býti v čase. Přišel však na svět novým narozením: počat byl Pann</text:span><text:span text:style-name="T650">ou</text:span><text:span text:style-name="T615">, narozen z Panny bez žádostivosti po otcovském těle, bez porušení mateřské čistoty; budoucímu Spasiteli </text:span><text:span text:style-name="T650">všech lidí</text:span><text:span text:style-name="T615"> </text:span><text:span text:style-name="T616">totiž </text:span><text:span text:style-name="T650">nálež</text:span><text:span text:style-name="T615">elo takové narození, neboť měl v sobě přirozenost lidské podstaty, a</text:span><text:span text:style-name="T650">však</text:span><text:span text:style-name="T615"> nečisté </text:span><text:span text:style-name="T616">sklony</text:span><text:span text:style-name="T615"> lidského těla nepoznal. Původ odlišný, avšak přirozenost společná; lidskému styku </text:span><text:span text:style-name="T673">s mužem </text:span><text:span text:style-name="T616">a </text:span><text:span text:style-name="T615">obvyklým způsobům </text:span><text:span text:style-name="T673">početí </text:span><text:span text:style-name="T615">se, jak věříme, </text:span><text:span text:style-name="T671">Maria </text:span><text:span text:style-name="T672">v</text:span><text:span text:style-name="T615">yhnula, avšak na božské moci spočívalo, že jako Panna počala, jako Panna porodila a Pannou zůstala. </text:span></text:p>
            <text:p text:style-name="P163"><text:span text:style-name="T79">R</text:span><text:span text:style-name="T80">/</text:span><text:span text:style-name="T1">.</text:span> <text:span text:style-name="T585">Požehnaná jsi ty, dcero, od Pána, neboť skrze tebe jsme obdrželi plod života </text:span>: <text:span text:style-name="T1">*</text:span> <text:span text:style-name="T610">Ty jediná ses jedinečně zalíbila našemu Pánu Ježíši Kristu</text:span>.</text:p>
            <text:p text:style-name="P163"><text:span text:style-name="T80">V/.</text:span><text:span text:style-name="T584"> Prosbami našimi nezhrdej v potřebách našich, ale ode všeho nebezpečenství vysvoboď nás, svatá Boží Rodičko. </text:span><text:span text:style-name="T80">*</text:span><text:span text:style-name="T584"> Ty jediná.</text:span></text:p>
          </table:table-cell>
        </table:table-row>
        <table:table-row table:style-name="Tabulka1.1">
          <table:table-cell table:style-name="Tabulka1.A1" office:value-type="string">
            <text:p text:style-name="P70">Ex actis Pii Papæ undécimi</text:p>
            <text:p text:style-name="P7">Lectio vij.</text:p>
            <text:p text:style-name="P197">CUM anno millésimo nongentésimo trigésimo primo, univérso orbe cathólico plaudénte, solémnia celebraréntur expléti s<text:span text:style-name="T603">ae</text:span>culi décimi quinti, postquam in Ephesína sýnodo beáta María Virgo, de qua natus est <text:span text:style-name="T603">J</text:span>esus, contra Nestórii h<text:span text:style-name="T610">ae</text:span>resim Mater Dei a Pátribus, Cælestíno Papa præeúnte, conclamáta est, Summus Póntifex Pius undécimus faustíssimi evéntus memóriam, perénni suæ pietátis testimónio perpetuándam vóluit. Itaque quod <text:span text:style-name="T610">j</text:span>am in Urbe exstábat nóbile ephesínæ proclamatiónis monuméntum, triumphálem arcum in Basílica sanctæ Maríæ Ma<text:span text:style-name="T610">j</text:span>óris in Exquíliis, a decessóre suo Xysto tértio mirábili ópere musívo ornátum, témporis in<text:span text:style-name="T610">j</text:span>úria fatiscéntem felíciter restituéndum una <text:soft-page-break/>cum ala transvérsa Basílicæ munificéntia sua curávit. </text:p>
            <text:p text:style-name="P159"><text:span text:style-name="T81">R/.</text:span><text:span text:style-name="T137"> Benedícta tu inter mulíeres, et benedíctus fructus ventris tui: </text:span><text:span text:style-name="T81">*</text:span><text:span text:style-name="T137"> Unde hoc mihi, ut véniat Mater Dómini mei ad me?</text:span></text:p>
            <text:p text:style-name="P159"><text:span text:style-name="T81">V/.</text:span><text:span text:style-name="T586"> Respéxit humilitátem ancíllæ suæ, et fecit mihi magna, qui potens est. </text:span><text:span text:style-name="T81">* </text:span><text:span text:style-name="T138">Unde</text:span><text:span text:style-name="T586">. </text:span></text:p>
            <text:p text:style-name="P55"/>
          </table:table-cell>
          <table:table-cell table:style-name="Tabulka1.A1" office:value-type="string">
            <text:p text:style-name="P45"/>
            <text:p text:style-name="P45"/>
            <text:p text:style-name="P291"><text:span text:style-name="T508">Když</text:span><text:span text:style-name="T612"> </text:span><text:span text:style-name="T613">se roku 1931 za jásotu </text:span><text:span text:style-name="T653">veškerého katolického světa oslavovalo veliké slavnostní výročí patnácti století od chvíle, kdy na efeském synodu byla blahoslavená Panna Maria, z níž se narodil Ježíš, po zavržení Nestorova bludu nejdříve Papežem Celestýnem, později i Otci společně vyhlášena Matkou Boží, Svatý Otec Pius XI. chtěl památku na tuto přešťastnou událost j</text:span><text:span text:style-name="T654">ako svědectví</text:span><text:span text:style-name="T653"> své zbožnosti zvěčnit. </text:span><text:span text:style-name="T654">Takže to, co již v Římě existovalo jako vznešený památník efeského prohlášení, tedy triumfální oblouk v Basilice Panny Marie Větší </text:span><text:span text:style-name="T669">(</text:span><text:span text:style-name="T680">Sněžné</text:span><text:span text:style-name="T669">) </text:span><text:span text:style-name="T654">na Esquilinu, který jeho předchůdce Sixtus III. v obdivuhodném díle bohatě a vkusně vyzdobil, ale zub času jej nehezky poškodil, nechal </text:span><text:soft-page-break/><text:span text:style-name="T654">tedy spolu s příčnými křídly Basiliky ve své štědrosti obnovit. </text:span></text:p>
            <text:p text:style-name="P174"><text:span text:style-name="T86">R/.</text:span><text:span text:style-name="T236"> P</text:span><text:span text:style-name="T237">ožehnaná jsi mezi ženami a požehnaný plod života tvého</text:span><text:span text:style-name="T236"> : </text:span><text:span text:style-name="T86">*</text:span><text:span text:style-name="T236"> J</text:span><text:span text:style-name="T237">ak se mi stalo, že Matka mého Pána přichází ke mně?</text:span></text:p>
            <text:p text:style-name="P174"><text:span text:style-name="T86">V/.</text:span><text:span text:style-name="T236"> Shlédl na poníženost své služebnice a učinil mi veliké věci ten, který je mocný. </text:span><text:span text:style-name="T86">* </text:span><text:span text:style-name="T142">J</text:span><text:span text:style-name="T141">ak</text:span><text:span text:style-name="T236">. </text:span></text:p>
          </table:table-cell>
        </table:table-row>
        <table:table-row table:style-name="Tabulka1.1">
          <table:table-cell table:style-name="Tabulka1.A1" office:value-type="string">
            <text:p text:style-name="P7">Lectio viij.</text:p>
            <text:p text:style-name="P179"><text:span text:style-name="T476">Lítteris</text:span><text:span text:style-name="T238"> vero encýclicis, Œcuménici Concílii Ephesíni genuínis lineaméntis descríptis, ineffábile divínæ Maternitátis beátæ Maríæ Vírginis privilégium, pie copioséque illustrávit, ut tam excélsi mystérii doctrína áltius fidélium ánimis insidéret. Insímul autem benedíctam inter omnes mulíeres, Maríam Matrem Dei Nazarenámque Famíliam nobilíssimum præ ómnibus exémplum propósuit imitándum tum dignitátis ac sanctitúdinis casti connúbii tum educatiónis juventúti sancte tradéndæ. Demum, ut neque litúrgicum deésset monuméntum jussit ut festum divínæ Maternitátis beátæ Maríæ Vírginis cum Missa et Offício própriis die undécima Octóbris sub ritu dúplici secúndæ classis quotánnis ab univérsa Ecclésia celebrarétur.</text:span></text:p>
            <text:p text:style-name="P159"><text:span text:style-name="T81">R/.</text:span><text:span text:style-name="T586"> Fulcíte me flóribus, stipáte me malis: </text:span><text:span text:style-name="T81">*</text:span><text:span text:style-name="T586"> Quia amóre lángueo.</text:span></text:p>
            <text:p text:style-name="P159"><text:span text:style-name="T81">V/.</text:span><text:span text:style-name="T586"> Adjúro vos fíliæ Jerúsalem, si invenéritis diléctum, ut annuntiétis ei: </text:span><text:span text:style-name="T81">*</text:span><text:span text:style-name="T586"> Quia.</text:span></text:p>
            <text:p text:style-name="P160">Glória Patri. <text:span text:style-name="T1">* </text:span>Quia.</text:p>
            <text:p text:style-name="P79"/>
          </table:table-cell>
          <table:table-cell table:style-name="Tabulka1.A1" office:value-type="string">
            <text:p text:style-name="P45"/>
            <text:p text:style-name="P292"><text:span text:style-name="T509">V</text:span><text:span text:style-name="T510">e</text:span><text:span text:style-name="T655"> </text:span><text:span text:style-name="T656">své encyklic</text:span><text:span text:style-name="T657">e </text:span><text:span text:style-name="T681">Lux veritatis</text:span><text:span text:style-name="T655">,</text:span><text:span text:style-name="T656"> p</text:span><text:span text:style-name="T657">o věrném ocitování mnoha řádek ekumenického koncilu v Efesu, zbožně a obsáhle vysvětlil nevýslovnou výsadu božského Mateřství blahoslavené Panny Marie, aby se učení o tak vznešeném tajemství ještě v myslích věřících usadilo ještě výše. Zároveň však požehnanou mezi všemi ženami, Matku Boží Marii s</text:span><text:span text:style-name="T659">polu s </text:span><text:span text:style-name="T657">nazaretskou rodin</text:span><text:span text:style-name="T659">o</text:span><text:span text:style-name="T657">u postavil nade všechny jako nejvznešenější příklad, </text:span><text:span text:style-name="T658">a určil</text:span><text:span text:style-name="T657"> </text:span><text:span text:style-name="T658">k napodobení vznešenosti a svatosti čistého manželského soužití, a </text:span><text:span text:style-name="T659">také</text:span><text:span text:style-name="T658"> ke svatému vzdělávání mládeže. Potom, aby nescházela ani liturgická památka, přikázal, aby celá Církev každý rok slavila svátek božského Mateřství blahoslavené Panny Marie s vlastní Mší i Officiem dne 11. října jako svátek dvojný druhé třídy</text:span></text:p>
            <text:p text:style-name="P164"><text:span text:style-name="T81">R/.</text:span><text:span text:style-name="T586"> Občerstvěte mě květy, dejte jíst jablka v hojnosti: </text:span><text:span text:style-name="T81">*</text:span><text:span text:style-name="T586"> Neboť se soužím láskou.</text:span><text:span text:style-name="T81"> </text:span></text:p>
            <text:p text:style-name="P164"><text:span text:style-name="T81">V/.</text:span><text:span text:style-name="T586"> Zapřísahám vás, dcery jerusalémské, pokud naleznete </text:span><text:span text:style-name="T186">mého </text:span><text:span text:style-name="T587">milého, oznamte mu: </text:span><text:span text:style-name="T81">*</text:span><text:span text:style-name="T586"> Že se soužím.</text:span></text:p>
            <text:p text:style-name="P165"><text:span text:style-name="T587">Sláva Otci. </text:span><text:span text:style-name="T82">* </text:span><text:span text:style-name="T130">Že se soužím</text:span><text:span text:style-name="T131">.</text:span></text:p>
          </table:table-cell>
        </table:table-row>
        <table:table-row table:style-name="Tabulka1.1">
          <table:table-cell table:style-name="Tabulka1.A1" office:value-type="string">
            <text:p text:style-name="P91">In III. Nocturno</text:p>
            <text:p text:style-name="P51"><text:span text:style-name="T225">Léctio sancti Evangélii </text:span><text:span text:style-name="T226">secúndum </text:span><text:span text:style-name="T229">Lucam</text:span><text:span text:style-name="T225">.</text:span><text:span text:style-name="T53"> </text:span></text:p>
            <text:p text:style-name="P51"><text:span text:style-name="T53">Lectio ix. Cap. </text:span><text:span text:style-name="T58">2</text:span><text:span text:style-name="T53">.</text:span></text:p>
            <text:p text:style-name="P200"><text:span text:style-name="T460">In</text:span> illo témpore: <text:s/>Cum redírent, remánsit puer <text:span text:style-name="T603">J</text:span>esus in <text:span text:style-name="T603">J</text:span>erúsalem, et non cognovérunt paréntes e<text:span text:style-name="T603">j</text:span>us. Et réliqua.</text:p>
            <text:p text:style-name="P64"/>
            <text:p text:style-name="P65">Homilía sancti Bernárdi Abbátis</text:p>
            <text:p text:style-name="P16">Hom. 1 de Laud. Virg. Matris.</text:p>
            <text:p text:style-name="P295"><text:span text:style-name="T479">Deum</text:span><text:span text:style-name="T241"> et Dóminum Angelórum María suum fílium appéllat, dicens: Fili, quid fecísti nobis sic? Quis hoc áudeat Angelórum? Súfficit eis, et pro magno habent, quod cum sint spíritus ex conditióne, ex grátia facti sint et vocáti Angeli, testánte David: Qui facit Angelos suos spíritus. María vero matrem se agnóscens, majestátem illam, cui illi cum reveréntia sérviunt, cum fidúcia suum núncupat Fílium: nec dedignátur nuncupári Deus, quod esse dignátus est. Nam paulo post subdit Evangelísta: Et erat súbditus illis. Quis? Quibus? Deus homínibus? Deus, inquam, cui Angeli súbditi </text:span><text:soft-page-break/><text:span text:style-name="T241">sunt, cui Principátus et Potestátes obédiunt, súbditus erat Maríæ.</text:span></text:p>
            <text:p text:style-name="P358"><text:span text:style-name="T92">℟</text:span><text:span text:style-name="T91">.</text:span><text:span text:style-name="T592"> </text:span>Beáta es Virgo María, Dei Gén<text:span text:style-name="T603">i</text:span>trix, quæ credidísti Dómino: perfécta sunt in te, quæ dicta sunt tibi: <text:span text:style-name="T1">*</text:span> Proptérea benedíxit te Deus in ætérnum.</text:p>
            <text:p text:style-name="P166"><text:span text:style-name="T1">V/.</text:span> Diffúsa est grátia in lábiis tuis: intercéde pro nobis ad Dóminum Deum nostrum. <text:span text:style-name="T603">Proptérea</text:span>.</text:p>
            <text:p text:style-name="P64"/>
          </table:table-cell>
          <table:table-cell table:style-name="Tabulka1.A1" office:value-type="string">
            <text:p text:style-name="P45"/>
            <text:p text:style-name="P45"/>
            <text:p text:style-name="P45"/>
            <text:p text:style-name="P280"><text:span text:style-name="T499">Za</text:span><text:span text:style-name="T588"> onoho času, </text:span><text:span text:style-name="T591">když se vraceli, zůstal chlapec Ježíš v Jerusalémě, a jeho rodiče to nepoznali</text:span><text:span text:style-name="T589">.</text:span><text:span text:style-name="T590"> </text:span><text:span text:style-name="T588">A ostatní.</text:span></text:p>
            <text:p text:style-name="P45"/>
            <text:p text:style-name="P45"/>
            <text:p text:style-name="P45"/>
            <text:p text:style-name="P295"><text:span text:style-name="T513">B</text:span><text:span text:style-name="T512">oha</text:span><text:span text:style-name="T617"> </text:span><text:span text:style-name="T619">a Pána Andělů </text:span><text:span text:style-name="T618">n</text:span><text:span text:style-name="T619">azývá Maria svým synem, když říká: „Synu, proč jsi nám to učinil?“ Kdo z Andělů by se toho odvážil? Jim stačí a považují to za velkou věci, že i když jsou z podstaty duchové, z milosti se stali a jsou nazýváni Andělé, jak svědčí David: „Jenž z duchů činí své Anděly.“ Maria však tím, že </text:span><text:span text:style-name="T620">jedná jako matka, tuto vznešenou osobu, jíž Andělé s úctou slouží, důvěrně nazývá svým Synem: ani Bůh neodmítá býti nazýván tím, čím ráčil se státi. Neboť zakrátko Evangelista dodá: „A byl jim poddán.“ Kdo? Komu? Bůh lidem? Bůh, opakuji, jemuž jsou poddáni Andělé, jejž </text:span><text:soft-page-break/><text:span text:style-name="T620">poslouchají Knížectva i Mocnosti, byl poddán Marii.</text:span></text:p>
            <text:p text:style-name="P295"><text:span text:style-name="T620"/></text:p>
            <text:p text:style-name="P175"><text:span text:style-name="T88">R</text:span><text:span text:style-name="T89">/.</text:span><text:span text:style-name="T249"> Blahoslavená jsi Panno </text:span><text:span text:style-name="T250">Mar</text:span><text:span text:style-name="T249">i</text:span><text:span text:style-name="T250">a, </text:span><text:span text:style-name="T251">Rodičko Boží, neboť jsi uvěřila Pánu: dokonáno v tobě bylo </text:span><text:span text:style-name="T252">to</text:span><text:span text:style-name="T251">, co ti bylo řečeno</text:span><text:span text:style-name="T250">, </text:span><text:span text:style-name="T89">*</text:span><text:span text:style-name="T250"> </text:span><text:span text:style-name="T249">Proto tě Bůh požehnal navěky</text:span><text:span text:style-name="T250">. </text:span></text:p>
            <text:p text:style-name="P168"><text:span text:style-name="T83">V/.</text:span><text:span text:style-name="T387"> </text:span><text:span text:style-name="T388">Rozli</text:span><text:span text:style-name="T389">l</text:span><text:span text:style-name="T388">a </text:span><text:span text:style-name="T389">s</text:span><text:span text:style-name="T388">e milost ve tvých rtech: přimlouvej se za nás u Pána našeho Boha</text:span><text:span text:style-name="T387">. P</text:span><text:span text:style-name="T388">r</text:span><text:span text:style-name="T387">o</text:span><text:span text:style-name="T388">t</text:span><text:span text:style-name="T387">o.</text:span></text:p>
          </table:table-cell>
        </table:table-row>
        <table:table-row table:style-name="Tabulka1.1">
          <table:table-cell table:style-name="Tabulka1.A1" office:value-type="string">
            <text:p text:style-name="P11">Lectio x.</text:p>
            <text:p text:style-name="P291"><text:span text:style-name="T478">Miráre</text:span><text:span text:style-name="T240"> utrúmlibet, et élige quod ámplius miréris, sive Fílii benigníssimam dignatiónem, sive Matris excellentíssimam dignitátem. Utrímque stupor, utrímque miráculum. Et quod Deus féminæ obtémperet, humílitas absque exémplo: et quod Deo fémina principétur, sublímitas sine sócio. In láudibus Vírginum singuláriter cánitur quod sequúntur Agnum quocúmque íerit. Quibus ergo láudibus </text:span><text:span text:style-name="T242">j</text:span><text:span text:style-name="T240">údicas dignam, quæ étiam præit? Disce, homo, obedíre: disce, terra, subdi; disce, pulvis, obtemperáre. De Auctóre tuo loquens Evangelísta: Et erat, inquit, súbditus illis. Erubésce, supérbe cinis! Deus se humíliat, et tu te exáltas? Deus se homínibus subdit, et tu, dominári géstiens homínibus, tuo te præpónis Auctóri?</text:span></text:p>
            <text:p text:style-name="P291"><text:span text:style-name="T240"/></text:p>
            <text:p text:style-name="P167"><text:span text:style-name="T84">R/.</text:span><text:span text:style-name="T593"> Congratulámini mihi omnes qui dilígitis Dóminum: quia cum essem párvula, plácui Altíssimo: </text:span><text:span text:style-name="T1">*</text:span> Et de meis viscéribus génui Deum et hóminem.</text:p>
            <text:p text:style-name="P167"><text:span text:style-name="T84">V/.</text:span><text:span text:style-name="T593"> Beátam me dicent omnes generatiónes, quia ancíllam húmilem respéxit Deus. </text:span><text:span text:style-name="T84">* </text:span><text:span text:style-name="T139">E</text:span><text:span text:style-name="T593">t de meis. </text:span></text:p>
            <text:p text:style-name="P167"/>
          </table:table-cell>
          <table:table-cell table:style-name="Tabulka1.A1" office:value-type="string">
            <text:p text:style-name="P45"/>
            <text:p text:style-name="P293"><text:span text:style-name="T525">P</text:span><text:span text:style-name="T526">odivuj </text:span><text:span text:style-name="T370">se v každém případě, a vyber si, co více obdivuješ, zda to, že Syn se přelaskavě snížil, nebo nejvznešenější důstojnost Matky. V obou případech je to udivující, oboje je zázrak. A to, že Bůh poslouchá ženu, je bezpříkladná pokora; a to, že Bohu je nadřízena žena, </text:span><text:span text:style-name="T371">je ušlechtilost, jíž není rovno. V laudách o </text:span><text:span text:style-name="T373">svátcích</text:span><text:span text:style-name="T371"> Pane</text:span><text:span text:style-name="T373">n</text:span><text:span text:style-name="T371"> se </text:span><text:span text:style-name="T375">v hymnu </text:span><text:span text:style-name="T371">pozoruhodně zpívá, že </text:span><text:span text:style-name="T376">Panny </text:span><text:span text:style-name="T371">následují Beránka, kamkoliv jde. Jakých chval soudíš, že je hodna ta, která jej </text:span><text:span text:style-name="T374">dokonce</text:span><text:span text:style-name="T371"> předešla? Uč se, člověče, poslouchat; uč se, hlíno, být</text:span><text:span text:style-name="T373">i</text:span><text:span text:style-name="T371"> poddána; uč se, prachu, uposlechnout. O tvém Původci </text:span><text:span text:style-name="T374">říká </text:span><text:span text:style-name="T371">Evangelista: „A byl jim,“ praví, „podřízen.“ Zastyď se, pyšný popele! Bůh se ponižuje a ty se povyšuješ? Bůh se podřídil lidem a ty, </text:span><text:span text:style-name="T372">který si rád necháš vládnout od lidí, se stavíš před svého Původce?</text:span></text:p>
            <text:p text:style-name="P176"><text:span text:style-name="T87">R/.</text:span><text:span text:style-name="T247"> R</text:span><text:span text:style-name="T248">adujte se se mnou všichni, kdo milujete Pána: neboť když jsem byla maličká, zalíbila jsem se Nejvyššímu:</text:span><text:span text:style-name="T247"> </text:span><text:span text:style-name="T87">*</text:span><text:span text:style-name="T247"> A </text:span><text:span text:style-name="T248">ve svém lůnu jsem porodila Boha a člověka</text:span><text:span text:style-name="T247">.</text:span></text:p>
            <text:p text:style-name="P176"><text:span text:style-name="T90">V/.</text:span><text:span text:style-name="T253"> Blahoslaviti mne budou všechna pokolení, neboť na poníženou služebnici shlédl Bůh. </text:span><text:span text:style-name="T90">* </text:span><text:span text:style-name="T151">A </text:span><text:span text:style-name="T150">ve svém lůnu</text:span><text:span text:style-name="T253">. </text:span></text:p>
          </table:table-cell>
        </table:table-row>
        <table:table-row table:style-name="Tabulka1.1">
          <table:table-cell table:style-name="Tabulka1.A1" office:value-type="string">
            <text:p text:style-name="P11">Lectio xj.</text:p>
            <text:p text:style-name="P200"><text:span text:style-name="T500">Felix</text:span> María, cui nec humílitas défuit, nec virgínitas! Et quidem singuláris virgínitas, quam non temerávit, sed honorávit fecúnditas. Et nihilóminus speciális humílitas, quam non ábstulit, sed éxtulit fecúnda virgínitas: et incomparábilis prorsus fecúnditas, quam virgínitas simul comitátur et humílitas. Quid horum non mirábile? quid non incomparábile? quid non singuláre?</text:p>
            <text:p text:style-name="P149"><text:span text:style-name="T1">R/.</text:span> Beáta progénies, unde Christus natus est: <text:span text:style-name="T1">*</text:span> O quam gloriósa est mater, quæ cœli Regínam génuit!</text:p>
            <text:p text:style-name="P149"><text:span text:style-name="T1">V/.</text:span> Regáli ex progénie Maria exórta refúlget. <text:span text:style-name="T1">*</text:span> O quam.</text:p>
            <text:p text:style-name="P150"/>
          </table:table-cell>
          <table:table-cell table:style-name="Tabulka1.A1" office:value-type="string">
            <text:p text:style-name="P45"/>
            <text:p text:style-name="P291"><text:span text:style-name="T514">Šť</text:span><text:span text:style-name="T515">astná</text:span><text:span text:style-name="T621"> </text:span><text:span text:style-name="T622">to Maria, jíž nescházela pokora ani panenství! A </text:span><text:span text:style-name="T651">bylo to zcela</text:span><text:span text:style-name="T622"> jedinečné panenství, jež plodnost neporušila, nýbrž poctila. A </text:span><text:span text:style-name="T651">ne</text:span><text:span text:style-name="T622">méně jedinečná </text:span><text:span text:style-name="T624">byla </text:span><text:span text:style-name="T622">pokora, kterou nezrušilo, nýbrž povzneslo plodné panenství; a n</text:span><text:span text:style-name="T624">edostižná je</text:span><text:span text:style-name="T622"> té</text:span><text:span text:style-name="T651">ž</text:span><text:span text:style-name="T622"> plodnost, kterou panenství zároveň doprovází spolu s pokorou. Která z těchto vě</text:span><text:span text:style-name="T623">cí</text:span><text:span text:style-name="T622"> není podivuhodná? </text:span><text:span text:style-name="T623">Která není n</text:span><text:span text:style-name="T624">edostižná</text:span><text:span text:style-name="T623">? Která není jedinečná?</text:span></text:p>
            <text:p text:style-name="P152"><text:span text:style-name="T1">R/.</text:span> B<text:span text:style-name="T594">lažen</text:span><text:span text:style-name="T710">é</text:span><text:span text:style-name="T594"> </text:span><text:span text:style-name="T710">pokolení</text:span><text:span text:style-name="T594">, z něhož se narodil Kristus</text:span>: <text:span text:style-name="T1">*</text:span> <text:span text:style-name="T594">Ó, jak slavná je matka, jež zrodila Královnu nebes</text:span>!</text:p>
            <text:p text:style-name="P152"><text:span text:style-name="T1">V/.</text:span> <text:span text:style-name="T594">Z královského rodu vyšla Maria a zazářila</text:span>. <text:span text:style-name="T1">*</text:span> <text:span text:style-name="T594">Ó, jak slavná</text:span>.</text:p>
          </table:table-cell>
        </table:table-row>
        <table:table-row table:style-name="Tabulka1.1">
          <table:table-cell table:style-name="Tabulka1.A1" office:value-type="string">
            <text:p text:style-name="P11">Lectio xij.</text:p>
            <text:p text:style-name="P291"><text:span text:style-name="T480">Mirum</text:span><text:span text:style-name="T243"> vero, si non ha</text:span><text:span text:style-name="T244">e</text:span><text:span text:style-name="T243">sitas, in horum ponderatióne, quid tua júdices digníus admiratióne, utrum vidélicet pótius stupénda sit fecúnditas in Vírgine, an in Matre intégritas: sublímitas in prole, </text:span><text:soft-page-break/><text:span text:style-name="T243">an cum tanta sublímitate humílitas: nisi quod indubitánter horum síngulis præferénda sunt simul cuncta, et incomparabíliter excelléntius est atque felícius ómnia percepísse, quam áliqua. Et quid mirum, si Deus, qui mirábilis cérnitur, et légitur in Sanctis suis, mirabiliórem se exhíbuit in Matre sua? Venerámini ergo, cónjuges, in carne corruptíbili carnis integritátem: vos sacræ vírgines in Vírgine fecunditátem. Imitámini, omnes hómines, Dei Matris humilitátem.</text:span></text:p>
            <text:p text:style-name="P291"><text:span text:style-name="T243"/></text:p>
            <text:p text:style-name="P150"><text:span text:style-name="T84">R/.</text:span><text:span text:style-name="T593"> </text:span>Be<text:span text:style-name="T594">á</text:span>ta es, Virgo Mar<text:span text:style-name="T594">í</text:span>a, Dei G<text:span text:style-name="T594">é</text:span>n<text:span text:style-name="T594">i</text:span>trix, quae credid<text:span text:style-name="T594">í</text:span>sti D<text:span text:style-name="T594">ó</text:span>mino : perf<text:span text:style-name="T594">é</text:span>cta sunt in te quae dicta sunt tibi : ecce exalt<text:span text:style-name="T594">á</text:span>ta es super choros <text:span text:style-name="T594">A</text:span>ngel<text:span text:style-name="T594">ó</text:span>rum: <text:span text:style-name="T1">*</text:span> <text:span text:style-name="T594">I</text:span>nterc<text:span text:style-name="T594">é</text:span>de pro nobis ad D<text:span text:style-name="T594">ó</text:span>minum Deum nostrum.</text:p>
            <text:p text:style-name="P151"><text:span text:style-name="T84">V/.</text:span><text:span text:style-name="T132"> </text:span><text:span text:style-name="T115">Ave María, grátia plena : Dóminus tecum : </text:span><text:span text:style-name="T1">* I</text:span><text:span text:style-name="T115">ntercéde.</text:span></text:p>
            <text:p text:style-name="P151"><text:span text:style-name="T1">G</text:span><text:span text:style-name="T115">lória Patri. </text:span><text:span text:style-name="T1">* I</text:span><text:span text:style-name="T115">ntercéde.</text:span></text:p>
            <text:p text:style-name="P64"/>
          </table:table-cell>
          <table:table-cell table:style-name="Tabulka1.A1" office:value-type="string">
            <text:p text:style-name="P45"/>
            <text:p text:style-name="P291"><text:span text:style-name="T527">Podivuhodné</text:span><text:span text:style-name="T660"> </text:span><text:span text:style-name="T663">to </text:span><text:span text:style-name="T661">vpravdě je, pokud se nebudeš zdráhat nad nim</text:span><text:span text:style-name="T663">i</text:span><text:span text:style-name="T661"> rozjím</text:span><text:span text:style-name="T663">at;</text:span><text:span text:style-name="T661"> co </text:span><text:span text:style-name="T663">bys </text:span><text:span text:style-name="T661">soudi</text:span><text:span text:style-name="T663">l, že je</text:span><text:span text:style-name="T661"> hodnější svého obdivu, zda je snad udivující spíše plodnost u Panny, nebo neporušenost u Matky? </text:span><text:soft-page-break/><text:span text:style-name="T662">ušlechtilost u potomka, či pokora s takovou ušlechtilostí? p</text:span><text:span text:style-name="T663">okud</text:span><text:span text:style-name="T662"> to však není tak, že ze všech těchto vlastností si bezpochyby přednost zaslouží všechny najednou, a nesrovnatelně vznešenější jest a šťastnější je vnímat všechny, a nejen některé. A co je zvláštního na tom, že Bůh, který se zázračně projevuje i poznat dává ve svých Svatých, že se zázračněji projeví ve své Matce? Uctívejte tedy, manželé, neporušenost těla v těle porušitelném. Vy pak, svaté panny, plodnost v Panně. Napodobujme, všichni lidé, pokoru Matky Boží.</text:span></text:p>
            <text:p text:style-name="P153"><text:span text:style-name="T84">R/.</text:span><text:span text:style-name="T593"> </text:span>B<text:span text:style-name="T594">lahoslavená jsi, Panno Maria, Boží Rodičko, neboť jsi uvěřila Pánu </text:span>: <text:span text:style-name="T594">dokonáno je vše, co tobě bylo řečeno :</text:span> <text:span text:style-name="T594">hle, povýšena jsi nad sbory Andělů </text:span>: <text:span text:style-name="T1">*</text:span> <text:span text:style-name="T594">Přimlouvej se za nás u Pána našeho Boha</text:span>.</text:p>
            <text:p text:style-name="P154"><text:span text:style-name="T84">V/.</text:span><text:span text:style-name="T132"> </text:span><text:span text:style-name="T115">Zdrávas Maria, milosti plná : Pán s tebou : </text:span><text:span text:style-name="T1">* P</text:span><text:span text:style-name="T115">řimlouvej.</text:span></text:p>
            <text:p text:style-name="P155"><text:span text:style-name="T1">S</text:span><text:span text:style-name="T115">láva Otci. </text:span><text:span text:style-name="T1">* P</text:span><text:span text:style-name="T115">řimlouvej.</text:span></text:p>
          </table:table-cell>
        </table:table-row>
        <table:table-row table:style-name="Tabulka1.1">
          <table:table-cell table:style-name="Tabulka1.A1" office:value-type="string">
            <text:p text:style-name="P13"><text:span text:style-name="T369">O</text:span><text:span text:style-name="T367">ratio</text:span><text:span text:style-name="T460">.</text:span></text:p>
            <text:p text:style-name="P177"><text:span text:style-name="T460">Deus</text:span>, qui de beátæ Maríæ Vírginis útero Verbum tuum, Angelo nuntiánte, carnem suscípere voluísti: præsta supplícibus tuis: ut qui vere eam Gen<text:span text:style-name="T603">i</text:span>trícem Dei crédimus, e<text:span text:style-name="T603">j</text:span>us apud te intercessiónibus ad<text:span text:style-name="T603">j</text:span>uvémur. Per eúndem Dóminum nostrum <text:span text:style-name="T603">J</text:span>esum Christum Fílium tuum, qui tecum vivit et regnat in unitáte Spíritus Sancti, Deus, per ómnia s<text:span text:style-name="T603">ae</text:span>cula sæculórum.</text:p>
            <text:p text:style-name="P12"/>
          </table:table-cell>
          <table:table-cell table:style-name="Tabulka1.A1" office:value-type="string">
            <text:p text:style-name="P341"/>
            <text:p text:style-name="P178"><text:span text:style-name="T507">Bože,</text:span> <text:span text:style-name="T603">jenž jsi chtěl, aby tvé Slovo, jak zvěstoval Anděl, přijalo tělo z blahoslavené Panny Marie: dej nám, kteří tě prosíme a vpravdě věříme, že ona je Rodičkou Boží, abychom na její přímluvy pomoc obdrželi.</text:span> <text:span text:style-name="T604">Skrze téhož Pána našeho Ježíše Krista, tvého Syna, který s tebou žije a kraluje v jednotě Ducha svatého Bůh, po všechny věky věkův.</text:span> </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4">X</text:span><text:span text:style-name="T15">III</text:span><text:span text:style-name="T2">. </text:span><text:span text:style-name="T10">OCTO</text:span><text:span text:style-name="T2">BRIS.</text:span></text:p>
            <text:p text:style-name="P110"><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37">. </text:span><text:span text:style-name="T45">M</text:span><text:span text:style-name="T102">aurit</text:span><text:span text:style-name="T101">ii,</text:span></text:p>
            <text:p text:style-name="P102"><text:span text:style-name="T64">Abbatis et Confessoris</text:span><text:span text:style-name="T59">.</text:span></text:p>
            <text:p text:style-name="P97"><text:span text:style-name="T112">i</text:span><text:span text:style-name="T111">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3">In I. Nocturno</text:p>
            <text:p text:style-name="P23">De libro Ecclesiástici.</text:p>
            <text:p text:style-name="P2">Lectio j. <text:span text:style-name="T157">Cap. 44.</text:span></text:p>
            <text:p text:style-name="P180">L<text:span text:style-name="T460">audémus</text:span> viros gloriósos, et paréntes nostros in generatióne sua. Multam glóriam fecit Dóminus magnificéntia sua a sæculo. Dominántes in potestátibus suis, hómines magni virtúte, et prudéntia sua præditi, nuntiántes in Prophétis dignitátem Prophetárum, et imperántes in præsénti pópulo, et virtúte prudéntiæ pópulis sanctíssima verba.</text:p>
            <text:p text:style-name="P180"/>
          </table:table-cell>
          <table:table-cell table:style-name="Tabulka1.A1" office:value-type="string">
            <text:p text:style-name="P33"><text:s/></text:p>
            <text:p text:style-name="P41"/>
            <text:p text:style-name="P41"/>
            <text:p text:style-name="P322"><text:span text:style-name="T381">C</text:span><text:span text:style-name="T541">hvalme</text:span><text:span text:style-name="T381"> slavné muže, své otce všech pokolení. Mnohou slávu vyjevil Hospodin ve své vznešenosti od věků. Panovali ve svých královstvích, byli to muži proslulí svou mocí; věhlasní svou moudrostí, Proroctvími dokazovali důstojnost Proroků. A vládli lidu svému ctností své moudrosti i přesvatými slovy. </text:span></text:p>
            <text:p text:style-name="P355"><text:span text:style-name="T158">(</text:span><text:span text:style-name="T160">Hejčl, </text:span><text:span text:style-name="T176">lehce </text:span><text:span text:style-name="T161">upraveno</text:span><text:span text:style-name="T158">)</text:span> <text:s/></text:p>
          </table:table-cell>
        </table:table-row>
        <table:table-row table:style-name="Tabulka1.1">
          <table:table-cell table:style-name="Tabulka1.A1" office:value-type="string">
            <text:p text:style-name="P1">Lectio ij.</text:p>
            <text:p text:style-name="P186">M<text:span text:style-name="T460">aurítius</text:span> in Británnia minóri, diœcési Briocénsi natus, et lítteris óptime instrúctus, exáctis inter pietátis ópera adolescéntiæ annis, ætáte adúlta, cœlésti lúmine ductus, mundum deséruit, et <text:soft-page-break/>ad Monastérium de Langonéto Ordinis Cisterciénsis recénter constrúctum convolávit. Tanta autem brevi édidit exémpla virtútum, ut a professióne nondum expléto triénnio, in Abbátem ejúsdem loci eléctus fúerit. Hoc onus suscípiens invítus, oves sibi commíssas impígre rexit, et discípulos suos in omni ópere bono informávit, vir sermóne potens et exémplo. Eménsis summa cum laude in regímine quinque lustris, sibi soli et Deo vívere exóptans, álio idóneo in suum locum suffécto, in solitúdinem sese recépit, ut ad instar emériti mílitis, singulári certámine commúnem hostem vigíliis, jejúniis et abstinéntia aliísque spirituálibus exercítiis debelláret.</text:p>
            <text:p text:style-name="P80"/>
          </table:table-cell>
          <table:table-cell table:style-name="Tabulka1.A1" office:value-type="string">
            <text:p text:style-name="P46"/>
            <text:p text:style-name="P218"><text:span text:style-name="T516">M</text:span><text:span text:style-name="T517">ořic</text:span><text:span text:style-name="T625"> se narodil v Bretani v diecézi </text:span><text:span text:style-name="T682">Saint-Brieuc</text:span><text:span text:style-name="T625">. </text:span><text:span text:style-name="T626">D</text:span><text:span text:style-name="T625">ostalo se mu výtečného vzdělání, již za mladistvých let konal skutky zbožnosti a když dosáhl dospělosti, nebeským světlem veden opustil </text:span><text:soft-page-break/><text:span text:style-name="T625">svět a uchýlil se do nedávno v</text:span><text:span text:style-name="T630">y</text:span><text:span text:style-name="T625">stavěného Kláštera </text:span><text:span text:style-name="T664">Cisterciáckého Řádu v </text:span><text:span text:style-name="T670">obci</text:span><text:span text:style-name="T664"> </text:span><text:span text:style-name="T688">Langonnet</text:span><text:span text:style-name="T683">. </text:span><text:span text:style-name="T684">Takové však v krátké době v</text:span><text:span text:style-name="T686">y</text:span><text:span text:style-name="T684">kazoval příklady ctností, že od jeho slibů neuplynuly ani tři roky a už byl zvolen Opatem tohoto </text:span><text:span text:style-name="T687">Kláštera</text:span><text:span text:style-name="T684">. Toto břemeno přijal nerad, avšak ovc</text:span><text:span text:style-name="T687">ím</text:span><text:span text:style-name="T684"> sobě svěřen</text:span><text:span text:style-name="T687">ým</text:span><text:span text:style-name="T684"> pilně v</text:span><text:span text:style-name="T687">lá</text:span><text:span text:style-name="T684">dl, a své učedníky v</text:span><text:span text:style-name="T686">edl</text:span><text:span text:style-name="T684"> v každém dobrém díle, neboť </text:span><text:span text:style-name="T687">to </text:span><text:span text:style-name="T684">byl muž mocný slovem i příkladem. Když uplynulo nejvýše chvályhodných 25 let, vyžádal si, aby mohl žít v samotě pouze s Bohem, a když jiný vhodný bratr nastoupil na jeho místo, odebral se na samo</text:span><text:span text:style-name="T686">tu</text:span><text:span text:style-name="T684">, aby jako bývalý voják vedl už jen jediný boj se společným nepřítelem a nočním bděním, posty, zdrženlivostí a jinými duchovními prostředky </text:span><text:span text:style-name="T685">jej</text:span><text:span text:style-name="T684"> porazil.</text:span></text:p>
          </table:table-cell>
        </table:table-row>
        <table:table-row table:style-name="Tabulka1.1">
          <table:table-cell table:style-name="Tabulka1.A1" office:value-type="string">
            <text:p text:style-name="P1">Lectio iij.</text:p>
            <text:p text:style-name="P217"><text:span text:style-name="T239">C</text:span><text:span text:style-name="T477">um</text:span><text:span text:style-name="T239"> a Conáno, Británniæ Duce, silvam cui nomen Carnoéta, obtinuísset, erumpénte ejus sanctimóniæ fama, et confluéntibus ad eum discípulis, novum in eádem silva Cœnóbium ædificávit, nómine beatíssimæ Vírginis Maríæ insignítum, ubi sanctus Abbas non solum piis opéribus flóruit, sed et miráculis innúmeris cláruit. Defúncto intérea Británniæ Duce, ántequam bona illi Cœnóbio contulísset, cœpit Monastérium rebus necessáriis egére: Maurítius vero soli Deo confidens, per patiéntiam a cœlo consolatiónem præstolabátur. Cumque aliquándo vinum non suppéteret pro Sacro faciéndo, urcéolam vácuam beátus vir suscípiens, fusis ad Deum précibus, vino óptimo plenam réddidit. Ejus étiam virtus ac potéstas in dæmones admiránda appáruit. Tandem a Dómino in cœlum evocátus, tot signis post mortem effúlsit, ut ab Honório tértio in Sanctos fúerit relátus, atque Monastérium ántea dictum sancta María de Carnoéta in sancti Maurítii nomen pertransíerit.</text:span></text:p>
            <text:p text:style-name="P56"/>
          </table:table-cell>
          <table:table-cell table:style-name="Tabulka1.A1" office:value-type="string">
            <text:p text:style-name="P46"/>
            <text:p text:style-name="P219"><text:span text:style-name="T518">Když</text:span><text:span text:style-name="T627"> </text:span><text:span text:style-name="T628">mu Conan, Vévoda Bretaňský, věnoval les jménem Carnoët, rozšířila se pověst o jeho svatosti, a když se k</text:span><text:span text:style-name="T630">olem</text:span><text:span text:style-name="T628"> něj shromáždili učedníci, založil v tom lese nový Klášter a dal mu jméno nejblahoslavenější Panny Marie. Zde svatý Opat nejen rozkvétal zbožnými skutky, ale také proslul nesčetnými zázraky. Když mezitím zesnul Bretaňský Vévoda, </text:span><text:span text:style-name="T629">dříve než stačil tento Klášter majetkem zajistit, začínalo se Klášteru nedostávat nutných věcí; Mořic však důvěřoval v samotného Boha a ve své trpělivosti očekával útěchu z nebes. Když se jednou nedostávalo vína, aby mohly být slouženy Posvátné obřady, pohlédl svatý muž na prázdnou konvičku, pronesl prosby k Bohu a vrátil ji plnou nejlepšího vína. Jeho ctnost a také moc proti nečistým duchům se ukázala velmi obdivuhodná. Když jej pak Pán povolal do nebe, tolika znameními po smrti zazářil, že jej Honorius III. zanesl mezi Svaté, a Klášter, který byl předtím nazván </text:span><text:span text:style-name="T630">jménem </text:span><text:span text:style-name="T629">Panny Marie z </text:span><text:span text:style-name="T628">Carnoët</text:span><text:span text:style-name="T629">y přejmenoval na Klášter svatého Mořice.</text:span></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4">X</text:span><text:span text:style-name="T16">V</text:span><text:span text:style-name="T2">. </text:span><text:span text:style-name="T10">OCTO</text:span><text:span text:style-name="T2">BRIS.</text:span></text:p>
            <text:p text:style-name="P110"><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37">. </text:span><text:span text:style-name="T46">T</text:span><text:span text:style-name="T103">e</text:span><text:span text:style-name="T102">r</text:span><text:span text:style-name="T103">es</text:span><text:span text:style-name="T101">i</text:span><text:span text:style-name="T103">æ</text:span><text:span text:style-name="T101">,</text:span></text:p>
            <text:p text:style-name="P102"><text:span text:style-name="T65">Virgin</text:span><text:span text:style-name="T64">is</text:span><text:span text:style-name="T59">.</text:span></text:p>
            <text:p text:style-name="P97"><text:span text:style-name="T112">i</text:span><text:span text:style-name="T111">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3">In I. Nocturno</text:p>
            <text:p text:style-name="P344">De Epístola <text:span text:style-name="T208">prima</text:span> beáti Pauli Apostóli </text:p>
            <text:p text:style-name="P344">ad Corínthios.</text:p>
            <text:p text:style-name="P4">Lectio j. <text:span text:style-name="T157">Cap. 7.</text:span></text:p>
            <text:p text:style-name="P347">D<text:span text:style-name="T460">e</text:span> virginibus præcéptum Dómini non habeo: consílium autem do, tamquam misericórdiam consecútus a Dómino, ut sim fidélis. Exístimo ergo hoc bonum esse propter instántem necessitátem, quóniam bonum est hómini sic esse. Alligatus es uxóri? noli quærere solutió<text:soft-page-break/>nem. Solútus es ab uxóre? noli quærére uxórem. Si autem accéperis uxórem: non peccásti. Et si núpserit virgo, non peccávit: tribulatiónem tamen carnis habébunt hujúsmodi. Ego autem vobis parco.</text:p>
            <text:p text:style-name="P180"/>
          </table:table-cell>
          <table:table-cell table:style-name="Tabulka1.A1" office:value-type="string">
            <text:p text:style-name="P33"><text:s/></text:p>
            <text:p text:style-name="P41"/>
            <text:p text:style-name="P41"/>
            <text:p text:style-name="P141"/>
            <text:p text:style-name="P342"><text:span text:style-name="T611">O pannách příkaz od Pána nemám, ale radu dávám jako člověk, jemuž se dostalo od Pána milosrdenství, abych byl spolehlivý rádce. Podle mého mínění tedy je dobré pro nynější utrpení, ano dobré pro člověka, aby zůstal tak, </text:span><text:span text:style-name="T674">jak je</text:span><text:span text:style-name="T611">. Jsi vázán k manželce? Nehledej rozloučení! Jsi bez </text:span><text:soft-page-break/><text:span text:style-name="T611">manželky? Nehledej manželku! Oženíš-li se však, nehřešíš. </text:span><text:span text:style-name="T631">A</text:span><text:span text:style-name="T611"> vdá-li se panna, nehřeší. Avšak takoví </text:span><text:span text:style-name="T652">lidé budou mít </text:span><text:span text:style-name="T611">tělesné útrapy. </text:span><text:span text:style-name="T632">A t</text:span><text:span text:style-name="T611">ěch já vás šetřím. </text:span></text:p>
            <text:p text:style-name="P354"><text:span text:style-name="T158">(</text:span><text:span text:style-name="T188">C</text:span><text:span text:style-name="T160">ol, </text:span><text:span text:style-name="T161">upraveno</text:span><text:span text:style-name="T158">)</text:span></text:p>
          </table:table-cell>
        </table:table-row>
        <table:table-row table:style-name="Tabulka1.1">
          <table:table-cell table:style-name="Tabulka1.A1" office:value-type="string">
            <text:p text:style-name="P1">Lectio ij.</text:p>
            <text:p text:style-name="P186">T<text:span text:style-name="T460">erésia</text:span> virgo nata est Abulæ in Hispánia. A téneris ádeo exársit, ut domo aufúgiens, et martyrium anhélans, sánguinem profusúra in Africam conténderet. A pátruo revocáta, martyrium piis opéribus compensávit. Defúncta matre, Deíparam sibi præelégit, et annum agens vigésimum, ad Moniáles de monte Carmélo se cóntulit, ubi diu multúmque vexáta, privátaque coelésti solátio, non modo própriam, sed et públicam salútem sollícita charitáte procurávit.</text:p>
            <text:p text:style-name="P80"/>
          </table:table-cell>
          <table:table-cell table:style-name="Tabulka1.A1" office:value-type="string">
            <text:p text:style-name="P46"/>
            <text:p text:style-name="P218"><text:span text:style-name="T519">Teresie</text:span><text:span text:style-name="T633"> se narodila v Ávile ve Španělsku. Již od dětských let zaplála </text:span><text:span text:style-name="T675">ohněm Ducha svatého </text:span><text:span text:style-name="T665">natolik</text:span><text:span text:style-name="T666">, že utekla z domu, a v touze po mučednictví se rozhodla odejít do Afriky, aby tam prol</text:span><text:span text:style-name="T665">ila</text:span><text:span text:style-name="T666"> krev. Strýc ji však povolal zpět a ona tedy mučednictví vynahradila skutky zbožnosti. Po smrti matky si </text:span><text:span text:style-name="T676">za</text:span><text:span text:style-name="T675"> svou matku </text:span><text:span text:style-name="T666">zvolila Bohorodičku, a když jí bylo dvacet let, odešla k Mniškám z hory Karmel, kde dlouho </text:span><text:span text:style-name="T665">snášela </text:span><text:span text:style-name="T666">mnohé ú</text:span><text:span text:style-name="T665">trapy</text:span><text:span text:style-name="T666">, </text:span><text:span text:style-name="T665">a </text:span><text:span text:style-name="T677">přestože byla </text:span><text:span text:style-name="T666">zbavena nebeské útěchy, </text:span><text:span text:style-name="T677">přece</text:span><text:span text:style-name="T666"> ve své vroucí lásce vyprosila spásu nejen svou vlastní, ale i ostatních. </text:span></text:p>
          </table:table-cell>
        </table:table-row>
        <table:table-row table:style-name="Tabulka1.1">
          <table:table-cell table:style-name="Tabulka1.A1" office:value-type="string">
            <text:p text:style-name="P1">Lectio iij.</text:p>
            <text:p text:style-name="P187">S<text:span text:style-name="T460">everiórem</text:span> véterum Carmelitárum régulam, Deo afflánte, et Pio quarto approbánte, primum muliéribus, deínde viris observándam propósuit. Quod certe consílium ita firmátum est, ut inops virgo duo supra trigínta Monastéria constrúxerit. Divíni amóris incénsa jáculo, infidélium et hæreticórum ténebras deflens, corpúsque tenérrimum cruciátibus innúmeris afflíctans, prædicéndi, scribendíque dono, excélluit. Tandem sub colúmbæ spécie ánimam Deo réddidit annos nata sexagínta septem.</text:p>
            <text:p text:style-name="P56"/>
          </table:table-cell>
          <table:table-cell table:style-name="Tabulka1.A1" office:value-type="string">
            <text:p text:style-name="P46"/>
            <text:p text:style-name="P265"><text:span text:style-name="T529">Přísnější</text:span><text:span text:style-name="T435"> řeholi starých Karmelitánů z Božího vnuknutí a s povolením Pia IV. navrhla zachovávati nejprve ženám, pak i mužům.</text:span> <text:span text:style-name="T435">Tento záměr byl zajisté potvrzen i tím, že tato slabá žena vystavěla třicet dva Klášterů. Zasažena šípem božské lásky, oplakávala temnoty nevěřících i </text:span><text:span text:style-name="T711">bludařů</text:span><text:span text:style-name="T435">, své převelice křehké tělo trápila nesčetnými mukami, a vynikala i v daru kázání a psaní. Nakonec svou duši v podobě holubice navrátila Bohu, když jí bylo šedesát sedm let. </text:span></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4">X</text:span><text:span text:style-name="T17">V</text:span><text:span text:style-name="T15">I</text:span><text:span text:style-name="T2">. </text:span><text:span text:style-name="T10">OCTO</text:span><text:span text:style-name="T2">BRIS.</text:span></text:p>
            <text:p text:style-name="P110"><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37">. </text:span><text:span text:style-name="T47">H</text:span><text:span text:style-name="T104">edwigis</text:span><text:span text:style-name="T101">,</text:span></text:p>
            <text:p text:style-name="P102"><text:span text:style-name="T66">Viduæ</text:span><text:span text:style-name="T59">.</text:span></text:p>
            <text:p text:style-name="P97"><text:span text:style-name="T112">i</text:span><text:span text:style-name="T111">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3">In I. Nocturno</text:p>
            <text:p text:style-name="P23">De Parábolis Salomónis.</text:p>
            <text:p text:style-name="P2">Lectio j. <text:span text:style-name="T157">Cap. 31.</text:span></text:p>
            <text:p text:style-name="P180">M<text:span text:style-name="T460">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xit, dedítque prædam domésticis suis, et cibária ancíllis suis.</text:p>
            <text:p text:style-name="P180"/>
          </table:table-cell>
          <table:table-cell table:style-name="Tabulka1.A1" office:value-type="string">
            <text:p text:style-name="P33"><text:s/></text:p>
            <text:p text:style-name="P41"/>
            <text:p text:style-name="P41"/>
            <text:p text:style-name="P323"><text:span text:style-name="T496">Zdatnou</text:span><text:span text:style-name="T262"> ž</text:span>enu kdo nalezne? Je daleko cennější než <text:span text:style-name="T262">cokoliv na světě</text:span>. Srdce jejího muže na ni spoléhá a nepostrádá <text:span text:style-name="T262">zisk</text:span>. Prokazuje mu <text:span text:style-name="T159">jen</text:span> dobro a žádné zlo po celý svůj život. Stará se o vlnu a o len, pracuje s chutí vlastníma rukama. Podobna obchodním lodím zdaleka při<text:span text:style-name="T436">n</text:span>á<text:span text:style-name="T436">š</text:span>í svůj chléb. Ještě za noci vstává dát potravu svému domu a příkazy služkám. </text:p>
          </table:table-cell>
        </table:table-row>
        <table:table-row table:style-name="Tabulka1.1">
          <table:table-cell table:style-name="Tabulka1.A1" office:value-type="string">
            <text:p text:style-name="P1">Lectio ij.</text:p>
            <text:p text:style-name="P186">H<text:span text:style-name="T460">edwígis</text:span> régiis clara natálibus, innocéntia tamen vitæ longe clárior, sanctæ Elisabéthæ fíliæ regis Hungáriæ matértera, Berthóldi, et Agnétis <text:soft-page-break/>Moráviæ Marchiónum fília, duodénnis Henríco Polóniæ Duci núptui trádita, thálami fide sancte serváta, prolem inde suscéptam in Dei timóre erudívit. Defúncto Henríco, ipsa in Monastério Trebnicénsi, Deo, quem assíduis précibus exoráverat, inspiránte, Cisterciénsem devóta sumpsit hábitum. Contemplatióni inténta, divínis Offíciis, et Missárum solémniis a solis ortu ad merídiem usque assídue assistébat, sæculi commércia, nisi animárum salútem attíngerent, audíre, vel loqui non sustinébat: grandem de se triúmphum jejúniis, et vigíliis, vestiúmque asperitáte carnem mácerans, reportávit. Hinc sublimióribus florens virtútibus, consiliórum gravitáte et prudéntia animíque candóre, in exímium religiósæ pietátis evásit exémplum.</text:p>
            <text:p text:style-name="P80"/>
          </table:table-cell>
          <table:table-cell table:style-name="Tabulka1.A1" office:value-type="string">
            <text:p text:style-name="P46"/>
            <text:p text:style-name="P218"><text:span text:style-name="T520">Hedvika</text:span><text:span text:style-name="T634">, slavná svým královským původem, se však daleko více proslavila nevinností života. Byla tetou svaté Alžběty, dcery krále uherského, </text:span><text:soft-page-break/><text:span text:style-name="T634">a dcerou Anežky a Bertholda, markraběte </text:span><text:span text:style-name="T678">istrijského</text:span><text:span text:style-name="T634"> </text:span><text:span text:style-name="T678">a</text:span><text:span text:style-name="T634"> </text:span><text:span text:style-name="T678">vévody</text:span><text:span text:style-name="T634"> meranského. Ve dvanácti letech ji provdali za Jindřicha, knížete polského, a potomstvo z nich vzešlé pak vzdělávala v bázni Boží. Po Jindřichově smrti jí Bůh vnukl tuto myšlenku, a ona v Klášteře v Třebnici oddaně přijala Cisterciácký hábit. Často se věnovala kontemplaci, od východu slunce až do hodiny polední pravidelně navštěvovala posvátné Officium i oslavu Mše svaté, a světské záležitosti, pokud se netýkaly spásy duší, nechtěla probírat ani jim naslouchat. Říká se o ní, že nad sebou vítězila tím, že vystavovala své tělo postům, nočnímu bdění a drsnému oděvu. Takto vzkvétala ve vznešených ctnostech, účinností a moudrostí svých rad i krásou svého ducha vynikla jako vzácný příklad řeholní zbožnosti.</text:span></text:p>
          </table:table-cell>
        </table:table-row>
        <table:table-row table:style-name="Tabulka1.1">
          <table:table-cell table:style-name="Tabulka1.A1" office:value-type="string">
            <text:p text:style-name="P1">Lectio iij.</text:p>
            <text:p text:style-name="P187">S<text:span text:style-name="T460">umma</text:span> humilitate ómnibus se ultro subjíciens, vilióra præ céteris Moniálibus alácriter múnia ampléxa est: paupéribus étiam flexo genu ministráre, leprosórum pedes ablúere et osculári ipsi familiáre erat, neque illórum úlcera sánie manántia sui victrix abhórruit. Mira étiam fuit ejus patiéntia, animíque constántia; præcípue vero in morte Ducis Silésiæ, fílii sui, quem matérne diligébat, in bello a Tártaris cæsi, enítuit. Miraculórum dénique glória percrébuit; púerum enim demérsum et molendíni rotis allísum, ac prorsus attrítum invocáta vitæ restítuit, aliáque præstitit, ut rite iis Clemens quartus probátis, Sanctórum número eam adscrípserit, ejúsque festum in Polónia, ubi præcípua veneratióne uti patróna cólitur, celebrári concésserit, quod deínde ad universálem Ecclésiam Innocéntius undécimus exténdit.</text:p>
            <text:p text:style-name="P56"/>
          </table:table-cell>
          <table:table-cell table:style-name="Tabulka1.A1" office:value-type="string">
            <text:p text:style-name="P46"/>
            <text:p text:style-name="P269">V nejvyšší pokoře se všem dobrovolně podřizovala, s radostí přijímala podřadnější úkoly než ostatní Mnišky, sloužila chudým a nestyděla se před nimi ani pokleknout, byla zvyklá omývat nohy malomocných <text:span text:style-name="T711">i</text:span> políbit je, <text:span text:style-name="T711">a </text:span>natolik se přemohla, že ani jejich nakažlivé krvácející vředy se jí nehnusili. Podivuhodná byla i její trpělivost a stálost ducha, kterou prokázala především pak po smrti knížete slezského, svého syna, kterého mateřsky milovala, když byl zabit v bitvě proti Tatarům. Stala se slavnou mnoha zázraky, chlapce, který spadl do vody a rozdrtily jej mlýnské kameny, opět přivedla k životu, a staly se i jiné, které když Klement IV. řádně prověřil, započetl ji mezi Svaté, a v Polsku, kde je chována v obzvláštní úctě jako patronka, přikázal slavit její svátek, což poté In<text:span text:style-name="T711">n</text:span>ocen<text:span text:style-name="T711">s</text:span> XI. rozšířil na celou Církev.</text:p>
          </table:table-cell>
        </table:table-row>
        <table:table-row table:style-name="Tabulka1.1">
          <table:table-cell table:style-name="Tabulka1.A1" table:number-columns-spanned="2" office:value-type="string">
            <text:p text:style-name="P101"><text:span text:style-name="T7">D</text:span><text:span text:style-name="T8">IE</text:span><text:span text:style-name="T2"> </text:span><text:span text:style-name="T18">X</text:span><text:span text:style-name="T10">V</text:span><text:span text:style-name="T18">III</text:span><text:span text:style-name="T2">. </text:span><text:span text:style-name="T10">OCTO</text:span><text:span text:style-name="T2">BRIS.</text:span></text:p>
            <text:p text:style-name="P104"><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37">. </text:span><text:span text:style-name="T48">L</text:span><text:span text:style-name="T105">u</text:span><text:span text:style-name="T98">c</text:span><text:span text:style-name="T105">æ</text:span><text:span text:style-name="T96">,</text:span></text:p>
            <text:p text:style-name="P103"><text:span text:style-name="T67">Evangelistæ</text:span><text:span text:style-name="T59">.</text:span></text:p>
            <text:p text:style-name="P98">MM. maj.</text:p>
          </table:table-cell>
          <table:covered-table-cell/>
        </table:table-row>
        <table:table-row table:style-name="Tabulka1.1">
          <table:table-cell table:style-name="Tabulka1.A1" office:value-type="string">
            <text:p text:style-name="P33">In I. Nocturno</text:p>
            <text:p text:style-name="P24">Incipit liber Ezechiélis Prophétæ.</text:p>
            <text:p text:style-name="P5">Lectio j. <text:span text:style-name="T157">Cap. 1.</text:span></text:p>
            <text:p text:style-name="P182">E<text:span text:style-name="T530">t</text:span> factum est in trigésimo anno, in quarto, in quinta mensis, cum essem in médio captivórum juxta flúvium Chobar, apérti sunt cœli, et vidi visiónes Dei. In quinta mensis, ipse est annus quintus transmigratiónis regis Jóachi<text:span text:style-name="T438">n</text:span>, <text:span text:style-name="T438">f</text:span>actum est verbum Dómini ad Ezechiélem fílium Buzi sacerdótem, in terra Chaldæórum, secus flumen Chobar: et facta est super eum ibi manus <text:soft-page-break/>Dómini.</text:p>
            <text:p text:style-name="P182"/>
          </table:table-cell>
          <table:table-cell table:style-name="Tabulka1.A1" office:value-type="string">
            <text:p text:style-name="P77"><text:s/></text:p>
            <text:p text:style-name="P42"/>
            <text:p text:style-name="P42"/>
            <text:p text:style-name="P330"><text:span text:style-name="T460">Třicátého</text:span>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439">ch</text:span>aldejské zemi u průplavu Kebaru. Tam na něm spočinula Hospodinova <text:soft-page-break/>ruka. </text:p>
          </table:table-cell>
        </table:table-row>
        <table:table-row table:style-name="Tabulka1.1">
          <table:table-cell table:style-name="Tabulka1.A1" office:value-type="string">
            <text:p text:style-name="P5">Lectio ij.</text:p>
            <text:p text:style-name="P189">E<text:span text:style-name="T530">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82"/>
          </table:table-cell>
          <table:table-cell table:style-name="Tabulka1.A1" office:value-type="string">
            <text:p text:style-name="P47"/>
            <text:p text:style-name="P248"><text:span text:style-name="T460">Viděl</text:span>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5">Lectio iij.</text:p>
            <text:p text:style-name="P189">E<text:span text:style-name="T531">t</text:span> manus hóminis sub pennis eórum, in quátuor pártibus: et fácies et pennas per quátuor partes habébant, <text:span text:style-name="T439">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58"/>
          </table:table-cell>
          <table:table-cell table:style-name="Tabulka1.A1" office:value-type="string">
            <text:p text:style-name="P47"/>
            <text:p text:style-name="P248"><text:span text:style-name="T460">Ruce</text:span>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5">Lectio i<text:span text:style-name="T273">v</text:span>.</text:p>
            <text:p text:style-name="P189">F<text:span text:style-name="T460">á</text:span><text:span text:style-name="T531">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440">Et similitúdo animálium, aspéctus eórum quasi carbónum ignis ardéntium, et quasi aspéctus lampadárum.</text:span></text:p>
            <text:p text:style-name="P58"/>
          </table:table-cell>
          <table:table-cell table:style-name="Tabulka1.A1" office:value-type="string">
            <text:p text:style-name="P47"/>
            <text:p text:style-name="P255"><text:span text:style-name="T460">Takové</text:span>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439">a v</text:span>ypadaly jako pochodně.</text:p>
          </table:table-cell>
        </table:table-row>
        <table:table-row table:style-name="Tabulka1.1">
          <table:table-cell table:style-name="Tabulka1.A1" office:value-type="string">
            <text:p text:style-name="P74">In II. Nocturno</text:p>
            <text:p text:style-name="P339">Ex libro sancti Hierónymi Presbyteri </text:p>
            <text:p text:style-name="P339">de Scriptóribus Ecclesiásticis.</text:p>
            <text:p text:style-name="P8">Lectio v.</text:p>
            <text:p text:style-name="P195">L<text:span text:style-name="T460">ucas</text:span> médicus Antiochénsis, ut ejus scripta índicant, Græci sermónis non ignárus, fuit sectátor Apóstoli Pauli, et omnis peregrinatiónis ejus comes. Scripsit Evangélium, de quo idem Paulus: Mísimus, inquit, cum illo fratrem, cujus laus est in Evangélio per omnes Ecclésias. Et ad Colossénses: Salútat vos Lucas, medicus charíssimus. Et ad Timótheum: Lucas est mecum solus.</text:p>
            <text:p text:style-name="P228"/>
          </table:table-cell>
          <table:table-cell table:style-name="Tabulka1.A1" office:value-type="string">
            <text:p text:style-name="P43"/>
            <text:p text:style-name="P43"/>
            <text:p text:style-name="P43"/>
            <text:p text:style-name="P43"/>
            <text:p text:style-name="P296"><text:span text:style-name="T502">Lukáš</text:span><text:span text:style-name="T145">, antiochijský lékař, jak ukazují jeho spisy, dobře znal řecký jazyk, byl následníkem Apoštola Pavla a průvodcem na všech jeho cestách. Napsal Evangelium, o kterém Pavel pravil: „Posílám s ním také bratra, jehož chvála v hlásání Evangelia j</text:span><text:span text:style-name="T146">e známa</text:span><text:span text:style-name="T145"> po všech křesťan</text:span><text:span text:style-name="T148">­</text:span><text:span text:style-name="T145">ských obcích.“ A </text:span><text:span text:style-name="T156">v listě </text:span><text:span text:style-name="T145">Kolosanům: „Pozdravuje vás Lukáš, nejdražší lékař.“ A </text:span><text:span text:style-name="T156">v listu </text:span><text:span text:style-name="T152">Timoteovi: „Je </text:span><text:span text:style-name="T153">tu </text:span><text:span text:style-name="T152">se mnou pouze Lukáš.“</text:span></text:p>
          </table:table-cell>
        </table:table-row>
        <table:table-row table:style-name="Tabulka1.1">
          <table:table-cell table:style-name="Tabulka1.A1" office:value-type="string">
            <text:p text:style-name="P6">Lectio vj.</text:p>
            <text:p text:style-name="P193">A<text:span text:style-name="T460">liud</text:span> quoque édidit volúmen egrégium; quod título, Acta Apostolórum, prænotátur: cujus his<text:soft-page-break/>tória usque ad biénnium Romæ commorántis Pauli pervénit, id est, usque ad quartum Nerónis annum. Ex quo intellígimus, in eádem urbe librum esse compósitum. Igitur períodos Pauli et Theclæ, et totam baptizáti Leónis fábulam, inter apócryphas scripturas computámus. Quale enim est, ut indivíduus comes Apóstoli, inter céteras ejus res, hoc solum ignoráverit?</text:p>
            <text:p text:style-name="P78"/>
          </table:table-cell>
          <table:table-cell table:style-name="Tabulka1.A1" office:value-type="string">
            <text:p text:style-name="P43"/>
            <text:p text:style-name="P270"><text:span text:style-name="T460">Napsal</text:span> ještě jeden významný spis, který je označen názvem „Skutky Apoštolské.“ Jeho příběh <text:soft-page-break/>nás přivádí až k Pavlovu dvouletém pobytu v Římě, tedy až do čtvrtého roku Neronovy vlády. Z toho lze pochopit, že právě tam byla kniha napsána. Tedy Skutky Pavla a Tekly i celý příběh o křtu Lva, které vznikly ve stejném období, počítáme mezi apokryfní spisy. Jak by totiž bylo možné, aby nerozlučný průvodce Apoštolův věděl o ostatních Pavlových záležitostech, ale o těchto ne? </text:p>
          </table:table-cell>
        </table:table-row>
        <table:table-row table:style-name="Tabulka1.1">
          <table:table-cell table:style-name="Tabulka1.A1" office:value-type="string">
            <text:p text:style-name="P6">Lectio vij.</text:p>
            <text:p text:style-name="P196">S<text:span text:style-name="T460">ed</text:span> et Tertulliánus, vicínus eórum témporum, refert, Presbyterum quemdam in Asia amatórem Apóstoli Pauli, convíctum a Joánne, quod auctor esset libri, et conféssum se hoc Pauli amóre fecísse, et ob id loco excidísse. Quidam suspicántur, quotiescúmque in Epístolis suis Paulus dicit: Juxta Evangélium meum, de Lucæ significáre volúmine.</text:p>
            <text:p text:style-name="P54"/>
          </table:table-cell>
          <table:table-cell table:style-name="Tabulka1.A1" office:value-type="string">
            <text:p text:style-name="P43"/>
            <text:p text:style-name="P303"><text:span text:style-name="T460">Avšak</text:span> i Tertulián, který žil v podobné době, píše, že v Asii žil jistý Kněz, který miloval Apoštola Pavla, a Jan jej nařk<text:span text:style-name="T689">nu</text:span>l, že byl autorem této knihy, a on přiznal, že to učinil z lásky k Pavlovi, a kvůli tomu byl zbaven místa. Někteří lidé mají podezření, že kdykoliv Pavel ve svých Epištolách říká: „podle mého Evangelia,“ má na mysli Lukášův spis.</text:p>
          </table:table-cell>
        </table:table-row>
        <table:table-row table:style-name="Tabulka1.1">
          <table:table-cell table:style-name="Tabulka1.A1" office:value-type="string">
            <text:p text:style-name="P6">Lectio viij.</text:p>
            <text:p text:style-name="P193">L<text:span text:style-name="T460">ucam</text:span> autem non solum ab Apóstolo Paulo didicísse Evangélium, qui cum Dómino in carne non fúerat, sed a céteris Apóstolis: quod ipse quoque in princípio sui volúminis declárat, dicens: Sicut tradidérunt nobis, qui a princípio ipsi vidérunt, et minístri fuérunt sermónis. Igitur Evangélium, sicut audíerat, scripsit: Acta vero Apostolórum, sicut víderat ipse, compósuit. Vixit octogínta et quátuor annos, uxórem non habens.</text:p>
            <text:p text:style-name="P78"/>
          </table:table-cell>
          <table:table-cell table:style-name="Tabulka1.A1" office:value-type="string">
            <text:p text:style-name="P43"/>
            <text:p text:style-name="P307"><text:span text:style-name="T460">Lukáš</text:span> se tedy to, co psal ve svém Evangeliu, nedozvěděl pouze od Apoštola Pavla, který se s Pánem fyzicky nepotkal, ale také od ostatních Apoštolů, což sám na začátku svého spisu prohlašuje slovy: „Jak nám je předali ti, kteří od počátku byli očitými svědky a služebníky slova.“ Evangelium tedy napsal podle toho, co slyšel. Skutky apoštolské však napsal podle toho, co viděl. Žil osmdesát čtyři let, manželku neměl. </text:p>
          </table:table-cell>
        </table:table-row>
        <table:table-row table:style-name="Tabulka1.1">
          <table:table-cell table:style-name="Tabulka1.A1" office:value-type="string">
            <text:p text:style-name="P72">In III. Nocturno</text:p>
            <text:p text:style-name="P85"><text:span text:style-name="T230">Léctio sancti Evangélii </text:span><text:span text:style-name="T231">secúndum </text:span><text:span text:style-name="T233">Lucam</text:span><text:span text:style-name="T230">.</text:span><text:span text:style-name="T26"> </text:span></text:p>
            <text:p text:style-name="P85"><text:span text:style-name="T26">Lectio ix. Cap. </text:span><text:span text:style-name="T27">1</text:span><text:span text:style-name="T29">0</text:span><text:span text:style-name="T26">.</text:span></text:p>
            <text:p text:style-name="P209">I<text:span text:style-name="T532">n</text:span> illo témpore: Designávit Dóminus et álios septuagínta duos: et misit illos binos ante fáciem suam, in omnem civitátem et locum, quo erat ipse ventúrus. Et réliqua.</text:p>
            <text:p text:style-name="P66"/>
            <text:p text:style-name="P87"><text:span text:style-name="T394">Homil</text:span><text:span text:style-name="T396">í</text:span><text:span text:style-name="T394">a sancti </text:span><text:span text:style-name="T230">Gregórii Papæ.</text:span></text:p>
            <text:p text:style-name="P20">Homilia 17. in Evangelia.</text:p>
            <text:p text:style-name="P212">D<text:span text:style-name="T460">óminus</text:span>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text:span text:style-name="T689">h</text:span>aritátis, Dei vidélicet amor, et próximi: et minus quam inter duos cáritas habéri non potest.</text:p>
            <text:p text:style-name="P66"/>
          </table:table-cell>
          <table:table-cell table:style-name="Tabulka1.A1" office:value-type="string">
            <text:p text:style-name="P88"/>
            <text:p text:style-name="P88"/>
            <text:p text:style-name="P88"/>
            <text:p text:style-name="P308"><text:span text:style-name="T486">Za</text:span><text:span text:style-name="T397"> onoho času </text:span><text:span text:style-name="T402">vyvolil Pán i dalších sedmdesát dva a poslal je po dvou před sebou, do každého města a místa, kam měl sám namířeno.</text:span><text:span text:style-name="T401"> </text:span><text:span text:style-name="T397">A ostatní.</text:span></text:p>
            <text:p text:style-name="P88"/>
            <text:p text:style-name="P88"/>
            <text:p text:style-name="P88"/>
            <text:p text:style-name="P88"/>
            <text:p text:style-name="P223"><text:span text:style-name="T535">Náš</text:span><text:span text:style-name="T690"> </text:span><text:span text:style-name="T691">Pán a Spasitel, nejdražší bratři, nás nabádá někdy slovy, </text:span><text:span text:style-name="T690">jindy</text:span><text:span text:style-name="T691"> z</text:span><text:span text:style-name="T692">ase</text:span><text:span text:style-name="T691"> skutky. Totiž samotné jeho skutky jsou vlastně přikázání, neboť když něco mlčky učinil, dal nám tím najevo, co máme dělat. Hle, poslal své učedníky po dvou, aby kázali, neboť dvě jsou přikázání lásky: totiž láska k Bohu a láska k bližnímu. A mezi méně než dvěma není možné mít</text:span><text:span text:style-name="T690">i</text:span><text:span text:style-name="T691"> lásku. </text:span></text:p>
          </table:table-cell>
        </table:table-row>
        <table:table-row table:style-name="Tabulka1.1">
          <table:table-cell table:style-name="Tabulka1.A1" office:value-type="string">
            <text:p text:style-name="P21">Lectio x.</text:p>
            <text:p text:style-name="P214">N<text:span text:style-name="T460">emo</text:span> enim próprie ad semetípsum habére caritátem dícitur: sed diléctio in álterum tendit, ut <text:soft-page-break/>cáritas esse possit. Ecce enim binos ad prædicándum discípulos Dóminus mittit: quátenus hoc nobis tácitus ínnuat, quia qui caritátem erga álterum non habet, prædicatiónis offícium suscípere nullátenus debet.</text:p>
            <text:p text:style-name="P66"/>
          </table:table-cell>
          <table:table-cell table:style-name="Tabulka1.A1" office:value-type="string">
            <text:p text:style-name="P88"/>
            <text:p text:style-name="P317"><text:span text:style-name="T534">Říká</text:span><text:span text:style-name="T437"> se, že nikdo vlastně nemá míti lásku sám k sobě. Avšak zalíbení v druhém zajišťuje, že </text:span><text:soft-page-break/><text:span text:style-name="T437">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21">Lectio xj.</text:p>
            <text:p text:style-name="P210">B<text:span text:style-name="T460">ene</text:span>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66"/>
          </table:table-cell>
          <table:table-cell table:style-name="Tabulka1.A1" office:value-type="string">
            <text:p text:style-name="P88"/>
            <text:p text:style-name="P220"><text:span text:style-name="T536">Správně</text:span><text:span text:style-name="T691"> je však psáno, že je poslal před sebou do každého města a místa, kam měl sám namířeno. Pán totiž následuje své kazatele. První </text:span><text:span text:style-name="T693">tedy</text:span><text:span text:style-name="T691"> přijde kázání a pak přijde do příbytku naší mysli Pán, p</text:span><text:span text:style-name="T692">oté, co</text:span><text:span text:style-name="T691"> slova povzbuzení již přišla. A tímto přijímáme do své mysli pravdu. </text:span></text:p>
          </table:table-cell>
        </table:table-row>
        <table:table-row table:style-name="Tabulka1.1">
          <table:table-cell table:style-name="Tabulka1.A1" office:value-type="string">
            <text:p text:style-name="P21">Lectio xij.</text:p>
            <text:p text:style-name="P216">H<text:span text:style-name="T460">inc</text:span>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66"/>
          </table:table-cell>
          <table:table-cell table:style-name="Tabulka1.A1" office:value-type="string">
            <text:p text:style-name="P88"/>
            <text:p text:style-name="P318"><text:span text:style-name="T460">P</text:span><text:span text:style-name="T533">rávě</text:span><text:span text:style-name="T441"> p</text:span>roto <text:span text:style-name="T441">tedy </text:span>těmto kazatelům Isajáš praví: „Připravte cestu Pánu, urovnejte stezky našeho Boha.“ Proto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8">X</text:span><text:span text:style-name="T19">X</text:span><text:span text:style-name="T18">I</text:span><text:span text:style-name="T2">. </text:span><text:span text:style-name="T10">OCTO</text:span><text:span text:style-name="T2">BRIS.</text:span></text:p>
            <text:p text:style-name="P111"><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p>
            <text:p text:style-name="P111"><text:span text:style-name="T38">S</text:span><text:span text:style-name="T49">S</text:span><text:span text:style-name="T37">. </text:span><text:span text:style-name="T49">U</text:span><text:span text:style-name="T106">rsul</text:span><text:span text:style-name="T105">æ</text:span><text:span text:style-name="T96"> </text:span><text:span text:style-name="T106">et </text:span><text:span text:style-name="T49">S</text:span><text:span text:style-name="T106">ociarum,</text:span></text:p>
            <text:p text:style-name="P102"><text:span text:style-name="T68">Virginum et Martyrum</text:span><text:span text:style-name="T59">.</text:span></text:p>
            <text:p text:style-name="P99"><text:span text:style-name="T442">xij. Lect. et </text:span>M.</text:p>
          </table:table-cell>
          <table:covered-table-cell/>
        </table:table-row>
        <table:table-row table:style-name="Tabulka1.1">
          <table:table-cell table:style-name="Tabulka1.A1" office:value-type="string">
            <text:p text:style-name="P73">In I. Nocturno</text:p>
            <text:p text:style-name="P345">De Epístola prima beáti Pauli Apóstoli </text:p>
            <text:p text:style-name="P345">ad Corínthios.</text:p>
            <text:p text:style-name="P5">Lectio j. <text:span text:style-name="T157">Cap. 7.</text:span></text:p>
            <text:p text:style-name="P182">D<text:span text:style-name="T460">e</text:span>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182"/>
          </table:table-cell>
          <table:table-cell table:style-name="Tabulka1.A1" office:value-type="string">
            <text:p text:style-name="P73"><text:s/></text:p>
            <text:p text:style-name="P42"/>
            <text:p text:style-name="P42"/>
            <text:p text:style-name="P42"/>
            <text:p text:style-name="P331">O pannách však nemám příkaz od Pána, <text:s/>radu <text:span text:style-name="T694">vám však </text:span>dám jako člověk, jemuž se dostalo od Pána milosrdenství, abych byl spolehlivý rádce. Podle mého mínění tedy je dobré pro <text:span text:style-name="T694">nastávající</text:span> utrpení, ano, dobré pro člověka, aby zůstal tak, <text:span text:style-name="T694">jak je</text:span>. Jsi vázán k manželce? Nehledej rozloučení! Jsi bez manželky? Nehledej manželku! Oženíš-li se však, nehřešíš; a vdá-li se panna, nehřeší. Avšak takoví <text:span text:style-name="T711">lidé </text:span>budou míti tělesné útrapy. <text:span text:style-name="T694">A t</text:span>ěch já vás šetřím. </text:p>
          </table:table-cell>
        </table:table-row>
        <table:table-row table:style-name="Tabulka1.1">
          <table:table-cell table:style-name="Tabulka1.A1" office:value-type="string">
            <text:p text:style-name="P5">Lectio ij.</text:p>
            <text:p text:style-name="P189">H<text:span text:style-name="T460">oc</text:span> ítaque dico, fratres: Tempus breve est: réliquum est, ut et qui habent uxóres, tamquam non habéntes sint: et qui flent, tamquam non flentes: et qui gaudent, tamquam non gaudéntes: et qui <text:soft-page-break/>emunt, tamquam non possidéntes: et qui utúntur hoc mundo, tamquam non utántur: præterit enim figúra hujus mundi.</text:p>
            <text:p text:style-name="P82"/>
          </table:table-cell>
          <table:table-cell table:style-name="Tabulka1.A1" office:value-type="string">
            <text:p text:style-name="P47"/>
            <text:p text:style-name="P249"><text:span text:style-name="T460">Pravím</text:span> však toto: Bratří, čas je krátký! Proto <text:span text:style-name="T694">zbývá, aby</text:span> ži<text:span text:style-name="T694">li</text:span> také ti, kdo mají manželky, jako by je neměli; a ti, kdo pláč<text:span text:style-name="T694">ou</text:span>, jako by neplakali; a kdo se radují, jako by se neradovali; a kdo kupují, <text:soft-page-break/>jako by nic neměli; a kdo <text:span text:style-name="T694">si</text:span> užívají tohoto světa, jako by neužívali, neboť tvářnost tohoto světa pomíjí. </text:p>
          </table:table-cell>
        </table:table-row>
        <table:table-row table:style-name="Tabulka1.1">
          <table:table-cell table:style-name="Tabulka1.A1" office:value-type="string">
            <text:p text:style-name="P5">Lectio iij.</text:p>
            <text:p text:style-name="P189">V<text:span text:style-name="T460">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58"/>
          </table:table-cell>
          <table:table-cell table:style-name="Tabulka1.A1" office:value-type="string">
            <text:p text:style-name="P47"/>
            <text:p text:style-name="P250"><text:span text:style-name="T460">Přeji</text:span> si však, abyste byli bez starosti. Kdo není ženat, stará se o věci Páně, jak by se zalíbil Pánu. Kdo však se oženil, stará se o věci světské, jak by se zalíbil ženě, a je rozdělen. A neprovdaná žena, totiž panna, myslí na věci Páně, aby byla svatá tělem i duchem; provdaná však myslí na věci světské, jak by se zalíbila muži. To pak pravím k vašemu prospěchu, ne abych vá<text:span text:style-name="T694">s vhodil do pasti</text:span>, nýbrž <text:span text:style-name="T189">vám </text:span><text:span text:style-name="T159">radím </text:span>k tomu, co je vznešené a co by <text:span text:style-name="T694">vám </text:span>dalo svobodu bez překážky sloužiti Pánu. </text:p>
          </table:table-cell>
        </table:table-row>
        <table:table-row table:style-name="Tabulka1.1">
          <table:table-cell table:style-name="Tabulka1.A1" office:value-type="string">
            <text:p text:style-name="P5">Lectio i<text:span text:style-name="T273">v</text:span>.</text:p>
            <text:p text:style-name="P189">S<text:span text:style-name="T460">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58"/>
          </table:table-cell>
          <table:table-cell table:style-name="Tabulka1.A1" office:value-type="string">
            <text:p text:style-name="P47"/>
            <text:p text:style-name="P256">D<text:span text:style-name="T460">omnívá-li</text:span> se však někdo, že by měl hanbu kvůli své neprovdané dceři, je-li př<text:span text:style-name="T694">íliš sta</text:span>rá, a musí-li se tak státi, ať učiní podle své vůle; nehřeší, <text:span text:style-name="T694">pokud ji pro</text:span>vdá. Ale kdo stojí v svém srdci pevně, kdo není nucen, nýbrž může podle své vůle rozhodovali a v<text:span text:style-name="T694">e</text:span> svém srdci se rozhodl, že neprovdá svou pannu, dobře činí. A tak dobře činí i ten, kdo provdává svou pannu, kdo však ji neprovdává, činí lépe. <text:s text:c="3"/><text:span text:style-name="T443">(</text:span><text:span text:style-name="T178">Hejčl, </text:span><text:span text:style-name="T189">lehce upraveno</text:span><text:span text:style-name="T384">)</text:span></text:p>
          </table:table-cell>
        </table:table-row>
        <table:table-row table:style-name="Tabulka1.1">
          <table:table-cell table:style-name="Tabulka1.A1" office:value-type="string">
            <text:p text:style-name="P74">In II. Nocturno</text:p>
            <text:p text:style-name="P339">Ex libro sancti Cypriáni Epíscopi et Mártyris </text:p>
            <text:p text:style-name="P339">de disciplína et h<text:span text:style-name="T444">á</text:span>bitu Vírginum.</text:p>
            <text:p text:style-name="P8">Lectio v. Tom. 2.</text:p>
            <text:p text:style-name="P195">N<text:span text:style-name="T460">unc</text:span> nobis ad Virgines sermo est, quarum quo sublímior glória est, major et cura est. Flos est ille Ecclesiástici gérminis, decus atque ornaméntum grátiæ spiritális, læta indoles, laudis et honóris opus íntegrum, atque incorrúptum, Dei imágo respóndens ad sanctimóniam Dómini, illústrior pórtio gregis Christi.</text:p>
            <text:p text:style-name="P228"/>
          </table:table-cell>
          <table:table-cell table:style-name="Tabulka1.A1" office:value-type="string">
            <text:p text:style-name="P43"/>
            <text:p text:style-name="P43"/>
            <text:p text:style-name="P43"/>
            <text:p text:style-name="P43"/>
            <text:p text:style-name="P286"><text:span text:style-name="T460">Nyní</text:span> <text:span text:style-name="T445">u </text:span>ná<text:span text:style-name="T445">s</text:span> přišla řeč na Panny. Oč vznešenější je jejich sláva, o to větší jsou <text:span text:style-name="T445">však </text:span>i <text:span text:style-name="T711">s</text:span>tarosti. <text:span text:style-name="T445">Panny jsou</text:span> <text:span text:style-name="T446">jako </text:span>květ na kmeni Církve, krásná ozdoba duchovní milosti, radostné nadání, dokonalé a neporušené dílo chvály a <text:span text:style-name="T451">ú</text:span>ct<text:span text:style-name="T451">y</text:span>, Boží obraz, který jest odpovědí na svatost Páně, <text:span text:style-name="T451">ta </text:span>slavnější část stádce Kristova. </text:p>
          </table:table-cell>
        </table:table-row>
        <table:table-row table:style-name="Tabulka1.1">
          <table:table-cell table:style-name="Tabulka1.A1" office:value-type="string">
            <text:p text:style-name="P6">Lectio vj.</text:p>
            <text:p text:style-name="P193">G<text:span text:style-name="T460">audet</text:span> per illas atque in illis lárgiter floret Ecclésiæ matris gloriósa fœcúnditas: quantóque plus copiósa virgínitas número suo addit, tanto plus gáudium matris augéscit. Ad has lóquimur, has adhortámur affectióne pótius quam potestáte: non quod extrémi et mínimi et humilitátis nostræ ádmodum cónscii, áliquid ad censúram licéntiæ vindicémus; sed quod ad sollicitúdinem magis cauti, plus de diáboli infestatióne timeámus.</text:p>
            <text:p text:style-name="P78"/>
          </table:table-cell>
          <table:table-cell table:style-name="Tabulka1.A1" office:value-type="string">
            <text:p text:style-name="P43"/>
            <text:p text:style-name="P271">V pannách se raduje a mnohem více rozkvétá slavná plodnost matky Církve: čím více totiž hojné panenství roste v počtu, tím více se rozmnoží i radost matky. K nim tedy nyní mluvím, povzbuzuji je spíše láskou než rozkazy, ne proto, že ač jsem si plně vědom toho, že jako ten poslední, nejmenší a nejponíženejší, bych k tomu snad měl co dodat, ale proto, že v obezřetnosti, která hraničí se starostlivou péčí, se pak více bojím ďábelské nákazy.</text:p>
          </table:table-cell>
        </table:table-row>
        <text:soft-page-break/>
        <table:table-row table:style-name="Tabulka1.1">
          <table:table-cell table:style-name="Tabulka1.A1" office:value-type="string">
            <text:p text:style-name="P6">Lectio vij.</text:p>
            <text:p text:style-name="P196">N<text:span text:style-name="T460">eque</text:span> inánis hæc cáutio est, et vana formído, quæ ad salútis viam cónsulit, quæ Domínica et vitália præcépta custódit, ut quæ se Christo dicáverint, et a carnáli concupiscéntia recedéntes tam carne, quam mente se Deo vóverint, consúmment opus suum magno præmio destinátum; nec ornári <text:span text:style-name="T448">j</text:span>am aut placére cuiquam nisi Dómino suo stúdeant, a quo et mercédem virginitátis expéctant, dicénte ipso: Non omnes cápiunt verbum, sed illi quibus datum est. </text:p>
            <text:p text:style-name="P54"/>
          </table:table-cell>
          <table:table-cell table:style-name="Tabulka1.A1" office:value-type="string">
            <text:p text:style-name="P43"/>
            <text:p text:style-name="P304"><text:span text:style-name="T460">Tato</text:span> starostlivá péče však rozhodně není zbytečná <text:span text:style-name="T447">ani to není marný strach, neboť střeží životodárné příkazy Páně, aby ty, jež se zasvětily Kristu, zřekly se tělesné žádostivosti, a tělem i duchem se zaslíbily Bohu, mohly završit své dílo již tak předurčené k veliké odměně. Již se nesnaží zdobit ani zalíbit komukoliv jinému než Pánu, od nějž očekávají odměnu za své panenství, neboť pravil: „Všichni má slova nepochopí, pouze ti, kterým to bylo dáno.“ </text:span></text:p>
          </table:table-cell>
        </table:table-row>
        <table:table-row table:style-name="Tabulka1.1">
          <table:table-cell table:style-name="Tabulka1.A1" office:value-type="string">
            <text:p text:style-name="P6">Lectio viij.</text:p>
            <text:p text:style-name="P193">N<text:span text:style-name="T460">eque</text:span> enim tantum másculis continéntiæ grátiam Dóminus repromíttit, et fœminas præterit: sed quóniam fœmina viri pórtio est, et ex eo sumpta atque formáta est, in Scriptúris fere ómnibus ad protoplástum Deus lóquitur: Quia sunt duo in carne una, et in másculo simul significátur et fœmina. Quod si Christum continéntia séquitur, et regno Dei virgínitas destinátur, quid est illis cum terréno cultu et cum ornaméntis: quibus dum homínibus placére géstiunt, Deum offéndunt?</text:p>
            <text:p text:style-name="P78"/>
          </table:table-cell>
          <table:table-cell table:style-name="Tabulka1.A1" office:value-type="string">
            <text:p text:style-name="P43"/>
            <text:p text:style-name="P307"><text:span text:style-name="T537">Pán</text:span><text:span text:style-name="T449"> totiž neslíbil milost zdrženlivosti pouze mužům, od nichž by se pak dostala k ženám. Nýbrž proto, že žena je součástí muže, a z něj byla vzata a utvořena, téměř vždy Bůh v Písmu mluví k prvnímu člověku, </text:span><text:span text:style-name="T712">že</text:span><text:span text:style-name="T449"> jsou to dva v jednom těle, a </text:span><text:span text:style-name="T179">když je řeč o</text:span><text:span text:style-name="T450"> muži, rozumí se tím vždy i žena. Neboť pokud následujeme Krista zdrženlivostí a panenství nás přivede do království Božího, co je pro takové lidi pozemská péče a ozdoby? Zatímco se totiž snaží zalíbit lidem, urážejí Boha.</text:span></text:p>
          </table:table-cell>
        </table:table-row>
        <table:table-row table:style-name="Tabulka1.1">
          <table:table-cell table:style-name="Tabulka1.A1" office:value-type="string">
            <text:p text:style-name="P72">In III. Nocturno</text:p>
            <text:p text:style-name="P85"><text:span text:style-name="T230">Léctio sancti Evangélii </text:span><text:span text:style-name="T231">secúndum </text:span><text:span text:style-name="T234">Matthæum</text:span><text:span text:style-name="T230">.</text:span><text:span text:style-name="T26"> </text:span></text:p>
            <text:p text:style-name="P85"><text:span text:style-name="T26">Lectio ix. Cap. </text:span><text:span text:style-name="T30">25</text:span><text:span text:style-name="T26">.</text:span></text:p>
            <text:p text:style-name="P209">I<text:span text:style-name="T460">n</text:span> illo témpore: Dixit Jesus discípulis suis parábolam hanc: Simile erit regnum cœlórum decem virgínibus, quæ, accipiéntes lampades suas, exiérunt obviam sponso et sponsæ. Et réliqua.</text:p>
            <text:p text:style-name="P66"/>
            <text:p text:style-name="P87"><text:span text:style-name="T394">Homil</text:span><text:span text:style-name="T396">í</text:span><text:span text:style-name="T394">a sancti </text:span><text:span text:style-name="T230">Joánnis Chrysóstomi.</text:span></text:p>
            <text:p text:style-name="P20">Homilia 79. in Matth.</text:p>
            <text:p text:style-name="P212">M<text:span text:style-name="T460">agna</text:span>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66"/>
          </table:table-cell>
          <table:table-cell table:style-name="Tabulka1.A1" office:value-type="string">
            <text:p text:style-name="P88"/>
            <text:p text:style-name="P88"/>
            <text:p text:style-name="P88"/>
            <text:p text:style-name="P312"><text:span text:style-name="T460">Za</text:span> onoho času řekl Ježíš svým učedníkům toto podobenství: Podobné bude království nebeské deseti pannám, které vzaly své lampy a vyšly <text:span text:style-name="T695">vstříc</text:span> ženichovi a nevěstě. A ostatní.</text:p>
            <text:p text:style-name="P88"/>
            <text:p text:style-name="P88"/>
            <text:p text:style-name="P313"><text:span text:style-name="T460">Pán</text:span> hodně mluvil o panenství, <text:span text:style-name="T695">a dodal</text:span>: „kdo může pochopit, pochop.“ A dobře věděl, že panenství je chováno mezi lidmi ve velké úctě, neboť je to věc nadpřirozeně vznešená. Víme však, že ani ve starém zákoně je dávní svatí mužové nepěstovali, ani v novém zákoně není žádným zákonem přikázáno jako nutnost. Pán tedy panenství nenařídil, nýbrž svým věrným je dovolil, pokud si tak budou přát.</text:p>
          </table:table-cell>
        </table:table-row>
        <table:table-row table:style-name="Tabulka1.1">
          <table:table-cell table:style-name="Tabulka1.A1" office:value-type="string">
            <text:p text:style-name="P21">Lectio x.</text:p>
            <text:p text:style-name="P214">Q<text:span text:style-name="T460">uóniam</text:span> ígitur et magna res erat, ac de ea apud multos magna erat existimátio, ne quis, ea perfécta, se totum perfécisse putáret ac cétera neglígeret, hanc parábolam pósuit; ut osténderet, virginitátem, quamvis cétera hábeat, si misericórdiæ bonis carúerit, cum fornicatóribus éjici. Ac mérito quidem inhumanum ac misericórdia carentem cum illis cól<text:soft-page-break/>locat; fornicator enim córporum, istæ vero pecuniárum cupiditate vincúntur.</text:p>
            <text:p text:style-name="P66"/>
          </table:table-cell>
          <table:table-cell table:style-name="Tabulka1.A1" office:value-type="string">
            <text:p text:style-name="P88"/>
            <text:p text:style-name="P317"><text:span text:style-name="T460">Protože</text:span> tedy panenství byla velká věc a u mnohých bylo chováno ve velké úctě, řekl Pán toto podobenství, aby ten, kdo žije v čistotě, se nepovažoval za zcela dokonalého a ostatní věci nezanedbával. Aby ukázal, že s panenstvím, i když má onen člověk všechno ostatní, pokud postrádá dobra milosrdenství, bude zavržen <text:span text:style-name="T452">spolu</text:span> s cizoložníky. <text:soft-page-break/>A zaslouženě se tak stane <text:span text:style-name="T452">tomu </text:span>nemilosrdnému nelidovi. Cizoložník je přemožen touhou po těle, pošetilé panny zase touhou po penězích.</text:p>
          </table:table-cell>
        </table:table-row>
        <table:table-row table:style-name="Tabulka1.1">
          <table:table-cell table:style-name="Tabulka1.A1" office:value-type="string">
            <text:p text:style-name="P21">Lectio xj.</text:p>
            <text:p text:style-name="P210">N<text:span text:style-name="T460">on</text:span> est autem córporum et pecúniæ par cupíditas; sed ácrior multo atque veheméntior illa córporum est. Quanto ígitur cum imbecillióre luctántur, tanto minus vénia dignæ sunt, si vincántur. Idcírco étiam fátuas appellávit; quóniam, majóri certámine superáto, in facíliore totum perdidérunt.</text:p>
            <text:p text:style-name="P66"/>
          </table:table-cell>
          <table:table-cell table:style-name="Tabulka1.A1" office:value-type="string">
            <text:p text:style-name="P88"/>
            <text:p text:style-name="P314"><text:span text:style-name="T460">Touha</text:span> tělesná totiž není rovna touze po penězích, avšak ta tělesná je mnohem mocnější a naléhavější. Když bojujeme se slabším, o to méně jsme hodni <text:span text:style-name="T453">slitování</text:span>,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21">Lectio xij.</text:p>
            <text:p text:style-name="P216">L<text:span text:style-name="T460">ámpades</text:span> autem hoc loco illud ipsum virginitátis domum appéllat et sanctimóniæ puritátem; óleum vero benignitátem, eleemósynam, impénsum indigéntibus auxílium. Tardánte autem sponso dormitavérunt omnes, et dormiérunt. Non parvum témporis rursus spátium interjéctum osténdit, ut discípulos, regnum ipsíus mox futúrum exspectántes, ab ea opinióne dedúceret; id enim illi sperábant: quaprópter crebro ab hujúsmodi eos spe révocat.</text:p>
            <text:p text:style-name="P66"/>
          </table:table-cell>
          <table:table-cell table:style-name="Tabulka1.A1" office:value-type="string">
            <text:p text:style-name="P88"/>
            <text:p text:style-name="P318"><text:span text:style-name="T460">Samotné</text:span>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text:span text:style-name="T713">od</text:span><text:span text:style-name="T453">radil</text:span> od tohoto názoru. Oni v to totiž doufali, i když to Pán často popíral.</text:p>
          </table:table-cell>
        </table:table-row>
        <table:table-row table:style-name="Tabulka1.1">
          <table:table-cell table:style-name="Tabulka1.A1" table:number-columns-spanned="2" office:value-type="string">
            <text:p text:style-name="P59"><text:span text:style-name="T7">D</text:span><text:span text:style-name="T8">IE</text:span><text:span text:style-name="T2"> </text:span><text:span text:style-name="T14">X</text:span><text:span text:style-name="T20">X</text:span><text:span text:style-name="T17">V</text:span><text:span text:style-name="T2">. </text:span><text:span text:style-name="T10">OCTO</text:span><text:span text:style-name="T2">BRIS.</text:span></text:p>
            <text:p text:style-name="P110"><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37">. </text:span><text:span text:style-name="T50">B</text:span><text:span text:style-name="T104">e</text:span><text:span text:style-name="T107">rnardi</text:span><text:span text:style-name="T101">,</text:span></text:p>
            <text:p text:style-name="P102"><text:span text:style-name="T69">Episcopi et Confessoris</text:span><text:span text:style-name="T59">.</text:span></text:p>
            <text:p text:style-name="P100"><text:span text:style-name="T454">i</text:span><text:span text:style-name="T455">ij</text:span>. <text:span text:style-name="T391">Lect.</text:span> <text:span text:style-name="T391">et</text:span> <text:span text:style-name="T391">M.</text:span></text:p>
          </table:table-cell>
          <table:covered-table-cell/>
        </table:table-row>
        <table:table-row table:style-name="Tabulka1.1">
          <table:table-cell table:style-name="Tabulka1.A1" office:value-type="string">
            <text:p text:style-name="P38">In I. Nocturno</text:p>
            <text:p text:style-name="P25">De Epístola prima beáti Pauli Apóstoli</text:p>
            <text:p text:style-name="P25">ad Timótheum.</text:p>
            <text:p text:style-name="P2">Lectio j. <text:span text:style-name="T157">Cap. 3.</text:span></text:p>
            <text:p text:style-name="P180">F<text:span text:style-name="T460">idélis</text:span> sermo: Si quis Episcopátum desíderat, bonum opus desí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80"/>
          </table:table-cell>
          <table:table-cell table:style-name="Tabulka1.A1" office:value-type="string">
            <text:p text:style-name="P41"/>
            <text:p text:style-name="P41"/>
            <text:p text:style-name="P41"/>
            <text:p text:style-name="P41"/>
            <text:p text:style-name="P324"><text:span text:style-name="T496">Pravdivý</text:span><text:span text:style-name="T262"> je výrok: Usiluje-li někdo o biskupský úřad, o vznešený úřad usiluje. Biskup má býti bezúhonný, jen jednou ženatý, střídmý, rozvážný, řádný, cudný, pohostinný, schopný učit. Nemá býti pijan, ne násilné povahy, nýbrž mírný, ne svárlivý ani lakomý, nýbrž má dobře spravovat svůj vlastní dům a své dítky držeti v poslušnosti a ve vší počestnosti. (</text:span><text:span text:style-name="T190">C</text:span><text:span text:style-name="T160">ol, </text:span><text:span text:style-name="T161">upraveno</text:span><text:span text:style-name="T158">) </text:span></text:p>
          </table:table-cell>
        </table:table-row>
        <table:table-row table:style-name="Tabulka1.1">
          <table:table-cell table:style-name="Tabulka1.A1" office:value-type="string">
            <text:p text:style-name="P1">Lectio ij.</text:p>
            <text:p text:style-name="P186">B<text:span text:style-name="T460">ernárdus</text:span> cognominátus Calvónius a Manso Calvo ejus natáli solo, Tarraconénsis diœcésis in Catalónia, sacris lítteris summópere déditus, in theólogum exímium evásit, numquam ad libros nisi ab oratióne transíre sólitus. Cum jam insígni pietátis et doctrínæ splendóre prælucéret, a plúribus Epíscopis optabátur, ut inter Canónicos eligerétur; ipse autem ad sacram solitúdinem tantum aspírans, in Monastério de sanctis Crúcibus Cisterciénsem Ordinem ingréssus est. Multis inde post annis Ab<text:soft-page-break/>bas eídem Cœnóbio præféctus, ita doctrínæ et virtútis exémplo céteris præfúlsit, nec non prophetíæ spíritu et mirabílibus signis innótuit, ut in Hispánia et Gállia sanctitátis ejus fama divulgarétur. Invítus et relúctans, sed tandem auctoritáte Apostólica compúlsus, Vicénsis Ecclésiæ consecrátur Epíscopus commúni Cleri et pópuli acclamatióne.</text:p>
            <text:p text:style-name="P80"/>
          </table:table-cell>
          <table:table-cell table:style-name="Tabulka1.A1" office:value-type="string">
            <text:p text:style-name="P46"/>
            <text:p text:style-name="P272"><text:span text:style-name="T460">Bernard</text:span>, nazvaný Calvo podle Manso Calvo, svého rodinného sídla, které leží v diecézi Tarragona v Katalánsku, se zcela oddal studiu posvátných písem a stal se z něj vynikající teolog, který nikdy neměl ve zvyku zasednout ke knihám, aniž by se předtím pomodlil. Když se již skvěl nevýslovnou zbožností a nádherou své učenosti, mnozí z Biskupů si přáli, aby se stal jejich Kanovníkem. On sám však toužil pouze po posvátné samotě, takže vstoupil do Kláštera <text:span text:style-name="T713">Cisterciáckého Řádu </text:span>Santa <text:soft-page-break/>Creus. Po mnoha letech byl ustanoven Opatem tohoto Kláštera a stal se ostatním zářným příkladem takové učenosti a ctnosti, proslavil se také prorockým duchem a zázračnými znameními, že se pověst jeho svatosti rozšířila po celém Španělsku <text:span text:style-name="T713">i</text:span> Francii. Proti své vůli a se zdráháním, přece však Apoštolskou autoritou přesvědčen, byl vysvěcen na Biskupa diecéze Vic za radostného jásotu Kléru i lidu.</text:p>
          </table:table-cell>
        </table:table-row>
        <table:table-row table:style-name="Tabulka1.1">
          <table:table-cell table:style-name="Tabulka1.A1" office:value-type="string">
            <text:p text:style-name="P1">Lectio iij.</text:p>
            <text:p text:style-name="P187">I<text:span text:style-name="T460">n</text:span> hac quidem dignitáte emícuit Bernárdus uti vir vere Apostólicus, qui omnes boni pastóris partes fidelíssime adimplévit. A Gregório nono Pontífice contra hæréticos tunc témporis per Hispániam et Gálliam grassántes, beátus Præsul una cum duóbus frátribus Ordinis Prædicatórum Inquisítor et Judex institútus est. Nec his conténtus, infidéles plúrimos verbo prædicatiónis ad Christiánæ fídei cognitiónem addúxit, collectóque mílite, non paucas paganórum urbes expugnávit, in quibus expúlsis Mahumedánis, veram religiónem stabilívit. Demum Episcopáli múneri totus incúmbens, miram in diœcésim própriam sollicitúdinem, et inexplébilem in páuperes charitátem exhíbuit. M<text:span text:style-name="T456">é</text:span>ritis ítaque et virtútibus clarus sanctíssimam vitam pari morte conclúsit, multis adhuc post óbitum corúscans miráculis.</text:p>
            <text:p text:style-name="P56"/>
          </table:table-cell>
          <table:table-cell table:style-name="Tabulka1.A1" office:value-type="string">
            <text:p text:style-name="P46"/>
            <text:p text:style-name="P273">V tomto svém úřadu zaskvěl se Bernard jako muž vpravdě Apoštolský, který věrně naplňoval všechny povinnosti dobrého pastýře. Papež Řehoř IX. jej vyslal proti <text:span text:style-name="T713">bludařům</text:span>, kteří se v té době rozmáhali v celém Španělsku <text:span text:style-name="T713">i</text:span> Francii, svatý Prelát byl spolu s dvěma bratry Řádu Kazatelů ustanoven jako Inkvizitor a Soudce. To mu však nestačilo, a tak přemnohé nevěřící slovy svých kázání přivedl k poznání křesťanské víry, shromáždil vojsko a dobyl nemálo pohanských měst, ze kterých vyhnal Mohamedány, a ustanovil tam pravé náboženství. Pak se zcela ponořil do výkonu svého biskupského úřadu, v němž prokázal podivuhodnou starost o svou diecézi a nevyčerpatelnou lásku k chudým. Proslaven pak zásluhami i ctnostmi, přesvatý svůj život stejnou smrtí uzavřel, kdy po své smrti zaskvěl se mnoha zázraky.</text:p>
          </table:table-cell>
        </table:table-row>
        <table:table-row table:style-name="Tabulka1.1">
          <table:table-cell table:style-name="Tabulka1.A1" table:number-columns-spanned="2" office:value-type="string">
            <text:p text:style-name="P59"><text:span text:style-name="T21">DOMINICA</text:span><text:span text:style-name="T2"> </text:span><text:span text:style-name="T21">ULTIMA </text:span><text:span text:style-name="T11">OCTO</text:span><text:span text:style-name="T2">BRIS</text:span></text:p>
            <text:p text:style-name="P105"><text:span text:style-name="T33">I</text:span><text:span text:style-name="T93">n</text:span><text:span text:style-name="T33"> F</text:span><text:span text:style-name="T93">esto </text:span></text:p>
            <text:p text:style-name="P113"><text:span text:style-name="T51">D. N</text:span><text:span text:style-name="T37">. </text:span><text:span text:style-name="T51">J</text:span><text:span text:style-name="T108">esu</text:span><text:span text:style-name="T95"> </text:span><text:span text:style-name="T40">C</text:span><text:span text:style-name="T108">hri</text:span><text:span text:style-name="T95">st</text:span><text:span text:style-name="T108">i </text:span><text:span text:style-name="T51">R</text:span><text:span text:style-name="T125">egis</text:span></text:p>
            <text:p text:style-name="P97"><text:span text:style-name="T457">Serm</text:span>. <text:span text:style-name="T259">maj.</text:span></text:p>
            <text:p text:style-name="P97"><draw:frame draw:style-name="fr1" draw:name="Obrázek1" text:anchor-type="char" svg:x="6.8cm" svg:y="0.132cm" svg:width="4.904cm" svg:height="0.212cm" draw:z-index="0"><draw:image xlink:href="Pictures/10000EFE00001328000000D497571D49F517CE31.wmf" xlink:type="simple" xlink:show="embed" xlink:actuate="onLoad" draw:mime-type="image/x-wmf"/><draw:image xlink:href="Pictures/10000201000000B90000000810FE2D25AB4C3881.png" xlink:type="simple" xlink:show="embed" xlink:actuate="onLoad" draw:mime-type="image/png"/></draw:frame></text:p>
          </table:table-cell>
          <table:covered-table-cell/>
        </table:table-row>
        <table:table-row table:style-name="Tabulka1.1">
          <table:table-cell table:style-name="Tabulka1.A1" office:value-type="string">
            <text:p text:style-name="P38">In I. Nocturno</text:p>
            <text:p text:style-name="P23">De Epistola beáti Pauli Apóstoli ad Colossénses.</text:p>
            <text:p text:style-name="P2">Lectio j. <text:span text:style-name="T157">Cap. 1. 3-23.</text:span></text:p>
            <text:p text:style-name="P180">G<text:span text:style-name="T460">rátias</text:span> ágimus Deo, et Patri Dómini nostri Jesu Christi, semper pro vobis orántes, audiéntes fidem vestram in Christo Jesu, et dilectiónem quam habétis in sanctos omnes, propter spem quæ repósita est vobis in cœlis, quam audístis in verbo veritátis <text:span text:style-name="T713">E</text:span>vangélii, quod pervénit ad vos, sicut et in univérso mundo est, et fructíficat, et crescit, sicut in vobis, ex ea die qua audístis et cognovístis glóriam Dei in veritáte, sicut didicístis ab Epáphra, caríssimo consérvo nostro, qui est fidélis pro vobis miníster Christi Jesu, qui <text:span text:style-name="T549">é</text:span>tiam manifestávit nobis dilectiónem vestram in spíritu.</text:p>
            <text:p text:style-name="P180"/>
          </table:table-cell>
          <table:table-cell table:style-name="Tabulka1.A1" office:value-type="string">
            <text:p text:style-name="P41"/>
            <text:p text:style-name="P41"/>
            <text:p text:style-name="P41"/>
            <text:p text:style-name="P325"><text:span text:style-name="T460">Milost</text:span> vám a pokoj od Boha <text:span text:style-name="T563">a </text:span>Otce našeho <text:span text:style-name="T547">Pána Ježíše Krista. </text:span>Stále za vás v modlitbách děkujeme Bohu, neboť jsme slyšeli o vaší víře v Krista Ježíše a o vaší lásce, kterou máte ke všem <text:span text:style-name="T547">svatým </text:span>pro naději zakotvenou v nebesích. Víte o ní, protože i k vám přišlo slovo pravdy, <text:span text:style-name="T713">E</text:span>vangelium; tak jako na celém světě, i mezi vámi přináší ovoce a roste od toho dne, kdy jste uslyšeli o Boží milosti a přesvědčili se, že je pravdivá. Tak vás tomu učil Epafras, náš milovaný druh, jenž <text:span text:style-name="T548">je pro v</text:span>ás věrn<text:span text:style-name="T548">ým </text:span>Krist<text:span text:style-name="T548">ovým</text:span> služebník<text:span text:style-name="T548">em</text:span>. On nám také vyprávěl o lásce, kterou ve vás působí Boží Duch. </text:p>
          </table:table-cell>
        </table:table-row>
        <table:table-row table:style-name="Tabulka1.1">
          <table:table-cell table:style-name="Tabulka1.A1" office:value-type="string">
            <text:p text:style-name="P1">Lectio ij. </text:p>
            <text:p text:style-name="P186"><text:soft-page-break/>I<text:span text:style-name="T460">deo</text:span> et nos ex qua die audívimus, non cessámus pro vobis orántes, et postulántes ut impleámini agnitióne voluntátis ejus, in omni sapiéntia et intelléctu spiritáli; ut ambulétis digne Deo per ómnia placéntes; in omni ópere bono fructificántes, et crescéntes in sciéntia Dei; in omni virtúte confortáti secúndum poténtiam claritátis ejus, in omni patiéntia et longanimitáte cum gáudio, grátias agéntes Deo Patri, qui dignos fecit in partem sortis sanctórum in lúmine, qui erípuit nos de potestáte tenebrárum, et tránstulit in regnum Fílii dilectiónis suæ, in quo habémus redemptiónem per sánguinem ejus, remissiónem peccatórum.</text:p>
            <text:p text:style-name="P80"/>
          </table:table-cell>
          <table:table-cell table:style-name="Tabulka1.A1" office:value-type="string">
            <text:p text:style-name="P46"/>
            <text:p text:style-name="P251"><text:soft-page-break/><text:span text:style-name="T460">Proto</text:span> i my, ode dne, kdy jsme to uslyšeli, nepřestáváme za vás v modlitbách prosit, abyste plně, se vší moudrostí a duchovním pochopením poznali jeho vůli. Tak budete svým životem dělat Pánu čest a stále se mu líbit, ve všem ponesete ovoce dobrých skutků, budete růst v poznání Boha, a z moci jeho božské slávy nabudete síly k trpělivosti a radostné vytrvalosti. S radostí budete děkovat Otci, který <text:span text:style-name="T550">n</text:span>ás připravil k účasti na dědictví svatých ve světle. On nás vysvobodil z moci tmy a přenesl do království svého milovaného Syna. V něm máme vykoupení a odpuštění hříchů: <text:s/></text:p>
          </table:table-cell>
        </table:table-row>
        <table:table-row table:style-name="Tabulka1.1">
          <table:table-cell table:style-name="Tabulka1.A1" office:value-type="string">
            <text:p text:style-name="P1">Lectio iij.</text:p>
            <text:p text:style-name="P187">Q<text:span text:style-name="T460">ui</text:span> est imágo Dei invisíbilis, primogénitus omnis creatúræ; quóniam in in ipso cóndita sunt univérsa in cœlis et in terra, visibília et invisibília, sive throni, sive dominatiónes, sive principátus, sive potestátes: ómnia per ipsum et in ipso creáta sunt: et ipse est ante omnes, et ómnia in ipso constant. Et ipse est caput córporis Ecclésiæ, qui est princ<text:span text:style-name="T458">í</text:span>pium, primogénitus ex mórtuis, ut sit in ómnibus ipse primátum tenens; quia in ipso complácuit omnem plenitúdinem inhabitáre, et per eum reconciliáre ómnia in ipsum, pacíficans per sánguinem crucis ejus sive quæ in terris, sive quæ in cœlis sunt.</text:p>
            <text:p text:style-name="P56"/>
          </table:table-cell>
          <table:table-cell table:style-name="Tabulka1.A1" office:value-type="string">
            <text:p text:style-name="P46"/>
            <text:p text:style-name="P252"><text:span text:style-name="T460">On</text:span> je obraz Boha neviditelného, prvorozený všeho stvoření, neboť v něm bylo stvořeno všechno na nebi i na zemi, svět viditelný i neviditelný; jak nebeské trůny, tak i panstva, vlády a mocnosti, a všechno je stvořeno skrze něho a pro něho. On předchází všechno, všechno v něm spočívá, on jest hlavou těla, totiž církve. On je počátek, prvorozený z mrtvých, takže je to on, jenž má prvenství ve všem. Plnost sama se rozhodla v něm přebývat, aby skrze něho a v něm bylo smířeno všechno, co je, jak na zemi, tak v nebesích, protože smíření přinesla jeho oběť na kříži. <text:s/></text:p>
          </table:table-cell>
        </table:table-row>
        <table:table-row table:style-name="Tabulka1.1">
          <table:table-cell table:style-name="Tabulka1.A1" office:value-type="string">
            <text:p text:style-name="P1">Lectio i<text:span text:style-name="T273">v</text:span>.</text:p>
            <text:p text:style-name="P188">E<text:span text:style-name="T538">t</text:span> vos cum essétis aliquándo alienáti, et inimíci sensu in opéribus malis; nunc autem reconciliávit in córpore carnis ejus per mortem, exhibére vos sanctos, et immaculátos, et irreprehensíbiles coram ipso; si tamen permanétis in fide fundáti, et stábiles, et immóbiles a spe evangélii, quod audístis, quod prædicátum est in univérsa creatúra quæ sub cœlo est, cujus factus sum ego Paulus miníster.</text:p>
            <text:p text:style-name="P56"/>
          </table:table-cell>
          <table:table-cell table:style-name="Tabulka1.A1" office:value-type="string">
            <text:p text:style-name="P46"/>
            <text:p text:style-name="P257">I vás, kteří jste dříve byli odcizeni a nepřátelští Bohu svým smýšlením i zlými skutky, nyní s ním smířil, když ve svém pozemském těle podstoupil smrt, aby vás před Boží tvář přivedl svaté, neposkvrněné a bez úhony, pokud ovšem pevně zakotveni setrváte ve víře a nedáte se odtrhnout od naděje evangelia, jež jste slyšeli, jež bylo kázáno všemu stvoření pod nebem a jehož jsem se já, Pavel, stal služebníkem. <text:s text:c="4"/><text:span text:style-name="T551">(</text:span><text:span text:style-name="T180">ČEP, upraveno</text:span><text:span text:style-name="T385">)</text:span></text:p>
          </table:table-cell>
        </table:table-row>
        <table:table-row table:style-name="Tabulka1.1">
          <table:table-cell table:style-name="Tabulka1.A1" office:value-type="string">
            <text:p text:style-name="P74">In II. Nocturno</text:p>
            <text:p text:style-name="P68">Ex Lítteris Encyclicis Pii Papæ undécimi.</text:p>
            <text:p text:style-name="P8">Litt. Encycl. <text:span text:style-name="T115">Quas primas</text:span> d. 12. Dec. 1925.</text:p>
            <text:p text:style-name="P8">Lectio v.</text:p>
            <text:p text:style-name="P227"><text:span text:style-name="T210">C</text:span><text:span text:style-name="T474">um</text:span><text:span text:style-name="T210"> Annus Sacer non unam ad inlustrándum Christi regnum habúerit opportunitátem, vidémur rem factúri Apostólico múneri in primis consentáneam, si, plurimórum Patrum Cardinálium, Episcopórum, fideliúmque précibus, ad Nos aut singillátim aut commúniter delátis, concedéntes, hunc ipsum, Annum peculiári festo Dómini Nostri Jesu Christi Regis in ecclesiásticam liturgíam inducéndo clausérimus. Ut transláta </text:span><text:soft-page-break/><text:span text:style-name="T210">verbi significatióne Rex appellarétur Christus ob summum excelléntiæ gradum, quo inter omnes res creátas præstat atque éminet, jam diu communitérque usu venit. Ita enim fit, ut regnáre is in méntibus hóminum dicátur non tam ob mentis áciem scientiæque suæ amplitúdinem, quam quod ipse est Véritas, et veritátem ab eo mortáles hauríre atque obediénter accípere necésse est; in voluntátibus item hóminum, quia non modo sanctitáti in eo voluntátis divínæ perfécta prorsus respóndet humánæ intégritas atque obtemperátio, sed étiam líberæ voluntáti nostræ id permotióne instinctúque suo </text:span><text:span text:style-name="T215">súbjicit</text:span><text:span text:style-name="T210">, unde ad nobilíssima quæque exardescámus, Córdium dénique Rex Christus agnóscitur ob ejus supereminéntem sciéntiæ caritátem et mansuetúdinem benignitatémque ánimos alliciéntem: nec enim quemquam usque ádeo ab universitáte géntium, ut Christum Jesum, aut amári aliquándo cóntigit aut amátum iri in pósterum contínget.</text:span></text:p>
            <text:p text:style-name="P228"/>
          </table:table-cell>
          <table:table-cell table:style-name="Tabulka1.A1" office:value-type="string">
            <text:p text:style-name="P52">Breviarium Cisterciense</text:p>
            <text:p text:style-name="P52">(<text:span text:style-name="T159">Ex Decr. 18. Oct, 1926</text:span>)</text:p>
            <text:p text:style-name="P43"/>
            <text:p text:style-name="P43"/>
            <text:p text:style-name="P283"><text:span text:style-name="T460">Poněvadž</text:span> tedy tento svatý rok mnoho přispěl k oslavě království Kristova, domníváme se, že konáme dílo, které se zcela shoduje s Naším apoštolským úřadem, jestliže vyhovíme četným prosbám kardinálů, biskupů i věřících, které Nám byly zaslány jednotlivě i hromadně, a zakončíme tento svatý rok tím, že zavedeme do církevní liturgie zvláštní svátek Pána našeho Ježíše Krista Krále. Už dávno je obecným zvykem nazývati <text:soft-page-break/>Krista králem v přeneseném slova smyslu, pro onu nejvyšší dokonalost, kterou vyniká nad všechny tvory. Tímto způsobem je Kristus králem nad rozumem člověka, a to ne tak pro svoji rozumovou bystrost a rozsah svého vědění, jako spíše proto, že On je Pravda sama, a že tedy všichni lidé musejí od něho pravdu čerpat a poslušně přijímat. Kristus je králem nad vůlí člověka nejen proto, že je v něm lidská vůle dokonale podrobena jeho nejsvětější božské vůli, nýbrž také proto, že Kristus svým vnitřním vedením a vnukáním podrobuje naši svobodnou vůli své vůlí, a tím nám dodává nadšení k nejušlechtilejším úkonům. Kristus je konečně králem srdcí pro svoji „lásku, která převyšuje veškeré poznání“ <text:span text:style-name="T553">(Ef 3, 19)</text:span>, a pro svoji mírnost a laskavost, kterou k sobě přitahuje srdce. Nikdo totiž z celého lidstva nebyl dosud a nebude nikdy tak milován jako Ježíš Kristus.</text:p>
            <text:p text:style-name="P281"/>
          </table:table-cell>
        </table:table-row>
        <table:table-row table:style-name="Tabulka1.1">
          <table:table-cell table:style-name="Tabulka1.A1" office:value-type="string">
            <text:p text:style-name="P6">Lectio vj.</text:p>
            <text:p text:style-name="P193">V<text:span text:style-name="T460">erum</text:span>, ut rem préssius ingrediámur, nemo non videt, nomen potestatémque regis, própria quidem verbi significatióne, Christo hómini vindicári oportére; nam nisi quátenus homo est, a Patre potestátem et honórem et regnum accepísse dici nequit, quandóquidem Dei Verbum, cui éadem est cum Patre substántia, non potest ómnia cum Patre non habére commúnia, proptereáque ipsum in res creátas univérsas summum atque absolutíssimum impérium. Quo autem hæc Dómini nostri dígnitas et potéstas fundaménto consístat, apte Cyríllus Alexandrínus animadvértit: Omnium, ut verbo dicam, creaturárum dominátum óbtinet, non per vim extórtum, nec aliunde invéctum, sed esséntia sua et natúra; scílicet ejus principátus illa nítitur unióne mirábili, quam hypostáticam appéllant.</text:p>
            <text:p text:style-name="P78"/>
          </table:table-cell>
          <table:table-cell table:style-name="Tabulka1.A1" office:value-type="string">
            <text:p text:style-name="P43"/>
            <text:p text:style-name="P230"><text:span text:style-name="T506">Přikročme</text:span><text:span text:style-name="T128"> však zevrubněji k věci: Je zřejmé, že královské jméno a královská moc přísluší Kristu jako člověku i ve vlastním slova smyslu. Neboť jenom pokud je Kristus člověkem, lze o něm říci, že přijal „moc, slávu a království“ od Otce </text:span><text:span text:style-name="T554">(Dan 7, 13—14)</text:span><text:span text:style-name="T128">; jako Slovo Boží, </text:span><text:span text:style-name="T129">které je </text:span><text:span text:style-name="T128">s</text:span><text:span text:style-name="T129">tejné </text:span><text:span text:style-name="T128">podstat</text:span><text:span text:style-name="T129">y</text:span><text:span text:style-name="T128"> s Otcem, má totiž </text:span><text:span text:style-name="T129">nutně </text:span><text:span text:style-name="T128">všechno společné s Otcem, a tedy i nejvyšší a naprosté panství nad veškerým tvorstvem.</text:span> Na jakém základe pak spočívá tato důstojnost a moc našeho Pána, to vhodně naznačuje už Cyril Alexandrijský: „Abych to stručně vyjádřil, moc, kterou má Kristus nad veškerým tvorstvem, <text:span text:style-name="T556">neuchvátil</text:span> násilím, ani ji nepřijal odjinud, nýbrž má ji ze své podstaty a přirozenosti“ <text:span text:style-name="T552">(K Luk. 10)</text:span>. To znamená: jeho královská moc se zakládá na tom podivuhodném spojení, které nazýváme hypostatickým.</text:p>
          </table:table-cell>
        </table:table-row>
        <table:table-row table:style-name="Tabulka1.1">
          <table:table-cell table:style-name="Tabulka1.A1" office:value-type="string">
            <text:p text:style-name="P6">Lectio vij.</text:p>
            <text:p text:style-name="P196">U<text:span text:style-name="T460">nde</text:span> conséquitur, non modo ut Christus ab Angelis et homínibus Deus sit adorándus, sed étiam ut ejus império Hóminis, Angeli et hómines páreant et subjécti sint: nempe ut vel solo hypostáticæ uniónis nómine Christus potestátem in univérsas creatúras obtíneat. Jam véro, ut hujus vim et natúram principátus paucis declarémus, dicere vix áttinet tríplici eum potestáte continéri, qua si carúerit, principátus vix intellígitur. Id ipsum deprómpta atque alláta ex sacris Lítteris de universáli Redemptóris nostri império testimónia plus quam satis signíficant, átque est cathólica fide credéndum, <text:soft-page-break/>Christum Jesum homínibus datum esse útique Redemptórem cui fidant, at una simul legislatórem cui obédiant. Ipsum autem Evangélia non tam leges condidísse narrant, quam leges condéntem indúcunt: quæ quidem præcépta quicúmque servárint, iídem a divíno Magístro, álias áliis verbis, et suam in eum caritátem probatúri et in dilectióne ejus mansúri dicúntur. Judiciáriam vero potestátem sibi a Patre attribútam ipse Jesus Judæis, de sábbati requiéte per mirábilem débilis hóminis sanatiónem violáta criminántibus, denúntiat: Neque enim Pater júdicat quemquam, sed omne judícium dedit Fílio. In quo id étiam comprehénditur (quóniam res a judício disjúngi nequit) ut præmia et pœnas homínibus adhuc vivéntibus jure suo déferat. At prætérea potéstas illa, quam executiónis vocant, Christo adjudicánda est, útpote cujus império parére omnes necésse sit, et ea quidem denuntiáta contumácibus irrogatióne suppliciórum, quæ nemo possit effúgere.</text:p>
            <text:p text:style-name="P54"/>
          </table:table-cell>
          <table:table-cell table:style-name="Tabulka1.A1" office:value-type="string">
            <text:p text:style-name="P43"/>
            <text:p text:style-name="P234"><text:span text:style-name="T276">Z toho vyplývá, že </text:span><text:span text:style-name="T328">A</text:span><text:span text:style-name="T276">ndělé i lidé se mají Kristu klanět nejen jako Bohu, nýbrž ho </text:span><text:span text:style-name="T328">Andělé i lidé </text:span><text:span text:style-name="T276">mají poslouchat také jako </text:span><text:span text:style-name="T328">Č</text:span><text:span text:style-name="T276">lověka a být poddáni jeho moci; neboť již z hypostatického spojení má Kristus moc nad veškerým tvorstvem. Chceme </text:span><text:span text:style-name="T329">však </text:span><text:span text:style-name="T276">nyní krátce vyložit smysl a podstatu tohoto království. Sotva je třeba připomínat, že toto království obsahuje trojí moc, bez níž není žádné království myslitelno. Uvedená svědectví z Písma sv</text:span><text:span text:style-name="T330">atého</text:span><text:span text:style-name="T276"> o všeobecné vládě našeho Vykupitele to dokazují více než dosti. Je to ostatně článek katolické víry, že Ježíš Kristus byl dán lidem jako Vykupitel, kterému jsou </text:span><text:soft-page-break/><text:span text:style-name="T276">povinni věřit, a zároveň jako zákonodárce, kterého jsou povinni poslouchat </text:span><text:span text:style-name="T555">(Sněm trid., sed. 6, can. 21)</text:span><text:span text:style-name="T276">. Evangelia pak nevypravují o tom, že Kristus dal zákony, nýbrž spíše, jak dává zákony. A o těch, kteří zachovávají jeho přikázání, praví božsky Mistr při různých příležitostech vždy novými slovy, že tím dokazují svou lásku k němu a že zůstávají v jeho lásce </text:span><text:span text:style-name="T555">(Jan 14, 15; 15, 10)</text:span><text:span text:style-name="T276">. O soudcovské moci pak Ježíš sám prohlašuje, že ji obdržel od Otce, v odpovědi </text:span><text:span text:style-name="T331">Ž</text:span><text:span text:style-name="T276">idům, kteří ho obviňovali, že porušuje sobotní klid zázračným uzdravením nemocného: „Otec nesoudí nikoho, nýbrž veškeren soud odevzdal Synu“ </text:span><text:span text:style-name="T555">(Jan 5, 22)</text:span><text:span text:style-name="T276">. V této moci je také obsaženo </text:span><text:span text:style-name="T332">(</text:span><text:span text:style-name="T276">neboť je od ní neodlučitelné</text:span><text:span text:style-name="T332">)</text:span><text:span text:style-name="T276"> také právo odměňovat a trestat lidi i za jejich pozemského života. </text:span><text:span text:style-name="T331">M</text:span><text:span text:style-name="T276">imo to je třeba přiznat Kristu i moc výkonnou, neboť všichni lidé jsou povinni poslouchat jeho zákonů, vzpurným pak hrozí tresty, kterým nikdo nemůže uniknout.</text:span></text:p>
          </table:table-cell>
        </table:table-row>
        <table:table-row table:style-name="Tabulka1.1">
          <table:table-cell table:style-name="Tabulka1.A1" office:value-type="string">
            <text:p text:style-name="P6">Lectio viij.</text:p>
            <text:p text:style-name="P193">V<text:span text:style-name="T460">erúmtamen</text:span> ejúsmodi regnum præcípuo quodam modo et spirituále esse et ad spirituália pertinére, cum ea, quæ ex Bíbliis supra protúlimus, verba planíssime osténdant, tum Christus Dóminus sua agéndi ratióne confírmat: síquidem, non una data occasióne, cum Judæi, immo vel ipsi Apóstoli, per errórem censérent, fore ut Messias pópulum in libertátem vindicáret regnúmque Israël restitúeret, vanam ipse opiniónem ac spem adímere et convéllere; rex a circumfúsa admirántium multitúdine renuntiándus, et nomen et honórem fugiéndo latendóque detrectáre; coram Præside Románo effícere, regnum suum de hoc mundo non esse. Quod quidem regnum tale in Evangéliis propónitur, in quod hómines pœniténtiam agéndo ingrédi parent, íngredi vero néqueant, nisi per fidem et baptísmum, qui etsi est ritus extérnus, interiórem tamen regeneratiónem signíficat atque éfficit; oppónitur unice regno Sátanæ et potestáti tenebrárum, et ab ásseclis póstulat, non solum ut, abalienáto a divítiis rebúsque terrénis ánimo, morum præferant lenitátem et esúriant sitiántque justítiam, sed étiam ut semetípsos ábnegent et crucem suam tollant. Cum autem Christus et Ecclésiam Redémptor sánguine suo acquisíverit et Sacérdos se ipse pro peccátis hóstiam obtúlerit perpetuóque ófferat, cui non videátur régium ipsum munus utriúsque illíus natúram múneris indúere ac participáre? Túrpiter, ceteróquin, erret, qui a Christo hómine rerum civílium quarúmlibet impérium adjúdicet, cum is a Patre jus <text:soft-page-break/>in res creátas absolutíssimum sic obtíneat, ut ómnia in suo arbítrio sint pósita. ltaque, auctoritáte Nostra Apostólica, festum Dómini Nostri Jesu Christi Regis institúimus, quotánnis, postrémo mensis Octóbris Domínico die, qui scílicet Omnium Sanctórum celebritátem próxime antecédit, ubíque terrárum agéndum. ltem præcípimus, ut eo ipso die géneris humáni Sacratíssimo Cordi Jesu dedicátio quotánnis renovétur.</text:p>
            <text:p text:style-name="P78"/>
          </table:table-cell>
          <table:table-cell table:style-name="Tabulka1.A1" office:value-type="string">
            <text:p text:style-name="P43"/>
            <text:p text:style-name="P236"><text:span text:style-name="T466">Avšak</text:span><text:span text:style-name="T288"> toto království je hlavně duchovní a týká se duchovního řádu: slova </text:span><text:span text:style-name="T291">B</text:span><text:span text:style-name="T288">ible, která jsme shora uvedli, to zřejmě dokazují; to potvrzuje také Kristus Pán svým způsobem jednání. Když se židé, a dokonce i sami apoštolé mylně domnívali, že Mesiáš osvobodí národ a obnoví království izraelské, tu Kristus při nejedné příležitosti vyvrátil tento mylný názor a potřel onu marnou naději. Když nadšené množství lidu ho chtělo učiniti králem, vyhnul se královskému jménu i královským poctám útěkem a skrytostí. Před římským místodržitelem prohlásil, že jeho království „není z tohoto světa.“ Toto království se v evangeliu líčí jako království, do něhož se lidé připravují vstoupit </text:span><text:span text:style-name="T292">tím, že konají </text:span><text:span text:style-name="T288">pokání. Nemohou však do něho vstoupit než vírou a křtem, který třebaže je to vnější obřad, přece naznačuje a působí vnitřní obrození. Toto království stojí jedině proti království </text:span><text:span text:style-name="T293">S</text:span><text:span text:style-name="T288">atanovu a moci temnosti. Od svých stoupenců vyžaduje nejen, aby odloučili své srdce od bohatství a pozemských věcí, aby uskutečňovali mírnost a lačněli a žíznili po spravedlností, nýbrž také aby se zapírali a nesli svůj kříž. Poněvadž však Kristus jako Vykupitel Církev vykoupil svou krví a jako Kněz sám se vydal jako oběť za hříchy a ustavičně se obětuje, kdo by neviděl, že jeho království musí míti ráz obojího úřadu (</text:span><text:span text:style-name="T282">vykupitelského i kněžského</text:span><text:span text:style-name="T288">) a musí v obojím míti účast? Ostatně, velice by se mýlil, kdo by Kristu člověku upíral vládu nad jakýmikoli občanskými záležitostmi. On totiž obdržel od Otce naprosté právo nad všemi stvořený</text:span><text:soft-page-break/><text:span text:style-name="T288">mi věcmi, takže všechno je podrobeno jeho vůlí. A proto, </text:span><text:span text:style-name="T294">N</text:span><text:span text:style-name="T288">aší </text:span><text:span text:style-name="T294">A</text:span><text:span text:style-name="T288">poštolskou mocí ustanovujeme svátek našeho Pána Ježíše Krista Krále, který se má slavit každoročně po celém světě poslední </text:span><text:span text:style-name="T294">N</text:span><text:span text:style-name="T288">eděl</text:span><text:span text:style-name="T294">i</text:span><text:span text:style-name="T288"> v říjnu, bezprostředně před svátkem Všech </text:span><text:span text:style-name="T294">S</text:span><text:span text:style-name="T288">vatých. Nařizujeme též, aby se toho dne každoročně obnovilo zasvěcení lidského pokolení nejsvětějšímu Srdci Ježíšovu.</text:span></text:p>
          </table:table-cell>
        </table:table-row>
        <table:table-row table:style-name="Tabulka1.1">
          <table:table-cell table:style-name="Tabulka1.A1" office:value-type="string">
            <text:p text:style-name="P74">In II. Nocturno</text:p>
            <text:p text:style-name="P68">Sermo sancti <text:span text:style-name="T357">Bernárdi Abbátis</text:span>.</text:p>
            <text:p text:style-name="P8">Ex Homil. 4. super Missus est, n. 2.</text:p>
            <text:p text:style-name="P8">Lectio v.</text:p>
            <text:p text:style-name="P195">E<text:span text:style-name="T460">t</text:span> regnábit in domo Jacob in ætérnum et regni ejus non erit finis. Si domum Jacob temporálem accípimus, quómodo in illa, quæ ætérna non est, in ætérnum regnatúrus est? Quærénda est ergo domus ætérna Jacob, in qua regnet in ætérnum, cujus regni non erit finis. Annon dénique domus illa Jacob, exásperans ímpie, abnegávit eum et insipiénter réspuit ante fáciem Piláti, quando illo perhibénte: Regem vestrum crucifígam? uno ore respondéndo clamávit: Non habémus regem nisi Cæsarem?</text:p>
            <text:p text:style-name="P228"/>
          </table:table-cell>
          <table:table-cell table:style-name="Tabulka1.A1" office:value-type="string">
            <text:p text:style-name="P52"><text:span text:style-name="T459">Ex </text:span><text:span text:style-name="T461">Supplemento </text:span><text:span text:style-name="T460">Breviari</text:span><text:span text:style-name="T461">i</text:span><text:span text:style-name="T460"> Cisterciens</text:span><text:span text:style-name="T461">is</text:span></text:p>
            <text:p text:style-name="P53">ad normam rubricarum Codicis cisterciensis </text:p>
            <text:p text:style-name="P53">a S.R.C. die 14. junii 1965 approbati.</text:p>
            <text:p text:style-name="P43"/>
            <text:p text:style-name="P281"><text:span text:style-name="T562">A n</text:span>a věky bude kralovat nad <text:span text:style-name="T557">domem</text:span> Jákobovým a jeho království bude <text:span text:style-name="T561">bez </text:span>konce.“ <text:span text:style-name="T557">Pochopíme-li tento dům Jákobův jako časný, jak by v něm, když není věčný, mohl </text:span><text:span text:style-name="T191">Pán</text:span><text:span text:style-name="T557"> kralovat navěky? Měli bychom tedy pátrat po věčném domě Jákobově, v němž bude kralovat navěky a jeho království bude bez konce. Nemohlo by to tedy být tak, že tento </text:span><text:span text:style-name="T181">časný </text:span><text:span text:style-name="T557">dům Jákobův </text:span><text:span text:style-name="T181">Pána </text:span><text:span text:style-name="T557">v bezbožném rouhání zapřel a nemoudře jej pohnal před Piláta. A když se jich zeptal: „Mám ukřižovat vašeho krále?,“ v odpověď jednohlasně zvolali: „Nemáme krále, jen Císaře“?</text:span></text:p>
          </table:table-cell>
        </table:table-row>
        <table:table-row table:style-name="Tabulka1.1">
          <table:table-cell table:style-name="Tabulka1.A1" office:value-type="string">
            <text:p text:style-name="P6">Lectio vj.</text:p>
            <text:p text:style-name="P193">N<text:span text:style-name="T460">on</text:span> omnes, inquit Apóstolus, qui ex Israël sunt, hi sunt Israëlítæ, neque, qui semen sunt Abrahæ, hi sunt fílii. Séquere ergo et dic: Simíliter non omnes, qui ex Jacob, hi reputándi sunt in domo Jacob; Jacob quippe ipse est qui Israël. Solos ígitur, qui in fide Jacob perfécti inveniéndi sunt, réputa in domo Jacob, vel pótius ipsos nóveris fore spirituálem et ætérnum domum Jacob, in qua regnabit Dominus Jesus in ætérnum.</text:p>
            <text:p text:style-name="P78"/>
          </table:table-cell>
          <table:table-cell table:style-name="Tabulka1.A1" office:value-type="string">
            <text:p text:style-name="P43"/>
            <text:p text:style-name="P231"><text:span text:style-name="T539">Apoštol</text:span><text:span text:style-name="T558"> praví: „</text:span>ne všichni, kteří jsou z I<text:span text:style-name="T559">s</text:span>raele, jsou I<text:span text:style-name="T559">s</text:span>rael<text:span text:style-name="T558">ité</text:span>, ani dětmi Abrahamovými nejsou všichni, <text:span text:style-name="T560">třebaže </text:span>jsou jeho potomci. <text:span text:style-name="T558">Podle toho tedy můžeme říci: „Podobně tedy ani všichni, kdož jsou z Jákoba, nemohou býti považováni za obyvatele domu Jákobova.“ Jákob je totiž tentýž, co Israel. Tedy pouze ty, které lze shledat dokonalými v Jákobově víře, můžeme považovat za obyvatele domu Jákobova, a víme tedy, že budou tvořit ten duchovní a věčný dům Jákobův, v němž bude Pán Ježíš kralovat navěky.</text:span></text:p>
          </table:table-cell>
        </table:table-row>
        <table:table-row table:style-name="Tabulka1.1">
          <table:table-cell table:style-name="Tabulka1.A1" office:value-type="string">
            <text:p text:style-name="P6">Lectio vij.</text:p>
            <text:p text:style-name="P196">Q<text:span text:style-name="T460">uis</text:span> ex nobis est, qui juxta interpretatiónem nóminis Jacob supplántet diábolum de corde suo, luctétur cum vítiis et concupiscéntiis suis, ut non regnet peccátum in suo mortáli córpore, sed regnet in eo Jesus, et nunc quidem per grátiam et in ætérnum per glóriam? Beáti, in quibus Jesus regnábit in ætérnum, quia et ipsi cum eo regnábunt et regni hujus non erit finis.</text:p>
            <text:p text:style-name="P54"/>
          </table:table-cell>
          <table:table-cell table:style-name="Tabulka1.A1" office:value-type="string">
            <text:p text:style-name="P43"/>
            <text:p text:style-name="P233"><text:span text:style-name="T472">Kdo</text:span><text:span text:style-name="T333"> je tedy z nás, </text:span><text:span text:style-name="T339">a</text:span><text:span text:style-name="T333"> podle významu Jákobova jména </text:span><text:span text:style-name="T336">tedy vytrhne </text:span><text:span text:style-name="T334">ďábla ze svého srdce</text:span><text:span text:style-name="T283"> </text:span><text:span text:style-name="T284">jako plevel</text:span><text:span text:style-name="T334">, bude bojovat se svými neřestmi </text:span><text:span text:style-name="T336">i</text:span><text:span text:style-name="T334"> žádostmi, aby hřích již nevládl </text:span><text:span text:style-name="T335">v </text:span><text:span text:style-name="T334">jeho smrtelné</text:span><text:span text:style-name="T335">m</text:span><text:span text:style-name="T334"> těl</text:span><text:span text:style-name="T335">e, ale vládl v něm Ježíš, </text:span><text:span text:style-name="T339">jak </text:span><text:span text:style-name="T335">nyní </text:span><text:span text:style-name="T339">tedy</text:span><text:span text:style-name="T337"> </text:span><text:span text:style-name="T335">skrze milost, </text:span><text:span text:style-name="T339">tak i</text:span><text:span text:style-name="T335"> navěky </text:span><text:span text:style-name="T339">pak </text:span><text:span text:style-name="T335">skrze slávu? </text:span><text:span text:style-name="T337">Blažení, v nichž bude Ježíš vládnout navěky, neboť i oni s ním budou vládnout, a je</text:span><text:span text:style-name="T339">jich</text:span><text:span text:style-name="T337"> království bude </text:span><text:span text:style-name="T338">bez </text:span><text:span text:style-name="T337">konce. </text:span></text:p>
          </table:table-cell>
        </table:table-row>
        <table:table-row table:style-name="Tabulka1.1">
          <table:table-cell table:style-name="Tabulka1.A1" office:value-type="string">
            <text:p text:style-name="P6">Lectio viij.</text:p>
            <text:p text:style-name="P193">O quam gloriósum est regnum illud, in quo reges congregáti sunt, convenérunt in unum, ad <text:soft-page-break/>laudándum scílicet et glorificándum eum, qui super omnes est Rex regum et Dóminus dominántium, de cujus splendidíssima contemplatióne fulgébunt justi sicut sol in regno Patris eórum.</text:p>
            <text:p text:style-name="P78"/>
          </table:table-cell>
          <table:table-cell table:style-name="Tabulka1.A1" office:value-type="string">
            <text:p text:style-name="P43"/>
            <text:p text:style-name="P274"><text:span text:style-name="T288">Ó </text:span><text:span text:style-name="T287">jak slavné je to</text:span><text:span text:style-name="T296">to</text:span><text:span text:style-name="T287"> království, v němž jsou shromážděni králové, </text:span><text:span text:style-name="T295">shromážděni </text:span><text:span text:style-name="T297">na</text:span><text:span text:style-name="T295"> jedno</text:span><text:span text:style-name="T297">m </text:span><text:soft-page-break/><text:span text:style-name="T297">místě</text:span><text:span text:style-name="T295"> proto, aby chválili a oslavovali toho, který jest Králem nade všechny krále a Pánem nade všechny panovníky, při jehož nejzářivější kontemplaci zazáří spravedliví jako slunce v království svého Otce.</text:span></text:p>
          </table:table-cell>
        </table:table-row>
        <table:table-row table:style-name="Tabulka1.1">
          <table:table-cell table:style-name="Tabulka1.A1" office:value-type="string">
            <text:p text:style-name="P74">In III. Nocturno</text:p>
            <text:p text:style-name="P49"><text:span text:style-name="T225">Léctio sancti Evangélii </text:span><text:span text:style-name="T226">secúndum </text:span><text:span text:style-name="T228">Joánnem</text:span><text:span text:style-name="T225">.</text:span><text:span text:style-name="T53"> </text:span></text:p>
            <text:p text:style-name="P49"><text:span text:style-name="T53">Lectio ix. Cap. </text:span><text:span text:style-name="T54">1</text:span><text:span text:style-name="T57">8</text:span><text:span text:style-name="T53">.</text:span></text:p>
            <text:p text:style-name="P198">I<text:span text:style-name="T460">n</text:span> illo témpore: Dixit Pilátus ad Jesum: Tu es Rex Judæórum? Respóndit Jesus: A temetípso hoc dicis, an álii dixérunt tibi de me? Et réliqua.</text:p>
            <text:p text:style-name="P62"/>
            <text:p text:style-name="P49"><text:span text:style-name="T256">Homil</text:span><text:span text:style-name="T257">í</text:span><text:span text:style-name="T256">a sancti Augustíni</text:span><text:span text:style-name="T225"> Epíscopi.</text:span></text:p>
            <text:p text:style-name="P14">Tract. 51. et 117. in Joannem.</text:p>
            <text:p text:style-name="P201">Q<text:span text:style-name="T460">uid</text:span> magnum fuit Regi sæculórum Regem fiéri hóminum? Non enim Rex Israël Christus ad exigéndum tribútum vel exércitum ferro armándum hostésque visibíliter debellándos: sed Rex Israël, quod mentes regat, quod in ætérnum cónsulat, quod in regnum cœlórum credéntes, sperántes amantésque perdúcat. Dei ergo Fílius æquális Patri, Verbum per quod facta sunt ómnia, quod Rex esse vóluit Israël, dignátio est, non promótio; miseratiónis indícium est, non potestátis augméntum. Qui enim appellátus est in terra Rex Judæórum, in cœlis est Dóminus Angelórum.</text:p>
            <text:p text:style-name="P62"/>
          </table:table-cell>
          <table:table-cell table:style-name="Tabulka1.A1" office:value-type="string">
            <text:p text:style-name="P43"/>
            <text:p text:style-name="P43"/>
            <text:p text:style-name="P43"/>
            <text:p text:style-name="P238"><text:span text:style-name="T460">Za</text:span> onoho času <text:span text:style-name="T542">řekl Pilát</text:span> Ježíš<text:span text:style-name="T363">ovi: „Ty jsi král židovský?“ Ježíš mu odpověděl: „Říkáš to sám ze sebe, nebo ti to o mě řekli jiní?“</text:span> A ostatní. </text:p>
            <text:p text:style-name="P43"/>
            <text:p text:style-name="P43"/>
            <text:p text:style-name="P241"><text:span text:style-name="T467">Jak</text:span><text:span text:style-name="T302"> veliká pocta pro Krále celého světa </text:span><text:span text:style-name="T325">asi </text:span><text:span text:style-name="T302">bylo stát se pou</text:span><text:span text:style-name="T310">hým</text:span><text:span text:style-name="T302"> králem lidí? Kristus nebyl takovým </text:span><text:span text:style-name="T312">K</text:span><text:span text:style-name="T302">rálem israelským, který vybírá daně nebo vládne </text:span><text:span text:style-name="T310">mečem </text:span><text:span text:style-name="T302">ozbrojenému vojsku a viditelně poráží své nepřátele. On byl </text:span><text:span text:style-name="T325">proto </text:span><text:span text:style-name="T302">Králem israelským, </text:span><text:span text:style-name="T311">neboť</text:span><text:span text:style-name="T302"> vládne myslím, </text:span><text:span text:style-name="T311">neboť </text:span><text:span text:style-name="T302">bude vládnout navěky, </text:span><text:span text:style-name="T311">neboť </text:span><text:span text:style-name="T302">přivede do nebeského království ty, k</text:span><text:span text:style-name="T325">teří</text:span><text:span text:style-name="T302"> věří, doufají a milují. </text:span><text:span text:style-name="T311">Tedy </text:span><text:span text:style-name="T312">to, že </text:span><text:span text:style-name="T311">Syn Boží, který je roven Otci, Slovo, skrze něž vše</text:span><text:span text:style-name="T341">chno</text:span><text:span text:style-name="T311"> </text:span><text:span text:style-name="T341">je </text:span><text:span text:style-name="T311">stvořeno, </text:span><text:span text:style-name="T312">se chtěl stát Králem israelským, je </text:span><text:span text:style-name="T341">výraz </text:span><text:span text:style-name="T312">jeho </text:span><text:span text:style-name="T341">slitování</text:span><text:span text:style-name="T312">, ne nějaké</text:span><text:span text:style-name="T341">ho</text:span><text:span text:style-name="T312"> povýšení. Je to důkaz jeho s</text:span><text:span text:style-name="T341">m</text:span><text:span text:style-name="T312">i</text:span><text:span text:style-name="T341">l</text:span><text:span text:style-name="T312">ování, nikoliv rozšíření jeho moci. Neboť ten, jenž na zemi zve se Králem židovským, na nebi jest Pánem andělským.</text:span></text:p>
          </table:table-cell>
        </table:table-row>
        <table:table-row table:style-name="Tabulka1.1">
          <table:table-cell table:style-name="Tabulka1.A1" office:value-type="string">
            <text:p text:style-name="P8">Lectio x.</text:p>
            <text:p text:style-name="P203">S<text:span text:style-name="T460">ed</text:span> Judæórum tantum Rex est Christus, an et Géntium? Immo et Géntium. Cum enim dixísset in prophetía: Ego autem sum constitútus Rex ab eo super Sion montem sanctum ejus, prædicans præc<text:span text:style-name="T543">é</text:span>ptum Domini: ne propter montem Sion solis Judæis eum regem quisquam díceret constitútum, contínuo subjécit: Dóminus dixit ad me: Fílius meus es tu, ego hodie génui te; póstula a me et dabo tibi Gentes hereditátem tuam et possessiónem tuam términos terræ.</text:p>
            <text:p text:style-name="P62"/>
          </table:table-cell>
          <table:table-cell table:style-name="Tabulka1.A1" office:value-type="string">
            <text:p text:style-name="P43"/>
            <text:p text:style-name="P277"><text:span text:style-name="T471">Avšak</text:span><text:span text:style-name="T313"> je Kristus pouze Králem </text:span><text:span text:style-name="T326">Židů</text:span><text:span text:style-name="T313">, nebo i </text:span><text:span text:style-name="T280">všech </text:span><text:span text:style-name="T348">pohanských</text:span><text:span text:style-name="T286"> </text:span><text:span text:style-name="T313">Národů? </text:span><text:span text:style-name="T348">Jistě, že i všech pohan­ských Národů. </text:span><text:span text:style-name="T313">V proroctví se totiž praví: „</text:span><text:span text:style-name="T299">Já jsem </text:span><text:span text:style-name="T314">však </text:span><text:span text:style-name="T299">králem od ně</text:span><text:span text:style-name="T314">j</text:span><text:span text:style-name="T299"> u</text:span><text:span text:style-name="T314">stanoven </text:span><text:span text:style-name="T299">na Si</text:span><text:span text:style-name="T314">o</text:span><text:span text:style-name="T299">nu, </text:span><text:span text:style-name="T314">na </text:span><text:span text:style-name="T299">jeho svaté hoře, </text:span><text:span text:style-name="T314">a h</text:span><text:span text:style-name="T299">lásám </text:span><text:span text:style-name="T314">přikázání </text:span><text:span text:style-name="T299">Hospodin</text:span><text:span text:style-name="T314">ovo.“ Aby však nikdo kvůli hoře Sion neřekl, že je ustanoven králem pouze pro Židy, hned za tím čteme: „</text:span><text:span text:style-name="T315">Hospodin</text:span><text:span text:style-name="T314"> mi řekl: Ty jsi můj syn, já jsem tě dnes zplodil. Požádej </text:span><text:span text:style-name="T315">mě</text:span><text:span text:style-name="T314">, a dám ti </text:span><text:span text:style-name="T285">všechny </text:span><text:span text:style-name="T315">N</text:span><text:span text:style-name="T314">árody v </text:span><text:span text:style-name="T315">tvé</text:span><text:span text:style-name="T314"> </text:span><text:span text:style-name="T315">dědictví </text:span><text:span text:style-name="T314">a v tvé vlastnictví </text:span><text:span text:style-name="T281">všechny </text:span><text:span text:style-name="T314">končiny země.“</text:span></text:p>
          </table:table-cell>
        </table:table-row>
        <table:table-row table:style-name="Tabulka1.1">
          <table:table-cell table:style-name="Tabulka1.A1" office:value-type="string">
            <text:p text:style-name="P8">Lectio xj.</text:p>
            <text:p text:style-name="P8">Tract. 115. in Joannem.</text:p>
            <text:p text:style-name="P198">R<text:span text:style-name="T460">espóndit</text:span> Jesus: Regnum meum non est de hoc mundo. Si ex hoc mundo esset regnum meum, minístri mei útique decertárent, ut non tráderer Judæis; nunc autem regnum meum non est hinc. Hoc est quod bonus Magíster scire nos vóluit; sed prius nobis demonstránda fúerat vana hóminum de regno ejus opínio, sive Géntium, sive Judæórum, a quibus id Pilátus audíerat: quasi proptérea morte fuísset plecténdus, quod illícitum affectáverit regnum, vel quóniam solent regnatúris invidére regnántes, et vi<text:soft-page-break/>délicet cavéndum erat, ne ejus regnum sive Románis, sive Judæis esset advérsum.</text:p>
            <text:p text:style-name="P62"/>
          </table:table-cell>
          <table:table-cell table:style-name="Tabulka1.A1" office:value-type="string">
            <text:p text:style-name="P43"/>
            <text:p text:style-name="P43"/>
            <text:p text:style-name="P275"><text:span text:style-name="T469">J</text:span><text:span text:style-name="T464">ežíš</text:span><text:span text:style-name="T275"> odpověděl: „Mé království není z tohoto světa. Pokud by </text:span><text:span text:style-name="T277">totiž</text:span><text:span text:style-name="T275"> mé království z tohoto světa bylo, moji služebníci by bojovali, abych nebyl vydán Židům; </text:span><text:span text:style-name="T316">nyní </text:span><text:span text:style-name="T275">však mé království</text:span><text:span text:style-name="T316"> </text:span><text:span text:style-name="T275">není odtud.“ </text:span><text:span text:style-name="T316">Dobrý Učitel chtěl, abychom toto věděli. Předtím nám však ukázal </text:span><text:span text:style-name="T324">nicotný</text:span><text:span text:style-name="T317"> názor ohledně jeho království, </text:span><text:span text:style-name="T327">který zastávaly jak</text:span><text:span text:style-name="T317"> </text:span><text:span text:style-name="T348">pohanské </text:span><text:span text:style-name="T317">Národ</text:span><text:span text:style-name="T327">y</text:span><text:span text:style-name="T317">, tak </text:span><text:span text:style-name="T327">i</text:span><text:span text:style-name="T317"> Žid</text:span><text:span text:style-name="T327">é</text:span><text:span text:style-name="T317">, od kterých </text:span><text:span text:style-name="T327">jej</text:span><text:span text:style-name="T317"> Pilát slyšel: </text:span><text:span text:style-name="T318">jako by </text:span><text:span text:style-name="T320">snad </text:span><text:span text:style-name="T318">měl být potrestán smrtí </text:span><text:span text:style-name="T321">za </text:span><text:span text:style-name="T319">to, že </text:span><text:span text:style-name="T320">se snažil </text:span><text:span text:style-name="T321">protiprávně zmocnit trůnu, </text:span><text:span text:style-name="T322">neboť vládci mívají ve zvyku podezřívat ty, kteří by </text:span><text:soft-page-break/><text:span text:style-name="T322">chtěli vládnout, a proto je třeba udělat vše proto, aby </text:span><text:span text:style-name="T323">se </text:span><text:span text:style-name="T322">jeho království ne</text:span><text:span text:style-name="T323">postavilo proti Římanům ani proti Židům.</text:span></text:p>
          </table:table-cell>
        </table:table-row>
        <table:table-row table:style-name="Tabulka1.1">
          <table:table-cell table:style-name="Tabulka1.A1" office:value-type="string">
            <text:p text:style-name="P8">Lectio xij.</text:p>
            <text:p text:style-name="P206">P<text:span text:style-name="T460">óterat </text:span>autem Dóminus quod ait, Regnum meum non est de hoc mundo, ac primam interrogatiónem præsidis respondére, ubi ei dixit, Tu es Rex Judæórum? sed eum vicíssim intérrogans, utrum hoc a semetípso díceret, an audísset ab <text:span text:style-name="T544">áli</text:span>is, illo respondénte osténdere vóluit hoc sibi apud illum fuísse a Judæis velut crimen objéctum: patefáciens nobis cogitatiónes hóminum, quas ipse nóverat, quóniam vanæ sunt; e<text:span text:style-name="T545">í</text:span>sque post responsiónem Piláti, jam Judæis et Géntibus opportúnius aptiúsque respóndens, Regnum meum non est de hoc mundo.</text:p>
            <text:p text:style-name="P62"/>
          </table:table-cell>
          <table:table-cell table:style-name="Tabulka1.A1" office:value-type="string">
            <text:p text:style-name="P43"/>
            <text:p text:style-name="P279"><text:span text:style-name="T460">Pán</text:span> totiž, který řekl „Mé království není z tohoto světa,“ mohl tak<text:span text:style-name="T546">to</text:span> zodpovědět první vladařovu otázku, která zněla: „Ty jsi Král židovský?“ <text:span text:style-name="T546">O</text:span>n <text:span text:style-name="T546">mu</text:span> však <text:span text:style-name="T546">opáčil</text:span>, zdali to říká sám od sebe, nebo to slyšel od <text:span text:style-name="T544">jiných. Touto odpovědí mu chtěl ukázat, že jej z toho Židé nařkli jako z nějakého zločinu. Tím nám také otevírá myšlenky lidí, které sám dobře znal, a věděl, že jsou nicotné. A poté co odpověděl Pilátovi, jim také, Židům i </text:span><text:span text:style-name="T714">pohanským</text:span><text:span text:style-name="T200"> </text:span><text:span text:style-name="T544">Národům, příhodněji a vhodněji již odpověděl: „Mé Království není z tohoto světa.“</text:span></text:p>
          </table:table-cell>
        </table:table-row>
        <table:table-row table:style-name="Tabulka1.1">
          <table:table-cell table:style-name="Tabulka1.A1" table:number-columns-spanned="2" office:value-type="string">
            <text:p text:style-name="P60"><text:span text:style-name="T7">D</text:span><text:span text:style-name="T8">IE</text:span><text:span text:style-name="T2"> </text:span><text:span text:style-name="T18">X</text:span><text:span text:style-name="T22">X</text:span><text:span text:style-name="T10">V</text:span><text:span text:style-name="T18">III</text:span><text:span text:style-name="T2">. </text:span><text:span text:style-name="T10">OCTO</text:span><text:span text:style-name="T2">BRIS.</text:span></text:p>
            <text:p text:style-name="P112"><text:span text:style-name="T41">I</text:span><text:span text:style-name="T96">n</text:span><text:span text:style-name="T33"> </text:span><text:span text:style-name="T41">F</text:span><text:span text:style-name="T121">e</text:span><text:span text:style-name="T124">s</text:span><text:span text:style-name="T121">t</text:span><text:span text:style-name="T124">o</text:span><text:span text:style-name="T121"> </text:span><text:span text:style-name="T38">S</text:span><text:span text:style-name="T52">S</text:span><text:span text:style-name="T37">. </text:span><text:span text:style-name="T52">A</text:span><text:span text:style-name="T109">postolorum</text:span></text:p>
            <text:p text:style-name="P112"><text:span text:style-name="T52">S</text:span><text:span text:style-name="T109">imonis et </text:span><text:span text:style-name="T52">J</text:span><text:span text:style-name="T109">udæ</text:span><text:span text:style-name="T96">.</text:span></text:p>
            <text:p text:style-name="P98">MM. maj.</text:p>
          </table:table-cell>
          <table:covered-table-cell/>
        </table:table-row>
        <table:table-row table:style-name="Tabulka1.1">
          <table:table-cell table:style-name="Tabulka1.A1" office:value-type="string">
            <text:p text:style-name="P39">In I. Nocturno</text:p>
            <text:p text:style-name="P24">Incipit Epístola Cathólica beáti Judæ Apóstoli.</text:p>
            <text:p text:style-name="P5">Lectio j.</text:p>
            <text:p text:style-name="P182">J<text:span text:style-name="T460">udas</text:span> Jesu Christi servus, frater autem Jacóbi, his, qui sunt in Deo Patre diléctis, et Christo Jesu conservátis, et vocátis. Misericórdia vobis, et pax, et cháritas adimpleátur. Charíssimi, omnem sollicitúdinem fáciens scribendi vobis de commúni vestra salúte, necésse hábui scríbere vobis: déprecans supercertári semel tráditæ sanctis f<text:span text:style-name="T700">í</text:span>dei. Subintroiérunt enim quidam hómines (qui olim præscrípti sunt in hoc judicium) ímpii, Dei nostri grátiam transferéntes in luxúriam, et solum Dominatórem, et Dóminum nostrum Jesum Christum negántes.</text:p>
            <text:p text:style-name="P182"/>
          </table:table-cell>
          <table:table-cell table:style-name="Tabulka1.A1" office:value-type="string">
            <text:p text:style-name="P42"/>
            <text:p text:style-name="P42"/>
            <text:p text:style-name="P42"/>
            <text:p text:style-name="P332"><text:span text:style-name="T460">Juda</text:span>, služebník Ježíše Krista, bratr Jakubův, těm, kdo jsou povoláni, milováni Bohem Otcem a zachováni pro Ježíše Krista: <text:s/><text:span text:style-name="T700">Milosrdenství vám a pokoj, a láska ať vás naplní. </text:span>Milovaní, velmi jsem si přál psát vám o našem společném spasení, ale teď pokládám za nutné napomenout vás, abyste zápasili o víru, jednou provždy odevzdanou Božímu lidu. Vloudili se totiž mezi vás někteří bezbožní lidé, zapsaní už dávno k<text:span text:style-name="T701"> </text:span>odsouzení, kteří zaměňují milost našeho Boha v<text:span text:style-name="T701"> </text:span>nezřízenost a zapírají jediného vládce a našeho Pána Ježíše Krista. </text:p>
          </table:table-cell>
        </table:table-row>
        <table:table-row table:style-name="Tabulka1.1">
          <table:table-cell table:style-name="Tabulka1.A1" office:value-type="string">
            <text:p text:style-name="P5">Lectio ij.</text:p>
            <text:p text:style-name="P189">C<text:span text:style-name="T460">ommonére</text:span> autem vos volo, sciéntes semel ómnia, quóniam Jesus pópulum de terra Ægypti salvans, secúndo eos, qui non credidérunt, pérdidit: ángelos vero, qui non servavérunt suum principátum, sed dereliquérunt suum domicílium, in judícium magni diéi, vinculis aetérnis sub calígine reservávit. Sicut Sódoma, et Gomórrha,et finitimæ civitátes símili modo exfornicátæ, et abeúntes post carnem álteram, factæ sunt exémplum, ignis ætérni pœnam sustinéntes.</text:p>
            <text:p text:style-name="P82"/>
          </table:table-cell>
          <table:table-cell table:style-name="Tabulka1.A1" office:value-type="string">
            <text:p text:style-name="P47"/>
            <text:p text:style-name="P221"><text:span text:style-name="T521">Chci</text:span><text:span text:style-name="T635"> vám však připomenout, třebaže to všechno již dávno víte, že </text:span><text:span text:style-name="T642">když Ježíš</text:span><text:span text:style-name="T635"> </text:span><text:span text:style-name="T642">vyváděl </text:span><text:span text:style-name="T635">lid z</text:span><text:span text:style-name="T642"> </text:span><text:span text:style-name="T635">egyptské země, zahubil potom </text:span><text:span text:style-name="T679">po cestě </text:span><text:span text:style-name="T635">ty, kteří neuvěřili. Také anděly, kteří si nezachovali své vznešené postavení, ale opustili určené místo, drží ve věčných poutech v temnotě pro veliký den soudu. Podobně jako oni i Sodoma, Gomora a okolní města se oddaly smilstvu, propadly zvrhlosti, a jsou nám výstražným příkladem trestu věčného ohně. <text:s/></text:span></text:p>
          </table:table-cell>
        </table:table-row>
        <text:soft-page-break/>
        <table:table-row table:style-name="Tabulka1.1">
          <table:table-cell table:style-name="Tabulka1.A1" office:value-type="string">
            <text:p text:style-name="P5">Lectio iij.</text:p>
            <text:p text:style-name="P189">S<text:span text:style-name="T460">imíliter</text:span> et hi carnem quidem máculant, dominatiónem autem spernunt, Majestátem autem blasphémant. Cum Míchaël Archángelus cum diábolo dísputans altercarétur de Móysi córpore, non est ausus judícium inférre blasphémiæ; sed dixit: Imperet tibi Dóminus. Hi autem, quæcúmque quidem ignórant, blasphémant: quæcúmque autem naturáliter, tamquam muta animália, norunt, in his corrumpúntur.</text:p>
            <text:p text:style-name="P58"/>
          </table:table-cell>
          <table:table-cell table:style-name="Tabulka1.A1" office:value-type="string">
            <text:p text:style-name="P47"/>
            <text:p text:style-name="P222"><text:span text:style-name="T521">Podobně</text:span><text:span text:style-name="T635"> i tito blouznivci poskvrňují své tělo, žádnou autoritu neuznávají, nadpozemským mocnostem se rouhají. A přece sám </text:span><text:span text:style-name="T642">A</text:span><text:span text:style-name="T635">rchanděl Michael, když se přel s ďáblem o Mojžíšovo tělo, neosmělil se vynést nad ním zatracující soud, ale řekl: Potrestej tě Hospodin. Tito však se rouhají tomu, co neznají; a co pudem jako nerozumná zvířata znají, v</text:span><text:span text:style-name="T642"> </text:span><text:span text:style-name="T635">tom propadají zhoubě. </text:span></text:p>
          </table:table-cell>
        </table:table-row>
        <table:table-row table:style-name="Tabulka1.1">
          <table:table-cell table:style-name="Tabulka1.A1" office:value-type="string">
            <text:p text:style-name="P5">Lectio i<text:span text:style-name="T273">v</text:span>.</text:p>
            <text:p text:style-name="P189">V<text:span text:style-name="T460">æ</text:span> illis, quia in via Cain abiérunt,et erróre Bálaam mercéde effúsi sunt, et in contradictióne Core periérunt: hi sunt in épulis suis máculæ, convivántes sine timóre, semetípsos pascéntes, nubes sine aqua, quæ a ventis circumferúntur, árbores autumnáles, infructuósæ, bis mórtuæ, eradicátæ, fluctus feri maris, despumántes suas confusiónes, sídera errántia: quibus procélla tenebrárum serváta est in ætérnum.</text:p>
            <text:p text:style-name="P58"/>
          </table:table-cell>
          <table:table-cell table:style-name="Tabulka1.A1" office:value-type="string">
            <text:p text:style-name="P47"/>
            <text:p text:style-name="P258"><text:span text:style-name="T460">Běda</text:span> jim, neboť se dali cestou Kainovou a jako Balaám se nechali svést úplatkem a jako Kore zahynuli pro svou vzpouru. Ti jsou úskalím vašeho bratrského stolování, když s vámi hodují bez bázně před Bohem a jsou jako pastýři, kteří pasou sami sebe. Jsou jako mraky bez deště, hnané větrem, podzimní stromy bez ovoce, dvakrát mrtvé a vykořeněné, poskvrnou divoké vlny mořské, vyvrhující své vlastní hanebnosti, bludné hvězdy, jimž navěky je připravena nejčernější tma. <text:span text:style-name="T568">(</text:span><text:span text:style-name="T182">ČEP</text:span><text:span text:style-name="T194">, upraveno</text:span><text:span text:style-name="T386">)</text:span></text:p>
          </table:table-cell>
        </table:table-row>
        <table:table-row table:style-name="Tabulka1.1">
          <table:table-cell table:style-name="Tabulka1.A1" office:value-type="string">
            <text:p text:style-name="P74">In II. Nocturno</text:p>
            <text:p text:style-name="P8">Lectio v.</text:p>
            <text:p text:style-name="P195">S<text:span text:style-name="T460">imon</text:span> Chananaeus, qui et Zelótes; et Thaddaeus, qui et Judas Jacóbi appellátur in Evangélio, uníus ex Cathólicis Epístolis scriptor, hic Mesopotámiam, ille Aegyptum Evangélica praedicatióne peragrávit. Póstea in Pérsidem conveniéntes, cum innumerábiles fílios Jesu Christo peperíssent, fidémque in vastíssimis illis regiónibus et efferátis géntibus disseminássent; doctrína et miráculis, ac dénique glorióso martyrio, simul sanctíssimum Jesu Christi nomen illustrárunt.</text:p>
            <text:p text:style-name="P228"/>
          </table:table-cell>
          <table:table-cell table:style-name="Tabulka1.A1" office:value-type="string">
            <text:p text:style-name="P43"/>
            <text:p text:style-name="P43"/>
            <text:p text:style-name="P296"><text:span text:style-name="T505">Š</text:span><text:span text:style-name="T504">imon</text:span><text:span text:style-name="T152"> </text:span><text:span text:style-name="T154">byl </text:span><text:span text:style-name="T152">Kananej</text:span><text:span text:style-name="T154">ec</text:span><text:span text:style-name="T152">, </text:span><text:span text:style-name="T154">také pak </text:span><text:span text:style-name="T152">byl Zélótem; a Tadeáš, který je v Evangeliu nazýván také Juda syn Jakubův, </text:span><text:span text:style-name="T154">je </text:span><text:span text:style-name="T152">autor jednoho z </text:span><text:span text:style-name="T155">K</text:span><text:span text:style-name="T152">atolických </text:span><text:span text:style-name="T155">L</text:span><text:span text:style-name="T152">istů. Jeden se vydal do Mezopotámie, druhý do Egypta, aby </text:span><text:span text:style-name="T154">tam </text:span><text:span text:style-name="T152">hlásali Evangelium. Pak se setkali v Persii, a poté, co získali Ježíši Kristu nesčetné syny a hlásali víru v rozlehlých oněch krajích i divokým národům; učením i zázraky, slavným mučednictvím spolu oslavili jméno Ježíše Krista.</text:span></text:p>
          </table:table-cell>
        </table:table-row>
        <table:table-row table:style-name="Tabulka1.1">
          <table:table-cell table:style-name="Tabulka1.A1" office:value-type="string">
            <text:p text:style-name="P71">De Expositióne sancti Augustini Epíscopi super Psalmum LXXXVI.</text:p>
            <text:p text:style-name="P6">Lectio vj.</text:p>
            <text:p text:style-name="P193">F<text:span text:style-name="T460">undaménta</text:span> ejus in móntibus sanctis: díligit Dóminus portas Sion. Quare sunt fundaménta Apóstoli, et Prophétae? Quia eórum auctóritas portat infirmitátem nostram. Quare sunt portae? Quia per ipsos intrámus ad regnum Dei. Praedicant enim nobis: et cum per ipsos intrámus, per Christum intrámus. Ipse est enim jánua. Et cum dicúntur duódecim portae Jerúsalem, et una porta Christus, et duódecim portae Christus, quia in diódecim portis Christus: et ideo duodenárius númerus Apostolorum.</text:p>
            <text:p text:style-name="P78"/>
          </table:table-cell>
          <table:table-cell table:style-name="Tabulka1.A1" office:value-type="string">
            <text:p text:style-name="P43"/>
            <text:p text:style-name="P43"/>
            <text:p text:style-name="P43"/>
            <text:p text:style-name="P294"><text:span text:style-name="T524">Základy</text:span><text:span text:style-name="T643"> jeho na posvátných pahorcích, Hospodin miluje brány siónské. Proč jsou </text:span><text:span text:style-name="T644">A</text:span><text:span text:style-name="T643">poštolové a </text:span><text:span text:style-name="T644">P</text:span><text:span text:style-name="T643">roroci nazýváni základy? Protože jejich autorita podpírá naši slabost. A proč jsou nazýváni branami? Protože skrze ně vcházíme do Božího království. Oni nám totiž kázali. </text:span><text:span text:style-name="T645">K</text:span><text:span text:style-name="T643">dyž tedy vcházíme skrze ně, vcházíme skrze Krista. On je totiž brána. A pokud se říká, že Jeru</text:span><text:span text:style-name="T646">s</text:span><text:span text:style-name="T643">além má dvanáct bran a Kristus je také brána, Kristus je tedy i dvanáctero bran, protože je ve dvanácti branách. Proto bylo tedy </text:span><text:span text:style-name="T644">A</text:span><text:span text:style-name="T643">poštolů dvanáct.</text:span></text:p>
          </table:table-cell>
        </table:table-row>
        <table:table-row table:style-name="Tabulka1.1">
          <table:table-cell table:style-name="Tabulka1.A1" office:value-type="string">
            <text:p text:style-name="P6">Lectio vij.</text:p>
            <text:p text:style-name="P196"><text:soft-page-break/>S<text:span text:style-name="T460">acraméntum </text:span>magnum hujus duodenárii significátio est númeri. Sedébitis, inquit, super duódecim sedes, judicántes duódecim tribus Israël. Si duódecim sellae ibi sunt, non est ubi sédeat tertiusdécimus Paulus Apóstolus, et non erit quómodo júdicet: et ipse se judicatúrum dixit, non hómines tantum, sed et ángelos. Quos ángelos, nisi apóstatas ángelos? Nescítis, inquit, quia ángelos judicábimus?</text:p>
            <text:p text:style-name="P54"/>
          </table:table-cell>
          <table:table-cell table:style-name="Tabulka1.A1" office:value-type="string">
            <text:p text:style-name="P43"/>
            <text:p text:style-name="P303"><text:soft-page-break/><text:span text:style-name="T460">Význam</text:span> této číslice dvanáct je velk<text:span text:style-name="T696">ým</text:span> <text:span text:style-name="T697">posvátným tajemstvím</text:span>. „Budete sedět,“ praví Pán, „na dvanácti stolicích, a soudit dvanáct kmenů i<text:span text:style-name="T696">s</text:span>raelských.“ Pokud tam je tedy dvanáct stolic, není, kde by seděl třináctý <text:span text:style-name="T564">A</text:span>poštol Pavel, a nebude tedy moci soudit. On sám však praví, že soudit bude, a to nejen lidi, ale i anděly. Jaké <text:span text:style-name="T697">však </text:span>anděly, ne-<text:span text:style-name="T697">li</text:span> padlé anděly? „Nevíte,“ praví, „že budeme soudit anděly?“</text:p>
          </table:table-cell>
        </table:table-row>
        <table:table-row table:style-name="Tabulka1.1">
          <table:table-cell table:style-name="Tabulka1.A1" office:value-type="string">
            <text:p text:style-name="P6">Lectio viij.</text:p>
            <text:p text:style-name="P193">D<text:span text:style-name="T460">uódecim</text:span> ergo sedes quid sibi velint, videámus. Sacraméntum est cujúsdam universitátis, quia per totum orbem terrárum futúra erat Ecclésia: unde vocátur hoc aedifícium ad Christi compágem. Et ídeo quia úndique venítur ad judicándum, duódecim sedes sunt: sicut quia úndique intrátur in illam civitátem, duódecim portae sunt.</text:p>
            <text:p text:style-name="P78"/>
          </table:table-cell>
          <table:table-cell table:style-name="Tabulka1.A1" office:value-type="string">
            <text:p text:style-name="P43"/>
            <text:p text:style-name="P298"><text:span text:style-name="T473">Pohleďme</text:span><text:span text:style-name="T342"> tedy na dvanáct stolic, </text:span><text:span text:style-name="T343">co vlastně znamenají</text:span><text:span text:style-name="T342">. Je to </text:span><text:span text:style-name="T346">vyjádření </text:span><text:span text:style-name="T345">tajemství </text:span><text:span text:style-name="T342">všeobecn</text:span><text:span text:style-name="T346">osti</text:span><text:span text:style-name="T342">, protože Církev se měla rozšířit po celém světě. Proto je tedy tato budova církve spojena s Kristem. A jako se odevšad bude přicházet k soudu se dvanácti stolicemi, tak se bude i odevšad přicházet do tohoto města těmito dvanácti branami.</text:span></text:p>
          </table:table-cell>
        </table:table-row>
        <table:table-row table:style-name="Tabulka1.1">
          <table:table-cell table:style-name="Tabulka1.A1" office:value-type="string">
            <text:p text:style-name="P72">In III. Nocturno</text:p>
            <text:p text:style-name="P85"><text:span text:style-name="T230">Léctio sancti Evangélii </text:span><text:span text:style-name="T231">secúndum </text:span><text:span text:style-name="T235">Joánnem</text:span><text:span text:style-name="T230">.</text:span><text:span text:style-name="T26"> </text:span></text:p>
            <text:p text:style-name="P85"><text:span text:style-name="T26">Lectio ix. Cap. </text:span><text:span text:style-name="T27">1</text:span><text:span text:style-name="T31">5</text:span><text:span text:style-name="T26">.</text:span></text:p>
            <text:p text:style-name="P209">I<text:span text:style-name="T532">n</text:span> illo témpore: Dixit Jesus discípulis suis: Haec mando vobis, ut diligátis inv<text:span text:style-name="T565">í</text:span>cem. Si mundus vos odit: scitóte, quia me pri<text:span text:style-name="T565">ó</text:span>rem vobis <text:span text:style-name="T565">ó</text:span>dio h<text:span text:style-name="T565">á</text:span>buit. Et réliqua.</text:p>
            <text:p text:style-name="P66"/>
            <text:p text:style-name="P87"><text:span text:style-name="T394">Homil</text:span><text:span text:style-name="T396">í</text:span><text:span text:style-name="T394">a sancti </text:span><text:span text:style-name="T230">August</text:span><text:span text:style-name="T235">í</text:span><text:span text:style-name="T230">ni Epíscopi</text:span></text:p>
            <text:p text:style-name="P20">Tract. 87 in Joannem</text:p>
            <text:p text:style-name="P212">I<text:span text:style-name="T540">n</text:span> lectióne Evangélica, quae hanc antecédit, díxerat Dóminus: Non vos me elegístis: sed ego elégi vos, et pósui vos, ut eátis, et fructum afferátis, et fructus vester máneat: ut quodcúmque petiéritis Patrem in nómine meo, det vobis. Hic autem dícit: Haec mando vobis, ut diligátis ínvicem. Ac per hoc intellígere debémus, hunc esse fructum nostrum.</text:p>
            <text:p text:style-name="P66"/>
          </table:table-cell>
          <table:table-cell table:style-name="Tabulka1.A1" office:value-type="string">
            <text:p text:style-name="P88"/>
            <text:p text:style-name="P88"/>
            <text:p text:style-name="P88"/>
            <text:p text:style-name="P308"><text:span text:style-name="T487">Za</text:span><text:span text:style-name="T402"> onoho času řekl Ježíš svým učedníkům: toto přikázání vám dávám, abyste se milovali navzájem. Pokud vás svět nenávidí, vězte, že mě nenáviděl dříve než vás.</text:span><text:span text:style-name="T401"> </text:span><text:span text:style-name="T397">A ostatní.</text:span></text:p>
            <text:p text:style-name="P88"/>
            <text:p text:style-name="P88"/>
            <text:p text:style-name="P88"/>
            <text:p text:style-name="P313"><text:span text:style-name="T460">Ve</text:span> čtení z <text:span text:style-name="T566">E</text:span>vangelia, které jsme právě slyšeli, řekl Pán: Ne vy jste si vyvolili mě, ale já jsem si vyvolil vás, a poslal <text:span text:style-name="T702">jsem </text:span>vás, abyste šli a přinesli ovoce, a vaše ovoce bylo trvalé. <text:span text:style-name="T697">Ať</text:span> budete žádat <text:span text:style-name="T697">O</text:span>tce <text:span text:style-name="T697">o</text:span> cokoliv v mém jménu, <text:span text:style-name="T697">dá </text:span>vám <text:span text:style-name="T697">to</text:span>. On sám totiž řekl: „to<text:span text:style-name="T697">to</text:span> je mé přikázání, abyste se milovali navzájem.“ A proto musíme pochopit, že <text:span text:style-name="T702">právě </text:span>t<text:span text:style-name="T702">o</text:span>to je naš<text:span text:style-name="T702">ím</text:span> ovoce<text:span text:style-name="T702">m</text:span>.</text:p>
          </table:table-cell>
        </table:table-row>
        <table:table-row table:style-name="Tabulka1.1">
          <table:table-cell table:style-name="Tabulka1.A1" office:value-type="string">
            <text:p text:style-name="P21">Lectio x.</text:p>
            <text:p text:style-name="P214">C<text:span text:style-name="T460">háritas</text:span> ergo est fructus noster, quam def<text:span text:style-name="T715">í</text:span>nit Ap<text:span text:style-name="T715">ó</text:span>stolus, de corde puro, et consci<text:span text:style-name="T715">é</text:span>ntia bona, et fide non ficta. Hac dil<text:span text:style-name="T715">í</text:span>gimus <text:span text:style-name="T715">í</text:span>nvicem, hac dil<text:span text:style-name="T715">í</text:span>gimus Deum: neque enim vera dilecti<text:span text:style-name="T715">ó</text:span>ne diliger<text:span text:style-name="T715">é</text:span>mus <text:span text:style-name="T715">í</text:span>nvicem, nisi dilig<text:span text:style-name="T715">é</text:span>ntes Deum. D<text:span text:style-name="T715">í</text:span>ligit enim unusqu<text:span text:style-name="T715">í</text:span>sque pr<text:span text:style-name="T715">ó</text:span>ximum suum tamquam se<text:span text:style-name="T715">í</text:span>psum, si d<text:span text:style-name="T715">í</text:span>ligit Deum: nam si non d<text:span text:style-name="T715">í</text:span>ligit Deum, non d<text:span text:style-name="T715">í</text:span>ligit se<text:span text:style-name="T715">í</text:span>psum. In his enim du<text:span text:style-name="T716">ó</text:span>bus praec<text:span text:style-name="T715">é</text:span>ptis charit<text:span text:style-name="T715">á</text:span>tis, tota lex pendet et Proph<text:span text:style-name="T715">é</text:span>tae. Hic est fructus noster.</text:p>
            <text:p text:style-name="P66"/>
          </table:table-cell>
          <table:table-cell table:style-name="Tabulka1.A1" office:value-type="string">
            <text:p text:style-name="P88"/>
            <text:p text:style-name="P317"><text:span text:style-name="T460">Láska</text:span> je tedy <text:span text:style-name="T566">tím </text:span>naším ovocem, o kterém mluví <text:span text:style-name="T566">A</text:span>poštol, plodem čistého srdce, čistého svědomí a nefalšované víry. Pokud se milujeme navzájem, milujeme i Boha. Pokud se však nemilujeme pravou láskou, nemilujeme ani Boha. Každý miluje svého bližního jako sebe sama, pokud miluje Boha. Neboť pokud člověk nemiluje Boha, nemiluje ani sebe sama. V těchto dvou přikázání lásky spočívá celý Zákon a Proroci. Toto je naše ovoce. </text:p>
          </table:table-cell>
        </table:table-row>
        <table:table-row table:style-name="Tabulka1.1">
          <table:table-cell table:style-name="Tabulka1.A1" office:value-type="string">
            <text:p text:style-name="P21">Lectio xj.</text:p>
            <text:p text:style-name="P210"><text:soft-page-break/>D<text:span text:style-name="T540">e</text:span> fructu it<text:span text:style-name="T697">á</text:span>que nobis mandas: haec mando, inquit, vobis, ut dilig<text:span text:style-name="T697">á</text:span>tis <text:span text:style-name="T697">í</text:span>nvicem. Unde et Ap<text:span text:style-name="T697">ó</text:span>stolus Paulus, cum contra opera carnis commend<text:span text:style-name="T697">á</text:span>re fructum sp<text:span text:style-name="T697">í</text:span>ritus vellet, a c<text:span text:style-name="T697">á</text:span>pite hoc p<text:span text:style-name="T697">ó</text:span>suit: Fructus, inquit, sp<text:span text:style-name="T697">í</text:span>ritus, ch<text:span text:style-name="T697">á</text:span>ritas est: ac de<text:span text:style-name="T697">í</text:span>nde c<text:span text:style-name="T697">é</text:span>tera, tamquam ex isto c<text:span text:style-name="T697">á</text:span>pite ex<text:span text:style-name="T697">ó</text:span>rta, et relig<text:span text:style-name="T697">á</text:span>ta cont<text:span text:style-name="T697">é</text:span>xuit, quae sunt, g<text:span text:style-name="T697">á</text:span>udium, pax, longan<text:span text:style-name="T697">í</text:span>mitas, ben<text:span text:style-name="T697">í</text:span>gnitas, b<text:span text:style-name="T697">ó</text:span>nitas, fides, mansuet<text:span text:style-name="T697">ú</text:span>do, contin<text:span text:style-name="T697">é</text:span>ntia, c<text:span text:style-name="T697">á</text:span>stitas. </text:p>
            <text:p text:style-name="P66"/>
          </table:table-cell>
          <table:table-cell table:style-name="Tabulka1.A1" office:value-type="string">
            <text:p text:style-name="P88"/>
            <text:p text:style-name="P314"><text:soft-page-break/>O tomto ovoci nám,<text:span text:style-name="T159"> </text:span><text:span text:style-name="T201">Pane,</text:span><text:span text:style-name="T159"> </text:span>nařizuješ: „toto přikázání vám dávám,“ praví Pán, „abyste se milovali navzájem.“ <text:span text:style-name="T697">Proto </text:span>i <text:span text:style-name="T567">A</text:span>poštol Pavel, když doporučuje proti skutkům těla ovoce ducha, tato <text:span text:style-name="T193">přikázání </text:span>pokládá za hlavní. Praví: „Ovocem ducha je láska.“ A pak <text:span text:style-name="T702">jsou i</text:span> další <text:span text:style-name="T195">plody</text:span>, které také připojuje k hlavním a navzájem se doplňují, jako jsou radost, pokoj, velkodušnost, dobrotivost, víra, mírnost, zdrženlivost, čistota.</text:p>
          </table:table-cell>
        </table:table-row>
        <table:table-row table:style-name="Tabulka1.1">
          <table:table-cell table:style-name="Tabulka1.A1" office:value-type="string">
            <text:p text:style-name="P21">Lectio xij.</text:p>
            <text:p text:style-name="P216">Q<text:span text:style-name="T460">uis</text:span> autem bene gaudet, qui bonum non d<text:span text:style-name="T702">í</text:span>ligit unde gaudet? Quis pacem veram, nisi cum illo potest hab<text:span text:style-name="T702">é</text:span>re, quem ver<text:span text:style-name="T702">á</text:span>citer d<text:span text:style-name="T702">í</text:span>ligit? Quis est long<text:span text:style-name="T702">á</text:span>nimis in bono <text:span text:style-name="T702">ó</text:span>pere persever<text:span text:style-name="T702">á</text:span>nter man<text:span text:style-name="T702">é</text:span>ndo, nisi f<text:span text:style-name="T702">é</text:span>rveat dilig<text:span text:style-name="T702">é</text:span>ndo? Quis est ben<text:span text:style-name="T702">í</text:span>gnus, nisi d<text:span text:style-name="T702">í</text:span>ligat, cui opitul<text:span text:style-name="T702">á</text:span>tur? Quis bonus, nisi dilig<text:span text:style-name="T702">é</text:span>ndo effici<text:span text:style-name="T702">á</text:span>tur? Quis sal<text:span text:style-name="T702">ú</text:span>briter fid<text:span text:style-name="T702">é</text:span>lis, nisi ea fide, quae per dilecti<text:span text:style-name="T702">ó</text:span>nem oper<text:span text:style-name="T702">á</text:span>tur? Quis ut<text:span text:style-name="T702">í</text:span>liter mansu<text:span text:style-name="T702">é</text:span>tus, cui non dil<text:span text:style-name="T702">é</text:span>ctio moder<text:span text:style-name="T702">é</text:span>tur? Quis ab eo c<text:span text:style-name="T702">ó</text:span>ntinet unde turb<text:span text:style-name="T702">á</text:span>tur, nisi d<text:span text:style-name="T702">í</text:span>ligat unde honest<text:span text:style-name="T702">á</text:span>tur? M<text:span text:style-name="T702">é</text:span>rito <text:span text:style-name="T702">í</text:span>taque mag<text:span text:style-name="T702">í</text:span>ster bonus dilecti<text:span text:style-name="T702">ó</text:span>nem sic saepe comm<text:span text:style-name="T702">é</text:span>ndat, tamquam sola pr<text:span text:style-name="T567">a</text:span>ecipi<text:span text:style-name="T567">é</text:span>nda sit, sine qua non possunt prod<text:span text:style-name="T702">é</text:span>sse c<text:span text:style-name="T702">é</text:span>tera bona, et quae non potest hab<text:span text:style-name="T702">é</text:span>ri sine c<text:span text:style-name="T702">é</text:span>teris bonis, quibus homo eff<text:span text:style-name="T702">í</text:span>citur bonus. </text:p>
            <text:p text:style-name="P66"/>
          </table:table-cell>
          <table:table-cell table:style-name="Tabulka1.A1" office:value-type="string">
            <text:p text:style-name="P88"/>
            <text:p text:style-name="P318"><text:span text:style-name="T460">Kdo</text:span> se <text:span text:style-name="T698">však </text:span>dobře raduje, <text:span text:style-name="T698">pokud</text:span> nemiluje to dobro, které ho k radosti přivádí? Kdo může mít pravý pokoj, pokud není s tím, koho opravdu miluje? Kdo je velkodušný a setrvává v konání dobrých skutků, pokud neplane láskou? Kdo je dobrotivý, pokud nemiluje toho, o koho pečuje? Kdo je dobrý, pokud nekoná s láskou? Kdo věrně směřuje ke spáse, ne<text:span text:style-name="T698">činí</text:span>-li <text:span text:style-name="T698">tak </text:span>ve víře, která působí skrze lásku? Kdo je skutečně mírný, <text:span text:style-name="T698">pokud ho</text:span> neumírňuje láska? Kdo se zdržuje toho, co ho <text:span text:style-name="T717">svádí ke hříchu</text:span>, pokud nemiluje to, co ho činí čestným? Právem tedy dobrý učitel doporučuje lásku, protože pouze ona sama je to přikázání, bez něhož nemohou <text:span text:style-name="T698">ostatní</text:span> dobra člověku prospívat. Láska také s sebou přináší určitá dobra, jimiž je <text:span text:style-name="T698">pak</text:span> člověk učiněn dobrým.</text:p>
          </table:table-cell>
        </table:table-row>
      </table:table>
      <text:p text:style-name="P9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man Old Style S.O.Cist." svg:font-family="'Bookman Old Style S.O.Cist.'"/>
    <style:font-face style:name="Linux Libertine S.O.Cist.3" svg:font-family="'Linux Libertine S.O.Cist.'"/>
    <style:font-face style:name="Linux Libertine S\.O\.Cist\." svg:font-family="'Linux Libertine S\.O\.Cist\.'"/>
    <style:font-face style:name="Mangal1" svg:font-family="Mangal"/>
    <style:font-face style:name="Andale Sans UI" svg:font-family="'Andale Sans UI'" style:font-family-generic="swiss"/>
    <style:font-face style:name="Bookman BT S.O.Cist.1" svg:font-family="'Bookman BT S.O.Cist.'" style:font-pitch="variable"/>
    <style:font-face style:name="Bookman BT S.O.Cist.:liga=01" svg:font-family="'Bookman BT S.O.Cist.:liga=0'"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 svg:font-family="'Bookman BT S.O.Cist.:liga=0'" style:font-family-generic="roman" style:font-pitch="variable"/>
    <style:font-face style:name="Bookman BT S.O.Cist.:liga=02" svg:font-family="'Bookman BT S.O.Cist.:liga=0'" style:font-adornments="Roman"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2"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1"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4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4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Andale Sans UI" style:font-family-asian="'Andale Sans UI'" style:font-family-generic-asian="swiss"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Mangal1" style:font-family-complex="Mangal"/>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6:17:51.879000000</meta:creation-date>
    <dc:date>2021-09-28T08:37:39.055000000</dc:date>
    <meta:editing-duration>P5DT13H17M15S</meta:editing-duration>
    <meta:editing-cycles>196</meta:editing-cycles>
    <meta:generator>LibreOffice/7.1.1.2$Windows_X86_64 LibreOffice_project/fe0b08f4af1bacafe4c7ecc87ce55bb426164676</meta:generator>
    <meta:document-statistic meta:table-count="1" meta:image-count="1" meta:object-count="0" meta:page-count="39" meta:paragraph-count="673" meta:word-count="22359" meta:character-count="144859" meta:non-whitespace-character-count="123008"/>
  </office:meta>
</office:document-meta>
</file>